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1-2sp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sp2s949</text:p>
          </table:table-cell>
          <table:table-cell office:value-type="float" office:value="12.23049" calcext:value-type="float">
            <text:p>12,23049</text:p>
          </table:table-cell>
          <table:table-cell office:value-type="float" office:value="3.97956" calcext:value-type="float">
            <text:p>3,97956</text:p>
          </table:table-cell>
        </table:table-row>
        <table:table-row table:style-name="ro1">
          <table:table-cell office:value-type="string" calcext:value-type="string">
            <text:p>c2sp2s948</text:p>
          </table:table-cell>
          <table:table-cell office:value-type="float" office:value="12.13004" calcext:value-type="float">
            <text:p>12,13004</text:p>
          </table:table-cell>
          <table:table-cell office:value-type="float" office:value="3.92807" calcext:value-type="float">
            <text:p>3,92807</text:p>
          </table:table-cell>
        </table:table-row>
        <table:table-row table:style-name="ro1">
          <table:table-cell office:value-type="string" calcext:value-type="string">
            <text:p>c2sp2s947</text:p>
          </table:table-cell>
          <table:table-cell office:value-type="float" office:value="12.0288" calcext:value-type="float">
            <text:p>12,0288</text:p>
          </table:table-cell>
          <table:table-cell office:value-type="float" office:value="3.87858" calcext:value-type="float">
            <text:p>3,87858</text:p>
          </table:table-cell>
        </table:table-row>
        <table:table-row table:style-name="ro1">
          <table:table-cell office:value-type="string" calcext:value-type="string">
            <text:p>c2sp2s946</text:p>
          </table:table-cell>
          <table:table-cell office:value-type="float" office:value="11.9268" calcext:value-type="float">
            <text:p>11,9268</text:p>
          </table:table-cell>
          <table:table-cell office:value-type="float" office:value="3.83111" calcext:value-type="float">
            <text:p>3,83111</text:p>
          </table:table-cell>
        </table:table-row>
        <table:table-row table:style-name="ro1">
          <table:table-cell office:value-type="string" calcext:value-type="string">
            <text:p>c2sp2s945</text:p>
          </table:table-cell>
          <table:table-cell office:value-type="float" office:value="11.82409" calcext:value-type="float">
            <text:p>11,82409</text:p>
          </table:table-cell>
          <table:table-cell office:value-type="float" office:value="3.78565" calcext:value-type="float">
            <text:p>3,78565</text:p>
          </table:table-cell>
        </table:table-row>
        <table:table-row table:style-name="ro1">
          <table:table-cell office:value-type="string" calcext:value-type="string">
            <text:p>c2sp2s944</text:p>
          </table:table-cell>
          <table:table-cell office:value-type="float" office:value="11.72071" calcext:value-type="float">
            <text:p>11,72071</text:p>
          </table:table-cell>
          <table:table-cell office:value-type="float" office:value="3.74223" calcext:value-type="float">
            <text:p>3,74223</text:p>
          </table:table-cell>
        </table:table-row>
        <table:table-row table:style-name="ro1">
          <table:table-cell office:value-type="string" calcext:value-type="string">
            <text:p>c2sp2s943</text:p>
          </table:table-cell>
          <table:table-cell office:value-type="float" office:value="11.6167" calcext:value-type="float">
            <text:p>11,6167</text:p>
          </table:table-cell>
          <table:table-cell office:value-type="float" office:value="3.70085" calcext:value-type="float">
            <text:p>3,70085</text:p>
          </table:table-cell>
        </table:table-row>
        <table:table-row table:style-name="ro1">
          <table:table-cell office:value-type="string" calcext:value-type="string">
            <text:p>c2sp2s942</text:p>
          </table:table-cell>
          <table:table-cell office:value-type="float" office:value="11.5121" calcext:value-type="float">
            <text:p>11,5121</text:p>
          </table:table-cell>
          <table:table-cell office:value-type="float" office:value="3.66152" calcext:value-type="float">
            <text:p>3,66152</text:p>
          </table:table-cell>
        </table:table-row>
        <table:table-row table:style-name="ro1">
          <table:table-cell office:value-type="string" calcext:value-type="string">
            <text:p>c2sp2s941</text:p>
          </table:table-cell>
          <table:table-cell office:value-type="float" office:value="11.40694" calcext:value-type="float">
            <text:p>11,40694</text:p>
          </table:table-cell>
          <table:table-cell office:value-type="float" office:value="3.62425" calcext:value-type="float">
            <text:p>3,62425</text:p>
          </table:table-cell>
        </table:table-row>
        <table:table-row table:style-name="ro1">
          <table:table-cell office:value-type="string" calcext:value-type="string">
            <text:p>c2sp2s940</text:p>
          </table:table-cell>
          <table:table-cell office:value-type="float" office:value="11.30128" calcext:value-type="float">
            <text:p>11,30128</text:p>
          </table:table-cell>
          <table:table-cell office:value-type="float" office:value="3.58904" calcext:value-type="float">
            <text:p>3,58904</text:p>
          </table:table-cell>
        </table:table-row>
        <table:table-row table:style-name="ro1">
          <table:table-cell office:value-type="string" calcext:value-type="string">
            <text:p>c2sp2s939</text:p>
          </table:table-cell>
          <table:table-cell office:value-type="float" office:value="11.19514" calcext:value-type="float">
            <text:p>11,19514</text:p>
          </table:table-cell>
          <table:table-cell office:value-type="float" office:value="3.5559" calcext:value-type="float">
            <text:p>3,5559</text:p>
          </table:table-cell>
        </table:table-row>
        <table:table-row table:style-name="ro1">
          <table:table-cell office:value-type="string" calcext:value-type="string">
            <text:p>c2sp2s938</text:p>
          </table:table-cell>
          <table:table-cell office:value-type="float" office:value="11.08857" calcext:value-type="float">
            <text:p>11,08857</text:p>
          </table:table-cell>
          <table:table-cell office:value-type="float" office:value="3.52483" calcext:value-type="float">
            <text:p>3,52483</text:p>
          </table:table-cell>
        </table:table-row>
        <table:table-row table:style-name="ro1">
          <table:table-cell office:value-type="string" calcext:value-type="string">
            <text:p>c2sp2s937</text:p>
          </table:table-cell>
          <table:table-cell office:value-type="float" office:value="10.98162" calcext:value-type="float">
            <text:p>10,98162</text:p>
          </table:table-cell>
          <table:table-cell office:value-type="float" office:value="3.49585" calcext:value-type="float">
            <text:p>3,49585</text:p>
          </table:table-cell>
        </table:table-row>
        <table:table-row table:style-name="ro1">
          <table:table-cell office:value-type="string" calcext:value-type="string">
            <text:p>c2sp2s936</text:p>
          </table:table-cell>
          <table:table-cell office:value-type="float" office:value="10.87431" calcext:value-type="float">
            <text:p>10,87431</text:p>
          </table:table-cell>
          <table:table-cell office:value-type="float" office:value="3.46895" calcext:value-type="float">
            <text:p>3,46895</text:p>
          </table:table-cell>
        </table:table-row>
        <table:table-row table:style-name="ro1">
          <table:table-cell office:value-type="string" calcext:value-type="string">
            <text:p>c2sp2s935</text:p>
          </table:table-cell>
          <table:table-cell office:value-type="float" office:value="10.7667" calcext:value-type="float">
            <text:p>10,7667</text:p>
          </table:table-cell>
          <table:table-cell office:value-type="float" office:value="3.44413" calcext:value-type="float">
            <text:p>3,44413</text:p>
          </table:table-cell>
        </table:table-row>
        <table:table-row table:style-name="ro1">
          <table:table-cell office:value-type="string" calcext:value-type="string">
            <text:p>c2sp2s934</text:p>
          </table:table-cell>
          <table:table-cell office:value-type="float" office:value="10.65881" calcext:value-type="float">
            <text:p>10,65881</text:p>
          </table:table-cell>
          <table:table-cell office:value-type="float" office:value="3.4214" calcext:value-type="float">
            <text:p>3,4214</text:p>
          </table:table-cell>
        </table:table-row>
        <table:table-row table:style-name="ro1">
          <table:table-cell office:value-type="string" calcext:value-type="string">
            <text:p>c2sp2s933</text:p>
          </table:table-cell>
          <table:table-cell office:value-type="float" office:value="10.5507" calcext:value-type="float">
            <text:p>10,5507</text:p>
          </table:table-cell>
          <table:table-cell office:value-type="float" office:value="3.40077" calcext:value-type="float">
            <text:p>3,40077</text:p>
          </table:table-cell>
        </table:table-row>
        <table:table-row table:style-name="ro1">
          <table:table-cell office:value-type="string" calcext:value-type="string">
            <text:p>c2sp2s932</text:p>
          </table:table-cell>
          <table:table-cell office:value-type="float" office:value="10.4424" calcext:value-type="float">
            <text:p>10,4424</text:p>
          </table:table-cell>
          <table:table-cell office:value-type="float" office:value="3.38222" calcext:value-type="float">
            <text:p>3,38222</text:p>
          </table:table-cell>
        </table:table-row>
        <table:table-row table:style-name="ro1">
          <table:table-cell office:value-type="string" calcext:value-type="string">
            <text:p>c2sp2s931</text:p>
          </table:table-cell>
          <table:table-cell office:value-type="float" office:value="10.33395" calcext:value-type="float">
            <text:p>10,33395</text:p>
          </table:table-cell>
          <table:table-cell office:value-type="float" office:value="3.36576" calcext:value-type="float">
            <text:p>3,36576</text:p>
          </table:table-cell>
        </table:table-row>
        <table:table-row table:style-name="ro1">
          <table:table-cell office:value-type="string" calcext:value-type="string">
            <text:p>c2sp2s930</text:p>
          </table:table-cell>
          <table:table-cell office:value-type="float" office:value="10.2254" calcext:value-type="float">
            <text:p>10,2254</text:p>
          </table:table-cell>
          <table:table-cell office:value-type="float" office:value="3.35139" calcext:value-type="float">
            <text:p>3,35139</text:p>
          </table:table-cell>
        </table:table-row>
        <table:table-row table:style-name="ro1">
          <table:table-cell office:value-type="string" calcext:value-type="string">
            <text:p>c2sp2s929</text:p>
          </table:table-cell>
          <table:table-cell office:value-type="float" office:value="10.11678" calcext:value-type="float">
            <text:p>10,11678</text:p>
          </table:table-cell>
          <table:table-cell office:value-type="float" office:value="3.33911" calcext:value-type="float">
            <text:p>3,33911</text:p>
          </table:table-cell>
        </table:table-row>
        <table:table-row table:style-name="ro1">
          <table:table-cell office:value-type="string" calcext:value-type="string">
            <text:p>c2sp2s928</text:p>
          </table:table-cell>
          <table:table-cell office:value-type="float" office:value="10.00813" calcext:value-type="float">
            <text:p>10,00813</text:p>
          </table:table-cell>
          <table:table-cell office:value-type="float" office:value="3.32891" calcext:value-type="float">
            <text:p>3,32891</text:p>
          </table:table-cell>
        </table:table-row>
        <table:table-row table:style-name="ro1">
          <table:table-cell office:value-type="string" calcext:value-type="string">
            <text:p>c2sp2s927</text:p>
          </table:table-cell>
          <table:table-cell office:value-type="float" office:value="9.899498" calcext:value-type="float">
            <text:p>9,899498</text:p>
          </table:table-cell>
          <table:table-cell office:value-type="float" office:value="3.32079" calcext:value-type="float">
            <text:p>3,32079</text:p>
          </table:table-cell>
        </table:table-row>
        <table:table-row table:style-name="ro1">
          <table:table-cell office:value-type="string" calcext:value-type="string">
            <text:p>c2sp2s926</text:p>
          </table:table-cell>
          <table:table-cell office:value-type="float" office:value="9.790916" calcext:value-type="float">
            <text:p>9,790916</text:p>
          </table:table-cell>
          <table:table-cell office:value-type="float" office:value="3.31475" calcext:value-type="float">
            <text:p>3,31475</text:p>
          </table:table-cell>
        </table:table-row>
        <table:table-row table:style-name="ro1">
          <table:table-cell office:value-type="string" calcext:value-type="string">
            <text:p>c2sp2s925</text:p>
          </table:table-cell>
          <table:table-cell office:value-type="float" office:value="9.682427" calcext:value-type="float">
            <text:p>9,682427</text:p>
          </table:table-cell>
          <table:table-cell office:value-type="float" office:value="3.31078" calcext:value-type="float">
            <text:p>3,31078</text:p>
          </table:table-cell>
        </table:table-row>
        <table:table-row table:style-name="ro1">
          <table:table-cell office:value-type="string" calcext:value-type="string">
            <text:p>c2sp2s924</text:p>
          </table:table-cell>
          <table:table-cell office:value-type="float" office:value="9.574069" calcext:value-type="float">
            <text:p>9,574069</text:p>
          </table:table-cell>
          <table:table-cell office:value-type="float" office:value="3.30888" calcext:value-type="float">
            <text:p>3,30888</text:p>
          </table:table-cell>
        </table:table-row>
        <table:table-row table:style-name="ro1">
          <table:table-cell office:value-type="string" calcext:value-type="string">
            <text:p>c2sp2s923</text:p>
          </table:table-cell>
          <table:table-cell office:value-type="float" office:value="9.465882" calcext:value-type="float">
            <text:p>9,465882</text:p>
          </table:table-cell>
          <table:table-cell office:value-type="float" office:value="3.30904" calcext:value-type="float">
            <text:p>3,30904</text:p>
          </table:table-cell>
        </table:table-row>
        <table:table-row table:style-name="ro1">
          <table:table-cell office:value-type="string" calcext:value-type="string">
            <text:p>c2sp2s922</text:p>
          </table:table-cell>
          <table:table-cell office:value-type="float" office:value="9.357906" calcext:value-type="float">
            <text:p>9,357906</text:p>
          </table:table-cell>
          <table:table-cell office:value-type="float" office:value="3.31125" calcext:value-type="float">
            <text:p>3,31125</text:p>
          </table:table-cell>
        </table:table-row>
        <table:table-row table:style-name="ro1">
          <table:table-cell office:value-type="string" calcext:value-type="string">
            <text:p>c2sp2s921</text:p>
          </table:table-cell>
          <table:table-cell office:value-type="float" office:value="9.250179" calcext:value-type="float">
            <text:p>9,250179</text:p>
          </table:table-cell>
          <table:table-cell office:value-type="float" office:value="3.3155" calcext:value-type="float">
            <text:p>3,3155</text:p>
          </table:table-cell>
        </table:table-row>
        <table:table-row table:style-name="ro1">
          <table:table-cell office:value-type="string" calcext:value-type="string">
            <text:p>c2sp2s920</text:p>
          </table:table-cell>
          <table:table-cell office:value-type="float" office:value="9.142739" calcext:value-type="float">
            <text:p>9,142739</text:p>
          </table:table-cell>
          <table:table-cell office:value-type="float" office:value="3.32179" calcext:value-type="float">
            <text:p>3,32179</text:p>
          </table:table-cell>
        </table:table-row>
        <table:table-row table:style-name="ro1">
          <table:table-cell office:value-type="string" calcext:value-type="string">
            <text:p>c2sp2s919</text:p>
          </table:table-cell>
          <table:table-cell office:value-type="float" office:value="9.0356254" calcext:value-type="float">
            <text:p>9,0356254</text:p>
          </table:table-cell>
          <table:table-cell office:value-type="float" office:value="3.33011" calcext:value-type="float">
            <text:p>3,33011</text:p>
          </table:table-cell>
        </table:table-row>
        <table:table-row table:style-name="ro1">
          <table:table-cell office:value-type="string" calcext:value-type="string">
            <text:p>c2sp2s918</text:p>
          </table:table-cell>
          <table:table-cell office:value-type="float" office:value="8.9288762" calcext:value-type="float">
            <text:p>8,9288762</text:p>
          </table:table-cell>
          <table:table-cell office:value-type="float" office:value="3.34045" calcext:value-type="float">
            <text:p>3,34045</text:p>
          </table:table-cell>
        </table:table-row>
        <table:table-row table:style-name="ro1">
          <table:table-cell office:value-type="string" calcext:value-type="string">
            <text:p>c2sp1s210</text:p>
          </table:table-cell>
          <table:table-cell office:value-type="float" office:value="11.80664" calcext:value-type="float">
            <text:p>11,80664</text:p>
          </table:table-cell>
          <table:table-cell office:value-type="float" office:value="5.65043" calcext:value-type="float">
            <text:p>5,65043</text:p>
          </table:table-cell>
        </table:table-row>
        <table:table-row table:style-name="ro1">
          <table:table-cell office:value-type="string" calcext:value-type="string">
            <text:p>c2sp1s209</text:p>
          </table:table-cell>
          <table:table-cell office:value-type="float" office:value="11.73673" calcext:value-type="float">
            <text:p>11,73673</text:p>
          </table:table-cell>
          <table:table-cell office:value-type="float" office:value="5.6059" calcext:value-type="float">
            <text:p>5,6059</text:p>
          </table:table-cell>
        </table:table-row>
        <table:table-row table:style-name="ro1">
          <table:table-cell office:value-type="string" calcext:value-type="string">
            <text:p>c2sp1s208</text:p>
          </table:table-cell>
          <table:table-cell office:value-type="float" office:value="11.66615" calcext:value-type="float">
            <text:p>11,66615</text:p>
          </table:table-cell>
          <table:table-cell office:value-type="float" office:value="5.56283" calcext:value-type="float">
            <text:p>5,56283</text:p>
          </table:table-cell>
        </table:table-row>
        <table:table-row table:style-name="ro1">
          <table:table-cell office:value-type="string" calcext:value-type="string">
            <text:p>c2sp1s207</text:p>
          </table:table-cell>
          <table:table-cell office:value-type="float" office:value="11.59491" calcext:value-type="float">
            <text:p>11,59491</text:p>
          </table:table-cell>
          <table:table-cell office:value-type="float" office:value="5.5212" calcext:value-type="float">
            <text:p>5,5212</text:p>
          </table:table-cell>
        </table:table-row>
        <table:table-row table:style-name="ro1">
          <table:table-cell office:value-type="string" calcext:value-type="string">
            <text:p>c2sp1s206</text:p>
          </table:table-cell>
          <table:table-cell office:value-type="float" office:value="11.52305" calcext:value-type="float">
            <text:p>11,52305</text:p>
          </table:table-cell>
          <table:table-cell office:value-type="float" office:value="5.48103" calcext:value-type="float">
            <text:p>5,48103</text:p>
          </table:table-cell>
        </table:table-row>
        <table:table-row table:style-name="ro1">
          <table:table-cell office:value-type="string" calcext:value-type="string">
            <text:p>c2sp1s205</text:p>
          </table:table-cell>
          <table:table-cell office:value-type="float" office:value="11.4506" calcext:value-type="float">
            <text:p>11,4506</text:p>
          </table:table-cell>
          <table:table-cell office:value-type="float" office:value="5.44234" calcext:value-type="float">
            <text:p>5,44234</text:p>
          </table:table-cell>
        </table:table-row>
        <table:table-row table:style-name="ro1">
          <table:table-cell office:value-type="string" calcext:value-type="string">
            <text:p>c2sp1s204</text:p>
          </table:table-cell>
          <table:table-cell office:value-type="float" office:value="11.37759" calcext:value-type="float">
            <text:p>11,37759</text:p>
          </table:table-cell>
          <table:table-cell office:value-type="float" office:value="5.40512" calcext:value-type="float">
            <text:p>5,40512</text:p>
          </table:table-cell>
        </table:table-row>
        <table:table-row table:style-name="ro1">
          <table:table-cell office:value-type="string" calcext:value-type="string">
            <text:p>c2sp1s203</text:p>
          </table:table-cell>
          <table:table-cell office:value-type="float" office:value="11.30406" calcext:value-type="float">
            <text:p>11,30406</text:p>
          </table:table-cell>
          <table:table-cell office:value-type="float" office:value="5.36939" calcext:value-type="float">
            <text:p>5,36939</text:p>
          </table:table-cell>
        </table:table-row>
        <table:table-row table:style-name="ro1">
          <table:table-cell office:value-type="string" calcext:value-type="string">
            <text:p>c2sp1s202</text:p>
          </table:table-cell>
          <table:table-cell office:value-type="float" office:value="11.23002" calcext:value-type="float">
            <text:p>11,23002</text:p>
          </table:table-cell>
          <table:table-cell office:value-type="float" office:value="5.33515" calcext:value-type="float">
            <text:p>5,33515</text:p>
          </table:table-cell>
        </table:table-row>
        <table:table-row table:style-name="ro1">
          <table:table-cell office:value-type="string" calcext:value-type="string">
            <text:p>c2sp1s200</text:p>
          </table:table-cell>
          <table:table-cell office:value-type="float" office:value="11.15551" calcext:value-type="float">
            <text:p>11,15551</text:p>
          </table:table-cell>
          <table:table-cell office:value-type="float" office:value="5.30241" calcext:value-type="float">
            <text:p>5,30241</text:p>
          </table:table-cell>
        </table:table-row>
        <table:table-row table:style-name="ro1">
          <table:table-cell office:value-type="string" calcext:value-type="string">
            <text:p>c2sp1s199</text:p>
          </table:table-cell>
          <table:table-cell office:value-type="float" office:value="11.08056" calcext:value-type="float">
            <text:p>11,08056</text:p>
          </table:table-cell>
          <table:table-cell office:value-type="float" office:value="5.27117" calcext:value-type="float">
            <text:p>5,27117</text:p>
          </table:table-cell>
        </table:table-row>
        <table:table-row table:style-name="ro1">
          <table:table-cell office:value-type="string" calcext:value-type="string">
            <text:p>c2sp1s198</text:p>
          </table:table-cell>
          <table:table-cell office:value-type="float" office:value="11.0052" calcext:value-type="float">
            <text:p>11,0052</text:p>
          </table:table-cell>
          <table:table-cell office:value-type="float" office:value="5.24144" calcext:value-type="float">
            <text:p>5,24144</text:p>
          </table:table-cell>
        </table:table-row>
        <table:table-row table:style-name="ro1">
          <table:table-cell office:value-type="string" calcext:value-type="string">
            <text:p>c2sp1s197</text:p>
          </table:table-cell>
          <table:table-cell office:value-type="float" office:value="10.92946" calcext:value-type="float">
            <text:p>10,92946</text:p>
          </table:table-cell>
          <table:table-cell office:value-type="float" office:value="5.21322" calcext:value-type="float">
            <text:p>5,21322</text:p>
          </table:table-cell>
        </table:table-row>
        <table:table-row table:style-name="ro1">
          <table:table-cell office:value-type="string" calcext:value-type="string">
            <text:p>c2sp1s196</text:p>
          </table:table-cell>
          <table:table-cell office:value-type="float" office:value="10.85337" calcext:value-type="float">
            <text:p>10,85337</text:p>
          </table:table-cell>
          <table:table-cell office:value-type="float" office:value="5.18652" calcext:value-type="float">
            <text:p>5,18652</text:p>
          </table:table-cell>
        </table:table-row>
        <table:table-row table:style-name="ro1">
          <table:table-cell office:value-type="string" calcext:value-type="string">
            <text:p>c2sp1s195</text:p>
          </table:table-cell>
          <table:table-cell office:value-type="float" office:value="10.77696" calcext:value-type="float">
            <text:p>10,77696</text:p>
          </table:table-cell>
          <table:table-cell office:value-type="float" office:value="5.16134" calcext:value-type="float">
            <text:p>5,16134</text:p>
          </table:table-cell>
        </table:table-row>
        <table:table-row table:style-name="ro1">
          <table:table-cell office:value-type="string" calcext:value-type="string">
            <text:p>c2sp1s194</text:p>
          </table:table-cell>
          <table:table-cell office:value-type="float" office:value="10.70027" calcext:value-type="float">
            <text:p>10,70027</text:p>
          </table:table-cell>
          <table:table-cell office:value-type="float" office:value="5.13768" calcext:value-type="float">
            <text:p>5,13768</text:p>
          </table:table-cell>
        </table:table-row>
        <table:table-row table:style-name="ro1">
          <table:table-cell office:value-type="string" calcext:value-type="string">
            <text:p>c2sp1s193</text:p>
          </table:table-cell>
          <table:table-cell office:value-type="float" office:value="10.62331" calcext:value-type="float">
            <text:p>10,62331</text:p>
          </table:table-cell>
          <table:table-cell office:value-type="float" office:value="5.11555" calcext:value-type="float">
            <text:p>5,11555</text:p>
          </table:table-cell>
        </table:table-row>
        <table:table-row table:style-name="ro1">
          <table:table-cell office:value-type="string" calcext:value-type="string">
            <text:p>c2sp1s192</text:p>
          </table:table-cell>
          <table:table-cell office:value-type="float" office:value="10.54612" calcext:value-type="float">
            <text:p>10,54612</text:p>
          </table:table-cell>
          <table:table-cell office:value-type="float" office:value="5.09494" calcext:value-type="float">
            <text:p>5,09494</text:p>
          </table:table-cell>
        </table:table-row>
        <table:table-row table:style-name="ro1">
          <table:table-cell office:value-type="string" calcext:value-type="string">
            <text:p>c2sp1s191</text:p>
          </table:table-cell>
          <table:table-cell office:value-type="float" office:value="10.46874" calcext:value-type="float">
            <text:p>10,46874</text:p>
          </table:table-cell>
          <table:table-cell office:value-type="float" office:value="5.07586" calcext:value-type="float">
            <text:p>5,07586</text:p>
          </table:table-cell>
        </table:table-row>
        <table:table-row table:style-name="ro1">
          <table:table-cell office:value-type="string" calcext:value-type="string">
            <text:p>c2sp1s189</text:p>
          </table:table-cell>
          <table:table-cell office:value-type="float" office:value="10.39119" calcext:value-type="float">
            <text:p>10,39119</text:p>
          </table:table-cell>
          <table:table-cell office:value-type="float" office:value="5.0583" calcext:value-type="float">
            <text:p>5,0583</text:p>
          </table:table-cell>
        </table:table-row>
        <table:table-row table:style-name="ro1">
          <table:table-cell office:value-type="string" calcext:value-type="string">
            <text:p>c2sp1s188</text:p>
          </table:table-cell>
          <table:table-cell office:value-type="float" office:value="10.31349" calcext:value-type="float">
            <text:p>10,31349</text:p>
          </table:table-cell>
          <table:table-cell office:value-type="float" office:value="5.04227" calcext:value-type="float">
            <text:p>5,04227</text:p>
          </table:table-cell>
        </table:table-row>
        <table:table-row table:style-name="ro1">
          <table:table-cell office:value-type="string" calcext:value-type="string">
            <text:p>c2sp1s187</text:p>
          </table:table-cell>
          <table:table-cell office:value-type="float" office:value="10.23569" calcext:value-type="float">
            <text:p>10,23569</text:p>
          </table:table-cell>
          <table:table-cell office:value-type="float" office:value="5.02776" calcext:value-type="float">
            <text:p>5,02776</text:p>
          </table:table-cell>
        </table:table-row>
        <table:table-row table:style-name="ro1">
          <table:table-cell office:value-type="string" calcext:value-type="string">
            <text:p>c2sp1s186</text:p>
          </table:table-cell>
          <table:table-cell office:value-type="float" office:value="10.15781" calcext:value-type="float">
            <text:p>10,15781</text:p>
          </table:table-cell>
          <table:table-cell office:value-type="float" office:value="5.01478" calcext:value-type="float">
            <text:p>5,01478</text:p>
          </table:table-cell>
        </table:table-row>
        <table:table-row table:style-name="ro1">
          <table:table-cell office:value-type="string" calcext:value-type="string">
            <text:p>c2sp1s185</text:p>
          </table:table-cell>
          <table:table-cell office:value-type="float" office:value="10.07988" calcext:value-type="float">
            <text:p>10,07988</text:p>
          </table:table-cell>
          <table:table-cell office:value-type="float" office:value="5.00332" calcext:value-type="float">
            <text:p>5,00332</text:p>
          </table:table-cell>
        </table:table-row>
        <table:table-row table:style-name="ro1">
          <table:table-cell office:value-type="string" calcext:value-type="string">
            <text:p>c2sp1s184</text:p>
          </table:table-cell>
          <table:table-cell office:value-type="float" office:value="10.00193" calcext:value-type="float">
            <text:p>10,00193</text:p>
          </table:table-cell>
          <table:table-cell office:value-type="float" office:value="4.99338" calcext:value-type="float">
            <text:p>4,99338</text:p>
          </table:table-cell>
        </table:table-row>
        <table:table-row table:style-name="ro1">
          <table:table-cell office:value-type="string" calcext:value-type="string">
            <text:p>c2sp1s183</text:p>
          </table:table-cell>
          <table:table-cell office:value-type="float" office:value="9.923996" calcext:value-type="float">
            <text:p>9,923996</text:p>
          </table:table-cell>
          <table:table-cell office:value-type="float" office:value="4.98495" calcext:value-type="float">
            <text:p>4,98495</text:p>
          </table:table-cell>
        </table:table-row>
        <table:table-row table:style-name="ro1">
          <table:table-cell office:value-type="string" calcext:value-type="string">
            <text:p>c2sp1s182</text:p>
          </table:table-cell>
          <table:table-cell office:value-type="float" office:value="9.846095" calcext:value-type="float">
            <text:p>9,846095</text:p>
          </table:table-cell>
          <table:table-cell office:value-type="float" office:value="4.97803" calcext:value-type="float">
            <text:p>4,97803</text:p>
          </table:table-cell>
        </table:table-row>
        <table:table-row table:style-name="ro1">
          <table:table-cell office:value-type="string" calcext:value-type="string">
            <text:p>c2sp1s181</text:p>
          </table:table-cell>
          <table:table-cell office:value-type="float" office:value="9.768263" calcext:value-type="float">
            <text:p>9,768263</text:p>
          </table:table-cell>
          <table:table-cell office:value-type="float" office:value="4.97262" calcext:value-type="float">
            <text:p>4,97262</text:p>
          </table:table-cell>
        </table:table-row>
        <table:table-row table:style-name="ro1">
          <table:table-cell office:value-type="string" calcext:value-type="string">
            <text:p>c2sp1s180</text:p>
          </table:table-cell>
          <table:table-cell office:value-type="float" office:value="9.690529" calcext:value-type="float">
            <text:p>9,690529</text:p>
          </table:table-cell>
          <table:table-cell office:value-type="float" office:value="4.96871" calcext:value-type="float">
            <text:p>4,96871</text:p>
          </table:table-cell>
        </table:table-row>
        <table:table-row table:style-name="ro1">
          <table:table-cell office:value-type="string" calcext:value-type="string">
            <text:p>c2sp1s178</text:p>
          </table:table-cell>
          <table:table-cell office:value-type="float" office:value="9.61292" calcext:value-type="float">
            <text:p>9,61292</text:p>
          </table:table-cell>
          <table:table-cell office:value-type="float" office:value="4.9663" calcext:value-type="float">
            <text:p>4,9663</text:p>
          </table:table-cell>
        </table:table-row>
        <table:table-row table:style-name="ro1">
          <table:table-cell office:value-type="string" calcext:value-type="string">
            <text:p>c2sp1s177</text:p>
          </table:table-cell>
          <table:table-cell office:value-type="float" office:value="9.535467" calcext:value-type="float">
            <text:p>9,535467</text:p>
          </table:table-cell>
          <table:table-cell office:value-type="float" office:value="4.96538" calcext:value-type="float">
            <text:p>4,96538</text:p>
          </table:table-cell>
        </table:table-row>
        <table:table-row table:style-name="ro1">
          <table:table-cell office:value-type="string" calcext:value-type="string">
            <text:p>c2sp1s176</text:p>
          </table:table-cell>
          <table:table-cell office:value-type="float" office:value="9.458197" calcext:value-type="float">
            <text:p>9,458197</text:p>
          </table:table-cell>
          <table:table-cell office:value-type="float" office:value="4.96594" calcext:value-type="float">
            <text:p>4,96594</text:p>
          </table:table-cell>
        </table:table-row>
        <table:table-row table:style-name="ro1">
          <table:table-cell office:value-type="string" calcext:value-type="string">
            <text:p>c2sp2s629</text:p>
          </table:table-cell>
          <table:table-cell office:value-type="float" office:value="11.03112" calcext:value-type="float">
            <text:p>11,03112</text:p>
          </table:table-cell>
          <table:table-cell office:value-type="float" office:value="7.11653" calcext:value-type="float">
            <text:p>7,11653</text:p>
          </table:table-cell>
        </table:table-row>
        <table:table-row table:style-name="ro1">
          <table:table-cell office:value-type="string" calcext:value-type="string">
            <text:p>c2sp2s628</text:p>
          </table:table-cell>
          <table:table-cell office:value-type="float" office:value="10.98805" calcext:value-type="float">
            <text:p>10,98805</text:p>
          </table:table-cell>
          <table:table-cell office:value-type="float" office:value="7.08552" calcext:value-type="float">
            <text:p>7,08552</text:p>
          </table:table-cell>
        </table:table-row>
        <table:table-row table:style-name="ro1">
          <table:table-cell office:value-type="string" calcext:value-type="string">
            <text:p>c2sp2s627</text:p>
          </table:table-cell>
          <table:table-cell office:value-type="float" office:value="10.94454" calcext:value-type="float">
            <text:p>10,94454</text:p>
          </table:table-cell>
          <table:table-cell office:value-type="float" office:value="7.05546" calcext:value-type="float">
            <text:p>7,05546</text:p>
          </table:table-cell>
        </table:table-row>
        <table:table-row table:style-name="ro1">
          <table:table-cell office:value-type="string" calcext:value-type="string">
            <text:p>c2sp2s626</text:p>
          </table:table-cell>
          <table:table-cell office:value-type="float" office:value="10.90061" calcext:value-type="float">
            <text:p>10,90061</text:p>
          </table:table-cell>
          <table:table-cell office:value-type="float" office:value="7.02635" calcext:value-type="float">
            <text:p>7,02635</text:p>
          </table:table-cell>
        </table:table-row>
        <table:table-row table:style-name="ro1">
          <table:table-cell office:value-type="string" calcext:value-type="string">
            <text:p>c2sp2s625</text:p>
          </table:table-cell>
          <table:table-cell office:value-type="float" office:value="10.85627" calcext:value-type="float">
            <text:p>10,85627</text:p>
          </table:table-cell>
          <table:table-cell office:value-type="float" office:value="6.99821" calcext:value-type="float">
            <text:p>6,99821</text:p>
          </table:table-cell>
        </table:table-row>
        <table:table-row table:style-name="ro1">
          <table:table-cell office:value-type="string" calcext:value-type="string">
            <text:p>c2sp2s624</text:p>
          </table:table-cell>
          <table:table-cell office:value-type="float" office:value="10.81155" calcext:value-type="float">
            <text:p>10,81155</text:p>
          </table:table-cell>
          <table:table-cell office:value-type="float" office:value="6.97104" calcext:value-type="float">
            <text:p>6,97104</text:p>
          </table:table-cell>
        </table:table-row>
        <table:table-row table:style-name="ro1">
          <table:table-cell office:value-type="string" calcext:value-type="string">
            <text:p>c2sp2s623</text:p>
          </table:table-cell>
          <table:table-cell office:value-type="float" office:value="10.76647" calcext:value-type="float">
            <text:p>10,76647</text:p>
          </table:table-cell>
          <table:table-cell office:value-type="float" office:value="6.94484" calcext:value-type="float">
            <text:p>6,94484</text:p>
          </table:table-cell>
        </table:table-row>
        <table:table-row table:style-name="ro1">
          <table:table-cell office:value-type="string" calcext:value-type="string">
            <text:p>c2sp2s622</text:p>
          </table:table-cell>
          <table:table-cell office:value-type="float" office:value="10.72104" calcext:value-type="float">
            <text:p>10,72104</text:p>
          </table:table-cell>
          <table:table-cell office:value-type="float" office:value="6.91961" calcext:value-type="float">
            <text:p>6,91961</text:p>
          </table:table-cell>
        </table:table-row>
        <table:table-row table:style-name="ro1">
          <table:table-cell office:value-type="string" calcext:value-type="string">
            <text:p>c2sp2s621</text:p>
          </table:table-cell>
          <table:table-cell office:value-type="float" office:value="10.6753" calcext:value-type="float">
            <text:p>10,6753</text:p>
          </table:table-cell>
          <table:table-cell office:value-type="float" office:value="6.89537" calcext:value-type="float">
            <text:p>6,89537</text:p>
          </table:table-cell>
        </table:table-row>
        <table:table-row table:style-name="ro1">
          <table:table-cell office:value-type="string" calcext:value-type="string">
            <text:p>c2sp2s620</text:p>
          </table:table-cell>
          <table:table-cell office:value-type="float" office:value="10.62925" calcext:value-type="float">
            <text:p>10,62925</text:p>
          </table:table-cell>
          <table:table-cell office:value-type="float" office:value="6.87211" calcext:value-type="float">
            <text:p>6,87211</text:p>
          </table:table-cell>
        </table:table-row>
        <table:table-row table:style-name="ro1">
          <table:table-cell office:value-type="string" calcext:value-type="string">
            <text:p>c2sp2s619</text:p>
          </table:table-cell>
          <table:table-cell office:value-type="float" office:value="10.58293" calcext:value-type="float">
            <text:p>10,58293</text:p>
          </table:table-cell>
          <table:table-cell office:value-type="float" office:value="6.84983" calcext:value-type="float">
            <text:p>6,84983</text:p>
          </table:table-cell>
        </table:table-row>
        <table:table-row table:style-name="ro1">
          <table:table-cell office:value-type="string" calcext:value-type="string">
            <text:p>c2sp2s618</text:p>
          </table:table-cell>
          <table:table-cell office:value-type="float" office:value="10.53634" calcext:value-type="float">
            <text:p>10,53634</text:p>
          </table:table-cell>
          <table:table-cell office:value-type="float" office:value="6.82854" calcext:value-type="float">
            <text:p>6,82854</text:p>
          </table:table-cell>
        </table:table-row>
        <table:table-row table:style-name="ro1">
          <table:table-cell office:value-type="string" calcext:value-type="string">
            <text:p>c2sp2s617</text:p>
          </table:table-cell>
          <table:table-cell office:value-type="float" office:value="10.48952" calcext:value-type="float">
            <text:p>10,48952</text:p>
          </table:table-cell>
          <table:table-cell office:value-type="float" office:value="6.80824" calcext:value-type="float">
            <text:p>6,80824</text:p>
          </table:table-cell>
        </table:table-row>
        <table:table-row table:style-name="ro1">
          <table:table-cell office:value-type="string" calcext:value-type="string">
            <text:p>c2sp2s616</text:p>
          </table:table-cell>
          <table:table-cell office:value-type="float" office:value="10.44248" calcext:value-type="float">
            <text:p>10,44248</text:p>
          </table:table-cell>
          <table:table-cell office:value-type="float" office:value="6.78893" calcext:value-type="float">
            <text:p>6,78893</text:p>
          </table:table-cell>
        </table:table-row>
        <table:table-row table:style-name="ro1">
          <table:table-cell office:value-type="string" calcext:value-type="string">
            <text:p>c2sp2s615</text:p>
          </table:table-cell>
          <table:table-cell office:value-type="float" office:value="10.39524" calcext:value-type="float">
            <text:p>10,39524</text:p>
          </table:table-cell>
          <table:table-cell office:value-type="float" office:value="6.77061" calcext:value-type="float">
            <text:p>6,77061</text:p>
          </table:table-cell>
        </table:table-row>
        <table:table-row table:style-name="ro1">
          <table:table-cell office:value-type="string" calcext:value-type="string">
            <text:p>c2sp2s614</text:p>
          </table:table-cell>
          <table:table-cell office:value-type="float" office:value="10.34783" calcext:value-type="float">
            <text:p>10,34783</text:p>
          </table:table-cell>
          <table:table-cell office:value-type="float" office:value="6.75328" calcext:value-type="float">
            <text:p>6,75328</text:p>
          </table:table-cell>
        </table:table-row>
        <table:table-row table:style-name="ro1">
          <table:table-cell office:value-type="string" calcext:value-type="string">
            <text:p>c2sp2s613</text:p>
          </table:table-cell>
          <table:table-cell office:value-type="float" office:value="10.30026" calcext:value-type="float">
            <text:p>10,30026</text:p>
          </table:table-cell>
          <table:table-cell office:value-type="float" office:value="6.73695" calcext:value-type="float">
            <text:p>6,73695</text:p>
          </table:table-cell>
        </table:table-row>
        <table:table-row table:style-name="ro1">
          <table:table-cell office:value-type="string" calcext:value-type="string">
            <text:p>c2sp2s612</text:p>
          </table:table-cell>
          <table:table-cell office:value-type="float" office:value="10.25256" calcext:value-type="float">
            <text:p>10,25256</text:p>
          </table:table-cell>
          <table:table-cell office:value-type="float" office:value="6.7216" calcext:value-type="float">
            <text:p>6,7216</text:p>
          </table:table-cell>
        </table:table-row>
        <table:table-row table:style-name="ro1">
          <table:table-cell office:value-type="string" calcext:value-type="string">
            <text:p>c2sp2s611</text:p>
          </table:table-cell>
          <table:table-cell office:value-type="float" office:value="10.20474" calcext:value-type="float">
            <text:p>10,20474</text:p>
          </table:table-cell>
          <table:table-cell office:value-type="float" office:value="6.70725" calcext:value-type="float">
            <text:p>6,70725</text:p>
          </table:table-cell>
        </table:table-row>
        <table:table-row table:style-name="ro1">
          <table:table-cell office:value-type="string" calcext:value-type="string">
            <text:p>c2sp2s610</text:p>
          </table:table-cell>
          <table:table-cell office:value-type="float" office:value="10.15683" calcext:value-type="float">
            <text:p>10,15683</text:p>
          </table:table-cell>
          <table:table-cell office:value-type="float" office:value="6.69389" calcext:value-type="float">
            <text:p>6,69389</text:p>
          </table:table-cell>
        </table:table-row>
        <table:table-row table:style-name="ro1">
          <table:table-cell office:value-type="string" calcext:value-type="string">
            <text:p>c2sp2s609</text:p>
          </table:table-cell>
          <table:table-cell office:value-type="float" office:value="10.10884" calcext:value-type="float">
            <text:p>10,10884</text:p>
          </table:table-cell>
          <table:table-cell office:value-type="float" office:value="6.68152" calcext:value-type="float">
            <text:p>6,68152</text:p>
          </table:table-cell>
        </table:table-row>
        <table:table-row table:style-name="ro1">
          <table:table-cell office:value-type="string" calcext:value-type="string">
            <text:p>c2sp2s608</text:p>
          </table:table-cell>
          <table:table-cell office:value-type="float" office:value="10.0608" calcext:value-type="float">
            <text:p>10,0608</text:p>
          </table:table-cell>
          <table:table-cell office:value-type="float" office:value="6.67013" calcext:value-type="float">
            <text:p>6,67013</text:p>
          </table:table-cell>
        </table:table-row>
        <table:table-row table:style-name="ro1">
          <table:table-cell office:value-type="string" calcext:value-type="string">
            <text:p>c2sp2s607</text:p>
          </table:table-cell>
          <table:table-cell office:value-type="float" office:value="10.01273" calcext:value-type="float">
            <text:p>10,01273</text:p>
          </table:table-cell>
          <table:table-cell office:value-type="float" office:value="6.65973" calcext:value-type="float">
            <text:p>6,65973</text:p>
          </table:table-cell>
        </table:table-row>
        <table:table-row table:style-name="ro1">
          <table:table-cell office:value-type="string" calcext:value-type="string">
            <text:p>c2sp2s606</text:p>
          </table:table-cell>
          <table:table-cell office:value-type="float" office:value="9.964639" calcext:value-type="float">
            <text:p>9,964639</text:p>
          </table:table-cell>
          <table:table-cell office:value-type="float" office:value="6.6503" calcext:value-type="float">
            <text:p>6,6503</text:p>
          </table:table-cell>
        </table:table-row>
        <table:table-row table:style-name="ro1">
          <table:table-cell office:value-type="string" calcext:value-type="string">
            <text:p>c2sp2s605</text:p>
          </table:table-cell>
          <table:table-cell office:value-type="float" office:value="9.916557" calcext:value-type="float">
            <text:p>9,916557</text:p>
          </table:table-cell>
          <table:table-cell office:value-type="float" office:value="6.64186" calcext:value-type="float">
            <text:p>6,64186</text:p>
          </table:table-cell>
        </table:table-row>
        <table:table-row table:style-name="ro1">
          <table:table-cell office:value-type="string" calcext:value-type="string">
            <text:p>c2sp2s604</text:p>
          </table:table-cell>
          <table:table-cell office:value-type="float" office:value="9.8685" calcext:value-type="float">
            <text:p>9,8685</text:p>
          </table:table-cell>
          <table:table-cell office:value-type="float" office:value="6.63439" calcext:value-type="float">
            <text:p>6,63439</text:p>
          </table:table-cell>
        </table:table-row>
        <table:table-row table:style-name="ro1">
          <table:table-cell office:value-type="string" calcext:value-type="string">
            <text:p>c2sp2s603</text:p>
          </table:table-cell>
          <table:table-cell office:value-type="float" office:value="9.820489" calcext:value-type="float">
            <text:p>9,820489</text:p>
          </table:table-cell>
          <table:table-cell office:value-type="float" office:value="6.62789" calcext:value-type="float">
            <text:p>6,62789</text:p>
          </table:table-cell>
        </table:table-row>
        <table:table-row table:style-name="ro1">
          <table:table-cell office:value-type="string" calcext:value-type="string">
            <text:p>c2sp2s602</text:p>
          </table:table-cell>
          <table:table-cell office:value-type="float" office:value="9.772542" calcext:value-type="float">
            <text:p>9,772542</text:p>
          </table:table-cell>
          <table:table-cell office:value-type="float" office:value="6.62236" calcext:value-type="float">
            <text:p>6,62236</text:p>
          </table:table-cell>
        </table:table-row>
        <table:table-row table:style-name="ro1">
          <table:table-cell office:value-type="string" calcext:value-type="string">
            <text:p>c2sp2s601</text:p>
          </table:table-cell>
          <table:table-cell office:value-type="float" office:value="9.72468" calcext:value-type="float">
            <text:p>9,72468</text:p>
          </table:table-cell>
          <table:table-cell office:value-type="float" office:value="6.61779" calcext:value-type="float">
            <text:p>6,61779</text:p>
          </table:table-cell>
        </table:table-row>
        <table:table-row table:style-name="ro1">
          <table:table-cell office:value-type="string" calcext:value-type="string">
            <text:p>c2sp2s600</text:p>
          </table:table-cell>
          <table:table-cell office:value-type="float" office:value="9.676921" calcext:value-type="float">
            <text:p>9,676921</text:p>
          </table:table-cell>
          <table:table-cell office:value-type="float" office:value="6.61417" calcext:value-type="float">
            <text:p>6,61417</text:p>
          </table:table-cell>
        </table:table-row>
        <table:table-row table:style-name="ro1">
          <table:table-cell office:value-type="string" calcext:value-type="string">
            <text:p>c2sp2s599</text:p>
          </table:table-cell>
          <table:table-cell office:value-type="float" office:value="9.629284" calcext:value-type="float">
            <text:p>9,629284</text:p>
          </table:table-cell>
          <table:table-cell office:value-type="float" office:value="6.61151" calcext:value-type="float">
            <text:p>6,61151</text:p>
          </table:table-cell>
        </table:table-row>
        <table:table-row table:style-name="ro1">
          <table:table-cell office:value-type="string" calcext:value-type="string">
            <text:p>c2sp2s598</text:p>
          </table:table-cell>
          <table:table-cell office:value-type="float" office:value="9.581788" calcext:value-type="float">
            <text:p>9,581788</text:p>
          </table:table-cell>
          <table:table-cell office:value-type="float" office:value="6.60979" calcext:value-type="float">
            <text:p>6,60979</text:p>
          </table:table-cell>
        </table:table-row>
        <table:table-row table:style-name="ro1">
          <table:table-cell office:value-type="string" calcext:value-type="string">
            <text:p>c2sp2s597</text:p>
          </table:table-cell>
          <table:table-cell office:value-type="float" office:value="9.534451" calcext:value-type="float">
            <text:p>9,534451</text:p>
          </table:table-cell>
          <table:table-cell office:value-type="float" office:value="6.609" calcext:value-type="float">
            <text:p>6,609</text:p>
          </table:table-cell>
        </table:table-row>
        <table:table-row table:style-name="ro1">
          <table:table-cell office:value-type="string" calcext:value-type="string">
            <text:p>c2sp2s596</text:p>
          </table:table-cell>
          <table:table-cell office:value-type="float" office:value="9.487292" calcext:value-type="float">
            <text:p>9,487292</text:p>
          </table:table-cell>
          <table:table-cell office:value-type="float" office:value="6.60915" calcext:value-type="float">
            <text:p>6,60915</text:p>
          </table:table-cell>
        </table:table-row>
        <table:table-row table:style-name="ro1">
          <table:table-cell office:value-type="string" calcext:value-type="string">
            <text:p>c2sp2s595</text:p>
          </table:table-cell>
          <table:table-cell office:value-type="float" office:value="9.44033" calcext:value-type="float">
            <text:p>9,44033</text:p>
          </table:table-cell>
          <table:table-cell office:value-type="float" office:value="6.61023" calcext:value-type="float">
            <text:p>6,61023</text:p>
          </table:table-cell>
        </table:table-row>
        <table:table-row table:style-name="ro1">
          <table:table-cell office:value-type="string" calcext:value-type="string">
            <text:p>c2sp2s594</text:p>
          </table:table-cell>
          <table:table-cell office:value-type="float" office:value="9.393582" calcext:value-type="float">
            <text:p>9,393582</text:p>
          </table:table-cell>
          <table:table-cell office:value-type="float" office:value="6.61222" calcext:value-type="float">
            <text:p>6,61222</text:p>
          </table:table-cell>
        </table:table-row>
        <table:table-row table:style-name="ro1">
          <table:table-cell office:value-type="string" calcext:value-type="string">
            <text:p>c2sp2s593</text:p>
          </table:table-cell>
          <table:table-cell office:value-type="float" office:value="9.347066" calcext:value-type="float">
            <text:p>9,347066</text:p>
          </table:table-cell>
          <table:table-cell office:value-type="float" office:value="6.61512" calcext:value-type="float">
            <text:p>6,61512</text:p>
          </table:table-cell>
        </table:table-row>
        <table:table-row table:style-name="ro1">
          <table:table-cell office:value-type="string" calcext:value-type="string">
            <text:p>c2sp2s592</text:p>
          </table:table-cell>
          <table:table-cell office:value-type="float" office:value="9.3008" calcext:value-type="float">
            <text:p>9,3008</text:p>
          </table:table-cell>
          <table:table-cell office:value-type="float" office:value="6.61892" calcext:value-type="float">
            <text:p>6,61892</text:p>
          </table:table-cell>
        </table:table-row>
        <table:table-row table:style-name="ro1">
          <table:table-cell office:value-type="string" calcext:value-type="string">
            <text:p>c2sp2s591</text:p>
          </table:table-cell>
          <table:table-cell office:value-type="float" office:value="9.254801" calcext:value-type="float">
            <text:p>9,254801</text:p>
          </table:table-cell>
          <table:table-cell office:value-type="float" office:value="6.62362" calcext:value-type="float">
            <text:p>6,62362</text:p>
          </table:table-cell>
        </table:table-row>
        <table:table-row table:style-name="ro1">
          <table:table-cell office:value-type="string" calcext:value-type="string">
            <text:p>c2sp2s590</text:p>
          </table:table-cell>
          <table:table-cell office:value-type="float" office:value="9.209086" calcext:value-type="float">
            <text:p>9,209086</text:p>
          </table:table-cell>
          <table:table-cell office:value-type="float" office:value="6.6292" calcext:value-type="float">
            <text:p>6,6292</text:p>
          </table:table-cell>
        </table:table-row>
        <table:table-row table:style-name="ro1">
          <table:table-cell office:value-type="string" calcext:value-type="string">
            <text:p>c2sp2s589</text:p>
          </table:table-cell>
          <table:table-cell office:value-type="float" office:value="9.163672" calcext:value-type="float">
            <text:p>9,163672</text:p>
          </table:table-cell>
          <table:table-cell office:value-type="float" office:value="6.63566" calcext:value-type="float">
            <text:p>6,63566</text:p>
          </table:table-cell>
        </table:table-row>
        <table:table-row table:style-name="ro1">
          <table:table-cell office:value-type="string" calcext:value-type="string">
            <text:p>c2sp2s588</text:p>
          </table:table-cell>
          <table:table-cell office:value-type="float" office:value="9.118577" calcext:value-type="float">
            <text:p>9,118577</text:p>
          </table:table-cell>
          <table:table-cell office:value-type="float" office:value="6.64298" calcext:value-type="float">
            <text:p>6,64298</text:p>
          </table:table-cell>
        </table:table-row>
        <table:table-row table:style-name="ro1">
          <table:table-cell office:value-type="string" calcext:value-type="string">
            <text:p>c2sp2s587</text:p>
          </table:table-cell>
          <table:table-cell office:value-type="float" office:value="9.0738153" calcext:value-type="float">
            <text:p>9,0738153</text:p>
          </table:table-cell>
          <table:table-cell office:value-type="float" office:value="6.65116" calcext:value-type="float">
            <text:p>6,65116</text:p>
          </table:table-cell>
        </table:table-row>
        <table:table-row table:style-name="ro1">
          <table:table-cell office:value-type="string" calcext:value-type="string">
            <text:p>c2sp2s586</text:p>
          </table:table-cell>
          <table:table-cell office:value-type="float" office:value="9.0294045" calcext:value-type="float">
            <text:p>9,0294045</text:p>
          </table:table-cell>
          <table:table-cell office:value-type="float" office:value="6.66018" calcext:value-type="float">
            <text:p>6,66018</text:p>
          </table:table-cell>
        </table:table-row>
        <table:table-row table:style-name="ro1">
          <table:table-cell office:value-type="string" calcext:value-type="string">
            <text:p>c2sp2s585</text:p>
          </table:table-cell>
          <table:table-cell office:value-type="float" office:value="8.9853603" calcext:value-type="float">
            <text:p>8,9853603</text:p>
          </table:table-cell>
          <table:table-cell office:value-type="float" office:value="6.67005" calcext:value-type="float">
            <text:p>6,67005</text:p>
          </table:table-cell>
        </table:table-row>
        <table:table-row table:style-name="ro1">
          <table:table-cell office:value-type="string" calcext:value-type="string">
            <text:p>c2sp2s584</text:p>
          </table:table-cell>
          <table:table-cell office:value-type="float" office:value="8.9416982" calcext:value-type="float">
            <text:p>8,9416982</text:p>
          </table:table-cell>
          <table:table-cell office:value-type="float" office:value="6.68073" calcext:value-type="float">
            <text:p>6,68073</text:p>
          </table:table-cell>
        </table:table-row>
        <table:table-row table:style-name="ro1">
          <table:table-cell office:value-type="string" calcext:value-type="string">
            <text:p>c2sp2s583</text:p>
          </table:table-cell>
          <table:table-cell office:value-type="float" office:value="8.898434" calcext:value-type="float">
            <text:p>8,898434</text:p>
          </table:table-cell>
          <table:table-cell office:value-type="float" office:value="6.69223" calcext:value-type="float">
            <text:p>6,69223</text:p>
          </table:table-cell>
        </table:table-row>
        <table:table-row table:style-name="ro1">
          <table:table-cell office:value-type="string" calcext:value-type="string">
            <text:p>c2sp2s582</text:p>
          </table:table-cell>
          <table:table-cell office:value-type="float" office:value="8.855582" calcext:value-type="float">
            <text:p>8,855582</text:p>
          </table:table-cell>
          <table:table-cell office:value-type="float" office:value="6.70454" calcext:value-type="float">
            <text:p>6,70454</text:p>
          </table:table-cell>
        </table:table-row>
        <table:table-row table:style-name="ro1">
          <table:table-cell office:value-type="string" calcext:value-type="string">
            <text:p>c2sp2s581</text:p>
          </table:table-cell>
          <table:table-cell office:value-type="float" office:value="8.813157" calcext:value-type="float">
            <text:p>8,813157</text:p>
          </table:table-cell>
          <table:table-cell office:value-type="float" office:value="6.71763" calcext:value-type="float">
            <text:p>6,71763</text:p>
          </table:table-cell>
        </table:table-row>
        <table:table-row table:style-name="ro1">
          <table:table-cell office:value-type="string" calcext:value-type="string">
            <text:p>c2sp2s580</text:p>
          </table:table-cell>
          <table:table-cell office:value-type="float" office:value="8.771175" calcext:value-type="float">
            <text:p>8,771175</text:p>
          </table:table-cell>
          <table:table-cell office:value-type="float" office:value="6.73151" calcext:value-type="float">
            <text:p>6,73151</text:p>
          </table:table-cell>
        </table:table-row>
        <table:table-row table:style-name="ro1">
          <table:table-cell office:value-type="string" calcext:value-type="string">
            <text:p>c2sp2s579</text:p>
          </table:table-cell>
          <table:table-cell office:value-type="float" office:value="8.729649" calcext:value-type="float">
            <text:p>8,729649</text:p>
          </table:table-cell>
          <table:table-cell office:value-type="float" office:value="6.74616" calcext:value-type="float">
            <text:p>6,74616</text:p>
          </table:table-cell>
        </table:table-row>
        <table:table-row table:style-name="ro1">
          <table:table-cell office:value-type="string" calcext:value-type="string">
            <text:p>c2sp2s578</text:p>
          </table:table-cell>
          <table:table-cell office:value-type="float" office:value="8.688594" calcext:value-type="float">
            <text:p>8,688594</text:p>
          </table:table-cell>
          <table:table-cell office:value-type="float" office:value="6.76156" calcext:value-type="float">
            <text:p>6,76156</text:p>
          </table:table-cell>
        </table:table-row>
        <table:table-row table:style-name="ro1">
          <table:table-cell office:value-type="string" calcext:value-type="string">
            <text:p>c2sp2s577</text:p>
          </table:table-cell>
          <table:table-cell office:value-type="float" office:value="8.648022" calcext:value-type="float">
            <text:p>8,648022</text:p>
          </table:table-cell>
          <table:table-cell office:value-type="float" office:value="6.7777" calcext:value-type="float">
            <text:p>6,7777</text:p>
          </table:table-cell>
        </table:table-row>
        <table:table-row table:style-name="ro1">
          <table:table-cell office:value-type="string" calcext:value-type="string">
            <text:p>c2sp2s576</text:p>
          </table:table-cell>
          <table:table-cell office:value-type="float" office:value="8.607948" calcext:value-type="float">
            <text:p>8,607948</text:p>
          </table:table-cell>
          <table:table-cell office:value-type="float" office:value="6.79458" calcext:value-type="float">
            <text:p>6,79458</text:p>
          </table:table-cell>
        </table:table-row>
        <table:table-row table:style-name="ro1">
          <table:table-cell office:value-type="string" calcext:value-type="string">
            <text:p>c2sp2s575</text:p>
          </table:table-cell>
          <table:table-cell office:value-type="float" office:value="8.568385" calcext:value-type="float">
            <text:p>8,568385</text:p>
          </table:table-cell>
          <table:table-cell office:value-type="float" office:value="6.81217" calcext:value-type="float">
            <text:p>6,81217</text:p>
          </table:table-cell>
        </table:table-row>
        <table:table-row table:style-name="ro1">
          <table:table-cell office:value-type="string" calcext:value-type="string">
            <text:p>c2sp2s574</text:p>
          </table:table-cell>
          <table:table-cell office:value-type="float" office:value="8.529344" calcext:value-type="float">
            <text:p>8,529344</text:p>
          </table:table-cell>
          <table:table-cell office:value-type="float" office:value="6.83046" calcext:value-type="float">
            <text:p>6,83046</text:p>
          </table:table-cell>
        </table:table-row>
        <table:table-row table:style-name="ro1">
          <table:table-cell office:value-type="string" calcext:value-type="string">
            <text:p>c2sp2s573</text:p>
          </table:table-cell>
          <table:table-cell office:value-type="float" office:value="8.490839" calcext:value-type="float">
            <text:p>8,490839</text:p>
          </table:table-cell>
          <table:table-cell office:value-type="float" office:value="6.84945" calcext:value-type="float">
            <text:p>6,84945</text:p>
          </table:table-cell>
        </table:table-row>
        <table:table-row table:style-name="ro1">
          <table:table-cell office:value-type="string" calcext:value-type="string">
            <text:p>c2sp2s572</text:p>
          </table:table-cell>
          <table:table-cell office:value-type="float" office:value="8.452882" calcext:value-type="float">
            <text:p>8,452882</text:p>
          </table:table-cell>
          <table:table-cell office:value-type="float" office:value="6.86912" calcext:value-type="float">
            <text:p>6,86912</text:p>
          </table:table-cell>
        </table:table-row>
        <table:table-row table:style-name="ro1">
          <table:table-cell office:value-type="string" calcext:value-type="string">
            <text:p>c2sp2s571</text:p>
          </table:table-cell>
          <table:table-cell office:value-type="float" office:value="8.415485" calcext:value-type="float">
            <text:p>8,415485</text:p>
          </table:table-cell>
          <table:table-cell office:value-type="float" office:value="6.88945" calcext:value-type="float">
            <text:p>6,88945</text:p>
          </table:table-cell>
        </table:table-row>
        <table:table-row table:style-name="ro1">
          <table:table-cell office:value-type="string" calcext:value-type="string">
            <text:p>c2sp2s570</text:p>
          </table:table-cell>
          <table:table-cell office:value-type="float" office:value="8.378658" calcext:value-type="float">
            <text:p>8,378658</text:p>
          </table:table-cell>
          <table:table-cell office:value-type="float" office:value="6.91042" calcext:value-type="float">
            <text:p>6,91042</text:p>
          </table:table-cell>
        </table:table-row>
        <table:table-row table:style-name="ro1">
          <table:table-cell office:value-type="string" calcext:value-type="string">
            <text:p>c2sp2s569</text:p>
          </table:table-cell>
          <table:table-cell office:value-type="float" office:value="8.342413" calcext:value-type="float">
            <text:p>8,342413</text:p>
          </table:table-cell>
          <table:table-cell office:value-type="float" office:value="6.93203" calcext:value-type="float">
            <text:p>6,93203</text:p>
          </table:table-cell>
        </table:table-row>
        <table:table-row table:style-name="ro1">
          <table:table-cell office:value-type="string" calcext:value-type="string">
            <text:p>c2sp2s568</text:p>
          </table:table-cell>
          <table:table-cell office:value-type="float" office:value="8.306762" calcext:value-type="float">
            <text:p>8,306762</text:p>
          </table:table-cell>
          <table:table-cell office:value-type="float" office:value="6.95427" calcext:value-type="float">
            <text:p>6,95427</text:p>
          </table:table-cell>
        </table:table-row>
        <table:table-row table:style-name="ro1">
          <table:table-cell office:value-type="string" calcext:value-type="string">
            <text:p>c2sp2s567</text:p>
          </table:table-cell>
          <table:table-cell office:value-type="float" office:value="8.271713" calcext:value-type="float">
            <text:p>8,271713</text:p>
          </table:table-cell>
          <table:table-cell office:value-type="float" office:value="6.97711" calcext:value-type="float">
            <text:p>6,97711</text:p>
          </table:table-cell>
        </table:table-row>
        <table:table-row table:style-name="ro1">
          <table:table-cell office:value-type="string" calcext:value-type="string">
            <text:p>c2sp2s566</text:p>
          </table:table-cell>
          <table:table-cell office:value-type="float" office:value="8.237279" calcext:value-type="float">
            <text:p>8,237279</text:p>
          </table:table-cell>
          <table:table-cell office:value-type="float" office:value="7.00054" calcext:value-type="float">
            <text:p>7,00054</text:p>
          </table:table-cell>
        </table:table-row>
        <table:table-row table:style-name="ro1">
          <table:table-cell office:value-type="string" calcext:value-type="string">
            <text:p>c2sp2s917</text:p>
          </table:table-cell>
          <table:table-cell office:value-type="float" office:value="8.822529" calcext:value-type="float">
            <text:p>8,822529</text:p>
          </table:table-cell>
          <table:table-cell office:value-type="float" office:value="3.35279" calcext:value-type="float">
            <text:p>3,35279</text:p>
          </table:table-cell>
        </table:table-row>
        <table:table-row table:style-name="ro1">
          <table:table-cell office:value-type="string" calcext:value-type="string">
            <text:p>c2sp2s916</text:p>
          </table:table-cell>
          <table:table-cell office:value-type="float" office:value="8.716622" calcext:value-type="float">
            <text:p>8,716622</text:p>
          </table:table-cell>
          <table:table-cell office:value-type="float" office:value="3.36712" calcext:value-type="float">
            <text:p>3,36712</text:p>
          </table:table-cell>
        </table:table-row>
        <table:table-row table:style-name="ro1">
          <table:table-cell office:value-type="string" calcext:value-type="string">
            <text:p>c2sp2s915</text:p>
          </table:table-cell>
          <table:table-cell office:value-type="float" office:value="8.611192" calcext:value-type="float">
            <text:p>8,611192</text:p>
          </table:table-cell>
          <table:table-cell office:value-type="float" office:value="3.38344" calcext:value-type="float">
            <text:p>3,38344</text:p>
          </table:table-cell>
        </table:table-row>
        <table:table-row table:style-name="ro1">
          <table:table-cell office:value-type="string" calcext:value-type="string">
            <text:p>c2sp2s914</text:p>
          </table:table-cell>
          <table:table-cell office:value-type="float" office:value="8.506276" calcext:value-type="float">
            <text:p>8,506276</text:p>
          </table:table-cell>
          <table:table-cell office:value-type="float" office:value="3.40173" calcext:value-type="float">
            <text:p>3,40173</text:p>
          </table:table-cell>
        </table:table-row>
        <table:table-row table:style-name="ro1">
          <table:table-cell office:value-type="string" calcext:value-type="string">
            <text:p>c2sp2s913</text:p>
          </table:table-cell>
          <table:table-cell office:value-type="float" office:value="8.401911" calcext:value-type="float">
            <text:p>8,401911</text:p>
          </table:table-cell>
          <table:table-cell office:value-type="float" office:value="3.42197" calcext:value-type="float">
            <text:p>3,42197</text:p>
          </table:table-cell>
        </table:table-row>
        <table:table-row table:style-name="ro1">
          <table:table-cell office:value-type="string" calcext:value-type="string">
            <text:p>c2sp2s912</text:p>
          </table:table-cell>
          <table:table-cell office:value-type="float" office:value="8.298134" calcext:value-type="float">
            <text:p>8,298134</text:p>
          </table:table-cell>
          <table:table-cell office:value-type="float" office:value="3.44416" calcext:value-type="float">
            <text:p>3,44416</text:p>
          </table:table-cell>
        </table:table-row>
        <table:table-row table:style-name="ro1">
          <table:table-cell office:value-type="string" calcext:value-type="string">
            <text:p>c2sp2s911</text:p>
          </table:table-cell>
          <table:table-cell office:value-type="float" office:value="8.19498" calcext:value-type="float">
            <text:p>8,19498</text:p>
          </table:table-cell>
          <table:table-cell office:value-type="float" office:value="3.46827" calcext:value-type="float">
            <text:p>3,46827</text:p>
          </table:table-cell>
        </table:table-row>
        <table:table-row table:style-name="ro1">
          <table:table-cell office:value-type="string" calcext:value-type="string">
            <text:p>c2sp2s910</text:p>
          </table:table-cell>
          <table:table-cell office:value-type="float" office:value="8.092485" calcext:value-type="float">
            <text:p>8,092485</text:p>
          </table:table-cell>
          <table:table-cell office:value-type="float" office:value="3.49429" calcext:value-type="float">
            <text:p>3,49429</text:p>
          </table:table-cell>
        </table:table-row>
        <table:table-row table:style-name="ro1">
          <table:table-cell office:value-type="string" calcext:value-type="string">
            <text:p>c2sp2s909</text:p>
          </table:table-cell>
          <table:table-cell office:value-type="float" office:value="7.99068" calcext:value-type="float">
            <text:p>7,99068</text:p>
          </table:table-cell>
          <table:table-cell office:value-type="float" office:value="3.52221" calcext:value-type="float">
            <text:p>3,52221</text:p>
          </table:table-cell>
        </table:table-row>
        <table:table-row table:style-name="ro1">
          <table:table-cell office:value-type="string" calcext:value-type="string">
            <text:p>c2sp2s908</text:p>
          </table:table-cell>
          <table:table-cell office:value-type="float" office:value="7.88961" calcext:value-type="float">
            <text:p>7,88961</text:p>
          </table:table-cell>
          <table:table-cell office:value-type="float" office:value="3.55201" calcext:value-type="float">
            <text:p>3,55201</text:p>
          </table:table-cell>
        </table:table-row>
        <table:table-row table:style-name="ro1">
          <table:table-cell office:value-type="string" calcext:value-type="string">
            <text:p>c2sp2s907</text:p>
          </table:table-cell>
          <table:table-cell office:value-type="float" office:value="7.7893" calcext:value-type="float">
            <text:p>7,7893</text:p>
          </table:table-cell>
          <table:table-cell office:value-type="float" office:value="3.58366" calcext:value-type="float">
            <text:p>3,58366</text:p>
          </table:table-cell>
        </table:table-row>
        <table:table-row table:style-name="ro1">
          <table:table-cell office:value-type="string" calcext:value-type="string">
            <text:p>c2sp2s906</text:p>
          </table:table-cell>
          <table:table-cell office:value-type="float" office:value="7.6898" calcext:value-type="float">
            <text:p>7,6898</text:p>
          </table:table-cell>
          <table:table-cell office:value-type="float" office:value="3.61716" calcext:value-type="float">
            <text:p>3,61716</text:p>
          </table:table-cell>
        </table:table-row>
        <table:table-row table:style-name="ro1">
          <table:table-cell office:value-type="string" calcext:value-type="string">
            <text:p>c2sp2s905</text:p>
          </table:table-cell>
          <table:table-cell office:value-type="float" office:value="7.59112" calcext:value-type="float">
            <text:p>7,59112</text:p>
          </table:table-cell>
          <table:table-cell office:value-type="float" office:value="3.65248" calcext:value-type="float">
            <text:p>3,65248</text:p>
          </table:table-cell>
        </table:table-row>
        <table:table-row table:style-name="ro1">
          <table:table-cell office:value-type="string" calcext:value-type="string">
            <text:p>c2sp2s904</text:p>
          </table:table-cell>
          <table:table-cell office:value-type="float" office:value="7.49331" calcext:value-type="float">
            <text:p>7,49331</text:p>
          </table:table-cell>
          <table:table-cell office:value-type="float" office:value="3.68961" calcext:value-type="float">
            <text:p>3,68961</text:p>
          </table:table-cell>
        </table:table-row>
        <table:table-row table:style-name="ro1">
          <table:table-cell office:value-type="string" calcext:value-type="string">
            <text:p>c2sp2s903</text:p>
          </table:table-cell>
          <table:table-cell office:value-type="float" office:value="7.39639" calcext:value-type="float">
            <text:p>7,39639</text:p>
          </table:table-cell>
          <table:table-cell office:value-type="float" office:value="3.72852" calcext:value-type="float">
            <text:p>3,72852</text:p>
          </table:table-cell>
        </table:table-row>
        <table:table-row table:style-name="ro1">
          <table:table-cell office:value-type="string" calcext:value-type="string">
            <text:p>c2sp2s902</text:p>
          </table:table-cell>
          <table:table-cell office:value-type="float" office:value="7.30041" calcext:value-type="float">
            <text:p>7,30041</text:p>
          </table:table-cell>
          <table:table-cell office:value-type="float" office:value="3.76919" calcext:value-type="float">
            <text:p>3,76919</text:p>
          </table:table-cell>
        </table:table-row>
        <table:table-row table:style-name="ro1">
          <table:table-cell office:value-type="string" calcext:value-type="string">
            <text:p>c2sp2s901</text:p>
          </table:table-cell>
          <table:table-cell office:value-type="float" office:value="7.20538" calcext:value-type="float">
            <text:p>7,20538</text:p>
          </table:table-cell>
          <table:table-cell office:value-type="float" office:value="3.8116" calcext:value-type="float">
            <text:p>3,8116</text:p>
          </table:table-cell>
        </table:table-row>
        <table:table-row table:style-name="ro1">
          <table:table-cell office:value-type="string" calcext:value-type="string">
            <text:p>c2sp2s900</text:p>
          </table:table-cell>
          <table:table-cell office:value-type="float" office:value="7.11136" calcext:value-type="float">
            <text:p>7,11136</text:p>
          </table:table-cell>
          <table:table-cell office:value-type="float" office:value="3.85574" calcext:value-type="float">
            <text:p>3,85574</text:p>
          </table:table-cell>
        </table:table-row>
        <table:table-row table:style-name="ro1">
          <table:table-cell office:value-type="string" calcext:value-type="string">
            <text:p>c2sp2s899</text:p>
          </table:table-cell>
          <table:table-cell office:value-type="float" office:value="7.01835" calcext:value-type="float">
            <text:p>7,01835</text:p>
          </table:table-cell>
          <table:table-cell office:value-type="float" office:value="3.90157" calcext:value-type="float">
            <text:p>3,90157</text:p>
          </table:table-cell>
        </table:table-row>
        <table:table-row table:style-name="ro1">
          <table:table-cell office:value-type="string" calcext:value-type="string">
            <text:p>c2sp2s898</text:p>
          </table:table-cell>
          <table:table-cell office:value-type="float" office:value="6.92641" calcext:value-type="float">
            <text:p>6,92641</text:p>
          </table:table-cell>
          <table:table-cell office:value-type="float" office:value="3.94908" calcext:value-type="float">
            <text:p>3,94908</text:p>
          </table:table-cell>
        </table:table-row>
        <table:table-row table:style-name="ro1">
          <table:table-cell office:value-type="string" calcext:value-type="string">
            <text:p>c2sp2s897</text:p>
          </table:table-cell>
          <table:table-cell office:value-type="float" office:value="6.83554" calcext:value-type="float">
            <text:p>6,83554</text:p>
          </table:table-cell>
          <table:table-cell office:value-type="float" office:value="3.99824" calcext:value-type="float">
            <text:p>3,99824</text:p>
          </table:table-cell>
        </table:table-row>
        <table:table-row table:style-name="ro1">
          <table:table-cell office:value-type="string" calcext:value-type="string">
            <text:p>c2sp2s896</text:p>
          </table:table-cell>
          <table:table-cell office:value-type="float" office:value="6.7458" calcext:value-type="float">
            <text:p>6,7458</text:p>
          </table:table-cell>
          <table:table-cell office:value-type="float" office:value="4.04902" calcext:value-type="float">
            <text:p>4,04902</text:p>
          </table:table-cell>
        </table:table-row>
        <table:table-row table:style-name="ro1">
          <table:table-cell office:value-type="string" calcext:value-type="string">
            <text:p>c2sp2s895</text:p>
          </table:table-cell>
          <table:table-cell office:value-type="float" office:value="6.65719" calcext:value-type="float">
            <text:p>6,65719</text:p>
          </table:table-cell>
          <table:table-cell office:value-type="float" office:value="4.10141" calcext:value-type="float">
            <text:p>4,10141</text:p>
          </table:table-cell>
        </table:table-row>
        <table:table-row table:style-name="ro1">
          <table:table-cell office:value-type="string" calcext:value-type="string">
            <text:p>c2sp2s894</text:p>
          </table:table-cell>
          <table:table-cell office:value-type="float" office:value="6.56976" calcext:value-type="float">
            <text:p>6,56976</text:p>
          </table:table-cell>
          <table:table-cell office:value-type="float" office:value="4.15538" calcext:value-type="float">
            <text:p>4,15538</text:p>
          </table:table-cell>
        </table:table-row>
        <table:table-row table:style-name="ro1">
          <table:table-cell office:value-type="string" calcext:value-type="string">
            <text:p>c2sp2s893</text:p>
          </table:table-cell>
          <table:table-cell office:value-type="float" office:value="6.48353" calcext:value-type="float">
            <text:p>6,48353</text:p>
          </table:table-cell>
          <table:table-cell office:value-type="float" office:value="4.2109" calcext:value-type="float">
            <text:p>4,2109</text:p>
          </table:table-cell>
        </table:table-row>
        <table:table-row table:style-name="ro1">
          <table:table-cell office:value-type="string" calcext:value-type="string">
            <text:p>c2sp2s892</text:p>
          </table:table-cell>
          <table:table-cell office:value-type="float" office:value="6.39853" calcext:value-type="float">
            <text:p>6,39853</text:p>
          </table:table-cell>
          <table:table-cell office:value-type="float" office:value="4.26794" calcext:value-type="float">
            <text:p>4,26794</text:p>
          </table:table-cell>
        </table:table-row>
        <table:table-row table:style-name="ro1">
          <table:table-cell office:value-type="string" calcext:value-type="string">
            <text:p>c2sp2s891</text:p>
          </table:table-cell>
          <table:table-cell office:value-type="float" office:value="6.31478" calcext:value-type="float">
            <text:p>6,31478</text:p>
          </table:table-cell>
          <table:table-cell office:value-type="float" office:value="4.32649" calcext:value-type="float">
            <text:p>4,32649</text:p>
          </table:table-cell>
        </table:table-row>
        <table:table-row table:style-name="ro1">
          <table:table-cell office:value-type="string" calcext:value-type="string">
            <text:p>c2sp2s890</text:p>
          </table:table-cell>
          <table:table-cell office:value-type="float" office:value="6.23232" calcext:value-type="float">
            <text:p>6,23232</text:p>
          </table:table-cell>
          <table:table-cell office:value-type="float" office:value="4.38651" calcext:value-type="float">
            <text:p>4,38651</text:p>
          </table:table-cell>
        </table:table-row>
        <table:table-row table:style-name="ro1">
          <table:table-cell office:value-type="string" calcext:value-type="string">
            <text:p>c2sp2s889</text:p>
          </table:table-cell>
          <table:table-cell office:value-type="float" office:value="6.15115" calcext:value-type="float">
            <text:p>6,15115</text:p>
          </table:table-cell>
          <table:table-cell office:value-type="float" office:value="4.44797" calcext:value-type="float">
            <text:p>4,44797</text:p>
          </table:table-cell>
        </table:table-row>
        <table:table-row table:style-name="ro1">
          <table:table-cell office:value-type="string" calcext:value-type="string">
            <text:p>c2sp2s888</text:p>
          </table:table-cell>
          <table:table-cell office:value-type="float" office:value="6.07133" calcext:value-type="float">
            <text:p>6,07133</text:p>
          </table:table-cell>
          <table:table-cell office:value-type="float" office:value="4.51085" calcext:value-type="float">
            <text:p>4,51085</text:p>
          </table:table-cell>
        </table:table-row>
        <table:table-row table:style-name="ro1">
          <table:table-cell office:value-type="string" calcext:value-type="string">
            <text:p>c2sp2s887</text:p>
          </table:table-cell>
          <table:table-cell office:value-type="float" office:value="5.99285" calcext:value-type="float">
            <text:p>5,99285</text:p>
          </table:table-cell>
          <table:table-cell office:value-type="float" office:value="4.57512" calcext:value-type="float">
            <text:p>4,57512</text:p>
          </table:table-cell>
        </table:table-row>
        <table:table-row table:style-name="ro1">
          <table:table-cell office:value-type="string" calcext:value-type="string">
            <text:p>c2sp2s886</text:p>
          </table:table-cell>
          <table:table-cell office:value-type="float" office:value="5.91576" calcext:value-type="float">
            <text:p>5,91576</text:p>
          </table:table-cell>
          <table:table-cell office:value-type="float" office:value="4.64075" calcext:value-type="float">
            <text:p>4,64075</text:p>
          </table:table-cell>
        </table:table-row>
        <table:table-row table:style-name="ro1">
          <table:table-cell office:value-type="string" calcext:value-type="string">
            <text:p>c2sp1s175</text:p>
          </table:table-cell>
          <table:table-cell office:value-type="float" office:value="9.381139" calcext:value-type="float">
            <text:p>9,381139</text:p>
          </table:table-cell>
          <table:table-cell office:value-type="float" office:value="4.96797" calcext:value-type="float">
            <text:p>4,96797</text:p>
          </table:table-cell>
        </table:table-row>
        <table:table-row table:style-name="ro1">
          <table:table-cell office:value-type="string" calcext:value-type="string">
            <text:p>c2sp1s174</text:p>
          </table:table-cell>
          <table:table-cell office:value-type="float" office:value="9.30432" calcext:value-type="float">
            <text:p>9,30432</text:p>
          </table:table-cell>
          <table:table-cell office:value-type="float" office:value="4.97148" calcext:value-type="float">
            <text:p>4,97148</text:p>
          </table:table-cell>
        </table:table-row>
        <table:table-row table:style-name="ro1">
          <table:table-cell office:value-type="string" calcext:value-type="string">
            <text:p>c2sp1s173</text:p>
          </table:table-cell>
          <table:table-cell office:value-type="float" office:value="9.22777" calcext:value-type="float">
            <text:p>9,22777</text:p>
          </table:table-cell>
          <table:table-cell office:value-type="float" office:value="4.97644" calcext:value-type="float">
            <text:p>4,97644</text:p>
          </table:table-cell>
        </table:table-row>
        <table:table-row table:style-name="ro1">
          <table:table-cell office:value-type="string" calcext:value-type="string">
            <text:p>c2sp1s172</text:p>
          </table:table-cell>
          <table:table-cell office:value-type="float" office:value="9.151515" calcext:value-type="float">
            <text:p>9,151515</text:p>
          </table:table-cell>
          <table:table-cell office:value-type="float" office:value="4.98286" calcext:value-type="float">
            <text:p>4,98286</text:p>
          </table:table-cell>
        </table:table-row>
        <table:table-row table:style-name="ro1">
          <table:table-cell office:value-type="string" calcext:value-type="string">
            <text:p>c2sp1s171</text:p>
          </table:table-cell>
          <table:table-cell office:value-type="float" office:value="9.0755822" calcext:value-type="float">
            <text:p>9,0755822</text:p>
          </table:table-cell>
          <table:table-cell office:value-type="float" office:value="4.99071" calcext:value-type="float">
            <text:p>4,99071</text:p>
          </table:table-cell>
        </table:table-row>
        <table:table-row table:style-name="ro1">
          <table:table-cell office:value-type="string" calcext:value-type="string">
            <text:p>c2sp1s1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sp1s169</text:p>
          </table:table-cell>
          <table:table-cell office:value-type="float" office:value="8.9247947" calcext:value-type="float">
            <text:p>8,9247947</text:p>
          </table:table-cell>
          <table:table-cell office:value-type="float" office:value="5.01071" calcext:value-type="float">
            <text:p>5,01071</text:p>
          </table:table-cell>
        </table:table-row>
        <table:table-row table:style-name="ro1">
          <table:table-cell office:value-type="string" calcext:value-type="string">
            <text:p>c2sp1s167</text:p>
          </table:table-cell>
          <table:table-cell office:value-type="float" office:value="8.849993" calcext:value-type="float">
            <text:p>8,849993</text:p>
          </table:table-cell>
          <table:table-cell office:value-type="float" office:value="5.02283" calcext:value-type="float">
            <text:p>5,02283</text:p>
          </table:table-cell>
        </table:table-row>
        <table:table-row table:style-name="ro1">
          <table:table-cell office:value-type="string" calcext:value-type="string">
            <text:p>c2sp1s166</text:p>
          </table:table-cell>
          <table:table-cell office:value-type="float" office:value="8.775621" calcext:value-type="float">
            <text:p>8,775621</text:p>
          </table:table-cell>
          <table:table-cell office:value-type="float" office:value="5.03635" calcext:value-type="float">
            <text:p>5,03635</text:p>
          </table:table-cell>
        </table:table-row>
        <table:table-row table:style-name="ro1">
          <table:table-cell office:value-type="string" calcext:value-type="string">
            <text:p>c2sp1s165</text:p>
          </table:table-cell>
          <table:table-cell office:value-type="float" office:value="8.701706" calcext:value-type="float">
            <text:p>8,701706</text:p>
          </table:table-cell>
          <table:table-cell office:value-type="float" office:value="5.05125" calcext:value-type="float">
            <text:p>5,05125</text:p>
          </table:table-cell>
        </table:table-row>
        <table:table-row table:style-name="ro1">
          <table:table-cell office:value-type="string" calcext:value-type="string">
            <text:p>c2sp1s164</text:p>
          </table:table-cell>
          <table:table-cell office:value-type="float" office:value="8.628272" calcext:value-type="float">
            <text:p>8,628272</text:p>
          </table:table-cell>
          <table:table-cell office:value-type="float" office:value="5.06753" calcext:value-type="float">
            <text:p>5,06753</text:p>
          </table:table-cell>
        </table:table-row>
        <table:table-row table:style-name="ro1">
          <table:table-cell office:value-type="string" calcext:value-type="string">
            <text:p>c2sp1s163</text:p>
          </table:table-cell>
          <table:table-cell office:value-type="float" office:value="8.555346" calcext:value-type="float">
            <text:p>8,555346</text:p>
          </table:table-cell>
          <table:table-cell office:value-type="float" office:value="5.08517" calcext:value-type="float">
            <text:p>5,08517</text:p>
          </table:table-cell>
        </table:table-row>
        <table:table-row table:style-name="ro1">
          <table:table-cell office:value-type="string" calcext:value-type="string">
            <text:p>c2sp1s162</text:p>
          </table:table-cell>
          <table:table-cell office:value-type="float" office:value="8.482952" calcext:value-type="float">
            <text:p>8,482952</text:p>
          </table:table-cell>
          <table:table-cell office:value-type="float" office:value="5.10416" calcext:value-type="float">
            <text:p>5,10416</text:p>
          </table:table-cell>
        </table:table-row>
        <table:table-row table:style-name="ro1">
          <table:table-cell office:value-type="string" calcext:value-type="string">
            <text:p>c2sp1s161</text:p>
          </table:table-cell>
          <table:table-cell office:value-type="float" office:value="8.411116" calcext:value-type="float">
            <text:p>8,411116</text:p>
          </table:table-cell>
          <table:table-cell office:value-type="float" office:value="5.12449" calcext:value-type="float">
            <text:p>5,12449</text:p>
          </table:table-cell>
        </table:table-row>
        <table:table-row table:style-name="ro1">
          <table:table-cell office:value-type="string" calcext:value-type="string">
            <text:p>c2sp1s160</text:p>
          </table:table-cell>
          <table:table-cell office:value-type="float" office:value="8.339861" calcext:value-type="float">
            <text:p>8,339861</text:p>
          </table:table-cell>
          <table:table-cell office:value-type="float" office:value="5.14613" calcext:value-type="float">
            <text:p>5,14613</text:p>
          </table:table-cell>
        </table:table-row>
        <table:table-row table:style-name="ro1">
          <table:table-cell office:value-type="string" calcext:value-type="string">
            <text:p>c2sp1s159</text:p>
          </table:table-cell>
          <table:table-cell office:value-type="float" office:value="8.269213" calcext:value-type="float">
            <text:p>8,269213</text:p>
          </table:table-cell>
          <table:table-cell office:value-type="float" office:value="5.16908" calcext:value-type="float">
            <text:p>5,16908</text:p>
          </table:table-cell>
        </table:table-row>
        <table:table-row table:style-name="ro1">
          <table:table-cell office:value-type="string" calcext:value-type="string">
            <text:p>c2sp1s158</text:p>
          </table:table-cell>
          <table:table-cell office:value-type="float" office:value="8.199194" calcext:value-type="float">
            <text:p>8,199194</text:p>
          </table:table-cell>
          <table:table-cell office:value-type="float" office:value="5.19332" calcext:value-type="float">
            <text:p>5,19332</text:p>
          </table:table-cell>
        </table:table-row>
        <table:table-row table:style-name="ro1">
          <table:table-cell office:value-type="string" calcext:value-type="string">
            <text:p>c2sp1s156</text:p>
          </table:table-cell>
          <table:table-cell office:value-type="float" office:value="8.129829" calcext:value-type="float">
            <text:p>8,129829</text:p>
          </table:table-cell>
          <table:table-cell office:value-type="float" office:value="5.21884" calcext:value-type="float">
            <text:p>5,21884</text:p>
          </table:table-cell>
        </table:table-row>
        <table:table-row table:style-name="ro1">
          <table:table-cell office:value-type="string" calcext:value-type="string">
            <text:p>c2sp1s155</text:p>
          </table:table-cell>
          <table:table-cell office:value-type="float" office:value="8.061141" calcext:value-type="float">
            <text:p>8,061141</text:p>
          </table:table-cell>
          <table:table-cell office:value-type="float" office:value="5.24561" calcext:value-type="float">
            <text:p>5,24561</text:p>
          </table:table-cell>
        </table:table-row>
        <table:table-row table:style-name="ro1">
          <table:table-cell office:value-type="string" calcext:value-type="string">
            <text:p>c2sp1s154</text:p>
          </table:table-cell>
          <table:table-cell office:value-type="float" office:value="7.99315" calcext:value-type="float">
            <text:p>7,99315</text:p>
          </table:table-cell>
          <table:table-cell office:value-type="float" office:value="5.27363" calcext:value-type="float">
            <text:p>5,27363</text:p>
          </table:table-cell>
        </table:table-row>
        <table:table-row table:style-name="ro1">
          <table:table-cell office:value-type="string" calcext:value-type="string">
            <text:p>c2sp1s153</text:p>
          </table:table-cell>
          <table:table-cell office:value-type="float" office:value="7.92588" calcext:value-type="float">
            <text:p>7,92588</text:p>
          </table:table-cell>
          <table:table-cell office:value-type="float" office:value="5.30287" calcext:value-type="float">
            <text:p>5,30287</text:p>
          </table:table-cell>
        </table:table-row>
        <table:table-row table:style-name="ro1">
          <table:table-cell office:value-type="string" calcext:value-type="string">
            <text:p>c2sp1s152</text:p>
          </table:table-cell>
          <table:table-cell office:value-type="float" office:value="7.85936" calcext:value-type="float">
            <text:p>7,85936</text:p>
          </table:table-cell>
          <table:table-cell office:value-type="float" office:value="5.33332" calcext:value-type="float">
            <text:p>5,33332</text:p>
          </table:table-cell>
        </table:table-row>
        <table:table-row table:style-name="ro1">
          <table:table-cell office:value-type="string" calcext:value-type="string">
            <text:p>c2sp1s151</text:p>
          </table:table-cell>
          <table:table-cell office:value-type="float" office:value="7.7936" calcext:value-type="float">
            <text:p>7,7936</text:p>
          </table:table-cell>
          <table:table-cell office:value-type="float" office:value="5.36496" calcext:value-type="float">
            <text:p>5,36496</text:p>
          </table:table-cell>
        </table:table-row>
        <table:table-row table:style-name="ro1">
          <table:table-cell office:value-type="string" calcext:value-type="string">
            <text:p>c2sp1s150</text:p>
          </table:table-cell>
          <table:table-cell office:value-type="float" office:value="7.72863" calcext:value-type="float">
            <text:p>7,72863</text:p>
          </table:table-cell>
          <table:table-cell office:value-type="float" office:value="5.39778" calcext:value-type="float">
            <text:p>5,39778</text:p>
          </table:table-cell>
        </table:table-row>
        <table:table-row table:style-name="ro1">
          <table:table-cell office:value-type="string" calcext:value-type="string">
            <text:p>c2sp1s149</text:p>
          </table:table-cell>
          <table:table-cell office:value-type="float" office:value="7.66446" calcext:value-type="float">
            <text:p>7,66446</text:p>
          </table:table-cell>
          <table:table-cell office:value-type="float" office:value="5.43174" calcext:value-type="float">
            <text:p>5,43174</text:p>
          </table:table-cell>
        </table:table-row>
        <table:table-row table:style-name="ro1">
          <table:table-cell office:value-type="string" calcext:value-type="string">
            <text:p>c2sp1s148</text:p>
          </table:table-cell>
          <table:table-cell office:value-type="float" office:value="7.60113" calcext:value-type="float">
            <text:p>7,60113</text:p>
          </table:table-cell>
          <table:table-cell office:value-type="float" office:value="5.46685" calcext:value-type="float">
            <text:p>5,46685</text:p>
          </table:table-cell>
        </table:table-row>
        <table:table-row table:style-name="ro1">
          <table:table-cell office:value-type="string" calcext:value-type="string">
            <text:p>c2sp1s147</text:p>
          </table:table-cell>
          <table:table-cell office:value-type="float" office:value="7.53864" calcext:value-type="float">
            <text:p>7,53864</text:p>
          </table:table-cell>
          <table:table-cell office:value-type="float" office:value="5.50307" calcext:value-type="float">
            <text:p>5,50307</text:p>
          </table:table-cell>
        </table:table-row>
        <table:table-row table:style-name="ro1">
          <table:table-cell office:value-type="string" calcext:value-type="string">
            <text:p>c2sp1s145</text:p>
          </table:table-cell>
          <table:table-cell office:value-type="float" office:value="7.47701" calcext:value-type="float">
            <text:p>7,47701</text:p>
          </table:table-cell>
          <table:table-cell office:value-type="float" office:value="5.54039" calcext:value-type="float">
            <text:p>5,54039</text:p>
          </table:table-cell>
        </table:table-row>
        <table:table-row table:style-name="ro1">
          <table:table-cell office:value-type="string" calcext:value-type="string">
            <text:p>c2sp1s144</text:p>
          </table:table-cell>
          <table:table-cell office:value-type="float" office:value="7.41628" calcext:value-type="float">
            <text:p>7,41628</text:p>
          </table:table-cell>
          <table:table-cell office:value-type="float" office:value="5.57878" calcext:value-type="float">
            <text:p>5,57878</text:p>
          </table:table-cell>
        </table:table-row>
        <table:table-row table:style-name="ro1">
          <table:table-cell office:value-type="string" calcext:value-type="string">
            <text:p>c2sp1s143</text:p>
          </table:table-cell>
          <table:table-cell office:value-type="float" office:value="7.35644" calcext:value-type="float">
            <text:p>7,35644</text:p>
          </table:table-cell>
          <table:table-cell office:value-type="float" office:value="5.61824" calcext:value-type="float">
            <text:p>5,61824</text:p>
          </table:table-cell>
        </table:table-row>
        <table:table-row table:style-name="ro1">
          <table:table-cell office:value-type="string" calcext:value-type="string">
            <text:p>c2sp1s142</text:p>
          </table:table-cell>
          <table:table-cell office:value-type="float" office:value="7.29754" calcext:value-type="float">
            <text:p>7,29754</text:p>
          </table:table-cell>
          <table:table-cell office:value-type="float" office:value="5.65873" calcext:value-type="float">
            <text:p>5,65873</text:p>
          </table:table-cell>
        </table:table-row>
        <table:table-row table:style-name="ro1">
          <table:table-cell office:value-type="string" calcext:value-type="string">
            <text:p>c2sp1s141</text:p>
          </table:table-cell>
          <table:table-cell office:value-type="float" office:value="7.23957" calcext:value-type="float">
            <text:p>7,23957</text:p>
          </table:table-cell>
          <table:table-cell office:value-type="float" office:value="5.70023" calcext:value-type="float">
            <text:p>5,70023</text:p>
          </table:table-cell>
        </table:table-row>
        <table:table-row table:style-name="ro1">
          <table:table-cell office:value-type="string" calcext:value-type="string">
            <text:p>c2sp2s885</text:p>
          </table:table-cell>
          <table:table-cell office:value-type="float" office:value="5.84007" calcext:value-type="float">
            <text:p>5,84007</text:p>
          </table:table-cell>
          <table:table-cell office:value-type="float" office:value="4.70771" calcext:value-type="float">
            <text:p>4,70771</text:p>
          </table:table-cell>
        </table:table-row>
        <table:table-row table:style-name="ro1">
          <table:table-cell office:value-type="string" calcext:value-type="string">
            <text:p>c2sp2s884</text:p>
          </table:table-cell>
          <table:table-cell office:value-type="float" office:value="5.76581" calcext:value-type="float">
            <text:p>5,76581</text:p>
          </table:table-cell>
          <table:table-cell office:value-type="float" office:value="4.77597" calcext:value-type="float">
            <text:p>4,77597</text:p>
          </table:table-cell>
        </table:table-row>
        <table:table-row table:style-name="ro1">
          <table:table-cell office:value-type="string" calcext:value-type="string">
            <text:p>c2sp2s883</text:p>
          </table:table-cell>
          <table:table-cell office:value-type="float" office:value="5.693" calcext:value-type="float">
            <text:p>5,693</text:p>
          </table:table-cell>
          <table:table-cell office:value-type="float" office:value="4.8455" calcext:value-type="float">
            <text:p>4,8455</text:p>
          </table:table-cell>
        </table:table-row>
        <table:table-row table:style-name="ro1">
          <table:table-cell office:value-type="string" calcext:value-type="string">
            <text:p>c2sp2s882</text:p>
          </table:table-cell>
          <table:table-cell office:value-type="float" office:value="5.62165" calcext:value-type="float">
            <text:p>5,62165</text:p>
          </table:table-cell>
          <table:table-cell office:value-type="float" office:value="4.91628" calcext:value-type="float">
            <text:p>4,91628</text:p>
          </table:table-cell>
        </table:table-row>
        <table:table-row table:style-name="ro1">
          <table:table-cell office:value-type="string" calcext:value-type="string">
            <text:p>c2sp2s881</text:p>
          </table:table-cell>
          <table:table-cell office:value-type="float" office:value="5.5518" calcext:value-type="float">
            <text:p>5,5518</text:p>
          </table:table-cell>
          <table:table-cell office:value-type="float" office:value="4.98827" calcext:value-type="float">
            <text:p>4,98827</text:p>
          </table:table-cell>
        </table:table-row>
        <table:table-row table:style-name="ro1">
          <table:table-cell office:value-type="string" calcext:value-type="string">
            <text:p>c2sp2s880</text:p>
          </table:table-cell>
          <table:table-cell office:value-type="float" office:value="5.48346" calcext:value-type="float">
            <text:p>5,48346</text:p>
          </table:table-cell>
          <table:table-cell office:value-type="float" office:value="5.06143" calcext:value-type="float">
            <text:p>5,06143</text:p>
          </table:table-cell>
        </table:table-row>
        <table:table-row table:style-name="ro1">
          <table:table-cell office:value-type="string" calcext:value-type="string">
            <text:p>c2sp2s879</text:p>
          </table:table-cell>
          <table:table-cell office:value-type="float" office:value="5.41665" calcext:value-type="float">
            <text:p>5,41665</text:p>
          </table:table-cell>
          <table:table-cell office:value-type="float" office:value="5.13574" calcext:value-type="float">
            <text:p>5,13574</text:p>
          </table:table-cell>
        </table:table-row>
        <table:table-row table:style-name="ro1">
          <table:table-cell office:value-type="string" calcext:value-type="string">
            <text:p>c2sp2s878</text:p>
          </table:table-cell>
          <table:table-cell office:value-type="float" office:value="5.35138" calcext:value-type="float">
            <text:p>5,35138</text:p>
          </table:table-cell>
          <table:table-cell office:value-type="float" office:value="5.21117" calcext:value-type="float">
            <text:p>5,21117</text:p>
          </table:table-cell>
        </table:table-row>
        <table:table-row table:style-name="ro1">
          <table:table-cell office:value-type="string" calcext:value-type="string">
            <text:p>c2sp2s877</text:p>
          </table:table-cell>
          <table:table-cell table:number-columns-repeated="2" office:value-type="float" office:value="5.28769" calcext:value-type="float">
            <text:p>5,28769</text:p>
          </table:table-cell>
        </table:table-row>
        <table:table-row table:style-name="ro1">
          <table:table-cell office:value-type="string" calcext:value-type="string">
            <text:p>c2sp2s876</text:p>
          </table:table-cell>
          <table:table-cell office:value-type="float" office:value="5.22558" calcext:value-type="float">
            <text:p>5,22558</text:p>
          </table:table-cell>
          <table:table-cell office:value-type="float" office:value="5.36526" calcext:value-type="float">
            <text:p>5,36526</text:p>
          </table:table-cell>
        </table:table-row>
        <table:table-row table:style-name="ro1">
          <table:table-cell office:value-type="string" calcext:value-type="string">
            <text:p>c2sp2s875</text:p>
          </table:table-cell>
          <table:table-cell office:value-type="float" office:value="5.16507" calcext:value-type="float">
            <text:p>5,16507</text:p>
          </table:table-cell>
          <table:table-cell office:value-type="float" office:value="5.44384" calcext:value-type="float">
            <text:p>5,44384</text:p>
          </table:table-cell>
        </table:table-row>
        <table:table-row table:style-name="ro1">
          <table:table-cell office:value-type="string" calcext:value-type="string">
            <text:p>c2sp2s874</text:p>
          </table:table-cell>
          <table:table-cell office:value-type="float" office:value="5.10619" calcext:value-type="float">
            <text:p>5,10619</text:p>
          </table:table-cell>
          <table:table-cell office:value-type="float" office:value="5.52342" calcext:value-type="float">
            <text:p>5,52342</text:p>
          </table:table-cell>
        </table:table-row>
        <table:table-row table:style-name="ro1">
          <table:table-cell office:value-type="string" calcext:value-type="string">
            <text:p>c2sp2s873</text:p>
          </table:table-cell>
          <table:table-cell office:value-type="float" office:value="5.04893" calcext:value-type="float">
            <text:p>5,04893</text:p>
          </table:table-cell>
          <table:table-cell office:value-type="float" office:value="5.60395" calcext:value-type="float">
            <text:p>5,60395</text:p>
          </table:table-cell>
        </table:table-row>
        <table:table-row table:style-name="ro1">
          <table:table-cell office:value-type="string" calcext:value-type="string">
            <text:p>c2sp2s872</text:p>
          </table:table-cell>
          <table:table-cell office:value-type="float" office:value="4.99333" calcext:value-type="float">
            <text:p>4,99333</text:p>
          </table:table-cell>
          <table:table-cell office:value-type="float" office:value="5.6854" calcext:value-type="float">
            <text:p>5,6854</text:p>
          </table:table-cell>
        </table:table-row>
        <table:table-row table:style-name="ro1">
          <table:table-cell office:value-type="string" calcext:value-type="string">
            <text:p>c2sp2s871</text:p>
          </table:table-cell>
          <table:table-cell office:value-type="float" office:value="4.93939" calcext:value-type="float">
            <text:p>4,93939</text:p>
          </table:table-cell>
          <table:table-cell office:value-type="float" office:value="5.76773" calcext:value-type="float">
            <text:p>5,76773</text:p>
          </table:table-cell>
        </table:table-row>
        <table:table-row table:style-name="ro1">
          <table:table-cell office:value-type="string" calcext:value-type="string">
            <text:p>c2sp2s870</text:p>
          </table:table-cell>
          <table:table-cell office:value-type="float" office:value="4.88713" calcext:value-type="float">
            <text:p>4,88713</text:p>
          </table:table-cell>
          <table:table-cell office:value-type="float" office:value="5.85092" calcext:value-type="float">
            <text:p>5,85092</text:p>
          </table:table-cell>
        </table:table-row>
        <table:table-row table:style-name="ro1">
          <table:table-cell office:value-type="string" calcext:value-type="string">
            <text:p>c2sp2s869</text:p>
          </table:table-cell>
          <table:table-cell office:value-type="float" office:value="4.83656" calcext:value-type="float">
            <text:p>4,83656</text:p>
          </table:table-cell>
          <table:table-cell office:value-type="float" office:value="5.93493" calcext:value-type="float">
            <text:p>5,93493</text:p>
          </table:table-cell>
        </table:table-row>
        <table:table-row table:style-name="ro1">
          <table:table-cell office:value-type="string" calcext:value-type="string">
            <text:p>c2sp2s868</text:p>
          </table:table-cell>
          <table:table-cell office:value-type="float" office:value="4.78769" calcext:value-type="float">
            <text:p>4,78769</text:p>
          </table:table-cell>
          <table:table-cell office:value-type="float" office:value="6.01972" calcext:value-type="float">
            <text:p>6,01972</text:p>
          </table:table-cell>
        </table:table-row>
        <table:table-row table:style-name="ro1">
          <table:table-cell office:value-type="string" calcext:value-type="string">
            <text:p>c2sp2s867</text:p>
          </table:table-cell>
          <table:table-cell office:value-type="float" office:value="4.74054" calcext:value-type="float">
            <text:p>4,74054</text:p>
          </table:table-cell>
          <table:table-cell office:value-type="float" office:value="6.10527" calcext:value-type="float">
            <text:p>6,10527</text:p>
          </table:table-cell>
        </table:table-row>
        <table:table-row table:style-name="ro1">
          <table:table-cell office:value-type="string" calcext:value-type="string">
            <text:p>c2sp2s866</text:p>
          </table:table-cell>
          <table:table-cell office:value-type="float" office:value="4.69511" calcext:value-type="float">
            <text:p>4,69511</text:p>
          </table:table-cell>
          <table:table-cell office:value-type="float" office:value="6.19153" calcext:value-type="float">
            <text:p>6,19153</text:p>
          </table:table-cell>
        </table:table-row>
        <table:table-row table:style-name="ro1">
          <table:table-cell office:value-type="string" calcext:value-type="string">
            <text:p>c2sp2s865</text:p>
          </table:table-cell>
          <table:table-cell office:value-type="float" office:value="4.65141" calcext:value-type="float">
            <text:p>4,65141</text:p>
          </table:table-cell>
          <table:table-cell office:value-type="float" office:value="6.27848" calcext:value-type="float">
            <text:p>6,27848</text:p>
          </table:table-cell>
        </table:table-row>
        <table:table-row table:style-name="ro1">
          <table:table-cell office:value-type="string" calcext:value-type="string">
            <text:p>c2sp2s864</text:p>
          </table:table-cell>
          <table:table-cell office:value-type="float" office:value="4.60946" calcext:value-type="float">
            <text:p>4,60946</text:p>
          </table:table-cell>
          <table:table-cell office:value-type="float" office:value="6.36607" calcext:value-type="float">
            <text:p>6,36607</text:p>
          </table:table-cell>
        </table:table-row>
        <table:table-row table:style-name="ro1">
          <table:table-cell office:value-type="string" calcext:value-type="string">
            <text:p>c2sp2s863</text:p>
          </table:table-cell>
          <table:table-cell office:value-type="float" office:value="4.56927" calcext:value-type="float">
            <text:p>4,56927</text:p>
          </table:table-cell>
          <table:table-cell office:value-type="float" office:value="6.45427" calcext:value-type="float">
            <text:p>6,45427</text:p>
          </table:table-cell>
        </table:table-row>
        <table:table-row table:style-name="ro1">
          <table:table-cell office:value-type="string" calcext:value-type="string">
            <text:p>c2sp2s862</text:p>
          </table:table-cell>
          <table:table-cell office:value-type="float" office:value="4.53084" calcext:value-type="float">
            <text:p>4,53084</text:p>
          </table:table-cell>
          <table:table-cell office:value-type="float" office:value="6.54306" calcext:value-type="float">
            <text:p>6,54306</text:p>
          </table:table-cell>
        </table:table-row>
        <table:table-row table:style-name="ro1">
          <table:table-cell office:value-type="string" calcext:value-type="string">
            <text:p>c2sp2s861</text:p>
          </table:table-cell>
          <table:table-cell office:value-type="float" office:value="4.49417" calcext:value-type="float">
            <text:p>4,49417</text:p>
          </table:table-cell>
          <table:table-cell office:value-type="float" office:value="6.63238" calcext:value-type="float">
            <text:p>6,63238</text:p>
          </table:table-cell>
        </table:table-row>
        <table:table-row table:style-name="ro1">
          <table:table-cell office:value-type="string" calcext:value-type="string">
            <text:p>c2sp2s860</text:p>
          </table:table-cell>
          <table:table-cell office:value-type="float" office:value="4.45929" calcext:value-type="float">
            <text:p>4,45929</text:p>
          </table:table-cell>
          <table:table-cell office:value-type="float" office:value="6.72221" calcext:value-type="float">
            <text:p>6,72221</text:p>
          </table:table-cell>
        </table:table-row>
        <table:table-row table:style-name="ro1">
          <table:table-cell office:value-type="string" calcext:value-type="string">
            <text:p>c2sp2s859</text:p>
          </table:table-cell>
          <table:table-cell office:value-type="float" office:value="4.42618" calcext:value-type="float">
            <text:p>4,42618</text:p>
          </table:table-cell>
          <table:table-cell office:value-type="float" office:value="6.81252" calcext:value-type="float">
            <text:p>6,81252</text:p>
          </table:table-cell>
        </table:table-row>
        <table:table-row table:style-name="ro1">
          <table:table-cell office:value-type="string" calcext:value-type="string">
            <text:p>c2sp2s858</text:p>
          </table:table-cell>
          <table:table-cell office:value-type="float" office:value="4.39486" calcext:value-type="float">
            <text:p>4,39486</text:p>
          </table:table-cell>
          <table:table-cell office:value-type="float" office:value="6.90326" calcext:value-type="float">
            <text:p>6,90326</text:p>
          </table:table-cell>
        </table:table-row>
        <table:table-row table:style-name="ro1">
          <table:table-cell office:value-type="string" calcext:value-type="string">
            <text:p>c2sp2s857</text:p>
          </table:table-cell>
          <table:table-cell office:value-type="float" office:value="4.36534" calcext:value-type="float">
            <text:p>4,36534</text:p>
          </table:table-cell>
          <table:table-cell office:value-type="float" office:value="6.9944" calcext:value-type="float">
            <text:p>6,9944</text:p>
          </table:table-cell>
        </table:table-row>
        <table:table-row table:style-name="ro1">
          <table:table-cell office:value-type="string" calcext:value-type="string">
            <text:p>c2sp2s856</text:p>
          </table:table-cell>
          <table:table-cell office:value-type="float" office:value="4.33761" calcext:value-type="float">
            <text:p>4,33761</text:p>
          </table:table-cell>
          <table:table-cell office:value-type="float" office:value="7.08591" calcext:value-type="float">
            <text:p>7,08591</text:p>
          </table:table-cell>
        </table:table-row>
        <table:table-row table:style-name="ro1">
          <table:table-cell office:value-type="string" calcext:value-type="string">
            <text:p>c2sp2s855</text:p>
          </table:table-cell>
          <table:table-cell office:value-type="float" office:value="4.31168" calcext:value-type="float">
            <text:p>4,31168</text:p>
          </table:table-cell>
          <table:table-cell office:value-type="float" office:value="7.17775" calcext:value-type="float">
            <text:p>7,17775</text:p>
          </table:table-cell>
        </table:table-row>
        <table:table-row table:style-name="ro1">
          <table:table-cell office:value-type="string" calcext:value-type="string">
            <text:p>c2sp2s854</text:p>
          </table:table-cell>
          <table:table-cell office:value-type="float" office:value="4.28756" calcext:value-type="float">
            <text:p>4,28756</text:p>
          </table:table-cell>
          <table:table-cell office:value-type="float" office:value="7.26989" calcext:value-type="float">
            <text:p>7,26989</text:p>
          </table:table-cell>
        </table:table-row>
        <table:table-row table:style-name="ro1">
          <table:table-cell office:value-type="string" calcext:value-type="string">
            <text:p>c2sp1s140</text:p>
          </table:table-cell>
          <table:table-cell office:value-type="float" office:value="7.18256" calcext:value-type="float">
            <text:p>7,18256</text:p>
          </table:table-cell>
          <table:table-cell office:value-type="float" office:value="5.74273" calcext:value-type="float">
            <text:p>5,74273</text:p>
          </table:table-cell>
        </table:table-row>
        <table:table-row table:style-name="ro1">
          <table:table-cell office:value-type="string" calcext:value-type="string">
            <text:p>c2sp1s139</text:p>
          </table:table-cell>
          <table:table-cell office:value-type="float" office:value="7.12652" calcext:value-type="float">
            <text:p>7,12652</text:p>
          </table:table-cell>
          <table:table-cell office:value-type="float" office:value="5.7862" calcext:value-type="float">
            <text:p>5,7862</text:p>
          </table:table-cell>
        </table:table-row>
        <table:table-row table:style-name="ro1">
          <table:table-cell office:value-type="string" calcext:value-type="string">
            <text:p>c2sp1s138</text:p>
          </table:table-cell>
          <table:table-cell office:value-type="float" office:value="7.07148" calcext:value-type="float">
            <text:p>7,07148</text:p>
          </table:table-cell>
          <table:table-cell office:value-type="float" office:value="5.83063" calcext:value-type="float">
            <text:p>5,83063</text:p>
          </table:table-cell>
        </table:table-row>
        <table:table-row table:style-name="ro1">
          <table:table-cell office:value-type="string" calcext:value-type="string">
            <text:p>c2sp1s137</text:p>
          </table:table-cell>
          <table:table-cell office:value-type="float" office:value="7.01744" calcext:value-type="float">
            <text:p>7,01744</text:p>
          </table:table-cell>
          <table:table-cell office:value-type="float" office:value="5.87599" calcext:value-type="float">
            <text:p>5,87599</text:p>
          </table:table-cell>
        </table:table-row>
        <table:table-row table:style-name="ro1">
          <table:table-cell office:value-type="string" calcext:value-type="string">
            <text:p>c2sp1s136</text:p>
          </table:table-cell>
          <table:table-cell office:value-type="float" office:value="6.96443" calcext:value-type="float">
            <text:p>6,96443</text:p>
          </table:table-cell>
          <table:table-cell office:value-type="float" office:value="5.92225" calcext:value-type="float">
            <text:p>5,92225</text:p>
          </table:table-cell>
        </table:table-row>
        <table:table-row table:style-name="ro1">
          <table:table-cell office:value-type="string" calcext:value-type="string">
            <text:p>c2sp1s134</text:p>
          </table:table-cell>
          <table:table-cell office:value-type="float" office:value="6.91245" calcext:value-type="float">
            <text:p>6,91245</text:p>
          </table:table-cell>
          <table:table-cell office:value-type="float" office:value="5.9694" calcext:value-type="float">
            <text:p>5,9694</text:p>
          </table:table-cell>
        </table:table-row>
        <table:table-row table:style-name="ro1">
          <table:table-cell office:value-type="string" calcext:value-type="string">
            <text:p>c2sp1s133</text:p>
          </table:table-cell>
          <table:table-cell office:value-type="float" office:value="6.86153" calcext:value-type="float">
            <text:p>6,86153</text:p>
          </table:table-cell>
          <table:table-cell office:value-type="float" office:value="6.01741" calcext:value-type="float">
            <text:p>6,01741</text:p>
          </table:table-cell>
        </table:table-row>
        <table:table-row table:style-name="ro1">
          <table:table-cell office:value-type="string" calcext:value-type="string">
            <text:p>c2sp1s132</text:p>
          </table:table-cell>
          <table:table-cell office:value-type="float" office:value="6.81167" calcext:value-type="float">
            <text:p>6,81167</text:p>
          </table:table-cell>
          <table:table-cell office:value-type="float" office:value="6.06626" calcext:value-type="float">
            <text:p>6,06626</text:p>
          </table:table-cell>
        </table:table-row>
        <table:table-row table:style-name="ro1">
          <table:table-cell office:value-type="string" calcext:value-type="string">
            <text:p>c2sp1s131</text:p>
          </table:table-cell>
          <table:table-cell office:value-type="float" office:value="6.76289" calcext:value-type="float">
            <text:p>6,76289</text:p>
          </table:table-cell>
          <table:table-cell office:value-type="float" office:value="6.11593" calcext:value-type="float">
            <text:p>6,11593</text:p>
          </table:table-cell>
        </table:table-row>
        <table:table-row table:style-name="ro1">
          <table:table-cell office:value-type="string" calcext:value-type="string">
            <text:p>c2sp1s130</text:p>
          </table:table-cell>
          <table:table-cell office:value-type="float" office:value="6.7152" calcext:value-type="float">
            <text:p>6,7152</text:p>
          </table:table-cell>
          <table:table-cell office:value-type="float" office:value="6.1664" calcext:value-type="float">
            <text:p>6,1664</text:p>
          </table:table-cell>
        </table:table-row>
        <table:table-row table:style-name="ro1">
          <table:table-cell office:value-type="string" calcext:value-type="string">
            <text:p>c2sp1s129</text:p>
          </table:table-cell>
          <table:table-cell office:value-type="float" office:value="6.66862" calcext:value-type="float">
            <text:p>6,66862</text:p>
          </table:table-cell>
          <table:table-cell office:value-type="float" office:value="6.21763" calcext:value-type="float">
            <text:p>6,21763</text:p>
          </table:table-cell>
        </table:table-row>
        <table:table-row table:style-name="ro1">
          <table:table-cell office:value-type="string" calcext:value-type="string">
            <text:p>c2sp1s128</text:p>
          </table:table-cell>
          <table:table-cell office:value-type="float" office:value="6.62316" calcext:value-type="float">
            <text:p>6,62316</text:p>
          </table:table-cell>
          <table:table-cell office:value-type="float" office:value="6.26961" calcext:value-type="float">
            <text:p>6,26961</text:p>
          </table:table-cell>
        </table:table-row>
        <table:table-row table:style-name="ro1">
          <table:table-cell office:value-type="string" calcext:value-type="string">
            <text:p>c2sp1s127</text:p>
          </table:table-cell>
          <table:table-cell office:value-type="float" office:value="6.57882" calcext:value-type="float">
            <text:p>6,57882</text:p>
          </table:table-cell>
          <table:table-cell office:value-type="float" office:value="6.32231" calcext:value-type="float">
            <text:p>6,32231</text:p>
          </table:table-cell>
        </table:table-row>
        <table:table-row table:style-name="ro1">
          <table:table-cell office:value-type="string" calcext:value-type="string">
            <text:p>c2sp1s126</text:p>
          </table:table-cell>
          <table:table-cell office:value-type="float" office:value="6.53563" calcext:value-type="float">
            <text:p>6,53563</text:p>
          </table:table-cell>
          <table:table-cell office:value-type="float" office:value="6.37571" calcext:value-type="float">
            <text:p>6,37571</text:p>
          </table:table-cell>
        </table:table-row>
        <table:table-row table:style-name="ro1">
          <table:table-cell office:value-type="string" calcext:value-type="string">
            <text:p>c2sp1s125</text:p>
          </table:table-cell>
          <table:table-cell office:value-type="float" office:value="6.49359" calcext:value-type="float">
            <text:p>6,49359</text:p>
          </table:table-cell>
          <table:table-cell office:value-type="float" office:value="6.42979" calcext:value-type="float">
            <text:p>6,42979</text:p>
          </table:table-cell>
        </table:table-row>
        <table:table-row table:style-name="ro1">
          <table:table-cell office:value-type="string" calcext:value-type="string">
            <text:p>c2sp1s123</text:p>
          </table:table-cell>
          <table:table-cell office:value-type="float" office:value="6.4527" calcext:value-type="float">
            <text:p>6,4527</text:p>
          </table:table-cell>
          <table:table-cell office:value-type="float" office:value="6.48451" calcext:value-type="float">
            <text:p>6,48451</text:p>
          </table:table-cell>
        </table:table-row>
        <table:table-row table:style-name="ro1">
          <table:table-cell office:value-type="string" calcext:value-type="string">
            <text:p>c2sp1s122</text:p>
          </table:table-cell>
          <table:table-cell office:value-type="float" office:value="6.41299" calcext:value-type="float">
            <text:p>6,41299</text:p>
          </table:table-cell>
          <table:table-cell office:value-type="float" office:value="6.53986" calcext:value-type="float">
            <text:p>6,53986</text:p>
          </table:table-cell>
        </table:table-row>
        <table:table-row table:style-name="ro1">
          <table:table-cell office:value-type="string" calcext:value-type="string">
            <text:p>c2sp1s121</text:p>
          </table:table-cell>
          <table:table-cell office:value-type="float" office:value="6.37445" calcext:value-type="float">
            <text:p>6,37445</text:p>
          </table:table-cell>
          <table:table-cell office:value-type="float" office:value="6.59582" calcext:value-type="float">
            <text:p>6,59582</text:p>
          </table:table-cell>
        </table:table-row>
        <table:table-row table:style-name="ro1">
          <table:table-cell office:value-type="string" calcext:value-type="string">
            <text:p>c2sp1s120</text:p>
          </table:table-cell>
          <table:table-cell office:value-type="float" office:value="6.33711" calcext:value-type="float">
            <text:p>6,33711</text:p>
          </table:table-cell>
          <table:table-cell office:value-type="float" office:value="6.65234" calcext:value-type="float">
            <text:p>6,65234</text:p>
          </table:table-cell>
        </table:table-row>
        <table:table-row table:style-name="ro1">
          <table:table-cell office:value-type="string" calcext:value-type="string">
            <text:p>c2sp1s119</text:p>
          </table:table-cell>
          <table:table-cell office:value-type="float" office:value="6.30095" calcext:value-type="float">
            <text:p>6,30095</text:p>
          </table:table-cell>
          <table:table-cell office:value-type="float" office:value="6.70942" calcext:value-type="float">
            <text:p>6,70942</text:p>
          </table:table-cell>
        </table:table-row>
        <table:table-row table:style-name="ro1">
          <table:table-cell office:value-type="string" calcext:value-type="string">
            <text:p>c2sp1s118</text:p>
          </table:table-cell>
          <table:table-cell office:value-type="float" office:value="6.266" calcext:value-type="float">
            <text:p>6,266</text:p>
          </table:table-cell>
          <table:table-cell office:value-type="float" office:value="6.76703" calcext:value-type="float">
            <text:p>6,76703</text:p>
          </table:table-cell>
        </table:table-row>
        <table:table-row table:style-name="ro1">
          <table:table-cell office:value-type="string" calcext:value-type="string">
            <text:p>c2sp1s117</text:p>
          </table:table-cell>
          <table:table-cell office:value-type="float" office:value="6.23226" calcext:value-type="float">
            <text:p>6,23226</text:p>
          </table:table-cell>
          <table:table-cell office:value-type="float" office:value="6.82513" calcext:value-type="float">
            <text:p>6,82513</text:p>
          </table:table-cell>
        </table:table-row>
        <table:table-row table:style-name="ro1">
          <table:table-cell office:value-type="string" calcext:value-type="string">
            <text:p>c2sp1s116</text:p>
          </table:table-cell>
          <table:table-cell office:value-type="float" office:value="6.19974" calcext:value-type="float">
            <text:p>6,19974</text:p>
          </table:table-cell>
          <table:table-cell office:value-type="float" office:value="6.88372" calcext:value-type="float">
            <text:p>6,88372</text:p>
          </table:table-cell>
        </table:table-row>
        <table:table-row table:style-name="ro1">
          <table:table-cell office:value-type="string" calcext:value-type="string">
            <text:p>c2sp1s115</text:p>
          </table:table-cell>
          <table:table-cell office:value-type="float" office:value="6.16844" calcext:value-type="float">
            <text:p>6,16844</text:p>
          </table:table-cell>
          <table:table-cell office:value-type="float" office:value="6.94275" calcext:value-type="float">
            <text:p>6,94275</text:p>
          </table:table-cell>
        </table:table-row>
        <table:table-row table:style-name="ro1">
          <table:table-cell office:value-type="string" calcext:value-type="string">
            <text:p>c2sp1s114</text:p>
          </table:table-cell>
          <table:table-cell office:value-type="float" office:value="6.13837" calcext:value-type="float">
            <text:p>6,13837</text:p>
          </table:table-cell>
          <table:table-cell office:value-type="float" office:value="7.00221" calcext:value-type="float">
            <text:p>7,00221</text:p>
          </table:table-cell>
        </table:table-row>
        <table:table-row table:style-name="ro1">
          <table:table-cell office:value-type="string" calcext:value-type="string">
            <text:p>c2sp1s111</text:p>
          </table:table-cell>
          <table:table-cell office:value-type="float" office:value="6.10953" calcext:value-type="float">
            <text:p>6,10953</text:p>
          </table:table-cell>
          <table:table-cell office:value-type="float" office:value="7.06207" calcext:value-type="float">
            <text:p>7,06207</text:p>
          </table:table-cell>
        </table:table-row>
        <table:table-row table:style-name="ro1">
          <table:table-cell office:value-type="string" calcext:value-type="string">
            <text:p>c2sp1s110</text:p>
          </table:table-cell>
          <table:table-cell office:value-type="float" office:value="6.08192" calcext:value-type="float">
            <text:p>6,08192</text:p>
          </table:table-cell>
          <table:table-cell office:value-type="float" office:value="7.12231" calcext:value-type="float">
            <text:p>7,12231</text:p>
          </table:table-cell>
        </table:table-row>
        <table:table-row table:style-name="ro1">
          <table:table-cell office:value-type="string" calcext:value-type="string">
            <text:p>c2sp1s109</text:p>
          </table:table-cell>
          <table:table-cell office:value-type="float" office:value="6.05556" calcext:value-type="float">
            <text:p>6,05556</text:p>
          </table:table-cell>
          <table:table-cell office:value-type="float" office:value="7.1829" calcext:value-type="float">
            <text:p>7,1829</text:p>
          </table:table-cell>
        </table:table-row>
        <table:table-row table:style-name="ro1">
          <table:table-cell office:value-type="string" calcext:value-type="string">
            <text:p>c2sp1s108</text:p>
          </table:table-cell>
          <table:table-cell office:value-type="float" office:value="6.03044" calcext:value-type="float">
            <text:p>6,03044</text:p>
          </table:table-cell>
          <table:table-cell office:value-type="float" office:value="7.24381" calcext:value-type="float">
            <text:p>7,24381</text:p>
          </table:table-cell>
        </table:table-row>
        <table:table-row table:style-name="ro1">
          <table:table-cell office:value-type="string" calcext:value-type="string">
            <text:p>c2sp1s107</text:p>
          </table:table-cell>
          <table:table-cell office:value-type="float" office:value="6.00657" calcext:value-type="float">
            <text:p>6,00657</text:p>
          </table:table-cell>
          <table:table-cell office:value-type="float" office:value="7.30502" calcext:value-type="float">
            <text:p>7,30502</text:p>
          </table:table-cell>
        </table:table-row>
        <table:table-row table:style-name="ro1">
          <table:table-cell office:value-type="string" calcext:value-type="string">
            <text:p>c2sp1s106</text:p>
          </table:table-cell>
          <table:table-cell office:value-type="float" office:value="5.98395" calcext:value-type="float">
            <text:p>5,98395</text:p>
          </table:table-cell>
          <table:table-cell office:value-type="float" office:value="7.3665" calcext:value-type="float">
            <text:p>7,3665</text:p>
          </table:table-cell>
        </table:table-row>
        <table:table-row table:style-name="ro1">
          <table:table-cell office:value-type="string" calcext:value-type="string">
            <text:p>c2sp1s105</text:p>
          </table:table-cell>
          <table:table-cell office:value-type="float" office:value="5.96257" calcext:value-type="float">
            <text:p>5,96257</text:p>
          </table:table-cell>
          <table:table-cell office:value-type="float" office:value="7.42824" calcext:value-type="float">
            <text:p>7,42824</text:p>
          </table:table-cell>
        </table:table-row>
        <table:table-row table:style-name="ro1">
          <table:table-cell office:value-type="string" calcext:value-type="string">
            <text:p>c2sp2s565</text:p>
          </table:table-cell>
          <table:table-cell office:value-type="float" office:value="8.203467" calcext:value-type="float">
            <text:p>8,203467</text:p>
          </table:table-cell>
          <table:table-cell office:value-type="float" office:value="7.02454" calcext:value-type="float">
            <text:p>7,02454</text:p>
          </table:table-cell>
        </table:table-row>
        <table:table-row table:style-name="ro1">
          <table:table-cell office:value-type="string" calcext:value-type="string">
            <text:p>c2sp2s564</text:p>
          </table:table-cell>
          <table:table-cell office:value-type="float" office:value="8.170288" calcext:value-type="float">
            <text:p>8,170288</text:p>
          </table:table-cell>
          <table:table-cell office:value-type="float" office:value="7.04911" calcext:value-type="float">
            <text:p>7,04911</text:p>
          </table:table-cell>
        </table:table-row>
        <table:table-row table:style-name="ro1">
          <table:table-cell office:value-type="string" calcext:value-type="string">
            <text:p>c2sp2s563</text:p>
          </table:table-cell>
          <table:table-cell office:value-type="float" office:value="8.13775" calcext:value-type="float">
            <text:p>8,13775</text:p>
          </table:table-cell>
          <table:table-cell office:value-type="float" office:value="7.07422" calcext:value-type="float">
            <text:p>7,07422</text:p>
          </table:table-cell>
        </table:table-row>
        <table:table-row table:style-name="ro1">
          <table:table-cell office:value-type="string" calcext:value-type="string">
            <text:p>c2sp2s562</text:p>
          </table:table-cell>
          <table:table-cell office:value-type="float" office:value="8.105864" calcext:value-type="float">
            <text:p>8,105864</text:p>
          </table:table-cell>
          <table:table-cell office:value-type="float" office:value="7.09986" calcext:value-type="float">
            <text:p>7,09986</text:p>
          </table:table-cell>
        </table:table-row>
        <table:table-row table:style-name="ro1">
          <table:table-cell office:value-type="string" calcext:value-type="string">
            <text:p>c2sp2s561</text:p>
          </table:table-cell>
          <table:table-cell office:value-type="float" office:value="8.074635" calcext:value-type="float">
            <text:p>8,074635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c2sp2s560</text:p>
          </table:table-cell>
          <table:table-cell office:value-type="float" office:value="8.044074" calcext:value-type="float">
            <text:p>8,044074</text:p>
          </table:table-cell>
          <table:table-cell office:value-type="float" office:value="7.15268" calcext:value-type="float">
            <text:p>7,15268</text:p>
          </table:table-cell>
        </table:table-row>
        <table:table-row table:style-name="ro1">
          <table:table-cell office:value-type="string" calcext:value-type="string">
            <text:p>c2sp2s559</text:p>
          </table:table-cell>
          <table:table-cell office:value-type="float" office:value="8.014187" calcext:value-type="float">
            <text:p>8,014187</text:p>
          </table:table-cell>
          <table:table-cell office:value-type="float" office:value="7.17982" calcext:value-type="float">
            <text:p>7,17982</text:p>
          </table:table-cell>
        </table:table-row>
        <table:table-row table:style-name="ro1">
          <table:table-cell office:value-type="string" calcext:value-type="string">
            <text:p>c2sp2s558</text:p>
          </table:table-cell>
          <table:table-cell office:value-type="float" office:value="7.98498" calcext:value-type="float">
            <text:p>7,98498</text:p>
          </table:table-cell>
          <table:table-cell office:value-type="float" office:value="7.20742" calcext:value-type="float">
            <text:p>7,20742</text:p>
          </table:table-cell>
        </table:table-row>
        <table:table-row table:style-name="ro1">
          <table:table-cell office:value-type="string" calcext:value-type="string">
            <text:p>c2sp2s557</text:p>
          </table:table-cell>
          <table:table-cell office:value-type="float" office:value="7.95647" calcext:value-type="float">
            <text:p>7,95647</text:p>
          </table:table-cell>
          <table:table-cell office:value-type="float" office:value="7.23548" calcext:value-type="float">
            <text:p>7,23548</text:p>
          </table:table-cell>
        </table:table-row>
        <table:table-row table:style-name="ro1">
          <table:table-cell office:value-type="string" calcext:value-type="string">
            <text:p>c2sp2s556</text:p>
          </table:table-cell>
          <table:table-cell office:value-type="float" office:value="7.92864" calcext:value-type="float">
            <text:p>7,92864</text:p>
          </table:table-cell>
          <table:table-cell office:value-type="float" office:value="7.26397" calcext:value-type="float">
            <text:p>7,26397</text:p>
          </table:table-cell>
        </table:table-row>
        <table:table-row table:style-name="ro1">
          <table:table-cell office:value-type="string" calcext:value-type="string">
            <text:p>c2sp2s555</text:p>
          </table:table-cell>
          <table:table-cell office:value-type="float" office:value="7.90152" calcext:value-type="float">
            <text:p>7,90152</text:p>
          </table:table-cell>
          <table:table-cell office:value-type="float" office:value="7.29288" calcext:value-type="float">
            <text:p>7,29288</text:p>
          </table:table-cell>
        </table:table-row>
        <table:table-row table:style-name="ro1">
          <table:table-cell office:value-type="string" calcext:value-type="string">
            <text:p>c2sp2s554</text:p>
          </table:table-cell>
          <table:table-cell office:value-type="float" office:value="7.87511" calcext:value-type="float">
            <text:p>7,87511</text:p>
          </table:table-cell>
          <table:table-cell office:value-type="float" office:value="7.3222" calcext:value-type="float">
            <text:p>7,3222</text:p>
          </table:table-cell>
        </table:table-row>
        <table:table-row table:style-name="ro1">
          <table:table-cell office:value-type="string" calcext:value-type="string">
            <text:p>c2sp2s553</text:p>
          </table:table-cell>
          <table:table-cell office:value-type="float" office:value="7.84941" calcext:value-type="float">
            <text:p>7,84941</text:p>
          </table:table-cell>
          <table:table-cell office:value-type="float" office:value="7.3519" calcext:value-type="float">
            <text:p>7,3519</text:p>
          </table:table-cell>
        </table:table-row>
        <table:table-row table:style-name="ro1">
          <table:table-cell office:value-type="string" calcext:value-type="string">
            <text:p>c2sp2s552</text:p>
          </table:table-cell>
          <table:table-cell office:value-type="float" office:value="7.82443" calcext:value-type="float">
            <text:p>7,82443</text:p>
          </table:table-cell>
          <table:table-cell office:value-type="float" office:value="7.38197" calcext:value-type="float">
            <text:p>7,38197</text:p>
          </table:table-cell>
        </table:table-row>
        <table:table-row table:style-name="ro1">
          <table:table-cell office:value-type="string" calcext:value-type="string">
            <text:p>c2sp2s551</text:p>
          </table:table-cell>
          <table:table-cell office:value-type="float" office:value="7.80017" calcext:value-type="float">
            <text:p>7,80017</text:p>
          </table:table-cell>
          <table:table-cell office:value-type="float" office:value="7.41239" calcext:value-type="float">
            <text:p>7,41239</text:p>
          </table:table-cell>
        </table:table-row>
        <table:table-row table:style-name="ro1">
          <table:table-cell office:value-type="string" calcext:value-type="string">
            <text:p>c2sp2s550</text:p>
          </table:table-cell>
          <table:table-cell office:value-type="float" office:value="7.77664" calcext:value-type="float">
            <text:p>7,77664</text:p>
          </table:table-cell>
          <table:table-cell office:value-type="float" office:value="7.44315" calcext:value-type="float">
            <text:p>7,44315</text:p>
          </table:table-cell>
        </table:table-row>
        <table:table-row table:style-name="ro1">
          <table:table-cell office:value-type="string" calcext:value-type="string">
            <text:p>c2sp2s549</text:p>
          </table:table-cell>
          <table:table-cell office:value-type="float" office:value="7.75384" calcext:value-type="float">
            <text:p>7,75384</text:p>
          </table:table-cell>
          <table:table-cell office:value-type="float" office:value="7.47423" calcext:value-type="float">
            <text:p>7,47423</text:p>
          </table:table-cell>
        </table:table-row>
        <table:table-row table:style-name="ro1">
          <table:table-cell office:value-type="string" calcext:value-type="string">
            <text:p>c2sp2s548</text:p>
          </table:table-cell>
          <table:table-cell office:value-type="float" office:value="7.73177" calcext:value-type="float">
            <text:p>7,73177</text:p>
          </table:table-cell>
          <table:table-cell office:value-type="float" office:value="7.50561" calcext:value-type="float">
            <text:p>7,50561</text:p>
          </table:table-cell>
        </table:table-row>
        <table:table-row table:style-name="ro1">
          <table:table-cell office:value-type="string" calcext:value-type="string">
            <text:p>c2sp2s547</text:p>
          </table:table-cell>
          <table:table-cell office:value-type="float" office:value="7.71044" calcext:value-type="float">
            <text:p>7,71044</text:p>
          </table:table-cell>
          <table:table-cell office:value-type="float" office:value="7.53728" calcext:value-type="float">
            <text:p>7,53728</text:p>
          </table:table-cell>
        </table:table-row>
        <table:table-row table:style-name="ro1">
          <table:table-cell office:value-type="string" calcext:value-type="string">
            <text:p>c2sp2s546</text:p>
          </table:table-cell>
          <table:table-cell office:value-type="float" office:value="7.68985" calcext:value-type="float">
            <text:p>7,68985</text:p>
          </table:table-cell>
          <table:table-cell office:value-type="float" office:value="7.56922" calcext:value-type="float">
            <text:p>7,56922</text:p>
          </table:table-cell>
        </table:table-row>
        <table:table-row table:style-name="ro1">
          <table:table-cell office:value-type="string" calcext:value-type="string">
            <text:p>c2sp2s545</text:p>
          </table:table-cell>
          <table:table-cell office:value-type="float" office:value="7.67001" calcext:value-type="float">
            <text:p>7,67001</text:p>
          </table:table-cell>
          <table:table-cell office:value-type="float" office:value="7.60142" calcext:value-type="float">
            <text:p>7,60142</text:p>
          </table:table-cell>
        </table:table-row>
        <table:table-row table:style-name="ro1">
          <table:table-cell office:value-type="string" calcext:value-type="string">
            <text:p>c2sp2s544</text:p>
          </table:table-cell>
          <table:table-cell office:value-type="float" office:value="7.65091" calcext:value-type="float">
            <text:p>7,65091</text:p>
          </table:table-cell>
          <table:table-cell office:value-type="float" office:value="7.63385" calcext:value-type="float">
            <text:p>7,63385</text:p>
          </table:table-cell>
        </table:table-row>
        <table:table-row table:style-name="ro1">
          <table:table-cell office:value-type="string" calcext:value-type="string">
            <text:p>c2sp2s543</text:p>
          </table:table-cell>
          <table:table-cell office:value-type="float" office:value="7.63256" calcext:value-type="float">
            <text:p>7,63256</text:p>
          </table:table-cell>
          <table:table-cell office:value-type="float" office:value="7.6665" calcext:value-type="float">
            <text:p>7,6665</text:p>
          </table:table-cell>
        </table:table-row>
        <table:table-row table:style-name="ro1">
          <table:table-cell office:value-type="string" calcext:value-type="string">
            <text:p>c2sp2s542</text:p>
          </table:table-cell>
          <table:table-cell office:value-type="float" office:value="7.61496" calcext:value-type="float">
            <text:p>7,61496</text:p>
          </table:table-cell>
          <table:table-cell office:value-type="float" office:value="7.69936" calcext:value-type="float">
            <text:p>7,69936</text:p>
          </table:table-cell>
        </table:table-row>
        <table:table-row table:style-name="ro1">
          <table:table-cell office:value-type="string" calcext:value-type="string">
            <text:p>c2sp2s541</text:p>
          </table:table-cell>
          <table:table-cell office:value-type="float" office:value="7.59811" calcext:value-type="float">
            <text:p>7,59811</text:p>
          </table:table-cell>
          <table:table-cell office:value-type="float" office:value="7.7324" calcext:value-type="float">
            <text:p>7,7324</text:p>
          </table:table-cell>
        </table:table-row>
        <table:table-row table:style-name="ro1">
          <table:table-cell office:value-type="string" calcext:value-type="string">
            <text:p>c2sp2s540</text:p>
          </table:table-cell>
          <table:table-cell office:value-type="float" office:value="7.58201" calcext:value-type="float">
            <text:p>7,58201</text:p>
          </table:table-cell>
          <table:table-cell office:value-type="float" office:value="7.76562" calcext:value-type="float">
            <text:p>7,76562</text:p>
          </table:table-cell>
        </table:table-row>
        <table:table-row table:style-name="ro1">
          <table:table-cell office:value-type="string" calcext:value-type="string">
            <text:p>c2sp2s539</text:p>
          </table:table-cell>
          <table:table-cell office:value-type="float" office:value="7.56666" calcext:value-type="float">
            <text:p>7,56666</text:p>
          </table:table-cell>
          <table:table-cell office:value-type="float" office:value="7.79899" calcext:value-type="float">
            <text:p>7,79899</text:p>
          </table:table-cell>
        </table:table-row>
        <table:table-row table:style-name="ro1">
          <table:table-cell office:value-type="string" calcext:value-type="string">
            <text:p>c2sp2s538</text:p>
          </table:table-cell>
          <table:table-cell office:value-type="float" office:value="7.55206" calcext:value-type="float">
            <text:p>7,55206</text:p>
          </table:table-cell>
          <table:table-cell office:value-type="float" office:value="7.83249" calcext:value-type="float">
            <text:p>7,83249</text:p>
          </table:table-cell>
        </table:table-row>
        <table:table-row table:style-name="ro1">
          <table:table-cell office:value-type="string" calcext:value-type="string">
            <text:p>c2sp2s537</text:p>
          </table:table-cell>
          <table:table-cell office:value-type="float" office:value="7.53821" calcext:value-type="float">
            <text:p>7,53821</text:p>
          </table:table-cell>
          <table:table-cell office:value-type="float" office:value="7.86612" calcext:value-type="float">
            <text:p>7,86612</text:p>
          </table:table-cell>
        </table:table-row>
        <table:table-row table:style-name="ro1">
          <table:table-cell office:value-type="string" calcext:value-type="string">
            <text:p>c2sp2s536</text:p>
          </table:table-cell>
          <table:table-cell office:value-type="float" office:value="7.52512" calcext:value-type="float">
            <text:p>7,52512</text:p>
          </table:table-cell>
          <table:table-cell office:value-type="float" office:value="7.89985" calcext:value-type="float">
            <text:p>7,89985</text:p>
          </table:table-cell>
        </table:table-row>
        <table:table-row table:style-name="ro1">
          <table:table-cell office:value-type="string" calcext:value-type="string">
            <text:p>c2sp2s535</text:p>
          </table:table-cell>
          <table:table-cell office:value-type="float" office:value="7.51277" calcext:value-type="float">
            <text:p>7,51277</text:p>
          </table:table-cell>
          <table:table-cell office:value-type="float" office:value="7.93368" calcext:value-type="float">
            <text:p>7,93368</text:p>
          </table:table-cell>
        </table:table-row>
        <table:table-row table:style-name="ro1">
          <table:table-cell office:value-type="string" calcext:value-type="string">
            <text:p>c2sp2s534</text:p>
          </table:table-cell>
          <table:table-cell office:value-type="float" office:value="7.50117" calcext:value-type="float">
            <text:p>7,50117</text:p>
          </table:table-cell>
          <table:table-cell office:value-type="float" office:value="7.96757" calcext:value-type="float">
            <text:p>7,96757</text:p>
          </table:table-cell>
        </table:table-row>
        <table:table-row table:style-name="ro1">
          <table:table-cell office:value-type="string" calcext:value-type="string">
            <text:p>c2sp2s533</text:p>
          </table:table-cell>
          <table:table-cell office:value-type="float" office:value="7.49032" calcext:value-type="float">
            <text:p>7,49032</text:p>
          </table:table-cell>
          <table:table-cell office:value-type="float" office:value="8.001521" calcext:value-type="float">
            <text:p>8,001521</text:p>
          </table:table-cell>
        </table:table-row>
        <table:table-row table:style-name="ro1">
          <table:table-cell office:value-type="string" calcext:value-type="string">
            <text:p>c2sp2s532</text:p>
          </table:table-cell>
          <table:table-cell office:value-type="float" office:value="7.48021" calcext:value-type="float">
            <text:p>7,48021</text:p>
          </table:table-cell>
          <table:table-cell office:value-type="float" office:value="8.035512" calcext:value-type="float">
            <text:p>8,035512</text:p>
          </table:table-cell>
        </table:table-row>
        <table:table-row table:style-name="ro1">
          <table:table-cell office:value-type="string" calcext:value-type="string">
            <text:p>c2sp2s531</text:p>
          </table:table-cell>
          <table:table-cell office:value-type="float" office:value="7.47084" calcext:value-type="float">
            <text:p>7,47084</text:p>
          </table:table-cell>
          <table:table-cell office:value-type="float" office:value="8.069527" calcext:value-type="float">
            <text:p>8,069527</text:p>
          </table:table-cell>
        </table:table-row>
        <table:table-row table:style-name="ro1">
          <table:table-cell office:value-type="string" calcext:value-type="string">
            <text:p>c2sp2s530</text:p>
          </table:table-cell>
          <table:table-cell office:value-type="float" office:value="7.46222" calcext:value-type="float">
            <text:p>7,46222</text:p>
          </table:table-cell>
          <table:table-cell office:value-type="float" office:value="8.103551" calcext:value-type="float">
            <text:p>8,103551</text:p>
          </table:table-cell>
        </table:table-row>
        <table:table-row table:style-name="ro1">
          <table:table-cell office:value-type="string" calcext:value-type="string">
            <text:p>c2sp2s529</text:p>
          </table:table-cell>
          <table:table-cell office:value-type="float" office:value="7.45433" calcext:value-type="float">
            <text:p>7,45433</text:p>
          </table:table-cell>
          <table:table-cell office:value-type="float" office:value="8.137567" calcext:value-type="float">
            <text:p>8,137567</text:p>
          </table:table-cell>
        </table:table-row>
        <table:table-row table:style-name="ro1">
          <table:table-cell office:value-type="string" calcext:value-type="string">
            <text:p>c2sp2s528</text:p>
          </table:table-cell>
          <table:table-cell office:value-type="float" office:value="7.44717" calcext:value-type="float">
            <text:p>7,44717</text:p>
          </table:table-cell>
          <table:table-cell office:value-type="float" office:value="8.171561" calcext:value-type="float">
            <text:p>8,171561</text:p>
          </table:table-cell>
        </table:table-row>
        <table:table-row table:style-name="ro1">
          <table:table-cell office:value-type="string" calcext:value-type="string">
            <text:p>c2sp2s527</text:p>
          </table:table-cell>
          <table:table-cell office:value-type="float" office:value="7.44074" calcext:value-type="float">
            <text:p>7,44074</text:p>
          </table:table-cell>
          <table:table-cell office:value-type="float" office:value="8.205517" calcext:value-type="float">
            <text:p>8,205517</text:p>
          </table:table-cell>
        </table:table-row>
        <table:table-row table:style-name="ro1">
          <table:table-cell office:value-type="string" calcext:value-type="string">
            <text:p>c2sp2s526</text:p>
          </table:table-cell>
          <table:table-cell office:value-type="float" office:value="7.43503" calcext:value-type="float">
            <text:p>7,43503</text:p>
          </table:table-cell>
          <table:table-cell office:value-type="float" office:value="8.239419" calcext:value-type="float">
            <text:p>8,239419</text:p>
          </table:table-cell>
        </table:table-row>
        <table:table-row table:style-name="ro1">
          <table:table-cell office:value-type="string" calcext:value-type="string">
            <text:p>c2sp2s525</text:p>
          </table:table-cell>
          <table:table-cell office:value-type="float" office:value="7.43005" calcext:value-type="float">
            <text:p>7,43005</text:p>
          </table:table-cell>
          <table:table-cell office:value-type="float" office:value="8.273252" calcext:value-type="float">
            <text:p>8,273252</text:p>
          </table:table-cell>
        </table:table-row>
        <table:table-row table:style-name="ro1">
          <table:table-cell office:value-type="string" calcext:value-type="string">
            <text:p>c2sp2s524</text:p>
          </table:table-cell>
          <table:table-cell office:value-type="float" office:value="7.42579" calcext:value-type="float">
            <text:p>7,42579</text:p>
          </table:table-cell>
          <table:table-cell office:value-type="float" office:value="8.307001" calcext:value-type="float">
            <text:p>8,307001</text:p>
          </table:table-cell>
        </table:table-row>
        <table:table-row table:style-name="ro1">
          <table:table-cell office:value-type="string" calcext:value-type="string">
            <text:p>c2sp2s523</text:p>
          </table:table-cell>
          <table:table-cell office:value-type="float" office:value="7.42223" calcext:value-type="float">
            <text:p>7,42223</text:p>
          </table:table-cell>
          <table:table-cell office:value-type="float" office:value="8.340651" calcext:value-type="float">
            <text:p>8,340651</text:p>
          </table:table-cell>
        </table:table-row>
        <table:table-row table:style-name="ro1">
          <table:table-cell office:value-type="string" calcext:value-type="string">
            <text:p>c2sp2s522</text:p>
          </table:table-cell>
          <table:table-cell office:value-type="float" office:value="7.41938" calcext:value-type="float">
            <text:p>7,41938</text:p>
          </table:table-cell>
          <table:table-cell office:value-type="float" office:value="8.374188" calcext:value-type="float">
            <text:p>8,374188</text:p>
          </table:table-cell>
        </table:table-row>
        <table:table-row table:style-name="ro1">
          <table:table-cell office:value-type="string" calcext:value-type="string">
            <text:p>c2sp2s521</text:p>
          </table:table-cell>
          <table:table-cell office:value-type="float" office:value="7.41723" calcext:value-type="float">
            <text:p>7,41723</text:p>
          </table:table-cell>
          <table:table-cell office:value-type="float" office:value="8.407597" calcext:value-type="float">
            <text:p>8,407597</text:p>
          </table:table-cell>
        </table:table-row>
        <table:table-row table:style-name="ro1">
          <table:table-cell office:value-type="string" calcext:value-type="string">
            <text:p>c2sp2s520</text:p>
          </table:table-cell>
          <table:table-cell office:value-type="float" office:value="7.41578" calcext:value-type="float">
            <text:p>7,41578</text:p>
          </table:table-cell>
          <table:table-cell office:value-type="float" office:value="8.440863" calcext:value-type="float">
            <text:p>8,440863</text:p>
          </table:table-cell>
        </table:table-row>
        <table:table-row table:style-name="ro1">
          <table:table-cell office:value-type="string" calcext:value-type="string">
            <text:p>c2sp2s519</text:p>
          </table:table-cell>
          <table:table-cell office:value-type="float" office:value="7.41501" calcext:value-type="float">
            <text:p>7,41501</text:p>
          </table:table-cell>
          <table:table-cell office:value-type="float" office:value="8.473972" calcext:value-type="float">
            <text:p>8,473972</text:p>
          </table:table-cell>
        </table:table-row>
        <table:table-row table:style-name="ro1">
          <table:table-cell office:value-type="string" calcext:value-type="string">
            <text:p>c2sp2s518</text:p>
          </table:table-cell>
          <table:table-cell office:value-type="float" office:value="7.41492" calcext:value-type="float">
            <text:p>7,41492</text:p>
          </table:table-cell>
          <table:table-cell office:value-type="float" office:value="8.506911" calcext:value-type="float">
            <text:p>8,506911</text:p>
          </table:table-cell>
        </table:table-row>
        <table:table-row table:style-name="ro1">
          <table:table-cell office:value-type="string" calcext:value-type="string">
            <text:p>c2sp2s517</text:p>
          </table:table-cell>
          <table:table-cell office:value-type="float" office:value="7.41552" calcext:value-type="float">
            <text:p>7,41552</text:p>
          </table:table-cell>
          <table:table-cell office:value-type="float" office:value="8.539665" calcext:value-type="float">
            <text:p>8,539665</text:p>
          </table:table-cell>
        </table:table-row>
        <table:table-row table:style-name="ro1">
          <table:table-cell office:value-type="string" calcext:value-type="string">
            <text:p>c2sp2s516</text:p>
          </table:table-cell>
          <table:table-cell office:value-type="float" office:value="7.41677" calcext:value-type="float">
            <text:p>7,41677</text:p>
          </table:table-cell>
          <table:table-cell office:value-type="float" office:value="8.57222" calcext:value-type="float">
            <text:p>8,57222</text:p>
          </table:table-cell>
        </table:table-row>
        <table:table-row table:style-name="ro1">
          <table:table-cell office:value-type="string" calcext:value-type="string">
            <text:p>c2sp2s515</text:p>
          </table:table-cell>
          <table:table-cell office:value-type="float" office:value="7.41869" calcext:value-type="float">
            <text:p>7,41869</text:p>
          </table:table-cell>
          <table:table-cell office:value-type="float" office:value="8.604563" calcext:value-type="float">
            <text:p>8,604563</text:p>
          </table:table-cell>
        </table:table-row>
        <table:table-row table:style-name="ro1">
          <table:table-cell office:value-type="string" calcext:value-type="string">
            <text:p>c2sp2s514</text:p>
          </table:table-cell>
          <table:table-cell office:value-type="float" office:value="7.42127" calcext:value-type="float">
            <text:p>7,42127</text:p>
          </table:table-cell>
          <table:table-cell office:value-type="float" office:value="8.636681" calcext:value-type="float">
            <text:p>8,636681</text:p>
          </table:table-cell>
        </table:table-row>
        <table:table-row table:style-name="ro1">
          <table:table-cell office:value-type="string" calcext:value-type="string">
            <text:p>c2sp2s513</text:p>
          </table:table-cell>
          <table:table-cell office:value-type="float" office:value="7.42448" calcext:value-type="float">
            <text:p>7,42448</text:p>
          </table:table-cell>
          <table:table-cell office:value-type="float" office:value="8.668561" calcext:value-type="float">
            <text:p>8,668561</text:p>
          </table:table-cell>
        </table:table-row>
        <table:table-row table:style-name="ro1">
          <table:table-cell office:value-type="string" calcext:value-type="string">
            <text:p>c2sp2s512</text:p>
          </table:table-cell>
          <table:table-cell office:value-type="float" office:value="7.42834" calcext:value-type="float">
            <text:p>7,42834</text:p>
          </table:table-cell>
          <table:table-cell office:value-type="float" office:value="8.70019" calcext:value-type="float">
            <text:p>8,70019</text:p>
          </table:table-cell>
        </table:table-row>
        <table:table-row table:style-name="ro1">
          <table:table-cell office:value-type="string" calcext:value-type="string">
            <text:p>c2sp2s511</text:p>
          </table:table-cell>
          <table:table-cell office:value-type="float" office:value="7.43283" calcext:value-type="float">
            <text:p>7,43283</text:p>
          </table:table-cell>
          <table:table-cell office:value-type="float" office:value="8.731555" calcext:value-type="float">
            <text:p>8,731555</text:p>
          </table:table-cell>
        </table:table-row>
        <table:table-row table:style-name="ro1">
          <table:table-cell office:value-type="string" calcext:value-type="string">
            <text:p>c2sp2s510</text:p>
          </table:table-cell>
          <table:table-cell office:value-type="float" office:value="7.43793" calcext:value-type="float">
            <text:p>7,43793</text:p>
          </table:table-cell>
          <table:table-cell office:value-type="float" office:value="8.762644" calcext:value-type="float">
            <text:p>8,762644</text:p>
          </table:table-cell>
        </table:table-row>
        <table:table-row table:style-name="ro1">
          <table:table-cell office:value-type="string" calcext:value-type="string">
            <text:p>c2sp2s509</text:p>
          </table:table-cell>
          <table:table-cell office:value-type="float" office:value="7.44365" calcext:value-type="float">
            <text:p>7,44365</text:p>
          </table:table-cell>
          <table:table-cell office:value-type="float" office:value="8.793444" calcext:value-type="float">
            <text:p>8,793444</text:p>
          </table:table-cell>
        </table:table-row>
        <table:table-row table:style-name="ro1">
          <table:table-cell office:value-type="string" calcext:value-type="string">
            <text:p>c2sp2s508</text:p>
          </table:table-cell>
          <table:table-cell office:value-type="float" office:value="7.44997" calcext:value-type="float">
            <text:p>7,44997</text:p>
          </table:table-cell>
          <table:table-cell office:value-type="float" office:value="8.823944" calcext:value-type="float">
            <text:p>8,823944</text:p>
          </table:table-cell>
        </table:table-row>
        <table:table-row table:style-name="ro1">
          <table:table-cell office:value-type="string" calcext:value-type="string">
            <text:p>c2sp2s507</text:p>
          </table:table-cell>
          <table:table-cell office:value-type="float" office:value="7.45688" calcext:value-type="float">
            <text:p>7,45688</text:p>
          </table:table-cell>
          <table:table-cell office:value-type="float" office:value="8.854132" calcext:value-type="float">
            <text:p>8,854132</text:p>
          </table:table-cell>
        </table:table-row>
        <table:table-row table:style-name="ro1">
          <table:table-cell office:value-type="string" calcext:value-type="string">
            <text:p>c2sp2s506</text:p>
          </table:table-cell>
          <table:table-cell office:value-type="float" office:value="7.46438" calcext:value-type="float">
            <text:p>7,46438</text:p>
          </table:table-cell>
          <table:table-cell office:value-type="float" office:value="8.883997" calcext:value-type="float">
            <text:p>8,883997</text:p>
          </table:table-cell>
        </table:table-row>
        <table:table-row table:style-name="ro1">
          <table:table-cell office:value-type="string" calcext:value-type="string">
            <text:p>c2sp2s505</text:p>
          </table:table-cell>
          <table:table-cell office:value-type="float" office:value="7.47245" calcext:value-type="float">
            <text:p>7,47245</text:p>
          </table:table-cell>
          <table:table-cell office:value-type="float" office:value="8.9135266" calcext:value-type="float">
            <text:p>8,9135266</text:p>
          </table:table-cell>
        </table:table-row>
        <table:table-row table:style-name="ro1">
          <table:table-cell office:value-type="string" calcext:value-type="string">
            <text:p>c2sp2s504</text:p>
          </table:table-cell>
          <table:table-cell office:value-type="float" office:value="7.48108" calcext:value-type="float">
            <text:p>7,48108</text:p>
          </table:table-cell>
          <table:table-cell office:value-type="float" office:value="8.9427109" calcext:value-type="float">
            <text:p>8,9427109</text:p>
          </table:table-cell>
        </table:table-row>
        <table:table-row table:style-name="ro1">
          <table:table-cell office:value-type="string" calcext:value-type="string">
            <text:p>c2sp2s503</text:p>
          </table:table-cell>
          <table:table-cell office:value-type="float" office:value="7.49027" calcext:value-type="float">
            <text:p>7,49027</text:p>
          </table:table-cell>
          <table:table-cell office:value-type="float" office:value="8.9715389" calcext:value-type="float">
            <text:p>8,9715389</text:p>
          </table:table-cell>
        </table:table-row>
        <table:table-row table:style-name="ro1">
          <table:table-cell office:value-type="string" calcext:value-type="string">
            <text:p>c2sp2s502</text:p>
          </table:table-cell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1s104</text:p>
          </table:table-cell>
          <table:table-cell office:value-type="float" office:value="5.94245" calcext:value-type="float">
            <text:p>5,94245</text:p>
          </table:table-cell>
          <table:table-cell office:value-type="float" office:value="7.49019" calcext:value-type="float">
            <text:p>7,49019</text:p>
          </table:table-cell>
        </table:table-row>
        <table:table-row table:style-name="ro1">
          <table:table-cell office:value-type="string" calcext:value-type="string">
            <text:p>c2sp1s103</text:p>
          </table:table-cell>
          <table:table-cell office:value-type="float" office:value="5.92359" calcext:value-type="float">
            <text:p>5,92359</text:p>
          </table:table-cell>
          <table:table-cell office:value-type="float" office:value="7.55235" calcext:value-type="float">
            <text:p>7,55235</text:p>
          </table:table-cell>
        </table:table-row>
        <table:table-row table:style-name="ro1">
          <table:table-cell office:value-type="string" calcext:value-type="string">
            <text:p>c2sp1s102</text:p>
          </table:table-cell>
          <table:table-cell office:value-type="float" office:value="5.90598" calcext:value-type="float">
            <text:p>5,90598</text:p>
          </table:table-cell>
          <table:table-cell office:value-type="float" office:value="7.61468" calcext:value-type="float">
            <text:p>7,61468</text:p>
          </table:table-cell>
        </table:table-row>
        <table:table-row table:style-name="ro1">
          <table:table-cell office:value-type="string" calcext:value-type="string">
            <text:p>c2sp1s100</text:p>
          </table:table-cell>
          <table:table-cell office:value-type="float" office:value="5.88962" calcext:value-type="float">
            <text:p>5,88962</text:p>
          </table:table-cell>
          <table:table-cell office:value-type="float" office:value="7.67716" calcext:value-type="float">
            <text:p>7,67716</text:p>
          </table:table-cell>
        </table:table-row>
        <table:table-row table:style-name="ro1">
          <table:table-cell office:value-type="string" calcext:value-type="string">
            <text:p>c2sp1s99</text:p>
          </table:table-cell>
          <table:table-cell office:value-type="float" office:value="5.87451" calcext:value-type="float">
            <text:p>5,87451</text:p>
          </table:table-cell>
          <table:table-cell office:value-type="float" office:value="7.73976" calcext:value-type="float">
            <text:p>7,73976</text:p>
          </table:table-cell>
        </table:table-row>
        <table:table-row table:style-name="ro1">
          <table:table-cell office:value-type="string" calcext:value-type="string">
            <text:p>c2sp1s98</text:p>
          </table:table-cell>
          <table:table-cell office:value-type="float" office:value="5.86065" calcext:value-type="float">
            <text:p>5,86065</text:p>
          </table:table-cell>
          <table:table-cell office:value-type="float" office:value="7.80246" calcext:value-type="float">
            <text:p>7,80246</text:p>
          </table:table-cell>
        </table:table-row>
        <table:table-row table:style-name="ro1">
          <table:table-cell office:value-type="string" calcext:value-type="string">
            <text:p>c2sp1s97</text:p>
          </table:table-cell>
          <table:table-cell office:value-type="float" office:value="5.84805" calcext:value-type="float">
            <text:p>5,84805</text:p>
          </table:table-cell>
          <table:table-cell office:value-type="float" office:value="7.86523" calcext:value-type="float">
            <text:p>7,86523</text:p>
          </table:table-cell>
        </table:table-row>
        <table:table-row table:style-name="ro1">
          <table:table-cell office:value-type="string" calcext:value-type="string">
            <text:p>c2sp1s96</text:p>
          </table:table-cell>
          <table:table-cell office:value-type="float" office:value="5.83669" calcext:value-type="float">
            <text:p>5,83669</text:p>
          </table:table-cell>
          <table:table-cell office:value-type="float" office:value="7.92805" calcext:value-type="float">
            <text:p>7,92805</text:p>
          </table:table-cell>
        </table:table-row>
        <table:table-row table:style-name="ro1">
          <table:table-cell office:value-type="string" calcext:value-type="string">
            <text:p>c2sp1s95</text:p>
          </table:table-cell>
          <table:table-cell office:value-type="float" office:value="5.82658" calcext:value-type="float">
            <text:p>5,82658</text:p>
          </table:table-cell>
          <table:table-cell office:value-type="float" office:value="7.99089" calcext:value-type="float">
            <text:p>7,99089</text:p>
          </table:table-cell>
        </table:table-row>
        <table:table-row table:style-name="ro1">
          <table:table-cell office:value-type="string" calcext:value-type="string">
            <text:p>c2sp1s94</text:p>
          </table:table-cell>
          <table:table-cell office:value-type="float" office:value="5.81771" calcext:value-type="float">
            <text:p>5,81771</text:p>
          </table:table-cell>
          <table:table-cell office:value-type="float" office:value="8.053736" calcext:value-type="float">
            <text:p>8,053736</text:p>
          </table:table-cell>
        </table:table-row>
        <table:table-row table:style-name="ro1">
          <table:table-cell office:value-type="string" calcext:value-type="string">
            <text:p>c2sp1s93</text:p>
          </table:table-cell>
          <table:table-cell office:value-type="float" office:value="5.81007" calcext:value-type="float">
            <text:p>5,81007</text:p>
          </table:table-cell>
          <table:table-cell office:value-type="float" office:value="8.116554" calcext:value-type="float">
            <text:p>8,116554</text:p>
          </table:table-cell>
        </table:table-row>
        <table:table-row table:style-name="ro1">
          <table:table-cell office:value-type="string" calcext:value-type="string">
            <text:p>c2sp1s92</text:p>
          </table:table-cell>
          <table:table-cell office:value-type="float" office:value="5.80368" calcext:value-type="float">
            <text:p>5,80368</text:p>
          </table:table-cell>
          <table:table-cell office:value-type="float" office:value="8.179323" calcext:value-type="float">
            <text:p>8,179323</text:p>
          </table:table-cell>
        </table:table-row>
        <table:table-row table:style-name="ro1">
          <table:table-cell office:value-type="string" calcext:value-type="string">
            <text:p>c2sp1s91</text:p>
          </table:table-cell>
          <table:table-cell office:value-type="float" office:value="5.79851" calcext:value-type="float">
            <text:p>5,79851</text:p>
          </table:table-cell>
          <table:table-cell office:value-type="float" office:value="8.242019" calcext:value-type="float">
            <text:p>8,242019</text:p>
          </table:table-cell>
        </table:table-row>
        <table:table-row table:style-name="ro1">
          <table:table-cell office:value-type="string" calcext:value-type="string">
            <text:p>c2sp1s89</text:p>
          </table:table-cell>
          <table:table-cell office:value-type="float" office:value="5.79456" calcext:value-type="float">
            <text:p>5,79456</text:p>
          </table:table-cell>
          <table:table-cell office:value-type="float" office:value="8.304617" calcext:value-type="float">
            <text:p>8,304617</text:p>
          </table:table-cell>
        </table:table-row>
        <table:table-row table:style-name="ro1">
          <table:table-cell office:value-type="string" calcext:value-type="string">
            <text:p>c2sp1s88</text:p>
          </table:table-cell>
          <table:table-cell office:value-type="float" office:value="5.79183" calcext:value-type="float">
            <text:p>5,79183</text:p>
          </table:table-cell>
          <table:table-cell office:value-type="float" office:value="8.367093" calcext:value-type="float">
            <text:p>8,367093</text:p>
          </table:table-cell>
        </table:table-row>
        <table:table-row table:style-name="ro1">
          <table:table-cell office:value-type="string" calcext:value-type="string">
            <text:p>c2sp1s87</text:p>
          </table:table-cell>
          <table:table-cell office:value-type="float" office:value="5.79032" calcext:value-type="float">
            <text:p>5,79032</text:p>
          </table:table-cell>
          <table:table-cell office:value-type="float" office:value="8.429425" calcext:value-type="float">
            <text:p>8,429425</text:p>
          </table:table-cell>
        </table:table-row>
        <table:table-row table:style-name="ro1">
          <table:table-cell office:value-type="string" calcext:value-type="string">
            <text:p>c2sp1s86</text:p>
          </table:table-cell>
          <table:table-cell office:value-type="float" office:value="5.79001" calcext:value-type="float">
            <text:p>5,79001</text:p>
          </table:table-cell>
          <table:table-cell office:value-type="float" office:value="8.491588" calcext:value-type="float">
            <text:p>8,491588</text:p>
          </table:table-cell>
        </table:table-row>
        <table:table-row table:style-name="ro1">
          <table:table-cell office:value-type="string" calcext:value-type="string">
            <text:p>c2sp1s85</text:p>
          </table:table-cell>
          <table:table-cell office:value-type="float" office:value="5.7909" calcext:value-type="float">
            <text:p>5,7909</text:p>
          </table:table-cell>
          <table:table-cell office:value-type="float" office:value="8.553559" calcext:value-type="float">
            <text:p>8,553559</text:p>
          </table:table-cell>
        </table:table-row>
        <table:table-row table:style-name="ro1">
          <table:table-cell office:value-type="string" calcext:value-type="string">
            <text:p>c2sp1s84</text:p>
          </table:table-cell>
          <table:table-cell office:value-type="float" office:value="5.79299" calcext:value-type="float">
            <text:p>5,79299</text:p>
          </table:table-cell>
          <table:table-cell office:value-type="float" office:value="8.615316" calcext:value-type="float">
            <text:p>8,615316</text:p>
          </table:table-cell>
        </table:table-row>
        <table:table-row table:style-name="ro1">
          <table:table-cell office:value-type="string" calcext:value-type="string">
            <text:p>c2sp1s83</text:p>
          </table:table-cell>
          <table:table-cell office:value-type="float" office:value="5.79626" calcext:value-type="float">
            <text:p>5,79626</text:p>
          </table:table-cell>
          <table:table-cell office:value-type="float" office:value="8.676835" calcext:value-type="float">
            <text:p>8,676835</text:p>
          </table:table-cell>
        </table:table-row>
        <table:table-row table:style-name="ro1">
          <table:table-cell office:value-type="string" calcext:value-type="string">
            <text:p>c2sp1s82</text:p>
          </table:table-cell>
          <table:table-cell office:value-type="float" office:value="5.8007" calcext:value-type="float">
            <text:p>5,8007</text:p>
          </table:table-cell>
          <table:table-cell office:value-type="float" office:value="8.738094" calcext:value-type="float">
            <text:p>8,738094</text:p>
          </table:table-cell>
        </table:table-row>
        <table:table-row table:style-name="ro1">
          <table:table-cell office:value-type="string" calcext:value-type="string">
            <text:p>c2sp1s81</text:p>
          </table:table-cell>
          <table:table-cell office:value-type="float" office:value="5.80631" calcext:value-type="float">
            <text:p>5,80631</text:p>
          </table:table-cell>
          <table:table-cell office:value-type="float" office:value="8.79907" calcext:value-type="float">
            <text:p>8,79907</text:p>
          </table:table-cell>
        </table:table-row>
        <table:table-row table:style-name="ro1">
          <table:table-cell office:value-type="string" calcext:value-type="string">
            <text:p>c2sp1s80</text:p>
          </table:table-cell>
          <table:table-cell office:value-type="float" office:value="5.81308" calcext:value-type="float">
            <text:p>5,81308</text:p>
          </table:table-cell>
          <table:table-cell office:value-type="float" office:value="8.859742" calcext:value-type="float">
            <text:p>8,859742</text:p>
          </table:table-cell>
        </table:table-row>
        <table:table-row table:style-name="ro1">
          <table:table-cell office:value-type="string" calcext:value-type="string">
            <text:p>c2sp1s78</text:p>
          </table:table-cell>
          <table:table-cell office:value-type="float" office:value="5.821" calcext:value-type="float">
            <text:p>5,821</text:p>
          </table:table-cell>
          <table:table-cell office:value-type="float" office:value="8.9200863" calcext:value-type="float">
            <text:p>8,9200863</text:p>
          </table:table-cell>
        </table:table-row>
        <table:table-row table:style-name="ro1">
          <table:table-cell office:value-type="string" calcext:value-type="string">
            <text:p>c2sp1s77</text:p>
          </table:table-cell>
          <table:table-cell office:value-type="float" office:value="5.83006" calcext:value-type="float">
            <text:p>5,83006</text:p>
          </table:table-cell>
          <table:table-cell office:value-type="float" office:value="8.9800824" calcext:value-type="float">
            <text:p>8,9800824</text:p>
          </table:table-cell>
        </table:table-row>
        <table:table-row table:style-name="ro1">
          <table:table-cell office:value-type="string" calcext:value-type="string">
            <text:p>c2sp1s76</text:p>
          </table:table-cell>
          <table:table-cell office:value-type="float" office:value="5.84025" calcext:value-type="float">
            <text:p>5,84025</text:p>
          </table:table-cell>
          <table:table-cell office:value-type="float" office:value="9.0397087" calcext:value-type="float">
            <text:p>9,0397087</text:p>
          </table:table-cell>
        </table:table-row>
        <table:table-row table:style-name="ro1">
          <table:table-cell office:value-type="string" calcext:value-type="string">
            <text:p>c2sp1s75</text:p>
          </table:table-cell>
          <table:table-cell office:value-type="float" office:value="5.85155" calcext:value-type="float">
            <text:p>5,85155</text:p>
          </table:table-cell>
          <table:table-cell office:value-type="float" office:value="9.0989439" calcext:value-type="float">
            <text:p>9,0989439</text:p>
          </table:table-cell>
        </table:table-row>
        <table:table-row table:style-name="ro1">
          <table:table-cell office:value-type="string" calcext:value-type="string">
            <text:p>c2sp1s74</text:p>
          </table:table-cell>
          <table:table-cell office:value-type="float" office:value="5.86397" calcext:value-type="float">
            <text:p>5,86397</text:p>
          </table:table-cell>
          <table:table-cell office:value-type="float" office:value="9.157767" calcext:value-type="float">
            <text:p>9,157767</text:p>
          </table:table-cell>
        </table:table-row>
        <table:table-row table:style-name="ro1">
          <table:table-cell office:value-type="string" calcext:value-type="string">
            <text:p>c2sp1s73</text:p>
          </table:table-cell>
          <table:table-cell office:value-type="float" office:value="5.87747" calcext:value-type="float">
            <text:p>5,87747</text:p>
          </table:table-cell>
          <table:table-cell office:value-type="float" office:value="9.216158" calcext:value-type="float">
            <text:p>9,216158</text:p>
          </table:table-cell>
        </table:table-row>
        <table:table-row table:style-name="ro1">
          <table:table-cell office:value-type="string" calcext:value-type="string">
            <text:p>c2sp1s72</text:p>
          </table:table-cell>
          <table:table-cell office:value-type="float" office:value="5.89206" calcext:value-type="float">
            <text:p>5,89206</text:p>
          </table:table-cell>
          <table:table-cell office:value-type="float" office:value="9.274096" calcext:value-type="float">
            <text:p>9,274096</text:p>
          </table:table-cell>
        </table:table-row>
        <table:table-row table:style-name="ro1">
          <table:table-cell office:value-type="string" calcext:value-type="string">
            <text:p>c2sp1s71</text:p>
          </table:table-cell>
          <table:table-cell office:value-type="float" office:value="5.90772" calcext:value-type="float">
            <text:p>5,90772</text:p>
          </table:table-cell>
          <table:table-cell office:value-type="float" office:value="9.331561" calcext:value-type="float">
            <text:p>9,331561</text:p>
          </table:table-cell>
        </table:table-row>
        <table:table-row table:style-name="ro1">
          <table:table-cell office:value-type="string" calcext:value-type="string">
            <text:p>c2sp1s70</text:p>
          </table:table-cell>
          <table:table-cell office:value-type="float" office:value="5.92444" calcext:value-type="float">
            <text:p>5,92444</text:p>
          </table:table-cell>
          <table:table-cell office:value-type="float" office:value="9.388533" calcext:value-type="float">
            <text:p>9,388533</text:p>
          </table:table-cell>
        </table:table-row>
        <table:table-row table:style-name="ro1">
          <table:table-cell office:value-type="string" calcext:value-type="string">
            <text:p>c2sp1s69</text:p>
          </table:table-cell>
          <table:table-cell office:value-type="float" office:value="5.94221" calcext:value-type="float">
            <text:p>5,94221</text:p>
          </table:table-cell>
          <table:table-cell office:value-type="float" office:value="9.444993" calcext:value-type="float">
            <text:p>9,444993</text:p>
          </table:table-cell>
        </table:table-row>
        <table:table-row table:style-name="ro1">
          <table:table-cell office:value-type="string" calcext:value-type="string">
            <text:p>c2sp1s67</text:p>
          </table:table-cell>
          <table:table-cell office:value-type="float" office:value="5.96101" calcext:value-type="float">
            <text:p>5,96101</text:p>
          </table:table-cell>
          <table:table-cell office:value-type="float" office:value="9.500922" calcext:value-type="float">
            <text:p>9,500922</text:p>
          </table:table-cell>
        </table:table-row>
        <table:table-row table:style-name="ro1">
          <table:table-cell office:value-type="string" calcext:value-type="string">
            <text:p>c2sp1s66</text:p>
          </table:table-cell>
          <table:table-cell office:value-type="float" office:value="5.98082" calcext:value-type="float">
            <text:p>5,98082</text:p>
          </table:table-cell>
          <table:table-cell office:value-type="float" office:value="9.556302" calcext:value-type="float">
            <text:p>9,556302</text:p>
          </table:table-cell>
        </table:table-row>
        <table:table-row table:style-name="ro1">
          <table:table-cell office:value-type="string" calcext:value-type="string">
            <text:p>c2sp1s65</text:p>
          </table:table-cell>
          <table:table-cell office:value-type="float" office:value="6.00164" calcext:value-type="float">
            <text:p>6,00164</text:p>
          </table:table-cell>
          <table:table-cell office:value-type="float" office:value="9.611113" calcext:value-type="float">
            <text:p>9,611113</text:p>
          </table:table-cell>
        </table:table-row>
        <table:table-row table:style-name="ro1">
          <table:table-cell office:value-type="string" calcext:value-type="string">
            <text:p>c2sp1s64</text:p>
          </table:table-cell>
          <table:table-cell office:value-type="float" office:value="6.02345" calcext:value-type="float">
            <text:p>6,02345</text:p>
          </table:table-cell>
          <table:table-cell office:value-type="float" office:value="9.665337" calcext:value-type="float">
            <text:p>9,665337</text:p>
          </table:table-cell>
        </table:table-row>
        <table:table-row table:style-name="ro1">
          <table:table-cell office:value-type="string" calcext:value-type="string">
            <text:p>c2sp1s63</text:p>
          </table:table-cell>
          <table:table-cell office:value-type="float" office:value="6.04624" calcext:value-type="float">
            <text:p>6,04624</text:p>
          </table:table-cell>
          <table:table-cell office:value-type="float" office:value="9.718957" calcext:value-type="float">
            <text:p>9,718957</text:p>
          </table:table-cell>
        </table:table-row>
        <table:table-row table:style-name="ro1">
          <table:table-cell office:value-type="string" calcext:value-type="string">
            <text:p>c2sp1s62</text:p>
          </table:table-cell>
          <table:table-cell office:value-type="float" office:value="6.06999" calcext:value-type="float">
            <text:p>6,06999</text:p>
          </table:table-cell>
          <table:table-cell office:value-type="float" office:value="9.771955" calcext:value-type="float">
            <text:p>9,771955</text:p>
          </table:table-cell>
        </table:table-row>
        <table:table-row table:style-name="ro1">
          <table:table-cell office:value-type="string" calcext:value-type="string">
            <text:p>c2sp1s61</text:p>
          </table:table-cell>
          <table:table-cell office:value-type="float" office:value="6.09468" calcext:value-type="float">
            <text:p>6,09468</text:p>
          </table:table-cell>
          <table:table-cell office:value-type="float" office:value="9.824315" calcext:value-type="float">
            <text:p>9,824315</text:p>
          </table:table-cell>
        </table:table-row>
        <table:table-row table:style-name="ro1">
          <table:table-cell office:value-type="string" calcext:value-type="string">
            <text:p>c2sp1s60</text:p>
          </table:table-cell>
          <table:table-cell office:value-type="float" office:value="6.1203" calcext:value-type="float">
            <text:p>6,1203</text:p>
          </table:table-cell>
          <table:table-cell office:value-type="float" office:value="9.876019" calcext:value-type="float">
            <text:p>9,876019</text:p>
          </table:table-cell>
        </table:table-row>
        <table:table-row table:style-name="ro1">
          <table:table-cell office:value-type="string" calcext:value-type="string">
            <text:p>c2sp1s59</text:p>
          </table:table-cell>
          <table:table-cell office:value-type="float" office:value="6.14683" calcext:value-type="float">
            <text:p>6,14683</text:p>
          </table:table-cell>
          <table:table-cell office:value-type="float" office:value="9.927051" calcext:value-type="float">
            <text:p>9,927051</text:p>
          </table:table-cell>
        </table:table-row>
        <table:table-row table:style-name="ro1">
          <table:table-cell office:value-type="string" calcext:value-type="string">
            <text:p>c2sp1s58</text:p>
          </table:table-cell>
          <table:table-cell office:value-type="float" office:value="6.17426" calcext:value-type="float">
            <text:p>6,17426</text:p>
          </table:table-cell>
          <table:table-cell office:value-type="float" office:value="9.977395" calcext:value-type="float">
            <text:p>9,977395</text:p>
          </table:table-cell>
        </table:table-row>
        <table:table-row table:style-name="ro1">
          <table:table-cell office:value-type="string" calcext:value-type="string">
            <text:p>c2sp1s56</text:p>
          </table:table-cell>
          <table:table-cell office:value-type="float" office:value="6.20257" calcext:value-type="float">
            <text:p>6,20257</text:p>
          </table:table-cell>
          <table:table-cell office:value-type="float" office:value="10.02704" calcext:value-type="float">
            <text:p>10,02704</text:p>
          </table:table-cell>
        </table:table-row>
        <table:table-row table:style-name="ro1">
          <table:table-cell office:value-type="string" calcext:value-type="string">
            <text:p>c2sp1s55</text:p>
          </table:table-cell>
          <table:table-cell office:value-type="float" office:value="6.23175" calcext:value-type="float">
            <text:p>6,23175</text:p>
          </table:table-cell>
          <table:table-cell office:value-type="float" office:value="10.07596" calcext:value-type="float">
            <text:p>10,07596</text:p>
          </table:table-cell>
        </table:table-row>
        <table:table-row table:style-name="ro1">
          <table:table-cell office:value-type="string" calcext:value-type="string">
            <text:p>c2sp1s54</text:p>
          </table:table-cell>
          <table:table-cell office:value-type="float" office:value="6.26177" calcext:value-type="float">
            <text:p>6,26177</text:p>
          </table:table-cell>
          <table:table-cell office:value-type="float" office:value="10.12415" calcext:value-type="float">
            <text:p>10,12415</text:p>
          </table:table-cell>
        </table:table-row>
        <table:table-row table:style-name="ro1">
          <table:table-cell office:value-type="string" calcext:value-type="string">
            <text:p>c2sp1s53</text:p>
          </table:table-cell>
          <table:table-cell office:value-type="float" office:value="6.29262" calcext:value-type="float">
            <text:p>6,29262</text:p>
          </table:table-cell>
          <table:table-cell office:value-type="float" office:value="10.17159" calcext:value-type="float">
            <text:p>10,17159</text:p>
          </table:table-cell>
        </table:table-row>
        <table:table-row table:style-name="ro1">
          <table:table-cell office:value-type="string" calcext:value-type="string">
            <text:p>c2sp1s52</text:p>
          </table:table-cell>
          <table:table-cell office:value-type="float" office:value="6.32429" calcext:value-type="float">
            <text:p>6,32429</text:p>
          </table:table-cell>
          <table:table-cell office:value-type="float" office:value="10.21826" calcext:value-type="float">
            <text:p>10,21826</text:p>
          </table:table-cell>
        </table:table-row>
        <table:table-row table:style-name="ro1">
          <table:table-cell office:value-type="string" calcext:value-type="string">
            <text:p>c2sp1s51</text:p>
          </table:table-cell>
          <table:table-cell office:value-type="float" office:value="6.35675" calcext:value-type="float">
            <text:p>6,35675</text:p>
          </table:table-cell>
          <table:table-cell office:value-type="float" office:value="10.26417" calcext:value-type="float">
            <text:p>10,26417</text:p>
          </table:table-cell>
        </table:table-row>
        <table:table-row table:style-name="ro1">
          <table:table-cell office:value-type="string" calcext:value-type="string">
            <text:p>c2sp1s50</text:p>
          </table:table-cell>
          <table:table-cell office:value-type="float" office:value="6.38998" calcext:value-type="float">
            <text:p>6,38998</text:p>
          </table:table-cell>
          <table:table-cell office:value-type="float" office:value="10.30928" calcext:value-type="float">
            <text:p>10,30928</text:p>
          </table:table-cell>
        </table:table-row>
        <table:table-row table:style-name="ro1">
          <table:table-cell office:value-type="string" calcext:value-type="string">
            <text:p>c2sp1s49</text:p>
          </table:table-cell>
          <table:table-cell office:value-type="float" office:value="6.42398" calcext:value-type="float">
            <text:p>6,42398</text:p>
          </table:table-cell>
          <table:table-cell office:value-type="float" office:value="10.35359" calcext:value-type="float">
            <text:p>10,35359</text:p>
          </table:table-cell>
        </table:table-row>
        <table:table-row table:style-name="ro1">
          <table:table-cell office:value-type="string" calcext:value-type="string">
            <text:p>c2sp1s48</text:p>
          </table:table-cell>
          <table:table-cell office:value-type="float" office:value="6.45871" calcext:value-type="float">
            <text:p>6,45871</text:p>
          </table:table-cell>
          <table:table-cell office:value-type="float" office:value="10.39709" calcext:value-type="float">
            <text:p>10,39709</text:p>
          </table:table-cell>
        </table:table-row>
        <table:table-row table:style-name="ro1">
          <table:table-cell office:value-type="string" calcext:value-type="string">
            <text:p>c2sp1s47</text:p>
          </table:table-cell>
          <table:table-cell office:value-type="float" office:value="6.49417" calcext:value-type="float">
            <text:p>6,49417</text:p>
          </table:table-cell>
          <table:table-cell office:value-type="float" office:value="10.43975" calcext:value-type="float">
            <text:p>10,43975</text:p>
          </table:table-cell>
        </table:table-row>
        <table:table-row table:style-name="ro1">
          <table:table-cell office:value-type="string" calcext:value-type="string">
            <text:p>c2sp1s45</text:p>
          </table:table-cell>
          <table:table-cell office:value-type="float" office:value="6.53032" calcext:value-type="float">
            <text:p>6,53032</text:p>
          </table:table-cell>
          <table:table-cell office:value-type="float" office:value="10.48159" calcext:value-type="float">
            <text:p>10,48159</text:p>
          </table:table-cell>
        </table:table-row>
        <table:table-row table:style-name="ro1">
          <table:table-cell office:value-type="string" calcext:value-type="string">
            <text:p>c2sp1s44</text:p>
          </table:table-cell>
          <table:table-cell office:value-type="float" office:value="6.56716" calcext:value-type="float">
            <text:p>6,56716</text:p>
          </table:table-cell>
          <table:table-cell office:value-type="float" office:value="10.52257" calcext:value-type="float">
            <text:p>10,52257</text:p>
          </table:table-cell>
        </table:table-row>
        <table:table-row table:style-name="ro1">
          <table:table-cell office:value-type="string" calcext:value-type="string">
            <text:p>c2sp1s43</text:p>
          </table:table-cell>
          <table:table-cell office:value-type="float" office:value="6.60467" calcext:value-type="float">
            <text:p>6,60467</text:p>
          </table:table-cell>
          <table:table-cell office:value-type="float" office:value="10.56269" calcext:value-type="float">
            <text:p>10,56269</text:p>
          </table:table-cell>
        </table:table-row>
        <table:table-row table:style-name="ro1">
          <table:table-cell office:value-type="string" calcext:value-type="string">
            <text:p>c2sp1s42</text:p>
          </table:table-cell>
          <table:table-cell office:value-type="float" office:value="6.64282" calcext:value-type="float">
            <text:p>6,64282</text:p>
          </table:table-cell>
          <table:table-cell office:value-type="float" office:value="10.60194" calcext:value-type="float">
            <text:p>10,60194</text:p>
          </table:table-cell>
        </table:table-row>
        <table:table-row table:style-name="ro1">
          <table:table-cell office:value-type="string" calcext:value-type="string">
            <text:p>c2sp1s41</text:p>
          </table:table-cell>
          <table:table-cell office:value-type="float" office:value="6.6816" calcext:value-type="float">
            <text:p>6,6816</text:p>
          </table:table-cell>
          <table:table-cell office:value-type="float" office:value="10.64031" calcext:value-type="float">
            <text:p>10,64031</text:p>
          </table:table-cell>
        </table:table-row>
        <table:table-row table:style-name="ro1">
          <table:table-cell office:value-type="string" calcext:value-type="string">
            <text:p>c2sp1s40</text:p>
          </table:table-cell>
          <table:table-cell office:value-type="float" office:value="6.72098" calcext:value-type="float">
            <text:p>6,72098</text:p>
          </table:table-cell>
          <table:table-cell office:value-type="float" office:value="10.67778" calcext:value-type="float">
            <text:p>10,67778</text:p>
          </table:table-cell>
        </table:table-row>
        <table:table-row table:style-name="ro1">
          <table:table-cell office:value-type="string" calcext:value-type="string">
            <text:p>c2sp1s39</text:p>
          </table:table-cell>
          <table:table-cell office:value-type="float" office:value="6.76095" calcext:value-type="float">
            <text:p>6,76095</text:p>
          </table:table-cell>
          <table:table-cell office:value-type="float" office:value="10.71436" calcext:value-type="float">
            <text:p>10,71436</text:p>
          </table:table-cell>
        </table:table-row>
        <table:table-row table:style-name="ro1">
          <table:table-cell office:value-type="string" calcext:value-type="string">
            <text:p>c2sp1s38</text:p>
          </table:table-cell>
          <table:table-cell office:value-type="float" office:value="6.80148" calcext:value-type="float">
            <text:p>6,80148</text:p>
          </table:table-cell>
          <table:table-cell office:value-type="float" office:value="10.75003" calcext:value-type="float">
            <text:p>10,75003</text:p>
          </table:table-cell>
        </table:table-row>
        <table:table-row table:style-name="ro1">
          <table:table-cell office:value-type="string" calcext:value-type="string">
            <text:p>c2sp1s37</text:p>
          </table:table-cell>
          <table:table-cell office:value-type="float" office:value="6.84256" calcext:value-type="float">
            <text:p>6,84256</text:p>
          </table:table-cell>
          <table:table-cell office:value-type="float" office:value="10.78479" calcext:value-type="float">
            <text:p>10,78479</text:p>
          </table:table-cell>
        </table:table-row>
        <table:table-row table:style-name="ro1">
          <table:table-cell office:value-type="string" calcext:value-type="string">
            <text:p>c2sp1s36</text:p>
          </table:table-cell>
          <table:table-cell office:value-type="float" office:value="6.88417" calcext:value-type="float">
            <text:p>6,88417</text:p>
          </table:table-cell>
          <table:table-cell office:value-type="float" office:value="10.81862" calcext:value-type="float">
            <text:p>10,81862</text:p>
          </table:table-cell>
        </table:table-row>
        <table:table-row table:style-name="ro1">
          <table:table-cell office:value-type="string" calcext:value-type="string">
            <text:p>c2sp1s34</text:p>
          </table:table-cell>
          <table:table-cell office:value-type="float" office:value="6.92628" calcext:value-type="float">
            <text:p>6,92628</text:p>
          </table:table-cell>
          <table:table-cell office:value-type="float" office:value="10.85151" calcext:value-type="float">
            <text:p>10,85151</text:p>
          </table:table-cell>
        </table:table-row>
        <table:table-row table:style-name="ro1">
          <table:table-cell office:value-type="string" calcext:value-type="string">
            <text:p>c2sp2s853</text:p>
          </table:table-cell>
          <table:table-cell office:value-type="float" office:value="4.26523" calcext:value-type="float">
            <text:p>4,26523</text:p>
          </table:table-cell>
          <table:table-cell office:value-type="float" office:value="7.36229" calcext:value-type="float">
            <text:p>7,36229</text:p>
          </table:table-cell>
        </table:table-row>
        <table:table-row table:style-name="ro1">
          <table:table-cell office:value-type="string" calcext:value-type="string">
            <text:p>c2sp2s852</text:p>
          </table:table-cell>
          <table:table-cell office:value-type="float" office:value="4.24472" calcext:value-type="float">
            <text:p>4,24472</text:p>
          </table:table-cell>
          <table:table-cell office:value-type="float" office:value="7.45492" calcext:value-type="float">
            <text:p>7,45492</text:p>
          </table:table-cell>
        </table:table-row>
        <table:table-row table:style-name="ro1">
          <table:table-cell office:value-type="string" calcext:value-type="string">
            <text:p>c2sp2s851</text:p>
          </table:table-cell>
          <table:table-cell office:value-type="float" office:value="4.22601" calcext:value-type="float">
            <text:p>4,22601</text:p>
          </table:table-cell>
          <table:table-cell office:value-type="float" office:value="7.54773" calcext:value-type="float">
            <text:p>7,54773</text:p>
          </table:table-cell>
        </table:table-row>
        <table:table-row table:style-name="ro1">
          <table:table-cell office:value-type="string" calcext:value-type="string">
            <text:p>c2sp2s850</text:p>
          </table:table-cell>
          <table:table-cell office:value-type="float" office:value="4.2091" calcext:value-type="float">
            <text:p>4,2091</text:p>
          </table:table-cell>
          <table:table-cell office:value-type="float" office:value="7.6407" calcext:value-type="float">
            <text:p>7,6407</text:p>
          </table:table-cell>
        </table:table-row>
        <table:table-row table:style-name="ro1">
          <table:table-cell office:value-type="string" calcext:value-type="string">
            <text:p>c2sp2s849</text:p>
          </table:table-cell>
          <table:table-cell office:value-type="float" office:value="4.194" calcext:value-type="float">
            <text:p>4,194</text:p>
          </table:table-cell>
          <table:table-cell office:value-type="float" office:value="7.73379" calcext:value-type="float">
            <text:p>7,73379</text:p>
          </table:table-cell>
        </table:table-row>
        <table:table-row table:style-name="ro1">
          <table:table-cell office:value-type="string" calcext:value-type="string">
            <text:p>c2sp2s848</text:p>
          </table:table-cell>
          <table:table-cell office:value-type="float" office:value="4.18071" calcext:value-type="float">
            <text:p>4,18071</text:p>
          </table:table-cell>
          <table:table-cell office:value-type="float" office:value="7.82696" calcext:value-type="float">
            <text:p>7,82696</text:p>
          </table:table-cell>
        </table:table-row>
        <table:table-row table:style-name="ro1">
          <table:table-cell office:value-type="string" calcext:value-type="string">
            <text:p>c2sp2s847</text:p>
          </table:table-cell>
          <table:table-cell office:value-type="float" office:value="4.16921" calcext:value-type="float">
            <text:p>4,16921</text:p>
          </table:table-cell>
          <table:table-cell office:value-type="float" office:value="7.92019" calcext:value-type="float">
            <text:p>7,92019</text:p>
          </table:table-cell>
        </table:table-row>
        <table:table-row table:style-name="ro1">
          <table:table-cell office:value-type="string" calcext:value-type="string">
            <text:p>c2sp2s846</text:p>
          </table:table-cell>
          <table:table-cell office:value-type="float" office:value="4.15952" calcext:value-type="float">
            <text:p>4,15952</text:p>
          </table:table-cell>
          <table:table-cell office:value-type="float" office:value="8.013433" calcext:value-type="float">
            <text:p>8,013433</text:p>
          </table:table-cell>
        </table:table-row>
        <table:table-row table:style-name="ro1">
          <table:table-cell office:value-type="string" calcext:value-type="string">
            <text:p>c2sp2s845</text:p>
          </table:table-cell>
          <table:table-cell office:value-type="float" office:value="4.15162" calcext:value-type="float">
            <text:p>4,15162</text:p>
          </table:table-cell>
          <table:table-cell office:value-type="float" office:value="8.106656" calcext:value-type="float">
            <text:p>8,106656</text:p>
          </table:table-cell>
        </table:table-row>
        <table:table-row table:style-name="ro1">
          <table:table-cell office:value-type="string" calcext:value-type="string">
            <text:p>c2sp2s844</text:p>
          </table:table-cell>
          <table:table-cell office:value-type="float" office:value="4.1455" calcext:value-type="float">
            <text:p>4,1455</text:p>
          </table:table-cell>
          <table:table-cell office:value-type="float" office:value="8.199825" calcext:value-type="float">
            <text:p>8,199825</text:p>
          </table:table-cell>
        </table:table-row>
        <table:table-row table:style-name="ro1">
          <table:table-cell office:value-type="string" calcext:value-type="string">
            <text:p>c2sp2s843</text:p>
          </table:table-cell>
          <table:table-cell office:value-type="float" office:value="4.14118" calcext:value-type="float">
            <text:p>4,14118</text:p>
          </table:table-cell>
          <table:table-cell office:value-type="float" office:value="8.292907" calcext:value-type="float">
            <text:p>8,292907</text:p>
          </table:table-cell>
        </table:table-row>
        <table:table-row table:style-name="ro1">
          <table:table-cell office:value-type="string" calcext:value-type="string">
            <text:p>c2sp2s842</text:p>
          </table:table-cell>
          <table:table-cell office:value-type="float" office:value="4.13864" calcext:value-type="float">
            <text:p>4,13864</text:p>
          </table:table-cell>
          <table:table-cell office:value-type="float" office:value="8.385867" calcext:value-type="float">
            <text:p>8,385867</text:p>
          </table:table-cell>
        </table:table-row>
        <table:table-row table:style-name="ro1">
          <table:table-cell office:value-type="string" calcext:value-type="string">
            <text:p>c2sp2s841</text:p>
          </table:table-cell>
          <table:table-cell office:value-type="float" office:value="4.13787" calcext:value-type="float">
            <text:p>4,13787</text:p>
          </table:table-cell>
          <table:table-cell office:value-type="float" office:value="8.478671" calcext:value-type="float">
            <text:p>8,478671</text:p>
          </table:table-cell>
        </table:table-row>
        <table:table-row table:style-name="ro1">
          <table:table-cell office:value-type="string" calcext:value-type="string">
            <text:p>c2sp2s840</text:p>
          </table:table-cell>
          <table:table-cell office:value-type="float" office:value="4.13887" calcext:value-type="float">
            <text:p>4,13887</text:p>
          </table:table-cell>
          <table:table-cell office:value-type="float" office:value="8.571286" calcext:value-type="float">
            <text:p>8,571286</text:p>
          </table:table-cell>
        </table:table-row>
        <table:table-row table:style-name="ro1">
          <table:table-cell office:value-type="string" calcext:value-type="string">
            <text:p>c2sp2s839</text:p>
          </table:table-cell>
          <table:table-cell office:value-type="float" office:value="4.14163" calcext:value-type="float">
            <text:p>4,14163</text:p>
          </table:table-cell>
          <table:table-cell office:value-type="float" office:value="8.663678" calcext:value-type="float">
            <text:p>8,663678</text:p>
          </table:table-cell>
        </table:table-row>
        <table:table-row table:style-name="ro1">
          <table:table-cell office:value-type="string" calcext:value-type="string">
            <text:p>c2sp2s838</text:p>
          </table:table-cell>
          <table:table-cell office:value-type="float" office:value="4.14614" calcext:value-type="float">
            <text:p>4,14614</text:p>
          </table:table-cell>
          <table:table-cell office:value-type="float" office:value="8.755813" calcext:value-type="float">
            <text:p>8,755813</text:p>
          </table:table-cell>
        </table:table-row>
        <table:table-row table:style-name="ro1">
          <table:table-cell office:value-type="string" calcext:value-type="string">
            <text:p>c2sp2s837</text:p>
          </table:table-cell>
          <table:table-cell office:value-type="float" office:value="4.15239" calcext:value-type="float">
            <text:p>4,15239</text:p>
          </table:table-cell>
          <table:table-cell office:value-type="float" office:value="8.847658" calcext:value-type="float">
            <text:p>8,847658</text:p>
          </table:table-cell>
        </table:table-row>
        <table:table-row table:style-name="ro1">
          <table:table-cell office:value-type="string" calcext:value-type="string">
            <text:p>c2sp2s836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8.9391804" calcext:value-type="float">
            <text:p>8,9391804</text:p>
          </table:table-cell>
        </table:table-row>
        <table:table-row table:style-name="ro1">
          <table:table-cell office:value-type="string" calcext:value-type="string">
            <text:p>c2sp2s835</text:p>
          </table:table-cell>
          <table:table-cell office:value-type="float" office:value="4.1701" calcext:value-type="float">
            <text:p>4,1701</text:p>
          </table:table-cell>
          <table:table-cell office:value-type="float" office:value="9.0303476" calcext:value-type="float">
            <text:p>9,0303476</text:p>
          </table:table-cell>
        </table:table-row>
        <table:table-row table:style-name="ro1">
          <table:table-cell office:value-type="string" calcext:value-type="string">
            <text:p>c2sp2s834</text:p>
          </table:table-cell>
          <table:table-cell office:value-type="float" office:value="4.18152" calcext:value-type="float">
            <text:p>4,18152</text:p>
          </table:table-cell>
          <table:table-cell office:value-type="float" office:value="9.121127" calcext:value-type="float">
            <text:p>9,121127</text:p>
          </table:table-cell>
        </table:table-row>
        <table:table-row table:style-name="ro1">
          <table:table-cell office:value-type="string" calcext:value-type="string">
            <text:p>c2sp2s833</text:p>
          </table:table-cell>
          <table:table-cell office:value-type="float" office:value="4.19465" calcext:value-type="float">
            <text:p>4,19465</text:p>
          </table:table-cell>
          <table:table-cell office:value-type="float" office:value="9.211487" calcext:value-type="float">
            <text:p>9,211487</text:p>
          </table:table-cell>
        </table:table-row>
        <table:table-row table:style-name="ro1">
          <table:table-cell office:value-type="string" calcext:value-type="string">
            <text:p>c2sp2s832</text:p>
          </table:table-cell>
          <table:table-cell office:value-type="float" office:value="4.20947" calcext:value-type="float">
            <text:p>4,20947</text:p>
          </table:table-cell>
          <table:table-cell office:value-type="float" office:value="9.301394" calcext:value-type="float">
            <text:p>9,301394</text:p>
          </table:table-cell>
        </table:table-row>
        <table:table-row table:style-name="ro1">
          <table:table-cell office:value-type="string" calcext:value-type="string">
            <text:p>c2sp2s831</text:p>
          </table:table-cell>
          <table:table-cell office:value-type="float" office:value="4.22597" calcext:value-type="float">
            <text:p>4,22597</text:p>
          </table:table-cell>
          <table:table-cell office:value-type="float" office:value="9.390819" calcext:value-type="float">
            <text:p>9,390819</text:p>
          </table:table-cell>
        </table:table-row>
        <table:table-row table:style-name="ro1">
          <table:table-cell office:value-type="string" calcext:value-type="string">
            <text:p>c2sp2s830</text:p>
          </table:table-cell>
          <table:table-cell office:value-type="float" office:value="4.24413" calcext:value-type="float">
            <text:p>4,24413</text:p>
          </table:table-cell>
          <table:table-cell office:value-type="float" office:value="9.479729" calcext:value-type="float">
            <text:p>9,479729</text:p>
          </table:table-cell>
        </table:table-row>
        <table:table-row table:style-name="ro1">
          <table:table-cell office:value-type="string" calcext:value-type="string">
            <text:p>c2sp2s829</text:p>
          </table:table-cell>
          <table:table-cell office:value-type="float" office:value="4.26395" calcext:value-type="float">
            <text:p>4,26395</text:p>
          </table:table-cell>
          <table:table-cell office:value-type="float" office:value="9.568093" calcext:value-type="float">
            <text:p>9,568093</text:p>
          </table:table-cell>
        </table:table-row>
        <table:table-row table:style-name="ro1">
          <table:table-cell office:value-type="string" calcext:value-type="string">
            <text:p>c2sp2s828</text:p>
          </table:table-cell>
          <table:table-cell office:value-type="float" office:value="4.2854" calcext:value-type="float">
            <text:p>4,2854</text:p>
          </table:table-cell>
          <table:table-cell office:value-type="float" office:value="9.655882" calcext:value-type="float">
            <text:p>9,655882</text:p>
          </table:table-cell>
        </table:table-row>
        <table:table-row table:style-name="ro1">
          <table:table-cell office:value-type="string" calcext:value-type="string">
            <text:p>c2sp2s827</text:p>
          </table:table-cell>
          <table:table-cell office:value-type="float" office:value="4.30848" calcext:value-type="float">
            <text:p>4,30848</text:p>
          </table:table-cell>
          <table:table-cell office:value-type="float" office:value="9.743064" calcext:value-type="float">
            <text:p>9,743064</text:p>
          </table:table-cell>
        </table:table-row>
        <table:table-row table:style-name="ro1">
          <table:table-cell office:value-type="string" calcext:value-type="string">
            <text:p>c2sp2s826</text:p>
          </table:table-cell>
          <table:table-cell office:value-type="float" office:value="4.33317" calcext:value-type="float">
            <text:p>4,33317</text:p>
          </table:table-cell>
          <table:table-cell office:value-type="float" office:value="9.829609" calcext:value-type="float">
            <text:p>9,829609</text:p>
          </table:table-cell>
        </table:table-row>
        <table:table-row table:style-name="ro1">
          <table:table-cell office:value-type="string" calcext:value-type="string">
            <text:p>c2sp2s825</text:p>
          </table:table-cell>
          <table:table-cell office:value-type="float" office:value="4.35944" calcext:value-type="float">
            <text:p>4,35944</text:p>
          </table:table-cell>
          <table:table-cell office:value-type="float" office:value="9.915489" calcext:value-type="float">
            <text:p>9,915489</text:p>
          </table:table-cell>
        </table:table-row>
        <table:table-row table:style-name="ro1">
          <table:table-cell office:value-type="string" calcext:value-type="string">
            <text:p>c2sp2s824</text:p>
          </table:table-cell>
          <table:table-cell office:value-type="float" office:value="4.38729" calcext:value-type="float">
            <text:p>4,38729</text:p>
          </table:table-cell>
          <table:table-cell office:value-type="float" office:value="10.00067" calcext:value-type="float">
            <text:p>10,00067</text:p>
          </table:table-cell>
        </table:table-row>
        <table:table-row table:style-name="ro1">
          <table:table-cell office:value-type="string" calcext:value-type="string">
            <text:p>c2sp2s823</text:p>
          </table:table-cell>
          <table:table-cell office:value-type="float" office:value="4.41671" calcext:value-type="float">
            <text:p>4,41671</text:p>
          </table:table-cell>
          <table:table-cell office:value-type="float" office:value="10.08513" calcext:value-type="float">
            <text:p>10,08513</text:p>
          </table:table-cell>
        </table:table-row>
        <table:table-row table:style-name="ro1">
          <table:table-cell office:value-type="string" calcext:value-type="string">
            <text:p>c2sp2s822</text:p>
          </table:table-cell>
          <table:table-cell office:value-type="float" office:value="4.44766" calcext:value-type="float">
            <text:p>4,44766</text:p>
          </table:table-cell>
          <table:table-cell office:value-type="float" office:value="10.16884" calcext:value-type="float">
            <text:p>10,16884</text:p>
          </table:table-cell>
        </table:table-row>
        <table:table-row table:style-name="ro1">
          <table:table-cell office:value-type="string" calcext:value-type="string">
            <text:p>c2sp1s447</text:p>
          </table:table-cell>
          <table:table-cell office:value-type="float" office:value="2.51115" calcext:value-type="float">
            <text:p>2,51115</text:p>
          </table:table-cell>
          <table:table-cell office:value-type="float" office:value="9.122326" calcext:value-type="float">
            <text:p>9,122326</text:p>
          </table:table-cell>
        </table:table-row>
        <table:table-row table:style-name="ro1">
          <table:table-cell office:value-type="string" calcext:value-type="string">
            <text:p>c2sp1s444</text:p>
          </table:table-cell>
          <table:table-cell office:value-type="float" office:value="2.5246" calcext:value-type="float">
            <text:p>2,5246</text:p>
          </table:table-cell>
          <table:table-cell office:value-type="float" office:value="9.244232" calcext:value-type="float">
            <text:p>9,244232</text:p>
          </table:table-cell>
        </table:table-row>
        <table:table-row table:style-name="ro1">
          <table:table-cell office:value-type="string" calcext:value-type="string">
            <text:p>c2sp1s443</text:p>
          </table:table-cell>
          <table:table-cell office:value-type="float" office:value="2.54034" calcext:value-type="float">
            <text:p>2,54034</text:p>
          </table:table-cell>
          <table:table-cell office:value-type="float" office:value="9.365675" calcext:value-type="float">
            <text:p>9,365675</text:p>
          </table:table-cell>
        </table:table-row>
        <table:table-row table:style-name="ro1">
          <table:table-cell office:value-type="string" calcext:value-type="string">
            <text:p>c2sp1s442</text:p>
          </table:table-cell>
          <table:table-cell office:value-type="float" office:value="2.55835" calcext:value-type="float">
            <text:p>2,55835</text:p>
          </table:table-cell>
          <table:table-cell office:value-type="float" office:value="9.486611" calcext:value-type="float">
            <text:p>9,486611</text:p>
          </table:table-cell>
        </table:table-row>
        <table:table-row table:style-name="ro1">
          <table:table-cell office:value-type="string" calcext:value-type="string">
            <text:p>c2sp1s441</text:p>
          </table:table-cell>
          <table:table-cell office:value-type="float" office:value="2.57863" calcext:value-type="float">
            <text:p>2,57863</text:p>
          </table:table-cell>
          <table:table-cell office:value-type="float" office:value="9.606999" calcext:value-type="float">
            <text:p>9,606999</text:p>
          </table:table-cell>
        </table:table-row>
        <table:table-row table:style-name="ro1">
          <table:table-cell office:value-type="string" calcext:value-type="string">
            <text:p>c2sp1s440</text:p>
          </table:table-cell>
          <table:table-cell office:value-type="float" office:value="2.60114" calcext:value-type="float">
            <text:p>2,60114</text:p>
          </table:table-cell>
          <table:table-cell office:value-type="float" office:value="9.726795" calcext:value-type="float">
            <text:p>9,726795</text:p>
          </table:table-cell>
        </table:table-row>
        <table:table-row table:style-name="ro1">
          <table:table-cell office:value-type="string" calcext:value-type="string">
            <text:p>c2sp1s439</text:p>
          </table:table-cell>
          <table:table-cell office:value-type="float" office:value="2.62589" calcext:value-type="float">
            <text:p>2,62589</text:p>
          </table:table-cell>
          <table:table-cell office:value-type="float" office:value="9.845959" calcext:value-type="float">
            <text:p>9,845959</text:p>
          </table:table-cell>
        </table:table-row>
        <table:table-row table:style-name="ro1">
          <table:table-cell office:value-type="string" calcext:value-type="string">
            <text:p>c2sp1s438</text:p>
          </table:table-cell>
          <table:table-cell office:value-type="float" office:value="2.65286" calcext:value-type="float">
            <text:p>2,65286</text:p>
          </table:table-cell>
          <table:table-cell office:value-type="float" office:value="9.964448" calcext:value-type="float">
            <text:p>9,964448</text:p>
          </table:table-cell>
        </table:table-row>
        <table:table-row table:style-name="ro1">
          <table:table-cell office:value-type="string" calcext:value-type="string">
            <text:p>c2sp1s437</text:p>
          </table:table-cell>
          <table:table-cell office:value-type="float" office:value="2.68202" calcext:value-type="float">
            <text:p>2,68202</text:p>
          </table:table-cell>
          <table:table-cell office:value-type="float" office:value="10.08222" calcext:value-type="float">
            <text:p>10,08222</text:p>
          </table:table-cell>
        </table:table-row>
        <table:table-row table:style-name="ro1">
          <table:table-cell office:value-type="string" calcext:value-type="string">
            <text:p>c2sp1s436</text:p>
          </table:table-cell>
          <table:table-cell office:value-type="float" office:value="2.71336" calcext:value-type="float">
            <text:p>2,71336</text:p>
          </table:table-cell>
          <table:table-cell office:value-type="float" office:value="10.19924" calcext:value-type="float">
            <text:p>10,19924</text:p>
          </table:table-cell>
        </table:table-row>
        <table:table-row table:style-name="ro1">
          <table:table-cell office:value-type="string" calcext:value-type="string">
            <text:p>c2sp1s435</text:p>
          </table:table-cell>
          <table:table-cell office:value-type="float" office:value="2.74687" calcext:value-type="float">
            <text:p>2,74687</text:p>
          </table:table-cell>
          <table:table-cell office:value-type="float" office:value="10.31546" calcext:value-type="float">
            <text:p>10,31546</text:p>
          </table:table-cell>
        </table:table-row>
        <table:table-row table:style-name="ro1">
          <table:table-cell office:value-type="string" calcext:value-type="string">
            <text:p>c2sp1s433</text:p>
          </table:table-cell>
          <table:table-cell office:value-type="float" office:value="2.78252" calcext:value-type="float">
            <text:p>2,78252</text:p>
          </table:table-cell>
          <table:table-cell office:value-type="float" office:value="10.43085" calcext:value-type="float">
            <text:p>10,43085</text:p>
          </table:table-cell>
        </table:table-row>
        <table:table-row table:style-name="ro1">
          <table:table-cell office:value-type="string" calcext:value-type="string">
            <text:p>c2sp1s432</text:p>
          </table:table-cell>
          <table:table-cell office:value-type="float" office:value="2.82029" calcext:value-type="float">
            <text:p>2,82029</text:p>
          </table:table-cell>
          <table:table-cell office:value-type="float" office:value="10.54536" calcext:value-type="float">
            <text:p>10,54536</text:p>
          </table:table-cell>
        </table:table-row>
        <table:table-row table:style-name="ro1">
          <table:table-cell office:value-type="string" calcext:value-type="string">
            <text:p>c2sp1s431</text:p>
          </table:table-cell>
          <table:table-cell office:value-type="float" office:value="2.86017" calcext:value-type="float">
            <text:p>2,86017</text:p>
          </table:table-cell>
          <table:table-cell office:value-type="float" office:value="10.65895" calcext:value-type="float">
            <text:p>10,65895</text:p>
          </table:table-cell>
        </table:table-row>
        <table:table-row table:style-name="ro1">
          <table:table-cell office:value-type="string" calcext:value-type="string">
            <text:p>c2sp1s430</text:p>
          </table:table-cell>
          <table:table-cell office:value-type="float" office:value="2.90213" calcext:value-type="float">
            <text:p>2,90213</text:p>
          </table:table-cell>
          <table:table-cell office:value-type="float" office:value="10.77159" calcext:value-type="float">
            <text:p>10,77159</text:p>
          </table:table-cell>
        </table:table-row>
        <table:table-row table:style-name="ro1">
          <table:table-cell office:value-type="string" calcext:value-type="string">
            <text:p>c2sp1s429</text:p>
          </table:table-cell>
          <table:table-cell office:value-type="float" office:value="2.94616" calcext:value-type="float">
            <text:p>2,94616</text:p>
          </table:table-cell>
          <table:table-cell office:value-type="float" office:value="10.88324" calcext:value-type="float">
            <text:p>10,88324</text:p>
          </table:table-cell>
        </table:table-row>
        <table:table-row table:style-name="ro1">
          <table:table-cell office:value-type="string" calcext:value-type="string">
            <text:p>c2sp1s428</text:p>
          </table:table-cell>
          <table:table-cell office:value-type="float" office:value="2.99222" calcext:value-type="float">
            <text:p>2,99222</text:p>
          </table:table-cell>
          <table:table-cell office:value-type="float" office:value="10.99386" calcext:value-type="float">
            <text:p>10,99386</text:p>
          </table:table-cell>
        </table:table-row>
        <table:table-row table:style-name="ro1">
          <table:table-cell office:value-type="string" calcext:value-type="string">
            <text:p>c2sp1s427</text:p>
          </table:table-cell>
          <table:table-cell office:value-type="float" office:value="3.0403" calcext:value-type="float">
            <text:p>3,0403</text:p>
          </table:table-cell>
          <table:table-cell office:value-type="float" office:value="11.10342" calcext:value-type="float">
            <text:p>11,10342</text:p>
          </table:table-cell>
        </table:table-row>
        <table:table-row table:style-name="ro1">
          <table:table-cell office:value-type="string" calcext:value-type="string">
            <text:p>c2sp1s426</text:p>
          </table:table-cell>
          <table:table-cell office:value-type="float" office:value="3.09037" calcext:value-type="float">
            <text:p>3,09037</text:p>
          </table:table-cell>
          <table:table-cell office:value-type="float" office:value="11.21187" calcext:value-type="float">
            <text:p>11,21187</text:p>
          </table:table-cell>
        </table:table-row>
        <table:table-row table:style-name="ro1">
          <table:table-cell office:value-type="string" calcext:value-type="string">
            <text:p>c2sp1s425</text:p>
          </table:table-cell>
          <table:table-cell office:value-type="float" office:value="3.14241" calcext:value-type="float">
            <text:p>3,14241</text:p>
          </table:table-cell>
          <table:table-cell office:value-type="float" office:value="11.31918" calcext:value-type="float">
            <text:p>11,31918</text:p>
          </table:table-cell>
        </table:table-row>
        <table:table-row table:style-name="ro1">
          <table:table-cell office:value-type="string" calcext:value-type="string">
            <text:p>c2sp2s821</text:p>
          </table:table-cell>
          <table:table-cell office:value-type="float" office:value="4.48014" calcext:value-type="float">
            <text:p>4,48014</text:p>
          </table:table-cell>
          <table:table-cell office:value-type="float" office:value="10.25177" calcext:value-type="float">
            <text:p>10,25177</text:p>
          </table:table-cell>
        </table:table-row>
        <table:table-row table:style-name="ro1">
          <table:table-cell office:value-type="string" calcext:value-type="string">
            <text:p>c2sp2s820</text:p>
          </table:table-cell>
          <table:table-cell office:value-type="float" office:value="4.51412" calcext:value-type="float">
            <text:p>4,51412</text:p>
          </table:table-cell>
          <table:table-cell office:value-type="float" office:value="10.33389" calcext:value-type="float">
            <text:p>10,33389</text:p>
          </table:table-cell>
        </table:table-row>
        <table:table-row table:style-name="ro1">
          <table:table-cell office:value-type="string" calcext:value-type="string">
            <text:p>c2sp2s819</text:p>
          </table:table-cell>
          <table:table-cell office:value-type="float" office:value="4.54959" calcext:value-type="float">
            <text:p>4,54959</text:p>
          </table:table-cell>
          <table:table-cell office:value-type="float" office:value="10.41517" calcext:value-type="float">
            <text:p>10,41517</text:p>
          </table:table-cell>
        </table:table-row>
        <table:table-row table:style-name="ro1">
          <table:table-cell office:value-type="string" calcext:value-type="string">
            <text:p>c2sp2s818</text:p>
          </table:table-cell>
          <table:table-cell office:value-type="float" office:value="4.58652" calcext:value-type="float">
            <text:p>4,58652</text:p>
          </table:table-cell>
          <table:table-cell office:value-type="float" office:value="10.4956" calcext:value-type="float">
            <text:p>10,4956</text:p>
          </table:table-cell>
        </table:table-row>
        <table:table-row table:style-name="ro1">
          <table:table-cell office:value-type="string" calcext:value-type="string">
            <text:p>c2sp2s817</text:p>
          </table:table-cell>
          <table:table-cell office:value-type="float" office:value="4.6249" calcext:value-type="float">
            <text:p>4,6249</text:p>
          </table:table-cell>
          <table:table-cell office:value-type="float" office:value="10.57513" calcext:value-type="float">
            <text:p>10,57513</text:p>
          </table:table-cell>
        </table:table-row>
        <table:table-row table:style-name="ro1">
          <table:table-cell office:value-type="string" calcext:value-type="string">
            <text:p>c2sp2s816</text:p>
          </table:table-cell>
          <table:table-cell office:value-type="float" office:value="4.66471" calcext:value-type="float">
            <text:p>4,66471</text:p>
          </table:table-cell>
          <table:table-cell office:value-type="float" office:value="10.65375" calcext:value-type="float">
            <text:p>10,65375</text:p>
          </table:table-cell>
        </table:table-row>
        <table:table-row table:style-name="ro1">
          <table:table-cell office:value-type="string" calcext:value-type="string">
            <text:p>c2sp2s815</text:p>
          </table:table-cell>
          <table:table-cell office:value-type="float" office:value="4.70593" calcext:value-type="float">
            <text:p>4,70593</text:p>
          </table:table-cell>
          <table:table-cell office:value-type="float" office:value="10.73143" calcext:value-type="float">
            <text:p>10,73143</text:p>
          </table:table-cell>
        </table:table-row>
        <table:table-row table:style-name="ro1">
          <table:table-cell office:value-type="string" calcext:value-type="string">
            <text:p>c2sp2s814</text:p>
          </table:table-cell>
          <table:table-cell office:value-type="float" office:value="4.74853" calcext:value-type="float">
            <text:p>4,74853</text:p>
          </table:table-cell>
          <table:table-cell office:value-type="float" office:value="10.80815" calcext:value-type="float">
            <text:p>10,80815</text:p>
          </table:table-cell>
        </table:table-row>
        <table:table-row table:style-name="ro1">
          <table:table-cell office:value-type="string" calcext:value-type="string">
            <text:p>c2sp2s813</text:p>
          </table:table-cell>
          <table:table-cell office:value-type="float" office:value="4.79249" calcext:value-type="float">
            <text:p>4,79249</text:p>
          </table:table-cell>
          <table:table-cell office:value-type="float" office:value="10.88387" calcext:value-type="float">
            <text:p>10,88387</text:p>
          </table:table-cell>
        </table:table-row>
        <table:table-row table:style-name="ro1">
          <table:table-cell office:value-type="string" calcext:value-type="string">
            <text:p>c2sp2s812</text:p>
          </table:table-cell>
          <table:table-cell office:value-type="float" office:value="4.8378" calcext:value-type="float">
            <text:p>4,8378</text:p>
          </table:table-cell>
          <table:table-cell office:value-type="float" office:value="10.95858" calcext:value-type="float">
            <text:p>10,95858</text:p>
          </table:table-cell>
        </table:table-row>
        <table:table-row table:style-name="ro1">
          <table:table-cell office:value-type="string" calcext:value-type="string">
            <text:p>c2sp2s811</text:p>
          </table:table-cell>
          <table:table-cell office:value-type="float" office:value="4.88442" calcext:value-type="float">
            <text:p>4,88442</text:p>
          </table:table-cell>
          <table:table-cell office:value-type="float" office:value="11.03226" calcext:value-type="float">
            <text:p>11,03226</text:p>
          </table:table-cell>
        </table:table-row>
        <table:table-row table:style-name="ro1">
          <table:table-cell office:value-type="string" calcext:value-type="string">
            <text:p>c2sp2s810</text:p>
          </table:table-cell>
          <table:table-cell office:value-type="float" office:value="4.93233" calcext:value-type="float">
            <text:p>4,93233</text:p>
          </table:table-cell>
          <table:table-cell office:value-type="float" office:value="11.10488" calcext:value-type="float">
            <text:p>11,10488</text:p>
          </table:table-cell>
        </table:table-row>
        <table:table-row table:style-name="ro1">
          <table:table-cell office:value-type="string" calcext:value-type="string">
            <text:p>c2sp2s809</text:p>
          </table:table-cell>
          <table:table-cell office:value-type="float" office:value="4.98152" calcext:value-type="float">
            <text:p>4,98152</text:p>
          </table:table-cell>
          <table:table-cell office:value-type="float" office:value="11.17641" calcext:value-type="float">
            <text:p>11,17641</text:p>
          </table:table-cell>
        </table:table-row>
        <table:table-row table:style-name="ro1">
          <table:table-cell office:value-type="string" calcext:value-type="string">
            <text:p>c2sp2s808</text:p>
          </table:table-cell>
          <table:table-cell office:value-type="float" office:value="5.03196" calcext:value-type="float">
            <text:p>5,03196</text:p>
          </table:table-cell>
          <table:table-cell office:value-type="float" office:value="11.24684" calcext:value-type="float">
            <text:p>11,24684</text:p>
          </table:table-cell>
        </table:table-row>
        <table:table-row table:style-name="ro1">
          <table:table-cell office:value-type="string" calcext:value-type="string">
            <text:p>c2sp2s807</text:p>
          </table:table-cell>
          <table:table-cell office:value-type="float" office:value="5.08362" calcext:value-type="float">
            <text:p>5,08362</text:p>
          </table:table-cell>
          <table:table-cell office:value-type="float" office:value="11.31614" calcext:value-type="float">
            <text:p>11,31614</text:p>
          </table:table-cell>
        </table:table-row>
        <table:table-row table:style-name="ro1">
          <table:table-cell office:value-type="string" calcext:value-type="string">
            <text:p>c2sp2s806</text:p>
          </table:table-cell>
          <table:table-cell office:value-type="float" office:value="5.13649" calcext:value-type="float">
            <text:p>5,13649</text:p>
          </table:table-cell>
          <table:table-cell office:value-type="float" office:value="11.38429" calcext:value-type="float">
            <text:p>11,38429</text:p>
          </table:table-cell>
        </table:table-row>
        <table:table-row table:style-name="ro1">
          <table:table-cell office:value-type="string" calcext:value-type="string">
            <text:p>c2sp2s805</text:p>
          </table:table-cell>
          <table:table-cell office:value-type="float" office:value="5.19052" calcext:value-type="float">
            <text:p>5,19052</text:p>
          </table:table-cell>
          <table:table-cell office:value-type="float" office:value="11.45128" calcext:value-type="float">
            <text:p>11,45128</text:p>
          </table:table-cell>
        </table:table-row>
        <table:table-row table:style-name="ro1">
          <table:table-cell office:value-type="string" calcext:value-type="string">
            <text:p>c2sp2s804</text:p>
          </table:table-cell>
          <table:table-cell office:value-type="float" office:value="5.24571" calcext:value-type="float">
            <text:p>5,24571</text:p>
          </table:table-cell>
          <table:table-cell office:value-type="float" office:value="11.51708" calcext:value-type="float">
            <text:p>11,51708</text:p>
          </table:table-cell>
        </table:table-row>
        <table:table-row table:style-name="ro1">
          <table:table-cell office:value-type="string" calcext:value-type="string">
            <text:p>c2sp2s803</text:p>
          </table:table-cell>
          <table:table-cell office:value-type="float" office:value="5.30202" calcext:value-type="float">
            <text:p>5,30202</text:p>
          </table:table-cell>
          <table:table-cell office:value-type="float" office:value="11.58167" calcext:value-type="float">
            <text:p>11,58167</text:p>
          </table:table-cell>
        </table:table-row>
        <table:table-row table:style-name="ro1">
          <table:table-cell office:value-type="string" calcext:value-type="string">
            <text:p>c2sp2s802</text:p>
          </table:table-cell>
          <table:table-cell office:value-type="float" office:value="5.35942" calcext:value-type="float">
            <text:p>5,35942</text:p>
          </table:table-cell>
          <table:table-cell office:value-type="float" office:value="11.64503" calcext:value-type="float">
            <text:p>11,64503</text:p>
          </table:table-cell>
        </table:table-row>
        <table:table-row table:style-name="ro1">
          <table:table-cell office:value-type="string" calcext:value-type="string">
            <text:p>c2sp2s801</text:p>
          </table:table-cell>
          <table:table-cell office:value-type="float" office:value="5.4179" calcext:value-type="float">
            <text:p>5,4179</text:p>
          </table:table-cell>
          <table:table-cell office:value-type="float" office:value="11.70715" calcext:value-type="float">
            <text:p>11,70715</text:p>
          </table:table-cell>
        </table:table-row>
        <table:table-row table:style-name="ro1">
          <table:table-cell office:value-type="string" calcext:value-type="string">
            <text:p>c2sp2s800</text:p>
          </table:table-cell>
          <table:table-cell office:value-type="float" office:value="5.47743" calcext:value-type="float">
            <text:p>5,47743</text:p>
          </table:table-cell>
          <table:table-cell office:value-type="float" office:value="11.76801" calcext:value-type="float">
            <text:p>11,76801</text:p>
          </table:table-cell>
        </table:table-row>
        <table:table-row table:style-name="ro1">
          <table:table-cell office:value-type="string" calcext:value-type="string">
            <text:p>c2sp2s799</text:p>
          </table:table-cell>
          <table:table-cell office:value-type="float" office:value="5.53797" calcext:value-type="float">
            <text:p>5,53797</text:p>
          </table:table-cell>
          <table:table-cell office:value-type="float" office:value="11.82759" calcext:value-type="float">
            <text:p>11,82759</text:p>
          </table:table-cell>
        </table:table-row>
        <table:table-row table:style-name="ro1">
          <table:table-cell office:value-type="string" calcext:value-type="string">
            <text:p>c2sp2s798</text:p>
          </table:table-cell>
          <table:table-cell office:value-type="float" office:value="5.59951" calcext:value-type="float">
            <text:p>5,59951</text:p>
          </table:table-cell>
          <table:table-cell office:value-type="float" office:value="11.88587" calcext:value-type="float">
            <text:p>11,88587</text:p>
          </table:table-cell>
        </table:table-row>
        <table:table-row table:style-name="ro1">
          <table:table-cell office:value-type="string" calcext:value-type="string">
            <text:p>c2sp2s797</text:p>
          </table:table-cell>
          <table:table-cell office:value-type="float" office:value="5.66201" calcext:value-type="float">
            <text:p>5,66201</text:p>
          </table:table-cell>
          <table:table-cell office:value-type="float" office:value="11.94284" calcext:value-type="float">
            <text:p>11,94284</text:p>
          </table:table-cell>
        </table:table-row>
        <table:table-row table:style-name="ro1">
          <table:table-cell office:value-type="string" calcext:value-type="string">
            <text:p>c2sp2s796</text:p>
          </table:table-cell>
          <table:table-cell office:value-type="float" office:value="5.72544" calcext:value-type="float">
            <text:p>5,72544</text:p>
          </table:table-cell>
          <table:table-cell office:value-type="float" office:value="11.99848" calcext:value-type="float">
            <text:p>11,99848</text:p>
          </table:table-cell>
        </table:table-row>
        <table:table-row table:style-name="ro1">
          <table:table-cell office:value-type="string" calcext:value-type="string">
            <text:p>c2sp2s795</text:p>
          </table:table-cell>
          <table:table-cell office:value-type="float" office:value="5.78979" calcext:value-type="float">
            <text:p>5,78979</text:p>
          </table:table-cell>
          <table:table-cell office:value-type="float" office:value="12.05277" calcext:value-type="float">
            <text:p>12,05277</text:p>
          </table:table-cell>
        </table:table-row>
        <table:table-row table:style-name="ro1">
          <table:table-cell office:value-type="string" calcext:value-type="string">
            <text:p>c2sp2s794</text:p>
          </table:table-cell>
          <table:table-cell office:value-type="float" office:value="5.85501" calcext:value-type="float">
            <text:p>5,85501</text:p>
          </table:table-cell>
          <table:table-cell office:value-type="float" office:value="12.10571" calcext:value-type="float">
            <text:p>12,10571</text:p>
          </table:table-cell>
        </table:table-row>
        <table:table-row table:style-name="ro1">
          <table:table-cell office:value-type="string" calcext:value-type="string">
            <text:p>c2sp2s793</text:p>
          </table:table-cell>
          <table:table-cell office:value-type="float" office:value="5.92109" calcext:value-type="float">
            <text:p>5,92109</text:p>
          </table:table-cell>
          <table:table-cell office:value-type="float" office:value="12.15728" calcext:value-type="float">
            <text:p>12,15728</text:p>
          </table:table-cell>
        </table:table-row>
        <table:table-row table:style-name="ro1">
          <table:table-cell office:value-type="string" calcext:value-type="string">
            <text:p>c2sp2s792</text:p>
          </table:table-cell>
          <table:table-cell office:value-type="float" office:value="5.98799" calcext:value-type="float">
            <text:p>5,98799</text:p>
          </table:table-cell>
          <table:table-cell office:value-type="float" office:value="12.20746" calcext:value-type="float">
            <text:p>12,20746</text:p>
          </table:table-cell>
        </table:table-row>
        <table:table-row table:style-name="ro1">
          <table:table-cell office:value-type="string" calcext:value-type="string">
            <text:p>c2sp2s791</text:p>
          </table:table-cell>
          <table:table-cell office:value-type="float" office:value="6.05569" calcext:value-type="float">
            <text:p>6,05569</text:p>
          </table:table-cell>
          <table:table-cell office:value-type="float" office:value="12.25625" calcext:value-type="float">
            <text:p>12,25625</text:p>
          </table:table-cell>
        </table:table-row>
        <table:table-row table:style-name="ro1">
          <table:table-cell office:value-type="string" calcext:value-type="string">
            <text:p>c2sp2s790</text:p>
          </table:table-cell>
          <table:table-cell office:value-type="float" office:value="6.12415" calcext:value-type="float">
            <text:p>6,12415</text:p>
          </table:table-cell>
          <table:table-cell office:value-type="float" office:value="12.30362" calcext:value-type="float">
            <text:p>12,30362</text:p>
          </table:table-cell>
        </table:table-row>
        <table:table-row table:style-name="ro1">
          <table:table-cell office:value-type="string" calcext:value-type="string">
            <text:p>c2sp1s424</text:p>
          </table:table-cell>
          <table:table-cell office:value-type="float" office:value="3.19639" calcext:value-type="float">
            <text:p>3,19639</text:p>
          </table:table-cell>
          <table:table-cell office:value-type="float" office:value="11.42532" calcext:value-type="float">
            <text:p>11,42532</text:p>
          </table:table-cell>
        </table:table-row>
        <table:table-row table:style-name="ro1">
          <table:table-cell office:value-type="string" calcext:value-type="string">
            <text:p>c2sp1s422</text:p>
          </table:table-cell>
          <table:table-cell office:value-type="float" office:value="3.25229" calcext:value-type="float">
            <text:p>3,25229</text:p>
          </table:table-cell>
          <table:table-cell office:value-type="float" office:value="11.53025" calcext:value-type="float">
            <text:p>11,53025</text:p>
          </table:table-cell>
        </table:table-row>
        <table:table-row table:style-name="ro1">
          <table:table-cell office:value-type="string" calcext:value-type="string">
            <text:p>c2sp1s421</text:p>
          </table:table-cell>
          <table:table-cell office:value-type="float" office:value="3.31007" calcext:value-type="float">
            <text:p>3,31007</text:p>
          </table:table-cell>
          <table:table-cell office:value-type="float" office:value="11.63394" calcext:value-type="float">
            <text:p>11,63394</text:p>
          </table:table-cell>
        </table:table-row>
        <table:table-row table:style-name="ro1">
          <table:table-cell office:value-type="string" calcext:value-type="string">
            <text:p>c2sp1s420</text:p>
          </table:table-cell>
          <table:table-cell office:value-type="float" office:value="3.36972" calcext:value-type="float">
            <text:p>3,36972</text:p>
          </table:table-cell>
          <table:table-cell office:value-type="float" office:value="11.73634" calcext:value-type="float">
            <text:p>11,73634</text:p>
          </table:table-cell>
        </table:table-row>
        <table:table-row table:style-name="ro1">
          <table:table-cell office:value-type="string" calcext:value-type="string">
            <text:p>c2sp1s419</text:p>
          </table:table-cell>
          <table:table-cell office:value-type="float" office:value="3.43121" calcext:value-type="float">
            <text:p>3,43121</text:p>
          </table:table-cell>
          <table:table-cell office:value-type="float" office:value="11.83744" calcext:value-type="float">
            <text:p>11,83744</text:p>
          </table:table-cell>
        </table:table-row>
        <table:table-row table:style-name="ro1">
          <table:table-cell office:value-type="string" calcext:value-type="string">
            <text:p>c2sp1s418</text:p>
          </table:table-cell>
          <table:table-cell office:value-type="float" office:value="3.4945" calcext:value-type="float">
            <text:p>3,4945</text:p>
          </table:table-cell>
          <table:table-cell office:value-type="float" office:value="11.93719" calcext:value-type="float">
            <text:p>11,93719</text:p>
          </table:table-cell>
        </table:table-row>
        <table:table-row table:style-name="ro1">
          <table:table-cell office:value-type="string" calcext:value-type="string">
            <text:p>c2sp1s417</text:p>
          </table:table-cell>
          <table:table-cell office:value-type="float" office:value="3.55958" calcext:value-type="float">
            <text:p>3,55958</text:p>
          </table:table-cell>
          <table:table-cell office:value-type="float" office:value="12.03557" calcext:value-type="float">
            <text:p>12,03557</text:p>
          </table:table-cell>
        </table:table-row>
        <table:table-row table:style-name="ro1">
          <table:table-cell office:value-type="string" calcext:value-type="string">
            <text:p>c2sp1s416</text:p>
          </table:table-cell>
          <table:table-cell office:value-type="float" office:value="3.6264" calcext:value-type="float">
            <text:p>3,6264</text:p>
          </table:table-cell>
          <table:table-cell office:value-type="float" office:value="12.13254" calcext:value-type="float">
            <text:p>12,13254</text:p>
          </table:table-cell>
        </table:table-row>
        <table:table-row table:style-name="ro1">
          <table:table-cell office:value-type="string" calcext:value-type="string">
            <text:p>c2sp1s415</text:p>
          </table:table-cell>
          <table:table-cell office:value-type="float" office:value="3.69494" calcext:value-type="float">
            <text:p>3,69494</text:p>
          </table:table-cell>
          <table:table-cell office:value-type="float" office:value="12.22807" calcext:value-type="float">
            <text:p>12,22807</text:p>
          </table:table-cell>
        </table:table-row>
        <table:table-row table:style-name="ro1">
          <table:table-cell office:value-type="string" calcext:value-type="string">
            <text:p>c2sp1s414</text:p>
          </table:table-cell>
          <table:table-cell office:value-type="float" office:value="3.76517" calcext:value-type="float">
            <text:p>3,76517</text:p>
          </table:table-cell>
          <table:table-cell office:value-type="float" office:value="12.32213" calcext:value-type="float">
            <text:p>12,32213</text:p>
          </table:table-cell>
        </table:table-row>
        <table:table-row table:style-name="ro1">
          <table:table-cell office:value-type="string" calcext:value-type="string">
            <text:p>c2sp1s413</text:p>
          </table:table-cell>
          <table:table-cell office:value-type="float" office:value="3.83705" calcext:value-type="float">
            <text:p>3,83705</text:p>
          </table:table-cell>
          <table:table-cell office:value-type="float" office:value="12.41469" calcext:value-type="float">
            <text:p>12,41469</text:p>
          </table:table-cell>
        </table:table-row>
        <table:table-row table:style-name="ro1">
          <table:table-cell office:value-type="string" calcext:value-type="string">
            <text:p>c2sp1s411</text:p>
          </table:table-cell>
          <table:table-cell office:value-type="float" office:value="3.91057" calcext:value-type="float">
            <text:p>3,91057</text:p>
          </table:table-cell>
          <table:table-cell office:value-type="float" office:value="12.50572" calcext:value-type="float">
            <text:p>12,50572</text:p>
          </table:table-cell>
        </table:table-row>
        <table:table-row table:style-name="ro1">
          <table:table-cell office:value-type="string" calcext:value-type="string">
            <text:p>c2sp1s410</text:p>
          </table:table-cell>
          <table:table-cell office:value-type="float" office:value="3.98568" calcext:value-type="float">
            <text:p>3,98568</text:p>
          </table:table-cell>
          <table:table-cell office:value-type="float" office:value="12.5952" calcext:value-type="float">
            <text:p>12,5952</text:p>
          </table:table-cell>
        </table:table-row>
        <table:table-row table:style-name="ro1">
          <table:table-cell office:value-type="string" calcext:value-type="string">
            <text:p>c2sp1s409</text:p>
          </table:table-cell>
          <table:table-cell office:value-type="float" office:value="4.06235" calcext:value-type="float">
            <text:p>4,06235</text:p>
          </table:table-cell>
          <table:table-cell office:value-type="float" office:value="12.68309" calcext:value-type="float">
            <text:p>12,68309</text:p>
          </table:table-cell>
        </table:table-row>
        <table:table-row table:style-name="ro1">
          <table:table-cell office:value-type="string" calcext:value-type="string">
            <text:p>c2sp1s408</text:p>
          </table:table-cell>
          <table:table-cell office:value-type="float" office:value="4.14055" calcext:value-type="float">
            <text:p>4,14055</text:p>
          </table:table-cell>
          <table:table-cell office:value-type="float" office:value="12.76938" calcext:value-type="float">
            <text:p>12,76938</text:p>
          </table:table-cell>
        </table:table-row>
        <table:table-row table:style-name="ro1">
          <table:table-cell office:value-type="string" calcext:value-type="string">
            <text:p>c2sp1s407</text:p>
          </table:table-cell>
          <table:table-cell office:value-type="float" office:value="4.22024" calcext:value-type="float">
            <text:p>4,22024</text:p>
          </table:table-cell>
          <table:table-cell office:value-type="float" office:value="12.85402" calcext:value-type="float">
            <text:p>12,85402</text:p>
          </table:table-cell>
        </table:table-row>
        <table:table-row table:style-name="ro1">
          <table:table-cell office:value-type="string" calcext:value-type="string">
            <text:p>c2sp1s406</text:p>
          </table:table-cell>
          <table:table-cell office:value-type="float" office:value="4.3014" calcext:value-type="float">
            <text:p>4,3014</text:p>
          </table:table-cell>
          <table:table-cell office:value-type="float" office:value="12.93701" calcext:value-type="float">
            <text:p>12,93701</text:p>
          </table:table-cell>
        </table:table-row>
        <table:table-row table:style-name="ro1">
          <table:table-cell office:value-type="string" calcext:value-type="string">
            <text:p>c2sp1s405</text:p>
          </table:table-cell>
          <table:table-cell office:value-type="float" office:value="4.38398" calcext:value-type="float">
            <text:p>4,38398</text:p>
          </table:table-cell>
          <table:table-cell office:value-type="float" office:value="13.0183" calcext:value-type="float">
            <text:p>13,0183</text:p>
          </table:table-cell>
        </table:table-row>
        <table:table-row table:style-name="ro1">
          <table:table-cell office:value-type="string" calcext:value-type="string">
            <text:p>c2sp1s404</text:p>
          </table:table-cell>
          <table:table-cell office:value-type="float" office:value="4.46796" calcext:value-type="float">
            <text:p>4,46796</text:p>
          </table:table-cell>
          <table:table-cell office:value-type="float" office:value="13.09789" calcext:value-type="float">
            <text:p>13,09789</text:p>
          </table:table-cell>
        </table:table-row>
        <table:table-row table:style-name="ro1">
          <table:table-cell office:value-type="string" calcext:value-type="string">
            <text:p>c2sp1s403</text:p>
          </table:table-cell>
          <table:table-cell office:value-type="float" office:value="4.55329" calcext:value-type="float">
            <text:p>4,55329</text:p>
          </table:table-cell>
          <table:table-cell office:value-type="float" office:value="13.17574" calcext:value-type="float">
            <text:p>13,17574</text:p>
          </table:table-cell>
        </table:table-row>
        <table:table-row table:style-name="ro1">
          <table:table-cell office:value-type="string" calcext:value-type="string">
            <text:p>c2sp1s402</text:p>
          </table:table-cell>
          <table:table-cell office:value-type="float" office:value="4.63995" calcext:value-type="float">
            <text:p>4,63995</text:p>
          </table:table-cell>
          <table:table-cell office:value-type="float" office:value="13.25183" calcext:value-type="float">
            <text:p>13,25183</text:p>
          </table:table-cell>
        </table:table-row>
        <table:table-row table:style-name="ro1">
          <table:table-cell office:value-type="string" calcext:value-type="string">
            <text:p>c2sp1s400</text:p>
          </table:table-cell>
          <table:table-cell office:value-type="float" office:value="4.72789" calcext:value-type="float">
            <text:p>4,72789</text:p>
          </table:table-cell>
          <table:table-cell office:value-type="float" office:value="13.32614" calcext:value-type="float">
            <text:p>13,32614</text:p>
          </table:table-cell>
        </table:table-row>
        <table:table-row table:style-name="ro1">
          <table:table-cell office:value-type="string" calcext:value-type="string">
            <text:p>c2sp1s399</text:p>
          </table:table-cell>
          <table:table-cell office:value-type="float" office:value="4.81708" calcext:value-type="float">
            <text:p>4,81708</text:p>
          </table:table-cell>
          <table:table-cell office:value-type="float" office:value="13.39864" calcext:value-type="float">
            <text:p>13,39864</text:p>
          </table:table-cell>
        </table:table-row>
        <table:table-row table:style-name="ro1">
          <table:table-cell office:value-type="string" calcext:value-type="string">
            <text:p>c2sp1s398</text:p>
          </table:table-cell>
          <table:table-cell office:value-type="float" office:value="4.90748" calcext:value-type="float">
            <text:p>4,90748</text:p>
          </table:table-cell>
          <table:table-cell office:value-type="float" office:value="13.46933" calcext:value-type="float">
            <text:p>13,46933</text:p>
          </table:table-cell>
        </table:table-row>
        <table:table-row table:style-name="ro1">
          <table:table-cell office:value-type="string" calcext:value-type="string">
            <text:p>c2sp1s397</text:p>
          </table:table-cell>
          <table:table-cell office:value-type="float" office:value="4.99906" calcext:value-type="float">
            <text:p>4,99906</text:p>
          </table:table-cell>
          <table:table-cell office:value-type="float" office:value="13.53817" calcext:value-type="float">
            <text:p>13,53817</text:p>
          </table:table-cell>
        </table:table-row>
        <table:table-row table:style-name="ro1">
          <table:table-cell office:value-type="string" calcext:value-type="string">
            <text:p>c2sp1s396</text:p>
          </table:table-cell>
          <table:table-cell office:value-type="float" office:value="5.09178" calcext:value-type="float">
            <text:p>5,09178</text:p>
          </table:table-cell>
          <table:table-cell office:value-type="float" office:value="13.60515" calcext:value-type="float">
            <text:p>13,60515</text:p>
          </table:table-cell>
        </table:table-row>
        <table:table-row table:style-name="ro1">
          <table:table-cell office:value-type="string" calcext:value-type="string">
            <text:p>c2sp1s395</text:p>
          </table:table-cell>
          <table:table-cell office:value-type="float" office:value="5.1856" calcext:value-type="float">
            <text:p>5,1856</text:p>
          </table:table-cell>
          <table:table-cell office:value-type="float" office:value="13.67025" calcext:value-type="float">
            <text:p>13,67025</text:p>
          </table:table-cell>
        </table:table-row>
        <table:table-row table:style-name="ro1">
          <table:table-cell office:value-type="string" calcext:value-type="string">
            <text:p>c2sp1s394</text:p>
          </table:table-cell>
          <table:table-cell office:value-type="float" office:value="5.28049" calcext:value-type="float">
            <text:p>5,28049</text:p>
          </table:table-cell>
          <table:table-cell office:value-type="float" office:value="13.73346" calcext:value-type="float">
            <text:p>13,73346</text:p>
          </table:table-cell>
        </table:table-row>
        <table:table-row table:style-name="ro1">
          <table:table-cell office:value-type="string" calcext:value-type="string">
            <text:p>c2sp1s393</text:p>
          </table:table-cell>
          <table:table-cell office:value-type="float" office:value="5.37639" calcext:value-type="float">
            <text:p>5,37639</text:p>
          </table:table-cell>
          <table:table-cell office:value-type="float" office:value="13.79474" calcext:value-type="float">
            <text:p>13,79474</text:p>
          </table:table-cell>
        </table:table-row>
        <table:table-row table:style-name="ro1">
          <table:table-cell office:value-type="string" calcext:value-type="string">
            <text:p>c2sp1s392</text:p>
          </table:table-cell>
          <table:table-cell office:value-type="float" office:value="5.47329" calcext:value-type="float">
            <text:p>5,47329</text:p>
          </table:table-cell>
          <table:table-cell office:value-type="float" office:value="13.8541" calcext:value-type="float">
            <text:p>13,8541</text:p>
          </table:table-cell>
        </table:table-row>
        <table:table-row table:style-name="ro1">
          <table:table-cell office:value-type="string" calcext:value-type="string">
            <text:p>c2sp1s391</text:p>
          </table:table-cell>
          <table:table-cell office:value-type="float" office:value="5.57113" calcext:value-type="float">
            <text:p>5,57113</text:p>
          </table:table-cell>
          <table:table-cell office:value-type="float" office:value="13.91151" calcext:value-type="float">
            <text:p>13,91151</text:p>
          </table:table-cell>
        </table:table-row>
        <table:table-row table:style-name="ro1">
          <table:table-cell office:value-type="string" calcext:value-type="string">
            <text:p>c2sp1s389</text:p>
          </table:table-cell>
          <table:table-cell office:value-type="float" office:value="5.66988" calcext:value-type="float">
            <text:p>5,66988</text:p>
          </table:table-cell>
          <table:table-cell office:value-type="float" office:value="13.96696" calcext:value-type="float">
            <text:p>13,9669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sp2s1000</text:p>
          </table:table-cell>
          <table:table-cell office:value-type="float" office:value="15.4754" calcext:value-type="float">
            <text:p>15,4754</text:p>
          </table:table-cell>
          <table:table-cell office:value-type="float" office:value="8.755768" calcext:value-type="float">
            <text:p>8,755768</text:p>
          </table:table-cell>
        </table:table-row>
        <table:table-row table:style-name="ro1">
          <table:table-cell office:value-type="string" calcext:value-type="string">
            <text:p>c2sp2s501</text:p>
          </table:table-cell>
          <table:table-cell office:value-type="float" office:value="15.48885" calcext:value-type="float">
            <text:p>15,48885</text:p>
          </table:table-cell>
          <table:table-cell office:value-type="float" office:value="8.877674" calcext:value-type="float">
            <text:p>8,877674</text:p>
          </table:table-cell>
        </table:table-row>
        <table:table-row table:style-name="ro1">
          <table:table-cell office:value-type="string" calcext:value-type="string">
            <text:p>c2sp2s999</text:p>
          </table:table-cell>
          <table:table-cell office:value-type="float" office:value="15.45966" calcext:value-type="float">
            <text:p>15,45966</text:p>
          </table:table-cell>
          <table:table-cell office:value-type="float" office:value="8.634325" calcext:value-type="float">
            <text:p>8,634325</text:p>
          </table:table-cell>
        </table:table-row>
        <table:table-row table:style-name="ro1">
          <table:table-cell office:value-type="string" calcext:value-type="string">
            <text:p>c2sp2s998</text:p>
          </table:table-cell>
          <table:table-cell office:value-type="float" office:value="15.44165" calcext:value-type="float">
            <text:p>15,44165</text:p>
          </table:table-cell>
          <table:table-cell office:value-type="float" office:value="8.513389" calcext:value-type="float">
            <text:p>8,513389</text:p>
          </table:table-cell>
        </table:table-row>
        <table:table-row table:style-name="ro1">
          <table:table-cell office:value-type="string" calcext:value-type="string">
            <text:p>c2sp2s997</text:p>
          </table:table-cell>
          <table:table-cell office:value-type="float" office:value="15.42137" calcext:value-type="float">
            <text:p>15,42137</text:p>
          </table:table-cell>
          <table:table-cell office:value-type="float" office:value="8.393001" calcext:value-type="float">
            <text:p>8,393001</text:p>
          </table:table-cell>
        </table:table-row>
        <table:table-row table:style-name="ro1">
          <table:table-cell office:value-type="string" calcext:value-type="string">
            <text:p>c2sp2s996</text:p>
          </table:table-cell>
          <table:table-cell office:value-type="float" office:value="15.39886" calcext:value-type="float">
            <text:p>15,39886</text:p>
          </table:table-cell>
          <table:table-cell office:value-type="float" office:value="8.273205" calcext:value-type="float">
            <text:p>8,273205</text:p>
          </table:table-cell>
        </table:table-row>
        <table:table-row table:style-name="ro1">
          <table:table-cell office:value-type="string" calcext:value-type="string">
            <text:p>c2sp2s995</text:p>
          </table:table-cell>
          <table:table-cell office:value-type="float" office:value="15.37411" calcext:value-type="float">
            <text:p>15,37411</text:p>
          </table:table-cell>
          <table:table-cell office:value-type="float" office:value="8.154041" calcext:value-type="float">
            <text:p>8,154041</text:p>
          </table:table-cell>
        </table:table-row>
        <table:table-row table:style-name="ro1">
          <table:table-cell office:value-type="string" calcext:value-type="string">
            <text:p>c2sp2s994</text:p>
          </table:table-cell>
          <table:table-cell office:value-type="float" office:value="15.34714" calcext:value-type="float">
            <text:p>15,34714</text:p>
          </table:table-cell>
          <table:table-cell office:value-type="float" office:value="8.035552" calcext:value-type="float">
            <text:p>8,035552</text:p>
          </table:table-cell>
        </table:table-row>
        <table:table-row table:style-name="ro1">
          <table:table-cell office:value-type="string" calcext:value-type="string">
            <text:p>c2sp2s993</text:p>
          </table:table-cell>
          <table:table-cell office:value-type="float" office:value="15.31798" calcext:value-type="float">
            <text:p>15,31798</text:p>
          </table:table-cell>
          <table:table-cell office:value-type="float" office:value="7.91778" calcext:value-type="float">
            <text:p>7,91778</text:p>
          </table:table-cell>
        </table:table-row>
        <table:table-row table:style-name="ro1">
          <table:table-cell office:value-type="string" calcext:value-type="string">
            <text:p>c2sp2s992</text:p>
          </table:table-cell>
          <table:table-cell office:value-type="float" office:value="15.28664" calcext:value-type="float">
            <text:p>15,28664</text:p>
          </table:table-cell>
          <table:table-cell office:value-type="float" office:value="7.80076" calcext:value-type="float">
            <text:p>7,80076</text:p>
          </table:table-cell>
        </table:table-row>
        <table:table-row table:style-name="ro1">
          <table:table-cell office:value-type="string" calcext:value-type="string">
            <text:p>c2sp2s991</text:p>
          </table:table-cell>
          <table:table-cell office:value-type="float" office:value="15.25313" calcext:value-type="float">
            <text:p>15,25313</text:p>
          </table:table-cell>
          <table:table-cell office:value-type="float" office:value="7.68454" calcext:value-type="float">
            <text:p>7,68454</text:p>
          </table:table-cell>
        </table:table-row>
        <table:table-row table:style-name="ro1">
          <table:table-cell office:value-type="string" calcext:value-type="string">
            <text:p>c2sp2s990</text:p>
          </table:table-cell>
          <table:table-cell office:value-type="float" office:value="15.21748" calcext:value-type="float">
            <text:p>15,21748</text:p>
          </table:table-cell>
          <table:table-cell office:value-type="float" office:value="7.56915" calcext:value-type="float">
            <text:p>7,56915</text:p>
          </table:table-cell>
        </table:table-row>
        <table:table-row table:style-name="ro1">
          <table:table-cell office:value-type="string" calcext:value-type="string">
            <text:p>c2sp2s989</text:p>
          </table:table-cell>
          <table:table-cell office:value-type="float" office:value="15.17971" calcext:value-type="float">
            <text:p>15,17971</text:p>
          </table:table-cell>
          <table:table-cell office:value-type="float" office:value="7.45464" calcext:value-type="float">
            <text:p>7,45464</text:p>
          </table:table-cell>
        </table:table-row>
        <table:table-row table:style-name="ro1">
          <table:table-cell office:value-type="string" calcext:value-type="string">
            <text:p>c2sp2s988</text:p>
          </table:table-cell>
          <table:table-cell office:value-type="float" office:value="15.13983" calcext:value-type="float">
            <text:p>15,13983</text:p>
          </table:table-cell>
          <table:table-cell office:value-type="float" office:value="7.34105" calcext:value-type="float">
            <text:p>7,34105</text:p>
          </table:table-cell>
        </table:table-row>
        <table:table-row table:style-name="ro1">
          <table:table-cell office:value-type="string" calcext:value-type="string">
            <text:p>c2sp2s987</text:p>
          </table:table-cell>
          <table:table-cell office:value-type="float" office:value="15.09787" calcext:value-type="float">
            <text:p>15,09787</text:p>
          </table:table-cell>
          <table:table-cell office:value-type="float" office:value="7.22841" calcext:value-type="float">
            <text:p>7,22841</text:p>
          </table:table-cell>
        </table:table-row>
        <table:table-row table:style-name="ro1">
          <table:table-cell office:value-type="string" calcext:value-type="string">
            <text:p>c2sp2s986</text:p>
          </table:table-cell>
          <table:table-cell office:value-type="float" office:value="15.05384" calcext:value-type="float">
            <text:p>15,05384</text:p>
          </table:table-cell>
          <table:table-cell office:value-type="float" office:value="7.11676" calcext:value-type="float">
            <text:p>7,11676</text:p>
          </table:table-cell>
        </table:table-row>
        <table:table-row table:style-name="ro1">
          <table:table-cell office:value-type="string" calcext:value-type="string">
            <text:p>c2sp2s985</text:p>
          </table:table-cell>
          <table:table-cell office:value-type="float" office:value="15.00778" calcext:value-type="float">
            <text:p>15,00778</text:p>
          </table:table-cell>
          <table:table-cell office:value-type="float" office:value="7.00614" calcext:value-type="float">
            <text:p>7,00614</text:p>
          </table:table-cell>
        </table:table-row>
        <table:table-row table:style-name="ro1">
          <table:table-cell office:value-type="string" calcext:value-type="string">
            <text:p>c2sp2s984</text:p>
          </table:table-cell>
          <table:table-cell office:value-type="float" office:value="14.9597" calcext:value-type="float">
            <text:p>14,9597</text:p>
          </table:table-cell>
          <table:table-cell office:value-type="float" office:value="6.89658" calcext:value-type="float">
            <text:p>6,89658</text:p>
          </table:table-cell>
        </table:table-row>
        <table:table-row table:style-name="ro1">
          <table:table-cell office:value-type="string" calcext:value-type="string">
            <text:p>c2sp2s983</text:p>
          </table:table-cell>
          <table:table-cell office:value-type="float" office:value="14.90963" calcext:value-type="float">
            <text:p>14,90963</text:p>
          </table:table-cell>
          <table:table-cell office:value-type="float" office:value="6.78813" calcext:value-type="float">
            <text:p>6,78813</text:p>
          </table:table-cell>
        </table:table-row>
        <table:table-row table:style-name="ro1">
          <table:table-cell office:value-type="string" calcext:value-type="string">
            <text:p>c2sp2s982</text:p>
          </table:table-cell>
          <table:table-cell office:value-type="float" office:value="14.85759" calcext:value-type="float">
            <text:p>14,85759</text:p>
          </table:table-cell>
          <table:table-cell office:value-type="float" office:value="6.68082" calcext:value-type="float">
            <text:p>6,68082</text:p>
          </table:table-cell>
        </table:table-row>
        <table:table-row table:style-name="ro1">
          <table:table-cell office:value-type="string" calcext:value-type="string">
            <text:p>c2sp1s282</text:p>
          </table:table-cell>
          <table:table-cell office:value-type="float" office:value="13.73477" calcext:value-type="float">
            <text:p>13,73477</text:p>
          </table:table-cell>
          <table:table-cell office:value-type="float" office:value="10.63771" calcext:value-type="float">
            <text:p>10,63771</text:p>
          </table:table-cell>
        </table:table-row>
        <table:table-row table:style-name="ro1">
          <table:table-cell office:value-type="string" calcext:value-type="string">
            <text:p>c2sp1s281</text:p>
          </table:table-cell>
          <table:table-cell office:value-type="float" office:value="13.75528" calcext:value-type="float">
            <text:p>13,75528</text:p>
          </table:table-cell>
          <table:table-cell office:value-type="float" office:value="10.54508" calcext:value-type="float">
            <text:p>10,54508</text:p>
          </table:table-cell>
        </table:table-row>
        <table:table-row table:style-name="ro1">
          <table:table-cell office:value-type="string" calcext:value-type="string">
            <text:p>c2sp1s280</text:p>
          </table:table-cell>
          <table:table-cell office:value-type="float" office:value="13.77399" calcext:value-type="float">
            <text:p>13,77399</text:p>
          </table:table-cell>
          <table:table-cell office:value-type="float" office:value="10.45227" calcext:value-type="float">
            <text:p>10,45227</text:p>
          </table:table-cell>
        </table:table-row>
        <table:table-row table:style-name="ro1">
          <table:table-cell office:value-type="string" calcext:value-type="string">
            <text:p>c2sp1s278</text:p>
          </table:table-cell>
          <table:table-cell office:value-type="float" office:value="13.7909" calcext:value-type="float">
            <text:p>13,7909</text:p>
          </table:table-cell>
          <table:table-cell office:value-type="float" office:value="10.3593" calcext:value-type="float">
            <text:p>10,3593</text:p>
          </table:table-cell>
        </table:table-row>
        <table:table-row table:style-name="ro1">
          <table:table-cell office:value-type="string" calcext:value-type="string">
            <text:p>c2sp1s277</text:p>
          </table:table-cell>
          <table:table-cell office:value-type="float" office:value="13.806" calcext:value-type="float">
            <text:p>13,806</text:p>
          </table:table-cell>
          <table:table-cell office:value-type="float" office:value="10.26621" calcext:value-type="float">
            <text:p>10,26621</text:p>
          </table:table-cell>
        </table:table-row>
        <table:table-row table:style-name="ro1">
          <table:table-cell office:value-type="string" calcext:value-type="string">
            <text:p>c2sp1s276</text:p>
          </table:table-cell>
          <table:table-cell office:value-type="float" office:value="13.81929" calcext:value-type="float">
            <text:p>13,81929</text:p>
          </table:table-cell>
          <table:table-cell office:value-type="float" office:value="10.17304" calcext:value-type="float">
            <text:p>10,17304</text:p>
          </table:table-cell>
        </table:table-row>
        <table:table-row table:style-name="ro1">
          <table:table-cell office:value-type="string" calcext:value-type="string">
            <text:p>c2sp1s275</text:p>
          </table:table-cell>
          <table:table-cell office:value-type="float" office:value="13.83079" calcext:value-type="float">
            <text:p>13,83079</text:p>
          </table:table-cell>
          <table:table-cell office:value-type="float" office:value="10.07981" calcext:value-type="float">
            <text:p>10,07981</text:p>
          </table:table-cell>
        </table:table-row>
        <table:table-row table:style-name="ro1">
          <table:table-cell office:value-type="string" calcext:value-type="string">
            <text:p>c2sp1s274</text:p>
          </table:table-cell>
          <table:table-cell office:value-type="float" office:value="13.84048" calcext:value-type="float">
            <text:p>13,84048</text:p>
          </table:table-cell>
          <table:table-cell office:value-type="float" office:value="9.986567" calcext:value-type="float">
            <text:p>9,986567</text:p>
          </table:table-cell>
        </table:table-row>
        <table:table-row table:style-name="ro1">
          <table:table-cell office:value-type="string" calcext:value-type="string">
            <text:p>c2sp1s273</text:p>
          </table:table-cell>
          <table:table-cell office:value-type="float" office:value="13.84838" calcext:value-type="float">
            <text:p>13,84838</text:p>
          </table:table-cell>
          <table:table-cell office:value-type="float" office:value="9.893344" calcext:value-type="float">
            <text:p>9,893344</text:p>
          </table:table-cell>
        </table:table-row>
        <table:table-row table:style-name="ro1">
          <table:table-cell office:value-type="string" calcext:value-type="string">
            <text:p>c2sp1s272</text:p>
          </table:table-cell>
          <table:table-cell office:value-type="float" office:value="13.8545" calcext:value-type="float">
            <text:p>13,8545</text:p>
          </table:table-cell>
          <table:table-cell office:value-type="float" office:value="9.800175" calcext:value-type="float">
            <text:p>9,800175</text:p>
          </table:table-cell>
        </table:table-row>
        <table:table-row table:style-name="ro1">
          <table:table-cell office:value-type="string" calcext:value-type="string">
            <text:p>c2sp1s271</text:p>
          </table:table-cell>
          <table:table-cell office:value-type="float" office:value="13.85882" calcext:value-type="float">
            <text:p>13,85882</text:p>
          </table:table-cell>
          <table:table-cell office:value-type="float" office:value="9.707093" calcext:value-type="float">
            <text:p>9,707093</text:p>
          </table:table-cell>
        </table:table-row>
        <table:table-row table:style-name="ro1">
          <table:table-cell office:value-type="string" calcext:value-type="string">
            <text:p>c2sp1s270</text:p>
          </table:table-cell>
          <table:table-cell office:value-type="float" office:value="13.86136" calcext:value-type="float">
            <text:p>13,86136</text:p>
          </table:table-cell>
          <table:table-cell office:value-type="float" office:value="9.614133" calcext:value-type="float">
            <text:p>9,614133</text:p>
          </table:table-cell>
        </table:table-row>
        <table:table-row table:style-name="ro1">
          <table:table-cell office:value-type="string" calcext:value-type="string">
            <text:p>c2sp1s269</text:p>
          </table:table-cell>
          <table:table-cell office:value-type="float" office:value="13.86213" calcext:value-type="float">
            <text:p>13,86213</text:p>
          </table:table-cell>
          <table:table-cell office:value-type="float" office:value="9.521329" calcext:value-type="float">
            <text:p>9,521329</text:p>
          </table:table-cell>
        </table:table-row>
        <table:table-row table:style-name="ro1">
          <table:table-cell office:value-type="string" calcext:value-type="string">
            <text:p>c2sp1s267</text:p>
          </table:table-cell>
          <table:table-cell office:value-type="float" office:value="13.86113" calcext:value-type="float">
            <text:p>13,86113</text:p>
          </table:table-cell>
          <table:table-cell office:value-type="float" office:value="9.428714" calcext:value-type="float">
            <text:p>9,428714</text:p>
          </table:table-cell>
        </table:table-row>
        <table:table-row table:style-name="ro1">
          <table:table-cell office:value-type="string" calcext:value-type="string">
            <text:p>c2sp1s266</text:p>
          </table:table-cell>
          <table:table-cell office:value-type="float" office:value="13.85837" calcext:value-type="float">
            <text:p>13,85837</text:p>
          </table:table-cell>
          <table:table-cell office:value-type="float" office:value="9.336322" calcext:value-type="float">
            <text:p>9,336322</text:p>
          </table:table-cell>
        </table:table-row>
        <table:table-row table:style-name="ro1">
          <table:table-cell office:value-type="string" calcext:value-type="string">
            <text:p>c2sp1s265</text:p>
          </table:table-cell>
          <table:table-cell office:value-type="float" office:value="13.85386" calcext:value-type="float">
            <text:p>13,85386</text:p>
          </table:table-cell>
          <table:table-cell office:value-type="float" office:value="9.244187" calcext:value-type="float">
            <text:p>9,244187</text:p>
          </table:table-cell>
        </table:table-row>
        <table:table-row table:style-name="ro1">
          <table:table-cell office:value-type="string" calcext:value-type="string">
            <text:p>c2sp1s264</text:p>
          </table:table-cell>
          <table:table-cell office:value-type="float" office:value="13.84761" calcext:value-type="float">
            <text:p>13,84761</text:p>
          </table:table-cell>
          <table:table-cell office:value-type="float" office:value="9.152342" calcext:value-type="float">
            <text:p>9,152342</text:p>
          </table:table-cell>
        </table:table-row>
        <table:table-row table:style-name="ro1">
          <table:table-cell office:value-type="string" calcext:value-type="string">
            <text:p>c2sp1s263</text:p>
          </table:table-cell>
          <table:table-cell office:value-type="float" office:value="13.83962" calcext:value-type="float">
            <text:p>13,83962</text:p>
          </table:table-cell>
          <table:table-cell office:value-type="float" office:value="9.0608196" calcext:value-type="float">
            <text:p>9,0608196</text:p>
          </table:table-cell>
        </table:table-row>
        <table:table-row table:style-name="ro1">
          <table:table-cell office:value-type="string" calcext:value-type="string">
            <text:p>c2sp1s262</text:p>
          </table:table-cell>
          <table:table-cell office:value-type="float" office:value="13.8299" calcext:value-type="float">
            <text:p>13,8299</text:p>
          </table:table-cell>
          <table:table-cell office:value-type="float" office:value="8.9696524" calcext:value-type="float">
            <text:p>8,9696524</text:p>
          </table:table-cell>
        </table:table-row>
        <table:table-row table:style-name="ro1">
          <table:table-cell office:value-type="string" calcext:value-type="string">
            <text:p>c2sp1s261</text:p>
          </table:table-cell>
          <table:table-cell office:value-type="float" office:value="13.81848" calcext:value-type="float">
            <text:p>13,81848</text:p>
          </table:table-cell>
          <table:table-cell office:value-type="float" office:value="8.878873" calcext:value-type="float">
            <text:p>8,878873</text:p>
          </table:table-cell>
        </table:table-row>
        <table:table-row table:style-name="ro1">
          <table:table-cell office:value-type="string" calcext:value-type="string">
            <text:p>c2sp1s260</text:p>
          </table:table-cell>
          <table:table-cell office:value-type="float" office:value="13.80535" calcext:value-type="float">
            <text:p>13,80535</text:p>
          </table:table-cell>
          <table:table-cell office:value-type="float" office:value="8.788513" calcext:value-type="float">
            <text:p>8,788513</text:p>
          </table:table-cell>
        </table:table-row>
        <table:table-row table:style-name="ro1">
          <table:table-cell office:value-type="string" calcext:value-type="string">
            <text:p>c2sp1s259</text:p>
          </table:table-cell>
          <table:table-cell office:value-type="float" office:value="13.79053" calcext:value-type="float">
            <text:p>13,79053</text:p>
          </table:table-cell>
          <table:table-cell office:value-type="float" office:value="8.698606" calcext:value-type="float">
            <text:p>8,698606</text:p>
          </table:table-cell>
        </table:table-row>
        <table:table-row table:style-name="ro1">
          <table:table-cell office:value-type="string" calcext:value-type="string">
            <text:p>c2sp1s258</text:p>
          </table:table-cell>
          <table:table-cell office:value-type="float" office:value="13.77403" calcext:value-type="float">
            <text:p>13,77403</text:p>
          </table:table-cell>
          <table:table-cell office:value-type="float" office:value="8.609181" calcext:value-type="float">
            <text:p>8,609181</text:p>
          </table:table-cell>
        </table:table-row>
        <table:table-row table:style-name="ro1">
          <table:table-cell office:value-type="string" calcext:value-type="string">
            <text:p>c2sp1s256</text:p>
          </table:table-cell>
          <table:table-cell office:value-type="float" office:value="13.75587" calcext:value-type="float">
            <text:p>13,75587</text:p>
          </table:table-cell>
          <table:table-cell office:value-type="float" office:value="8.520271" calcext:value-type="float">
            <text:p>8,520271</text:p>
          </table:table-cell>
        </table:table-row>
        <table:table-row table:style-name="ro1">
          <table:table-cell office:value-type="string" calcext:value-type="string">
            <text:p>c2sp1s255</text:p>
          </table:table-cell>
          <table:table-cell office:value-type="float" office:value="13.73605" calcext:value-type="float">
            <text:p>13,73605</text:p>
          </table:table-cell>
          <table:table-cell office:value-type="float" office:value="8.431907" calcext:value-type="float">
            <text:p>8,431907</text:p>
          </table:table-cell>
        </table:table-row>
        <table:table-row table:style-name="ro1">
          <table:table-cell office:value-type="string" calcext:value-type="string">
            <text:p>c2sp1s254</text:p>
          </table:table-cell>
          <table:table-cell office:value-type="float" office:value="13.7146" calcext:value-type="float">
            <text:p>13,7146</text:p>
          </table:table-cell>
          <table:table-cell office:value-type="float" office:value="8.344118" calcext:value-type="float">
            <text:p>8,344118</text:p>
          </table:table-cell>
        </table:table-row>
        <table:table-row table:style-name="ro1">
          <table:table-cell office:value-type="string" calcext:value-type="string">
            <text:p>c2sp1s253</text:p>
          </table:table-cell>
          <table:table-cell office:value-type="float" office:value="13.69152" calcext:value-type="float">
            <text:p>13,69152</text:p>
          </table:table-cell>
          <table:table-cell office:value-type="float" office:value="8.256936" calcext:value-type="float">
            <text:p>8,256936</text:p>
          </table:table-cell>
        </table:table-row>
        <table:table-row table:style-name="ro1">
          <table:table-cell office:value-type="string" calcext:value-type="string">
            <text:p>c2sp1s252</text:p>
          </table:table-cell>
          <table:table-cell office:value-type="float" office:value="13.66683" calcext:value-type="float">
            <text:p>13,66683</text:p>
          </table:table-cell>
          <table:table-cell office:value-type="float" office:value="8.170391" calcext:value-type="float">
            <text:p>8,170391</text:p>
          </table:table-cell>
        </table:table-row>
        <table:table-row table:style-name="ro1">
          <table:table-cell office:value-type="string" calcext:value-type="string">
            <text:p>c2sp1s251</text:p>
          </table:table-cell>
          <table:table-cell office:value-type="float" office:value="13.64056" calcext:value-type="float">
            <text:p>13,64056</text:p>
          </table:table-cell>
          <table:table-cell office:value-type="float" office:value="8.084511" calcext:value-type="float">
            <text:p>8,084511</text:p>
          </table:table-cell>
        </table:table-row>
        <table:table-row table:style-name="ro1">
          <table:table-cell office:value-type="string" calcext:value-type="string">
            <text:p>c2sp1s250</text:p>
          </table:table-cell>
          <table:table-cell office:value-type="float" office:value="13.61271" calcext:value-type="float">
            <text:p>13,61271</text:p>
          </table:table-cell>
          <table:table-cell office:value-type="float" office:value="7.99933" calcext:value-type="float">
            <text:p>7,99933</text:p>
          </table:table-cell>
        </table:table-row>
        <table:table-row table:style-name="ro1">
          <table:table-cell office:value-type="string" calcext:value-type="string">
            <text:p>c2sp1s249</text:p>
          </table:table-cell>
          <table:table-cell office:value-type="float" office:value="13.58329" calcext:value-type="float">
            <text:p>13,58329</text:p>
          </table:table-cell>
          <table:table-cell office:value-type="float" office:value="7.91487" calcext:value-type="float">
            <text:p>7,91487</text:p>
          </table:table-cell>
        </table:table-row>
        <table:table-row table:style-name="ro1">
          <table:table-cell office:value-type="string" calcext:value-type="string">
            <text:p>c2sp1s248</text:p>
          </table:table-cell>
          <table:table-cell office:value-type="float" office:value="13.55234" calcext:value-type="float">
            <text:p>13,55234</text:p>
          </table:table-cell>
          <table:table-cell office:value-type="float" office:value="7.83116" calcext:value-type="float">
            <text:p>7,83116</text:p>
          </table:table-cell>
        </table:table-row>
        <table:table-row table:style-name="ro1">
          <table:table-cell office:value-type="string" calcext:value-type="string">
            <text:p>c2sp2s981</text:p>
          </table:table-cell>
          <table:table-cell office:value-type="float" office:value="14.80361" calcext:value-type="float">
            <text:p>14,80361</text:p>
          </table:table-cell>
          <table:table-cell office:value-type="float" office:value="6.57468" calcext:value-type="float">
            <text:p>6,57468</text:p>
          </table:table-cell>
        </table:table-row>
        <table:table-row table:style-name="ro1">
          <table:table-cell office:value-type="string" calcext:value-type="string">
            <text:p>c2sp2s980</text:p>
          </table:table-cell>
          <table:table-cell office:value-type="float" office:value="14.74771" calcext:value-type="float">
            <text:p>14,74771</text:p>
          </table:table-cell>
          <table:table-cell office:value-type="float" office:value="6.46975" calcext:value-type="float">
            <text:p>6,46975</text:p>
          </table:table-cell>
        </table:table-row>
        <table:table-row table:style-name="ro1">
          <table:table-cell office:value-type="string" calcext:value-type="string">
            <text:p>c2sp2s979</text:p>
          </table:table-cell>
          <table:table-cell office:value-type="float" office:value="14.68993" calcext:value-type="float">
            <text:p>14,68993</text:p>
          </table:table-cell>
          <table:table-cell office:value-type="float" office:value="6.36606" calcext:value-type="float">
            <text:p>6,36606</text:p>
          </table:table-cell>
        </table:table-row>
        <table:table-row table:style-name="ro1">
          <table:table-cell office:value-type="string" calcext:value-type="string">
            <text:p>c2sp2s978</text:p>
          </table:table-cell>
          <table:table-cell office:value-type="float" office:value="14.63028" calcext:value-type="float">
            <text:p>14,63028</text:p>
          </table:table-cell>
          <table:table-cell office:value-type="float" office:value="6.26366" calcext:value-type="float">
            <text:p>6,26366</text:p>
          </table:table-cell>
        </table:table-row>
        <table:table-row table:style-name="ro1">
          <table:table-cell office:value-type="string" calcext:value-type="string">
            <text:p>c2sp2s977</text:p>
          </table:table-cell>
          <table:table-cell office:value-type="float" office:value="14.56879" calcext:value-type="float">
            <text:p>14,56879</text:p>
          </table:table-cell>
          <table:table-cell office:value-type="float" office:value="6.16256" calcext:value-type="float">
            <text:p>6,16256</text:p>
          </table:table-cell>
        </table:table-row>
        <table:table-row table:style-name="ro1">
          <table:table-cell office:value-type="string" calcext:value-type="string">
            <text:p>c2sp2s976</text:p>
          </table:table-cell>
          <table:table-cell office:value-type="float" office:value="14.5055" calcext:value-type="float">
            <text:p>14,5055</text:p>
          </table:table-cell>
          <table:table-cell office:value-type="float" office:value="6.06281" calcext:value-type="float">
            <text:p>6,06281</text:p>
          </table:table-cell>
        </table:table-row>
        <table:table-row table:style-name="ro1">
          <table:table-cell office:value-type="string" calcext:value-type="string">
            <text:p>c2sp2s975</text:p>
          </table:table-cell>
          <table:table-cell office:value-type="float" office:value="14.44042" calcext:value-type="float">
            <text:p>14,44042</text:p>
          </table:table-cell>
          <table:table-cell office:value-type="float" office:value="5.96443" calcext:value-type="float">
            <text:p>5,96443</text:p>
          </table:table-cell>
        </table:table-row>
        <table:table-row table:style-name="ro1">
          <table:table-cell office:value-type="string" calcext:value-type="string">
            <text:p>c2sp2s974</text:p>
          </table:table-cell>
          <table:table-cell office:value-type="float" office:value="14.3736" calcext:value-type="float">
            <text:p>14,3736</text:p>
          </table:table-cell>
          <table:table-cell office:value-type="float" office:value="5.86746" calcext:value-type="float">
            <text:p>5,86746</text:p>
          </table:table-cell>
        </table:table-row>
        <table:table-row table:style-name="ro1">
          <table:table-cell office:value-type="string" calcext:value-type="string">
            <text:p>c2sp2s973</text:p>
          </table:table-cell>
          <table:table-cell office:value-type="float" office:value="14.30506" calcext:value-type="float">
            <text:p>14,30506</text:p>
          </table:table-cell>
          <table:table-cell office:value-type="float" office:value="5.77193" calcext:value-type="float">
            <text:p>5,77193</text:p>
          </table:table-cell>
        </table:table-row>
        <table:table-row table:style-name="ro1">
          <table:table-cell office:value-type="string" calcext:value-type="string">
            <text:p>c2sp2s972</text:p>
          </table:table-cell>
          <table:table-cell office:value-type="float" office:value="14.23483" calcext:value-type="float">
            <text:p>14,23483</text:p>
          </table:table-cell>
          <table:table-cell office:value-type="float" office:value="5.67787" calcext:value-type="float">
            <text:p>5,67787</text:p>
          </table:table-cell>
        </table:table-row>
        <table:table-row table:style-name="ro1">
          <table:table-cell office:value-type="string" calcext:value-type="string">
            <text:p>c2sp2s971</text:p>
          </table:table-cell>
          <table:table-cell office:value-type="float" office:value="14.16295" calcext:value-type="float">
            <text:p>14,16295</text:p>
          </table:table-cell>
          <table:table-cell office:value-type="float" office:value="5.58531" calcext:value-type="float">
            <text:p>5,58531</text:p>
          </table:table-cell>
        </table:table-row>
        <table:table-row table:style-name="ro1">
          <table:table-cell office:value-type="string" calcext:value-type="string">
            <text:p>c2sp2s970</text:p>
          </table:table-cell>
          <table:table-cell office:value-type="float" office:value="14.08943" calcext:value-type="float">
            <text:p>14,08943</text:p>
          </table:table-cell>
          <table:table-cell office:value-type="float" office:value="5.49428" calcext:value-type="float">
            <text:p>5,49428</text:p>
          </table:table-cell>
        </table:table-row>
        <table:table-row table:style-name="ro1">
          <table:table-cell office:value-type="string" calcext:value-type="string">
            <text:p>c2sp2s969</text:p>
          </table:table-cell>
          <table:table-cell office:value-type="float" office:value="14.01432" calcext:value-type="float">
            <text:p>14,01432</text:p>
          </table:table-cell>
          <table:table-cell office:value-type="float" office:value="5.4048" calcext:value-type="float">
            <text:p>5,4048</text:p>
          </table:table-cell>
        </table:table-row>
        <table:table-row table:style-name="ro1">
          <table:table-cell office:value-type="string" calcext:value-type="string">
            <text:p>c2sp2s968</text:p>
          </table:table-cell>
          <table:table-cell office:value-type="float" office:value="13.93765" calcext:value-type="float">
            <text:p>13,93765</text:p>
          </table:table-cell>
          <table:table-cell office:value-type="float" office:value="5.31691" calcext:value-type="float">
            <text:p>5,31691</text:p>
          </table:table-cell>
        </table:table-row>
        <table:table-row table:style-name="ro1">
          <table:table-cell office:value-type="string" calcext:value-type="string">
            <text:p>c2sp2s967</text:p>
          </table:table-cell>
          <table:table-cell office:value-type="float" office:value="13.85945" calcext:value-type="float">
            <text:p>13,85945</text:p>
          </table:table-cell>
          <table:table-cell office:value-type="float" office:value="5.23062" calcext:value-type="float">
            <text:p>5,23062</text:p>
          </table:table-cell>
        </table:table-row>
        <table:table-row table:style-name="ro1">
          <table:table-cell office:value-type="string" calcext:value-type="string">
            <text:p>c2sp2s966</text:p>
          </table:table-cell>
          <table:table-cell office:value-type="float" office:value="13.77976" calcext:value-type="float">
            <text:p>13,77976</text:p>
          </table:table-cell>
          <table:table-cell office:value-type="float" office:value="5.14598" calcext:value-type="float">
            <text:p>5,14598</text:p>
          </table:table-cell>
        </table:table-row>
        <table:table-row table:style-name="ro1">
          <table:table-cell office:value-type="string" calcext:value-type="string">
            <text:p>c2sp2s965</text:p>
          </table:table-cell>
          <table:table-cell office:value-type="float" office:value="13.6986" calcext:value-type="float">
            <text:p>13,6986</text:p>
          </table:table-cell>
          <table:table-cell office:value-type="float" office:value="5.06299" calcext:value-type="float">
            <text:p>5,06299</text:p>
          </table:table-cell>
        </table:table-row>
        <table:table-row table:style-name="ro1">
          <table:table-cell office:value-type="string" calcext:value-type="string">
            <text:p>c2sp2s964</text:p>
          </table:table-cell>
          <table:table-cell office:value-type="float" office:value="13.61602" calcext:value-type="float">
            <text:p>13,61602</text:p>
          </table:table-cell>
          <table:table-cell office:value-type="float" office:value="4.9817" calcext:value-type="float">
            <text:p>4,9817</text:p>
          </table:table-cell>
        </table:table-row>
        <table:table-row table:style-name="ro1">
          <table:table-cell office:value-type="string" calcext:value-type="string">
            <text:p>c2sp2s963</text:p>
          </table:table-cell>
          <table:table-cell office:value-type="float" office:value="13.53204" calcext:value-type="float">
            <text:p>13,53204</text:p>
          </table:table-cell>
          <table:table-cell office:value-type="float" office:value="4.90211" calcext:value-type="float">
            <text:p>4,90211</text:p>
          </table:table-cell>
        </table:table-row>
        <table:table-row table:style-name="ro1">
          <table:table-cell office:value-type="string" calcext:value-type="string">
            <text:p>c2sp2s962</text:p>
          </table:table-cell>
          <table:table-cell office:value-type="float" office:value="13.44671" calcext:value-type="float">
            <text:p>13,44671</text:p>
          </table:table-cell>
          <table:table-cell office:value-type="float" office:value="4.82426" calcext:value-type="float">
            <text:p>4,82426</text:p>
          </table:table-cell>
        </table:table-row>
        <table:table-row table:style-name="ro1">
          <table:table-cell office:value-type="string" calcext:value-type="string">
            <text:p>c2sp2s961</text:p>
          </table:table-cell>
          <table:table-cell office:value-type="float" office:value="13.36005" calcext:value-type="float">
            <text:p>13,36005</text:p>
          </table:table-cell>
          <table:table-cell office:value-type="float" office:value="4.74817" calcext:value-type="float">
            <text:p>4,74817</text:p>
          </table:table-cell>
        </table:table-row>
        <table:table-row table:style-name="ro1">
          <table:table-cell office:value-type="string" calcext:value-type="string">
            <text:p>c2sp2s960</text:p>
          </table:table-cell>
          <table:table-cell office:value-type="float" office:value="13.27211" calcext:value-type="float">
            <text:p>13,27211</text:p>
          </table:table-cell>
          <table:table-cell office:value-type="float" office:value="4.67386" calcext:value-type="float">
            <text:p>4,67386</text:p>
          </table:table-cell>
        </table:table-row>
        <table:table-row table:style-name="ro1">
          <table:table-cell office:value-type="string" calcext:value-type="string">
            <text:p>c2sp2s959</text:p>
          </table:table-cell>
          <table:table-cell office:value-type="float" office:value="13.18292" calcext:value-type="float">
            <text:p>13,18292</text:p>
          </table:table-cell>
          <table:table-cell office:value-type="float" office:value="4.60136" calcext:value-type="float">
            <text:p>4,60136</text:p>
          </table:table-cell>
        </table:table-row>
        <table:table-row table:style-name="ro1">
          <table:table-cell office:value-type="string" calcext:value-type="string">
            <text:p>c2sp2s958</text:p>
          </table:table-cell>
          <table:table-cell office:value-type="float" office:value="13.09252" calcext:value-type="float">
            <text:p>13,09252</text:p>
          </table:table-cell>
          <table:table-cell office:value-type="float" office:value="4.53067" calcext:value-type="float">
            <text:p>4,53067</text:p>
          </table:table-cell>
        </table:table-row>
        <table:table-row table:style-name="ro1">
          <table:table-cell office:value-type="string" calcext:value-type="string">
            <text:p>c2sp2s957</text:p>
          </table:table-cell>
          <table:table-cell office:value-type="float" office:value="13.00094" calcext:value-type="float">
            <text:p>13,00094</text:p>
          </table:table-cell>
          <table:table-cell office:value-type="float" office:value="4.46183" calcext:value-type="float">
            <text:p>4,46183</text:p>
          </table:table-cell>
        </table:table-row>
        <table:table-row table:style-name="ro1">
          <table:table-cell office:value-type="string" calcext:value-type="string">
            <text:p>c2sp2s956</text:p>
          </table:table-cell>
          <table:table-cell office:value-type="float" office:value="12.90822" calcext:value-type="float">
            <text:p>12,90822</text:p>
          </table:table-cell>
          <table:table-cell office:value-type="float" office:value="4.39485" calcext:value-type="float">
            <text:p>4,39485</text:p>
          </table:table-cell>
        </table:table-row>
        <table:table-row table:style-name="ro1">
          <table:table-cell office:value-type="string" calcext:value-type="string">
            <text:p>c2sp2s955</text:p>
          </table:table-cell>
          <table:table-cell office:value-type="float" office:value="12.8144" calcext:value-type="float">
            <text:p>12,8144</text:p>
          </table:table-cell>
          <table:table-cell office:value-type="float" office:value="4.32975" calcext:value-type="float">
            <text:p>4,32975</text:p>
          </table:table-cell>
        </table:table-row>
        <table:table-row table:style-name="ro1">
          <table:table-cell office:value-type="string" calcext:value-type="string">
            <text:p>c2sp2s954</text:p>
          </table:table-cell>
          <table:table-cell office:value-type="float" office:value="12.71951" calcext:value-type="float">
            <text:p>12,71951</text:p>
          </table:table-cell>
          <table:table-cell office:value-type="float" office:value="4.26654" calcext:value-type="float">
            <text:p>4,26654</text:p>
          </table:table-cell>
        </table:table-row>
        <table:table-row table:style-name="ro1">
          <table:table-cell office:value-type="string" calcext:value-type="string">
            <text:p>c2sp2s953</text:p>
          </table:table-cell>
          <table:table-cell office:value-type="float" office:value="12.62361" calcext:value-type="float">
            <text:p>12,62361</text:p>
          </table:table-cell>
          <table:table-cell office:value-type="float" office:value="4.20526" calcext:value-type="float">
            <text:p>4,20526</text:p>
          </table:table-cell>
        </table:table-row>
        <table:table-row table:style-name="ro1">
          <table:table-cell office:value-type="string" calcext:value-type="string">
            <text:p>c2sp2s952</text:p>
          </table:table-cell>
          <table:table-cell office:value-type="float" office:value="12.52671" calcext:value-type="float">
            <text:p>12,52671</text:p>
          </table:table-cell>
          <table:table-cell office:value-type="float" office:value="4.1459" calcext:value-type="float">
            <text:p>4,1459</text:p>
          </table:table-cell>
        </table:table-row>
        <table:table-row table:style-name="ro1">
          <table:table-cell office:value-type="string" calcext:value-type="string">
            <text:p>c2sp2s951</text:p>
          </table:table-cell>
          <table:table-cell office:value-type="float" office:value="12.42887" calcext:value-type="float">
            <text:p>12,42887</text:p>
          </table:table-cell>
          <table:table-cell office:value-type="float" office:value="4.08849" calcext:value-type="float">
            <text:p>4,08849</text:p>
          </table:table-cell>
        </table:table-row>
        <table:table-row table:style-name="ro1">
          <table:table-cell office:value-type="string" calcext:value-type="string">
            <text:p>c2sp2s950</text:p>
          </table:table-cell>
          <table:table-cell office:value-type="float" office:value="12.33012" calcext:value-type="float">
            <text:p>12,33012</text:p>
          </table:table-cell>
          <table:table-cell office:value-type="float" office:value="4.03304" calcext:value-type="float">
            <text:p>4,03304</text:p>
          </table:table-cell>
        </table:table-row>
        <table:table-row table:style-name="ro1">
          <table:table-cell office:value-type="string" calcext:value-type="string">
            <text:p>c2sp1s247</text:p>
          </table:table-cell>
          <table:table-cell office:value-type="float" office:value="13.51986" calcext:value-type="float">
            <text:p>13,51986</text:p>
          </table:table-cell>
          <table:table-cell office:value-type="float" office:value="7.74823" calcext:value-type="float">
            <text:p>7,74823</text:p>
          </table:table-cell>
        </table:table-row>
        <table:table-row table:style-name="ro1">
          <table:table-cell office:value-type="string" calcext:value-type="string">
            <text:p>c2sp1s245</text:p>
          </table:table-cell>
          <table:table-cell office:value-type="float" office:value="13.48588" calcext:value-type="float">
            <text:p>13,48588</text:p>
          </table:table-cell>
          <table:table-cell office:value-type="float" office:value="7.66611" calcext:value-type="float">
            <text:p>7,66611</text:p>
          </table:table-cell>
        </table:table-row>
        <table:table-row table:style-name="ro1">
          <table:table-cell office:value-type="string" calcext:value-type="string">
            <text:p>c2sp1s244</text:p>
          </table:table-cell>
          <table:table-cell office:value-type="float" office:value="13.45041" calcext:value-type="float">
            <text:p>13,45041</text:p>
          </table:table-cell>
          <table:table-cell office:value-type="float" office:value="7.58483" calcext:value-type="float">
            <text:p>7,58483</text:p>
          </table:table-cell>
        </table:table-row>
        <table:table-row table:style-name="ro1">
          <table:table-cell office:value-type="string" calcext:value-type="string">
            <text:p>c2sp1s243</text:p>
          </table:table-cell>
          <table:table-cell office:value-type="float" office:value="13.41348" calcext:value-type="float">
            <text:p>13,41348</text:p>
          </table:table-cell>
          <table:table-cell office:value-type="float" office:value="7.5044" calcext:value-type="float">
            <text:p>7,5044</text:p>
          </table:table-cell>
        </table:table-row>
        <table:table-row table:style-name="ro1">
          <table:table-cell office:value-type="string" calcext:value-type="string">
            <text:p>c2sp1s242</text:p>
          </table:table-cell>
          <table:table-cell office:value-type="float" office:value="13.3751" calcext:value-type="float">
            <text:p>13,3751</text:p>
          </table:table-cell>
          <table:table-cell office:value-type="float" office:value="7.42487" calcext:value-type="float">
            <text:p>7,42487</text:p>
          </table:table-cell>
        </table:table-row>
        <table:table-row table:style-name="ro1">
          <table:table-cell office:value-type="string" calcext:value-type="string">
            <text:p>c2sp1s241</text:p>
          </table:table-cell>
          <table:table-cell office:value-type="float" office:value="13.33529" calcext:value-type="float">
            <text:p>13,33529</text:p>
          </table:table-cell>
          <table:table-cell office:value-type="float" office:value="7.34625" calcext:value-type="float">
            <text:p>7,34625</text:p>
          </table:table-cell>
        </table:table-row>
        <table:table-row table:style-name="ro1">
          <table:table-cell office:value-type="string" calcext:value-type="string">
            <text:p>c2sp1s240</text:p>
          </table:table-cell>
          <table:table-cell office:value-type="float" office:value="13.29407" calcext:value-type="float">
            <text:p>13,29407</text:p>
          </table:table-cell>
          <table:table-cell office:value-type="float" office:value="7.26857" calcext:value-type="float">
            <text:p>7,26857</text:p>
          </table:table-cell>
        </table:table-row>
        <table:table-row table:style-name="ro1">
          <table:table-cell office:value-type="string" calcext:value-type="string">
            <text:p>c2sp1s239</text:p>
          </table:table-cell>
          <table:table-cell office:value-type="float" office:value="13.25147" calcext:value-type="float">
            <text:p>13,25147</text:p>
          </table:table-cell>
          <table:table-cell office:value-type="float" office:value="7.19185" calcext:value-type="float">
            <text:p>7,19185</text:p>
          </table:table-cell>
        </table:table-row>
        <table:table-row table:style-name="ro1">
          <table:table-cell office:value-type="string" calcext:value-type="string">
            <text:p>c2sp1s238</text:p>
          </table:table-cell>
          <table:table-cell office:value-type="float" office:value="13.20751" calcext:value-type="float">
            <text:p>13,20751</text:p>
          </table:table-cell>
          <table:table-cell office:value-type="float" office:value="7.11613" calcext:value-type="float">
            <text:p>7,11613</text:p>
          </table:table-cell>
        </table:table-row>
        <table:table-row table:style-name="ro1">
          <table:table-cell office:value-type="string" calcext:value-type="string">
            <text:p>c2sp1s237</text:p>
          </table:table-cell>
          <table:table-cell office:value-type="float" office:value="13.1622" calcext:value-type="float">
            <text:p>13,1622</text:p>
          </table:table-cell>
          <table:table-cell office:value-type="float" office:value="7.04142" calcext:value-type="float">
            <text:p>7,04142</text:p>
          </table:table-cell>
        </table:table-row>
        <table:table-row table:style-name="ro1">
          <table:table-cell office:value-type="string" calcext:value-type="string">
            <text:p>c2sp1s236</text:p>
          </table:table-cell>
          <table:table-cell office:value-type="float" office:value="13.11558" calcext:value-type="float">
            <text:p>13,11558</text:p>
          </table:table-cell>
          <table:table-cell office:value-type="float" office:value="6.96774" calcext:value-type="float">
            <text:p>6,96774</text:p>
          </table:table-cell>
        </table:table-row>
        <table:table-row table:style-name="ro1">
          <table:table-cell office:value-type="string" calcext:value-type="string">
            <text:p>c2sp1s234</text:p>
          </table:table-cell>
          <table:table-cell office:value-type="float" office:value="13.06767" calcext:value-type="float">
            <text:p>13,06767</text:p>
          </table:table-cell>
          <table:table-cell office:value-type="float" office:value="6.89512" calcext:value-type="float">
            <text:p>6,89512</text:p>
          </table:table-cell>
        </table:table-row>
        <table:table-row table:style-name="ro1">
          <table:table-cell office:value-type="string" calcext:value-type="string">
            <text:p>c2sp1s233</text:p>
          </table:table-cell>
          <table:table-cell office:value-type="float" office:value="13.01848" calcext:value-type="float">
            <text:p>13,01848</text:p>
          </table:table-cell>
          <table:table-cell office:value-type="float" office:value="6.82359" calcext:value-type="float">
            <text:p>6,82359</text:p>
          </table:table-cell>
        </table:table-row>
        <table:table-row table:style-name="ro1">
          <table:table-cell office:value-type="string" calcext:value-type="string">
            <text:p>c2sp1s232</text:p>
          </table:table-cell>
          <table:table-cell office:value-type="float" office:value="12.96804" calcext:value-type="float">
            <text:p>12,96804</text:p>
          </table:table-cell>
          <table:table-cell office:value-type="float" office:value="6.75316" calcext:value-type="float">
            <text:p>6,75316</text:p>
          </table:table-cell>
        </table:table-row>
        <table:table-row table:style-name="ro1">
          <table:table-cell office:value-type="string" calcext:value-type="string">
            <text:p>c2sp1s231</text:p>
          </table:table-cell>
          <table:table-cell office:value-type="float" office:value="12.91638" calcext:value-type="float">
            <text:p>12,91638</text:p>
          </table:table-cell>
          <table:table-cell office:value-type="float" office:value="6.68386" calcext:value-type="float">
            <text:p>6,68386</text:p>
          </table:table-cell>
        </table:table-row>
        <table:table-row table:style-name="ro1">
          <table:table-cell office:value-type="string" calcext:value-type="string">
            <text:p>c2sp1s230</text:p>
          </table:table-cell>
          <table:table-cell office:value-type="float" office:value="12.86351" calcext:value-type="float">
            <text:p>12,86351</text:p>
          </table:table-cell>
          <table:table-cell office:value-type="float" office:value="6.61571" calcext:value-type="float">
            <text:p>6,61571</text:p>
          </table:table-cell>
        </table:table-row>
        <table:table-row table:style-name="ro1">
          <table:table-cell office:value-type="string" calcext:value-type="string">
            <text:p>c2sp1s229</text:p>
          </table:table-cell>
          <table:table-cell office:value-type="float" office:value="12.80948" calcext:value-type="float">
            <text:p>12,80948</text:p>
          </table:table-cell>
          <table:table-cell office:value-type="float" office:value="6.54872" calcext:value-type="float">
            <text:p>6,54872</text:p>
          </table:table-cell>
        </table:table-row>
        <table:table-row table:style-name="ro1">
          <table:table-cell office:value-type="string" calcext:value-type="string">
            <text:p>c2sp1s228</text:p>
          </table:table-cell>
          <table:table-cell office:value-type="float" office:value="12.75429" calcext:value-type="float">
            <text:p>12,75429</text:p>
          </table:table-cell>
          <table:table-cell office:value-type="float" office:value="6.48292" calcext:value-type="float">
            <text:p>6,48292</text:p>
          </table:table-cell>
        </table:table-row>
        <table:table-row table:style-name="ro1">
          <table:table-cell office:value-type="string" calcext:value-type="string">
            <text:p>c2sp1s227</text:p>
          </table:table-cell>
          <table:table-cell office:value-type="float" office:value="12.69798" calcext:value-type="float">
            <text:p>12,69798</text:p>
          </table:table-cell>
          <table:table-cell office:value-type="float" office:value="6.41833" calcext:value-type="float">
            <text:p>6,41833</text:p>
          </table:table-cell>
        </table:table-row>
        <table:table-row table:style-name="ro1">
          <table:table-cell office:value-type="string" calcext:value-type="string">
            <text:p>c2sp1s226</text:p>
          </table:table-cell>
          <table:table-cell office:value-type="float" office:value="12.64058" calcext:value-type="float">
            <text:p>12,64058</text:p>
          </table:table-cell>
          <table:table-cell office:value-type="float" office:value="6.35497" calcext:value-type="float">
            <text:p>6,35497</text:p>
          </table:table-cell>
        </table:table-row>
        <table:table-row table:style-name="ro1">
          <table:table-cell office:value-type="string" calcext:value-type="string">
            <text:p>c2sp1s225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6.29285" calcext:value-type="float">
            <text:p>6,29285</text:p>
          </table:table-cell>
        </table:table-row>
        <table:table-row table:style-name="ro1">
          <table:table-cell office:value-type="string" calcext:value-type="string">
            <text:p>c2sp1s222</text:p>
          </table:table-cell>
          <table:table-cell office:value-type="float" office:value="12.52257" calcext:value-type="float">
            <text:p>12,52257</text:p>
          </table:table-cell>
          <table:table-cell office:value-type="float" office:value="6.23199" calcext:value-type="float">
            <text:p>6,23199</text:p>
          </table:table-cell>
        </table:table-row>
        <table:table-row table:style-name="ro1">
          <table:table-cell office:value-type="string" calcext:value-type="string">
            <text:p>c2sp1s221</text:p>
          </table:table-cell>
          <table:table-cell office:value-type="float" office:value="12.46203" calcext:value-type="float">
            <text:p>12,46203</text:p>
          </table:table-cell>
          <table:table-cell office:value-type="float" office:value="6.17241" calcext:value-type="float">
            <text:p>6,17241</text:p>
          </table:table-cell>
        </table:table-row>
        <table:table-row table:style-name="ro1">
          <table:table-cell office:value-type="string" calcext:value-type="string">
            <text:p>c2sp1s220</text:p>
          </table:table-cell>
          <table:table-cell office:value-type="float" office:value="12.40049" calcext:value-type="float">
            <text:p>12,40049</text:p>
          </table:table-cell>
          <table:table-cell office:value-type="float" office:value="6.11413" calcext:value-type="float">
            <text:p>6,11413</text:p>
          </table:table-cell>
        </table:table-row>
        <table:table-row table:style-name="ro1">
          <table:table-cell office:value-type="string" calcext:value-type="string">
            <text:p>c2sp1s219</text:p>
          </table:table-cell>
          <table:table-cell office:value-type="float" office:value="12.33799" calcext:value-type="float">
            <text:p>12,33799</text:p>
          </table:table-cell>
          <table:table-cell office:value-type="float" office:value="6.05716" calcext:value-type="float">
            <text:p>6,05716</text:p>
          </table:table-cell>
        </table:table-row>
        <table:table-row table:style-name="ro1">
          <table:table-cell office:value-type="string" calcext:value-type="string">
            <text:p>c2sp1s218</text:p>
          </table:table-cell>
          <table:table-cell office:value-type="float" office:value="12.27456" calcext:value-type="float">
            <text:p>12,27456</text:p>
          </table:table-cell>
          <table:table-cell office:value-type="float" office:value="6.00152" calcext:value-type="float">
            <text:p>6,00152</text:p>
          </table:table-cell>
        </table:table-row>
        <table:table-row table:style-name="ro1">
          <table:table-cell office:value-type="string" calcext:value-type="string">
            <text:p>c2sp1s217</text:p>
          </table:table-cell>
          <table:table-cell office:value-type="float" office:value="12.21021" calcext:value-type="float">
            <text:p>12,21021</text:p>
          </table:table-cell>
          <table:table-cell office:value-type="float" office:value="5.94723" calcext:value-type="float">
            <text:p>5,94723</text:p>
          </table:table-cell>
        </table:table-row>
        <table:table-row table:style-name="ro1">
          <table:table-cell office:value-type="string" calcext:value-type="string">
            <text:p>c2sp1s216</text:p>
          </table:table-cell>
          <table:table-cell office:value-type="float" office:value="12.14499" calcext:value-type="float">
            <text:p>12,14499</text:p>
          </table:table-cell>
          <table:table-cell office:value-type="float" office:value="5.89429" calcext:value-type="float">
            <text:p>5,89429</text:p>
          </table:table-cell>
        </table:table-row>
        <table:table-row table:style-name="ro1">
          <table:table-cell office:value-type="string" calcext:value-type="string">
            <text:p>c2sp1s215</text:p>
          </table:table-cell>
          <table:table-cell office:value-type="float" office:value="12.07891" calcext:value-type="float">
            <text:p>12,07891</text:p>
          </table:table-cell>
          <table:table-cell office:value-type="float" office:value="5.84272" calcext:value-type="float">
            <text:p>5,84272</text:p>
          </table:table-cell>
        </table:table-row>
        <table:table-row table:style-name="ro1">
          <table:table-cell office:value-type="string" calcext:value-type="string">
            <text:p>c2sp1s214</text:p>
          </table:table-cell>
          <table:table-cell office:value-type="float" office:value="12.01201" calcext:value-type="float">
            <text:p>12,01201</text:p>
          </table:table-cell>
          <table:table-cell office:value-type="float" office:value="5.79254" calcext:value-type="float">
            <text:p>5,79254</text:p>
          </table:table-cell>
        </table:table-row>
        <table:table-row table:style-name="ro1">
          <table:table-cell office:value-type="string" calcext:value-type="string">
            <text:p>c2sp1s213</text:p>
          </table:table-cell>
          <table:table-cell office:value-type="float" office:value="11.94431" calcext:value-type="float">
            <text:p>11,94431</text:p>
          </table:table-cell>
          <table:table-cell office:value-type="float" office:value="5.74375" calcext:value-type="float">
            <text:p>5,74375</text:p>
          </table:table-cell>
        </table:table-row>
        <table:table-row table:style-name="ro1">
          <table:table-cell office:value-type="string" calcext:value-type="string">
            <text:p>c2sp1s211</text:p>
          </table:table-cell>
          <table:table-cell office:value-type="float" office:value="11.87585" calcext:value-type="float">
            <text:p>11,87585</text:p>
          </table:table-cell>
          <table:table-cell office:value-type="float" office:value="5.69638" calcext:value-type="float">
            <text:p>5,69638</text:p>
          </table:table-cell>
        </table:table-row>
        <table:table-row table:style-name="ro1">
          <table:table-cell office:value-type="string" calcext:value-type="string">
            <text:p>c2sp2s789</text:p>
          </table:table-cell>
          <table:table-cell office:value-type="float" office:value="6.19336" calcext:value-type="float">
            <text:p>6,19336</text:p>
          </table:table-cell>
          <table:table-cell office:value-type="float" office:value="12.34957" calcext:value-type="float">
            <text:p>12,34957</text:p>
          </table:table-cell>
        </table:table-row>
        <table:table-row table:style-name="ro1">
          <table:table-cell office:value-type="string" calcext:value-type="string">
            <text:p>c2sp2s788</text:p>
          </table:table-cell>
          <table:table-cell office:value-type="float" office:value="6.26327" calcext:value-type="float">
            <text:p>6,26327</text:p>
          </table:table-cell>
          <table:table-cell office:value-type="float" office:value="12.3941" calcext:value-type="float">
            <text:p>12,3941</text:p>
          </table:table-cell>
        </table:table-row>
        <table:table-row table:style-name="ro1">
          <table:table-cell office:value-type="string" calcext:value-type="string">
            <text:p>c2sp2s787</text:p>
          </table:table-cell>
          <table:table-cell office:value-type="float" office:value="6.33385" calcext:value-type="float">
            <text:p>6,33385</text:p>
          </table:table-cell>
          <table:table-cell office:value-type="float" office:value="12.43717" calcext:value-type="float">
            <text:p>12,43717</text:p>
          </table:table-cell>
        </table:table-row>
        <table:table-row table:style-name="ro1">
          <table:table-cell office:value-type="string" calcext:value-type="string">
            <text:p>c2sp2s786</text:p>
          </table:table-cell>
          <table:table-cell office:value-type="float" office:value="6.40509" calcext:value-type="float">
            <text:p>6,40509</text:p>
          </table:table-cell>
          <table:table-cell office:value-type="float" office:value="12.4788" calcext:value-type="float">
            <text:p>12,4788</text:p>
          </table:table-cell>
        </table:table-row>
        <table:table-row table:style-name="ro1">
          <table:table-cell office:value-type="string" calcext:value-type="string">
            <text:p>c2sp2s785</text:p>
          </table:table-cell>
          <table:table-cell office:value-type="float" office:value="6.47695" calcext:value-type="float">
            <text:p>6,47695</text:p>
          </table:table-cell>
          <table:table-cell office:value-type="float" office:value="12.51897" calcext:value-type="float">
            <text:p>12,51897</text:p>
          </table:table-cell>
        </table:table-row>
        <table:table-row table:style-name="ro1">
          <table:table-cell office:value-type="string" calcext:value-type="string">
            <text:p>c2sp2s784</text:p>
          </table:table-cell>
          <table:table-cell office:value-type="float" office:value="6.5494" calcext:value-type="float">
            <text:p>6,5494</text:p>
          </table:table-cell>
          <table:table-cell office:value-type="float" office:value="12.55766" calcext:value-type="float">
            <text:p>12,55766</text:p>
          </table:table-cell>
        </table:table-row>
        <table:table-row table:style-name="ro1">
          <table:table-cell office:value-type="string" calcext:value-type="string">
            <text:p>c2sp2s783</text:p>
          </table:table-cell>
          <table:table-cell office:value-type="float" office:value="6.62241" calcext:value-type="float">
            <text:p>6,62241</text:p>
          </table:table-cell>
          <table:table-cell office:value-type="float" office:value="12.59488" calcext:value-type="float">
            <text:p>12,59488</text:p>
          </table:table-cell>
        </table:table-row>
        <table:table-row table:style-name="ro1">
          <table:table-cell office:value-type="string" calcext:value-type="string">
            <text:p>c2sp2s782</text:p>
          </table:table-cell>
          <table:table-cell office:value-type="float" office:value="6.69594" calcext:value-type="float">
            <text:p>6,69594</text:p>
          </table:table-cell>
          <table:table-cell office:value-type="float" office:value="12.63061" calcext:value-type="float">
            <text:p>12,63061</text:p>
          </table:table-cell>
        </table:table-row>
        <table:table-row table:style-name="ro1">
          <table:table-cell office:value-type="string" calcext:value-type="string">
            <text:p>c2sp2s781</text:p>
          </table:table-cell>
          <table:table-cell office:value-type="float" office:value="6.76998" calcext:value-type="float">
            <text:p>6,76998</text:p>
          </table:table-cell>
          <table:table-cell office:value-type="float" office:value="12.66485" calcext:value-type="float">
            <text:p>12,66485</text:p>
          </table:table-cell>
        </table:table-row>
        <table:table-row table:style-name="ro1">
          <table:table-cell office:value-type="string" calcext:value-type="string">
            <text:p>c2sp2s780</text:p>
          </table:table-cell>
          <table:table-cell office:value-type="float" office:value="6.84449" calcext:value-type="float">
            <text:p>6,84449</text:p>
          </table:table-cell>
          <table:table-cell office:value-type="float" office:value="12.69759" calcext:value-type="float">
            <text:p>12,69759</text:p>
          </table:table-cell>
        </table:table-row>
        <table:table-row table:style-name="ro1">
          <table:table-cell office:value-type="string" calcext:value-type="string">
            <text:p>c2sp2s779</text:p>
          </table:table-cell>
          <table:table-cell office:value-type="float" office:value="6.91944" calcext:value-type="float">
            <text:p>6,91944</text:p>
          </table:table-cell>
          <table:table-cell office:value-type="float" office:value="12.72883" calcext:value-type="float">
            <text:p>12,72883</text:p>
          </table:table-cell>
        </table:table-row>
        <table:table-row table:style-name="ro1">
          <table:table-cell office:value-type="string" calcext:value-type="string">
            <text:p>c2sp2s778</text:p>
          </table:table-cell>
          <table:table-cell office:value-type="float" office:value="6.9948" calcext:value-type="float">
            <text:p>6,9948</text:p>
          </table:table-cell>
          <table:table-cell office:value-type="float" office:value="12.75856" calcext:value-type="float">
            <text:p>12,75856</text:p>
          </table:table-cell>
        </table:table-row>
        <table:table-row table:style-name="ro1">
          <table:table-cell office:value-type="string" calcext:value-type="string">
            <text:p>c2sp2s777</text:p>
          </table:table-cell>
          <table:table-cell office:value-type="float" office:value="7.07054" calcext:value-type="float">
            <text:p>7,07054</text:p>
          </table:table-cell>
          <table:table-cell office:value-type="float" office:value="12.78678" calcext:value-type="float">
            <text:p>12,78678</text:p>
          </table:table-cell>
        </table:table-row>
        <table:table-row table:style-name="ro1">
          <table:table-cell office:value-type="string" calcext:value-type="string">
            <text:p>c2sp2s776</text:p>
          </table:table-cell>
          <table:table-cell office:value-type="float" office:value="7.14663" calcext:value-type="float">
            <text:p>7,14663</text:p>
          </table:table-cell>
          <table:table-cell office:value-type="float" office:value="12.81348" calcext:value-type="float">
            <text:p>12,81348</text:p>
          </table:table-cell>
        </table:table-row>
        <table:table-row table:style-name="ro1">
          <table:table-cell office:value-type="string" calcext:value-type="string">
            <text:p>c2sp2s775</text:p>
          </table:table-cell>
          <table:table-cell office:value-type="float" office:value="7.22304" calcext:value-type="float">
            <text:p>7,22304</text:p>
          </table:table-cell>
          <table:table-cell office:value-type="float" office:value="12.83866" calcext:value-type="float">
            <text:p>12,83866</text:p>
          </table:table-cell>
        </table:table-row>
        <table:table-row table:style-name="ro1">
          <table:table-cell office:value-type="string" calcext:value-type="string">
            <text:p>c2sp2s774</text:p>
          </table:table-cell>
          <table:table-cell office:value-type="float" office:value="7.29973" calcext:value-type="float">
            <text:p>7,29973</text:p>
          </table:table-cell>
          <table:table-cell office:value-type="float" office:value="12.86232" calcext:value-type="float">
            <text:p>12,86232</text:p>
          </table:table-cell>
        </table:table-row>
        <table:table-row table:style-name="ro1">
          <table:table-cell office:value-type="string" calcext:value-type="string">
            <text:p>c2sp2s773</text:p>
          </table:table-cell>
          <table:table-cell office:value-type="float" office:value="7.37669" calcext:value-type="float">
            <text:p>7,37669</text:p>
          </table:table-cell>
          <table:table-cell office:value-type="float" office:value="12.88445" calcext:value-type="float">
            <text:p>12,88445</text:p>
          </table:table-cell>
        </table:table-row>
        <table:table-row table:style-name="ro1">
          <table:table-cell office:value-type="string" calcext:value-type="string">
            <text:p>c2sp2s772</text:p>
          </table:table-cell>
          <table:table-cell office:value-type="float" office:value="7.45388" calcext:value-type="float">
            <text:p>7,45388</text:p>
          </table:table-cell>
          <table:table-cell office:value-type="float" office:value="12.90506" calcext:value-type="float">
            <text:p>12,90506</text:p>
          </table:table-cell>
        </table:table-row>
        <table:table-row table:style-name="ro1">
          <table:table-cell office:value-type="string" calcext:value-type="string">
            <text:p>c2sp2s771</text:p>
          </table:table-cell>
          <table:table-cell office:value-type="float" office:value="7.53126" calcext:value-type="float">
            <text:p>7,53126</text:p>
          </table:table-cell>
          <table:table-cell office:value-type="float" office:value="12.92414" calcext:value-type="float">
            <text:p>12,92414</text:p>
          </table:table-cell>
        </table:table-row>
        <table:table-row table:style-name="ro1">
          <table:table-cell office:value-type="string" calcext:value-type="string">
            <text:p>c2sp2s770</text:p>
          </table:table-cell>
          <table:table-cell office:value-type="float" office:value="7.60881" calcext:value-type="float">
            <text:p>7,60881</text:p>
          </table:table-cell>
          <table:table-cell office:value-type="float" office:value="12.9417" calcext:value-type="float">
            <text:p>12,9417</text:p>
          </table:table-cell>
        </table:table-row>
        <table:table-row table:style-name="ro1">
          <table:table-cell office:value-type="string" calcext:value-type="string">
            <text:p>c2sp2s769</text:p>
          </table:table-cell>
          <table:table-cell office:value-type="float" office:value="7.68651" calcext:value-type="float">
            <text:p>7,68651</text:p>
          </table:table-cell>
          <table:table-cell office:value-type="float" office:value="12.95773" calcext:value-type="float">
            <text:p>12,95773</text:p>
          </table:table-cell>
        </table:table-row>
        <table:table-row table:style-name="ro1">
          <table:table-cell office:value-type="string" calcext:value-type="string">
            <text:p>c2sp2s768</text:p>
          </table:table-cell>
          <table:table-cell office:value-type="float" office:value="7.76431" calcext:value-type="float">
            <text:p>7,76431</text:p>
          </table:table-cell>
          <table:table-cell office:value-type="float" office:value="12.97224" calcext:value-type="float">
            <text:p>12,97224</text:p>
          </table:table-cell>
        </table:table-row>
        <table:table-row table:style-name="ro1">
          <table:table-cell office:value-type="string" calcext:value-type="string">
            <text:p>c2sp2s767</text:p>
          </table:table-cell>
          <table:table-cell office:value-type="float" office:value="7.84219" calcext:value-type="float">
            <text:p>7,84219</text:p>
          </table:table-cell>
          <table:table-cell office:value-type="float" office:value="12.98522" calcext:value-type="float">
            <text:p>12,98522</text:p>
          </table:table-cell>
        </table:table-row>
        <table:table-row table:style-name="ro1">
          <table:table-cell office:value-type="string" calcext:value-type="string">
            <text:p>c2sp2s766</text:p>
          </table:table-cell>
          <table:table-cell office:value-type="float" office:value="7.92012" calcext:value-type="float">
            <text:p>7,92012</text:p>
          </table:table-cell>
          <table:table-cell office:value-type="float" office:value="12.99668" calcext:value-type="float">
            <text:p>12,99668</text:p>
          </table:table-cell>
        </table:table-row>
        <table:table-row table:style-name="ro1">
          <table:table-cell office:value-type="string" calcext:value-type="string">
            <text:p>c2sp2s765</text:p>
          </table:table-cell>
          <table:table-cell office:value-type="float" office:value="7.99807" calcext:value-type="float">
            <text:p>7,99807</text:p>
          </table:table-cell>
          <table:table-cell office:value-type="float" office:value="13.00662" calcext:value-type="float">
            <text:p>13,00662</text:p>
          </table:table-cell>
        </table:table-row>
        <table:table-row table:style-name="ro1">
          <table:table-cell office:value-type="string" calcext:value-type="string">
            <text:p>c2sp2s764</text:p>
          </table:table-cell>
          <table:table-cell office:value-type="float" office:value="8.076004" calcext:value-type="float">
            <text:p>8,076004</text:p>
          </table:table-cell>
          <table:table-cell office:value-type="float" office:value="13.01505" calcext:value-type="float">
            <text:p>13,01505</text:p>
          </table:table-cell>
        </table:table-row>
        <table:table-row table:style-name="ro1">
          <table:table-cell office:value-type="string" calcext:value-type="string">
            <text:p>c2sp2s763</text:p>
          </table:table-cell>
          <table:table-cell office:value-type="float" office:value="8.153905" calcext:value-type="float">
            <text:p>8,153905</text:p>
          </table:table-cell>
          <table:table-cell office:value-type="float" office:value="13.02197" calcext:value-type="float">
            <text:p>13,02197</text:p>
          </table:table-cell>
        </table:table-row>
        <table:table-row table:style-name="ro1">
          <table:table-cell office:value-type="string" calcext:value-type="string">
            <text:p>c2sp2s762</text:p>
          </table:table-cell>
          <table:table-cell office:value-type="float" office:value="8.231737" calcext:value-type="float">
            <text:p>8,231737</text:p>
          </table:table-cell>
          <table:table-cell office:value-type="float" office:value="13.02738" calcext:value-type="float">
            <text:p>13,02738</text:p>
          </table:table-cell>
        </table:table-row>
        <table:table-row table:style-name="ro1">
          <table:table-cell office:value-type="string" calcext:value-type="string">
            <text:p>c2sp2s761</text:p>
          </table:table-cell>
          <table:table-cell office:value-type="float" office:value="8.309471" calcext:value-type="float">
            <text:p>8,309471</text:p>
          </table:table-cell>
          <table:table-cell office:value-type="float" office:value="13.03129" calcext:value-type="float">
            <text:p>13,03129</text:p>
          </table:table-cell>
        </table:table-row>
        <table:table-row table:style-name="ro1">
          <table:table-cell office:value-type="string" calcext:value-type="string">
            <text:p>c2sp2s760</text:p>
          </table:table-cell>
          <table:table-cell office:value-type="float" office:value="8.38708" calcext:value-type="float">
            <text:p>8,38708</text:p>
          </table:table-cell>
          <table:table-cell office:value-type="float" office:value="13.0337" calcext:value-type="float">
            <text:p>13,0337</text:p>
          </table:table-cell>
        </table:table-row>
        <table:table-row table:style-name="ro1">
          <table:table-cell office:value-type="string" calcext:value-type="string">
            <text:p>c2sp2s759</text:p>
          </table:table-cell>
          <table:table-cell office:value-type="float" office:value="8.464533" calcext:value-type="float">
            <text:p>8,464533</text:p>
          </table:table-cell>
          <table:table-cell office:value-type="float" office:value="13.03462" calcext:value-type="float">
            <text:p>13,03462</text:p>
          </table:table-cell>
        </table:table-row>
        <table:table-row table:style-name="ro1">
          <table:table-cell office:value-type="string" calcext:value-type="string">
            <text:p>c2sp2s758</text:p>
          </table:table-cell>
          <table:table-cell office:value-type="float" office:value="8.541803" calcext:value-type="float">
            <text:p>8,541803</text:p>
          </table:table-cell>
          <table:table-cell office:value-type="float" office:value="13.03406" calcext:value-type="float">
            <text:p>13,03406</text:p>
          </table:table-cell>
        </table:table-row>
        <table:table-row table:style-name="ro1">
          <table:table-cell office:value-type="string" calcext:value-type="string">
            <text:p>c2sp1s388</text:p>
          </table:table-cell>
          <table:table-cell office:value-type="float" office:value="5.76951" calcext:value-type="float">
            <text:p>5,76951</text:p>
          </table:table-cell>
          <table:table-cell office:value-type="float" office:value="14.02044" calcext:value-type="float">
            <text:p>14,02044</text:p>
          </table:table-cell>
        </table:table-row>
        <table:table-row table:style-name="ro1">
          <table:table-cell office:value-type="string" calcext:value-type="string">
            <text:p>c2sp1s387</text:p>
          </table:table-cell>
          <table:table-cell office:value-type="float" office:value="5.86996" calcext:value-type="float">
            <text:p>5,86996</text:p>
          </table:table-cell>
          <table:table-cell office:value-type="float" office:value="14.07193" calcext:value-type="float">
            <text:p>14,07193</text:p>
          </table:table-cell>
        </table:table-row>
        <table:table-row table:style-name="ro1">
          <table:table-cell office:value-type="string" calcext:value-type="string">
            <text:p>c2sp1s386</text:p>
          </table:table-cell>
          <table:table-cell office:value-type="float" office:value="5.9712" calcext:value-type="float">
            <text:p>5,9712</text:p>
          </table:table-cell>
          <table:table-cell office:value-type="float" office:value="14.12142" calcext:value-type="float">
            <text:p>14,12142</text:p>
          </table:table-cell>
        </table:table-row>
        <table:table-row table:style-name="ro1">
          <table:table-cell office:value-type="string" calcext:value-type="string">
            <text:p>c2sp1s385</text:p>
          </table:table-cell>
          <table:table-cell office:value-type="float" office:value="6.0732" calcext:value-type="float">
            <text:p>6,0732</text:p>
          </table:table-cell>
          <table:table-cell office:value-type="float" office:value="14.16889" calcext:value-type="float">
            <text:p>14,16889</text:p>
          </table:table-cell>
        </table:table-row>
        <table:table-row table:style-name="ro1">
          <table:table-cell office:value-type="string" calcext:value-type="string">
            <text:p>c2sp1s384</text:p>
          </table:table-cell>
          <table:table-cell office:value-type="float" office:value="6.17591" calcext:value-type="float">
            <text:p>6,17591</text:p>
          </table:table-cell>
          <table:table-cell office:value-type="float" office:value="14.21435" calcext:value-type="float">
            <text:p>14,21435</text:p>
          </table:table-cell>
        </table:table-row>
        <table:table-row table:style-name="ro1">
          <table:table-cell office:value-type="string" calcext:value-type="string">
            <text:p>c2sp1s383</text:p>
          </table:table-cell>
          <table:table-cell office:value-type="float" office:value="6.27929" calcext:value-type="float">
            <text:p>6,27929</text:p>
          </table:table-cell>
          <table:table-cell office:value-type="float" office:value="14.25777" calcext:value-type="float">
            <text:p>14,25777</text:p>
          </table:table-cell>
        </table:table-row>
        <table:table-row table:style-name="ro1">
          <table:table-cell office:value-type="string" calcext:value-type="string">
            <text:p>c2sp1s382</text:p>
          </table:table-cell>
          <table:table-cell office:value-type="float" office:value="6.3833" calcext:value-type="float">
            <text:p>6,3833</text:p>
          </table:table-cell>
          <table:table-cell office:value-type="float" office:value="14.29915" calcext:value-type="float">
            <text:p>14,29915</text:p>
          </table:table-cell>
        </table:table-row>
        <table:table-row table:style-name="ro1">
          <table:table-cell office:value-type="string" calcext:value-type="string">
            <text:p>c2sp1s381</text:p>
          </table:table-cell>
          <table:table-cell office:value-type="float" office:value="6.4879" calcext:value-type="float">
            <text:p>6,4879</text:p>
          </table:table-cell>
          <table:table-cell office:value-type="float" office:value="14.33848" calcext:value-type="float">
            <text:p>14,33848</text:p>
          </table:table-cell>
        </table:table-row>
        <table:table-row table:style-name="ro1">
          <table:table-cell office:value-type="string" calcext:value-type="string">
            <text:p>c2sp1s380</text:p>
          </table:table-cell>
          <table:table-cell office:value-type="float" office:value="6.59306" calcext:value-type="float">
            <text:p>6,59306</text:p>
          </table:table-cell>
          <table:table-cell office:value-type="float" office:value="14.37575" calcext:value-type="float">
            <text:p>14,37575</text:p>
          </table:table-cell>
        </table:table-row>
        <table:table-row table:style-name="ro1">
          <table:table-cell office:value-type="string" calcext:value-type="string">
            <text:p>c2sp1s378</text:p>
          </table:table-cell>
          <table:table-cell office:value-type="float" office:value="6.69872" calcext:value-type="float">
            <text:p>6,69872</text:p>
          </table:table-cell>
          <table:table-cell office:value-type="float" office:value="14.41096" calcext:value-type="float">
            <text:p>14,41096</text:p>
          </table:table-cell>
        </table:table-row>
        <table:table-row table:style-name="ro1">
          <table:table-cell office:value-type="string" calcext:value-type="string">
            <text:p>c2sp1s377</text:p>
          </table:table-cell>
          <table:table-cell office:value-type="float" office:value="6.80486" calcext:value-type="float">
            <text:p>6,80486</text:p>
          </table:table-cell>
          <table:table-cell office:value-type="float" office:value="14.4441" calcext:value-type="float">
            <text:p>14,4441</text:p>
          </table:table-cell>
        </table:table-row>
        <table:table-row table:style-name="ro1">
          <table:table-cell office:value-type="string" calcext:value-type="string">
            <text:p>c2sp1s376</text:p>
          </table:table-cell>
          <table:table-cell office:value-type="float" office:value="6.91143" calcext:value-type="float">
            <text:p>6,91143</text:p>
          </table:table-cell>
          <table:table-cell office:value-type="float" office:value="14.47517" calcext:value-type="float">
            <text:p>14,47517</text:p>
          </table:table-cell>
        </table:table-row>
        <table:table-row table:style-name="ro1">
          <table:table-cell office:value-type="string" calcext:value-type="string">
            <text:p>c2sp1s375</text:p>
          </table:table-cell>
          <table:table-cell office:value-type="float" office:value="7.01838" calcext:value-type="float">
            <text:p>7,01838</text:p>
          </table:table-cell>
          <table:table-cell office:value-type="float" office:value="14.50415" calcext:value-type="float">
            <text:p>14,50415</text:p>
          </table:table-cell>
        </table:table-row>
        <table:table-row table:style-name="ro1">
          <table:table-cell office:value-type="string" calcext:value-type="string">
            <text:p>c2sp1s374</text:p>
          </table:table-cell>
          <table:table-cell office:value-type="float" office:value="7.12569" calcext:value-type="float">
            <text:p>7,12569</text:p>
          </table:table-cell>
          <table:table-cell office:value-type="float" office:value="14.53105" calcext:value-type="float">
            <text:p>14,53105</text:p>
          </table:table-cell>
        </table:table-row>
        <table:table-row table:style-name="ro1">
          <table:table-cell office:value-type="string" calcext:value-type="string">
            <text:p>c2sp1s373</text:p>
          </table:table-cell>
          <table:table-cell office:value-type="float" office:value="7.2333" calcext:value-type="float">
            <text:p>7,2333</text:p>
          </table:table-cell>
          <table:table-cell office:value-type="float" office:value="14.55587" calcext:value-type="float">
            <text:p>14,55587</text:p>
          </table:table-cell>
        </table:table-row>
        <table:table-row table:style-name="ro1">
          <table:table-cell office:value-type="string" calcext:value-type="string">
            <text:p>c2sp1s372</text:p>
          </table:table-cell>
          <table:table-cell office:value-type="float" office:value="7.34119" calcext:value-type="float">
            <text:p>7,34119</text:p>
          </table:table-cell>
          <table:table-cell office:value-type="float" office:value="14.5786" calcext:value-type="float">
            <text:p>14,5786</text:p>
          </table:table-cell>
        </table:table-row>
        <table:table-row table:style-name="ro1">
          <table:table-cell office:value-type="string" calcext:value-type="string">
            <text:p>c2sp1s371</text:p>
          </table:table-cell>
          <table:table-cell office:value-type="float" office:value="7.4493" calcext:value-type="float">
            <text:p>7,4493</text:p>
          </table:table-cell>
          <table:table-cell office:value-type="float" office:value="14.59923" calcext:value-type="float">
            <text:p>14,59923</text:p>
          </table:table-cell>
        </table:table-row>
        <table:table-row table:style-name="ro1">
          <table:table-cell office:value-type="string" calcext:value-type="string">
            <text:p>c2sp1s370</text:p>
          </table:table-cell>
          <table:table-cell office:value-type="float" office:value="7.5576" calcext:value-type="float">
            <text:p>7,5576</text:p>
          </table:table-cell>
          <table:table-cell office:value-type="float" office:value="14.61778" calcext:value-type="float">
            <text:p>14,61778</text:p>
          </table:table-cell>
        </table:table-row>
        <table:table-row table:style-name="ro1">
          <table:table-cell office:value-type="string" calcext:value-type="string">
            <text:p>c2sp1s369</text:p>
          </table:table-cell>
          <table:table-cell office:value-type="float" office:value="7.66605" calcext:value-type="float">
            <text:p>7,66605</text:p>
          </table:table-cell>
          <table:table-cell office:value-type="float" office:value="14.63424" calcext:value-type="float">
            <text:p>14,63424</text:p>
          </table:table-cell>
        </table:table-row>
        <table:table-row table:style-name="ro1">
          <table:table-cell office:value-type="string" calcext:value-type="string">
            <text:p>c2sp1s367</text:p>
          </table:table-cell>
          <table:table-cell office:value-type="float" office:value="7.7746" calcext:value-type="float">
            <text:p>7,7746</text:p>
          </table:table-cell>
          <table:table-cell office:value-type="float" office:value="14.64861" calcext:value-type="float">
            <text:p>14,64861</text:p>
          </table:table-cell>
        </table:table-row>
        <table:table-row table:style-name="ro1">
          <table:table-cell office:value-type="string" calcext:value-type="string">
            <text:p>c2sp1s366</text:p>
          </table:table-cell>
          <table:table-cell office:value-type="float" office:value="7.88322" calcext:value-type="float">
            <text:p>7,88322</text:p>
          </table:table-cell>
          <table:table-cell office:value-type="float" office:value="14.66089" calcext:value-type="float">
            <text:p>14,66089</text:p>
          </table:table-cell>
        </table:table-row>
        <table:table-row table:style-name="ro1">
          <table:table-cell office:value-type="string" calcext:value-type="string">
            <text:p>c2sp1s365</text:p>
          </table:table-cell>
          <table:table-cell office:value-type="float" office:value="7.99187" calcext:value-type="float">
            <text:p>7,99187</text:p>
          </table:table-cell>
          <table:table-cell office:value-type="float" office:value="14.67109" calcext:value-type="float">
            <text:p>14,67109</text:p>
          </table:table-cell>
        </table:table-row>
        <table:table-row table:style-name="ro1">
          <table:table-cell office:value-type="string" calcext:value-type="string">
            <text:p>c2sp1s364</text:p>
          </table:table-cell>
          <table:table-cell office:value-type="float" office:value="8.100502" calcext:value-type="float">
            <text:p>8,100502</text:p>
          </table:table-cell>
          <table:table-cell office:value-type="float" office:value="14.67921" calcext:value-type="float">
            <text:p>14,67921</text:p>
          </table:table-cell>
        </table:table-row>
        <table:table-row table:style-name="ro1">
          <table:table-cell office:value-type="string" calcext:value-type="string">
            <text:p>c2sp1s363</text:p>
          </table:table-cell>
          <table:table-cell office:value-type="float" office:value="8.209084" calcext:value-type="float">
            <text:p>8,209084</text:p>
          </table:table-cell>
          <table:table-cell office:value-type="float" office:value="14.68525" calcext:value-type="float">
            <text:p>14,68525</text:p>
          </table:table-cell>
        </table:table-row>
        <table:table-row table:style-name="ro1">
          <table:table-cell office:value-type="string" calcext:value-type="string">
            <text:p>c2sp1s362</text:p>
          </table:table-cell>
          <table:table-cell office:value-type="float" office:value="8.317573" calcext:value-type="float">
            <text:p>8,317573</text:p>
          </table:table-cell>
          <table:table-cell office:value-type="float" office:value="14.68922" calcext:value-type="float">
            <text:p>14,68922</text:p>
          </table:table-cell>
        </table:table-row>
        <table:table-row table:style-name="ro1">
          <table:table-cell office:value-type="string" calcext:value-type="string">
            <text:p>c2sp1s361</text:p>
          </table:table-cell>
          <table:table-cell office:value-type="float" office:value="8.425931" calcext:value-type="float">
            <text:p>8,425931</text:p>
          </table:table-cell>
          <table:table-cell office:value-type="float" office:value="14.69112" calcext:value-type="float">
            <text:p>14,69112</text:p>
          </table:table-cell>
        </table:table-row>
        <table:table-row table:style-name="ro1">
          <table:table-cell office:value-type="string" calcext:value-type="string">
            <text:p>c2sp1s360</text:p>
          </table:table-cell>
          <table:table-cell office:value-type="float" office:value="8.534118" calcext:value-type="float">
            <text:p>8,534118</text:p>
          </table:table-cell>
          <table:table-cell office:value-type="float" office:value="14.69096" calcext:value-type="float">
            <text:p>14,69096</text:p>
          </table:table-cell>
        </table:table-row>
        <table:table-row table:style-name="ro1">
          <table:table-cell office:value-type="string" calcext:value-type="string">
            <text:p>c2sp1s359</text:p>
          </table:table-cell>
          <table:table-cell office:value-type="float" office:value="8.642094" calcext:value-type="float">
            <text:p>8,642094</text:p>
          </table:table-cell>
          <table:table-cell office:value-type="float" office:value="14.68875" calcext:value-type="float">
            <text:p>14,68875</text:p>
          </table:table-cell>
        </table:table-row>
        <table:table-row table:style-name="ro1">
          <table:table-cell office:value-type="string" calcext:value-type="string">
            <text:p>c2sp1s358</text:p>
          </table:table-cell>
          <table:table-cell office:value-type="float" office:value="8.749821" calcext:value-type="float">
            <text:p>8,749821</text:p>
          </table:table-cell>
          <table:table-cell office:value-type="float" office:value="14.6845" calcext:value-type="float">
            <text:p>14,6845</text:p>
          </table:table-cell>
        </table:table-row>
        <table:table-row table:style-name="ro1">
          <table:table-cell office:value-type="string" calcext:value-type="string">
            <text:p>c2sp1s356</text:p>
          </table:table-cell>
          <table:table-cell office:value-type="float" office:value="8.857261" calcext:value-type="float">
            <text:p>8,857261</text:p>
          </table:table-cell>
          <table:table-cell office:value-type="float" office:value="14.67821" calcext:value-type="float">
            <text:p>14,67821</text:p>
          </table:table-cell>
        </table:table-row>
        <table:table-row table:style-name="ro1">
          <table:table-cell office:value-type="string" calcext:value-type="string">
            <text:p>c2sp1s355</text:p>
          </table:table-cell>
          <table:table-cell office:value-type="float" office:value="8.9643746" calcext:value-type="float">
            <text:p>8,9643746</text:p>
          </table:table-cell>
          <table:table-cell office:value-type="float" office:value="14.66989" calcext:value-type="float">
            <text:p>14,66989</text:p>
          </table:table-cell>
        </table:table-row>
        <table:table-row table:style-name="ro1">
          <table:table-cell office:value-type="string" calcext:value-type="string">
            <text:p>c2sp1s354</text:p>
          </table:table-cell>
          <table:table-cell office:value-type="float" office:value="9.0711238" calcext:value-type="float">
            <text:p>9,0711238</text:p>
          </table:table-cell>
          <table:table-cell office:value-type="float" office:value="14.65955" calcext:value-type="float">
            <text:p>14,65955</text:p>
          </table:table-cell>
        </table:table-row>
        <table:table-row table:style-name="ro1">
          <table:table-cell office:value-type="string" calcext:value-type="string">
            <text:p>c2sp1s500</text:p>
          </table:table-cell>
          <table:table-cell office:value-type="float" office:value="8.323079" calcext:value-type="float">
            <text:p>8,323079</text:p>
          </table:table-cell>
          <table:table-cell office:value-type="float" office:value="11.38583" calcext:value-type="float">
            <text:p>11,38583</text:p>
          </table:table-cell>
        </table:table-row>
        <table:table-row table:style-name="ro1">
          <table:table-cell office:value-type="string" calcext:value-type="string">
            <text:p>c2sp1s3</text:p>
          </table:table-cell>
          <table:table-cell office:value-type="float" office:value="8.27532" calcext:value-type="float">
            <text:p>8,27532</text:p>
          </table:table-cell>
          <table:table-cell office:value-type="float" office:value="11.38221" calcext:value-type="float">
            <text:p>11,38221</text:p>
          </table:table-cell>
        </table:table-row>
        <table:table-row table:style-name="ro1">
          <table:table-cell office:value-type="string" calcext:value-type="string">
            <text:p>c2sp1s499</text:p>
          </table:table-cell>
          <table:table-cell office:value-type="float" office:value="8.370716" calcext:value-type="float">
            <text:p>8,370716</text:p>
          </table:table-cell>
          <table:table-cell office:value-type="float" office:value="11.38849" calcext:value-type="float">
            <text:p>11,38849</text:p>
          </table:table-cell>
        </table:table-row>
        <table:table-row table:style-name="ro1">
          <table:table-cell office:value-type="string" calcext:value-type="string">
            <text:p>c2sp1s498</text:p>
          </table:table-cell>
          <table:table-cell office:value-type="float" office:value="8.418212" calcext:value-type="float">
            <text:p>8,418212</text:p>
          </table:table-cell>
          <table:table-cell office:value-type="float" office:value="11.39021" calcext:value-type="float">
            <text:p>11,39021</text:p>
          </table:table-cell>
        </table:table-row>
        <table:table-row table:style-name="ro1">
          <table:table-cell office:value-type="string" calcext:value-type="string">
            <text:p>c2sp1s7</text:p>
          </table:table-cell>
          <table:table-cell office:value-type="float" office:value="8.083443" calcext:value-type="float">
            <text:p>8,083443</text:p>
          </table:table-cell>
          <table:table-cell office:value-type="float" office:value="11.35814" calcext:value-type="float">
            <text:p>11,35814</text:p>
          </table:table-cell>
        </table:table-row>
        <table:table-row table:style-name="ro1">
          <table:table-cell office:value-type="string" calcext:value-type="string">
            <text:p>c2sp1s6</text:p>
          </table:table-cell>
          <table:table-cell office:value-type="float" office:value="8.1315" calcext:value-type="float">
            <text:p>8,1315</text:p>
          </table:table-cell>
          <table:table-cell office:value-type="float" office:value="11.36561" calcext:value-type="float">
            <text:p>11,36561</text:p>
          </table:table-cell>
        </table:table-row>
        <table:table-row table:style-name="ro1">
          <table:table-cell office:value-type="string" calcext:value-type="string">
            <text:p>c2sp1s5</text:p>
          </table:table-cell>
          <table:table-cell office:value-type="float" office:value="8.179511" calcext:value-type="float">
            <text:p>8,179511</text:p>
          </table:table-cell>
          <table:table-cell office:value-type="float" office:value="11.37211" calcext:value-type="float">
            <text:p>11,37211</text:p>
          </table:table-cell>
        </table:table-row>
        <table:table-row table:style-name="ro1">
          <table:table-cell office:value-type="string" calcext:value-type="string">
            <text:p>c2sp1s4</text:p>
          </table:table-cell>
          <table:table-cell office:value-type="float" office:value="8.227458" calcext:value-type="float">
            <text:p>8,227458</text:p>
          </table:table-cell>
          <table:table-cell office:value-type="float" office:value="11.37764" calcext:value-type="float">
            <text:p>11,37764</text:p>
          </table:table-cell>
        </table:table-row>
        <table:table-row table:style-name="ro1">
          <table:table-cell office:value-type="string" calcext:value-type="string">
            <text:p>c2sp1s16</text:p>
          </table:table-cell>
          <table:table-cell office:value-type="float" office:value="7.69974" calcext:value-type="float">
            <text:p>7,69974</text:p>
          </table:table-cell>
          <table:table-cell office:value-type="float" office:value="11.26305" calcext:value-type="float">
            <text:p>11,26305</text:p>
          </table:table-cell>
        </table:table-row>
        <table:table-row table:style-name="ro1">
          <table:table-cell office:value-type="string" calcext:value-type="string">
            <text:p>c2sp1s15</text:p>
          </table:table-cell>
          <table:table-cell office:value-type="float" office:value="7.74744" calcext:value-type="float">
            <text:p>7,74744</text:p>
          </table:table-cell>
          <table:table-cell office:value-type="float" office:value="11.2784" calcext:value-type="float">
            <text:p>11,2784</text:p>
          </table:table-cell>
        </table:table-row>
        <table:table-row table:style-name="ro1">
          <table:table-cell office:value-type="string" calcext:value-type="string">
            <text:p>c2sp1s14</text:p>
          </table:table-cell>
          <table:table-cell office:value-type="float" office:value="7.79526" calcext:value-type="float">
            <text:p>7,79526</text:p>
          </table:table-cell>
          <table:table-cell office:value-type="float" office:value="11.29275" calcext:value-type="float">
            <text:p>11,29275</text:p>
          </table:table-cell>
        </table:table-row>
        <table:table-row table:style-name="ro1">
          <table:table-cell office:value-type="string" calcext:value-type="string">
            <text:p>c2sp1s12</text:p>
          </table:table-cell>
          <table:table-cell office:value-type="float" office:value="7.84317" calcext:value-type="float">
            <text:p>7,84317</text:p>
          </table:table-cell>
          <table:table-cell office:value-type="float" office:value="11.30611" calcext:value-type="float">
            <text:p>11,30611</text:p>
          </table:table-cell>
        </table:table-row>
        <table:table-row table:style-name="ro1">
          <table:table-cell office:value-type="string" calcext:value-type="string">
            <text:p>c2sp1s11</text:p>
          </table:table-cell>
          <table:table-cell office:value-type="float" office:value="7.89116" calcext:value-type="float">
            <text:p>7,89116</text:p>
          </table:table-cell>
          <table:table-cell office:value-type="float" office:value="11.31848" calcext:value-type="float">
            <text:p>11,31848</text:p>
          </table:table-cell>
        </table:table-row>
        <table:table-row table:style-name="ro1">
          <table:table-cell office:value-type="string" calcext:value-type="string">
            <text:p>c2sp1s10</text:p>
          </table:table-cell>
          <table:table-cell office:value-type="float" office:value="7.9392" calcext:value-type="float">
            <text:p>7,9392</text:p>
          </table:table-cell>
          <table:table-cell office:value-type="float" office:value="11.32987" calcext:value-type="float">
            <text:p>11,32987</text:p>
          </table:table-cell>
        </table:table-row>
        <table:table-row table:style-name="ro1">
          <table:table-cell office:value-type="string" calcext:value-type="string">
            <text:p>c2sp1s9</text:p>
          </table:table-cell>
          <table:table-cell office:value-type="float" office:value="7.98727" calcext:value-type="float">
            <text:p>7,98727</text:p>
          </table:table-cell>
          <table:table-cell office:value-type="float" office:value="11.34027" calcext:value-type="float">
            <text:p>11,34027</text:p>
          </table:table-cell>
        </table:table-row>
        <table:table-row table:style-name="ro1">
          <table:table-cell office:value-type="string" calcext:value-type="string">
            <text:p>c2sp1s8</text:p>
          </table:table-cell>
          <table:table-cell office:value-type="float" office:value="8.035361" calcext:value-type="float">
            <text:p>8,035361</text:p>
          </table:table-cell>
          <table:table-cell office:value-type="float" office:value="11.3497" calcext:value-type="float">
            <text:p>11,3497</text:p>
          </table:table-cell>
        </table:table-row>
        <table:table-row table:style-name="ro1">
          <table:table-cell office:value-type="string" calcext:value-type="string">
            <text:p>c2sp1s33</text:p>
          </table:table-cell>
          <table:table-cell office:value-type="float" office:value="6.96888" calcext:value-type="float">
            <text:p>6,96888</text:p>
          </table:table-cell>
          <table:table-cell office:value-type="float" office:value="10.88347" calcext:value-type="float">
            <text:p>10,88347</text:p>
          </table:table-cell>
        </table:table-row>
        <table:table-row table:style-name="ro1">
          <table:table-cell office:value-type="string" calcext:value-type="string">
            <text:p>c2sp1s32</text:p>
          </table:table-cell>
          <table:table-cell office:value-type="float" office:value="7.01195" calcext:value-type="float">
            <text:p>7,01195</text:p>
          </table:table-cell>
          <table:table-cell office:value-type="float" office:value="10.91448" calcext:value-type="float">
            <text:p>10,91448</text:p>
          </table:table-cell>
        </table:table-row>
        <table:table-row table:style-name="ro1">
          <table:table-cell office:value-type="string" calcext:value-type="string">
            <text:p>c2sp1s31</text:p>
          </table:table-cell>
          <table:table-cell office:value-type="float" office:value="7.05546" calcext:value-type="float">
            <text:p>7,05546</text:p>
          </table:table-cell>
          <table:table-cell office:value-type="float" office:value="10.94454" calcext:value-type="float">
            <text:p>10,94454</text:p>
          </table:table-cell>
        </table:table-row>
        <table:table-row table:style-name="ro1">
          <table:table-cell office:value-type="string" calcext:value-type="string">
            <text:p>c2sp1s30</text:p>
          </table:table-cell>
          <table:table-cell office:value-type="float" office:value="7.09939" calcext:value-type="float">
            <text:p>7,09939</text:p>
          </table:table-cell>
          <table:table-cell office:value-type="float" office:value="10.97365" calcext:value-type="float">
            <text:p>10,97365</text:p>
          </table:table-cell>
        </table:table-row>
        <table:table-row table:style-name="ro1">
          <table:table-cell office:value-type="string" calcext:value-type="string">
            <text:p>c2sp1s29</text:p>
          </table:table-cell>
          <table:table-cell office:value-type="float" office:value="7.14373" calcext:value-type="float">
            <text:p>7,14373</text:p>
          </table:table-cell>
          <table:table-cell office:value-type="float" office:value="11.00179" calcext:value-type="float">
            <text:p>11,00179</text:p>
          </table:table-cell>
        </table:table-row>
        <table:table-row table:style-name="ro1">
          <table:table-cell office:value-type="string" calcext:value-type="string">
            <text:p>c2sp1s28</text:p>
          </table:table-cell>
          <table:table-cell office:value-type="float" office:value="7.18845" calcext:value-type="float">
            <text:p>7,18845</text:p>
          </table:table-cell>
          <table:table-cell office:value-type="float" office:value="11.02896" calcext:value-type="float">
            <text:p>11,02896</text:p>
          </table:table-cell>
        </table:table-row>
        <table:table-row table:style-name="ro1">
          <table:table-cell office:value-type="string" calcext:value-type="string">
            <text:p>c2sp1s27</text:p>
          </table:table-cell>
          <table:table-cell office:value-type="float" office:value="7.23353" calcext:value-type="float">
            <text:p>7,23353</text:p>
          </table:table-cell>
          <table:table-cell office:value-type="float" office:value="11.05516" calcext:value-type="float">
            <text:p>11,05516</text:p>
          </table:table-cell>
        </table:table-row>
        <table:table-row table:style-name="ro1">
          <table:table-cell office:value-type="string" calcext:value-type="string">
            <text:p>c2sp1s26</text:p>
          </table:table-cell>
          <table:table-cell office:value-type="float" office:value="7.27896" calcext:value-type="float">
            <text:p>7,27896</text:p>
          </table:table-cell>
          <table:table-cell office:value-type="float" office:value="11.08039" calcext:value-type="float">
            <text:p>11,08039</text:p>
          </table:table-cell>
        </table:table-row>
        <table:table-row table:style-name="ro1">
          <table:table-cell office:value-type="string" calcext:value-type="string">
            <text:p>c2sp1s25</text:p>
          </table:table-cell>
          <table:table-cell office:value-type="float" office:value="7.3247" calcext:value-type="float">
            <text:p>7,3247</text:p>
          </table:table-cell>
          <table:table-cell office:value-type="float" office:value="11.10463" calcext:value-type="float">
            <text:p>11,10463</text:p>
          </table:table-cell>
        </table:table-row>
        <table:table-row table:style-name="ro1">
          <table:table-cell office:value-type="string" calcext:value-type="string">
            <text:p>c2sp1s23</text:p>
          </table:table-cell>
          <table:table-cell office:value-type="float" office:value="7.37075" calcext:value-type="float">
            <text:p>7,37075</text:p>
          </table:table-cell>
          <table:table-cell office:value-type="float" office:value="11.12789" calcext:value-type="float">
            <text:p>11,12789</text:p>
          </table:table-cell>
        </table:table-row>
        <table:table-row table:style-name="ro1">
          <table:table-cell office:value-type="string" calcext:value-type="string">
            <text:p>c2sp1s22</text:p>
          </table:table-cell>
          <table:table-cell office:value-type="float" office:value="7.41707" calcext:value-type="float">
            <text:p>7,41707</text:p>
          </table:table-cell>
          <table:table-cell office:value-type="float" office:value="11.15017" calcext:value-type="float">
            <text:p>11,15017</text:p>
          </table:table-cell>
        </table:table-row>
        <table:table-row table:style-name="ro1">
          <table:table-cell office:value-type="string" calcext:value-type="string">
            <text:p>c2sp1s21</text:p>
          </table:table-cell>
          <table:table-cell office:value-type="float" office:value="7.46366" calcext:value-type="float">
            <text:p>7,46366</text:p>
          </table:table-cell>
          <table:table-cell office:value-type="float" office:value="11.17146" calcext:value-type="float">
            <text:p>11,17146</text:p>
          </table:table-cell>
        </table:table-row>
        <table:table-row table:style-name="ro1">
          <table:table-cell office:value-type="string" calcext:value-type="string">
            <text:p>c2sp1s20</text:p>
          </table:table-cell>
          <table:table-cell office:value-type="float" office:value="7.51048" calcext:value-type="float">
            <text:p>7,51048</text:p>
          </table:table-cell>
          <table:table-cell office:value-type="float" office:value="11.19176" calcext:value-type="float">
            <text:p>11,19176</text:p>
          </table:table-cell>
        </table:table-row>
        <table:table-row table:style-name="ro1">
          <table:table-cell office:value-type="string" calcext:value-type="string">
            <text:p>c2sp1s19</text:p>
          </table:table-cell>
          <table:table-cell office:value-type="float" office:value="7.55752" calcext:value-type="float">
            <text:p>7,55752</text:p>
          </table:table-cell>
          <table:table-cell office:value-type="float" office:value="11.21107" calcext:value-type="float">
            <text:p>11,21107</text:p>
          </table:table-cell>
        </table:table-row>
        <table:table-row table:style-name="ro1">
          <table:table-cell office:value-type="string" calcext:value-type="string">
            <text:p>c2sp1s18</text:p>
          </table:table-cell>
          <table:table-cell office:value-type="float" office:value="7.60476" calcext:value-type="float">
            <text:p>7,60476</text:p>
          </table:table-cell>
          <table:table-cell office:value-type="float" office:value="11.22939" calcext:value-type="float">
            <text:p>11,22939</text:p>
          </table:table-cell>
        </table:table-row>
        <table:table-row table:style-name="ro1">
          <table:table-cell office:value-type="string" calcext:value-type="string">
            <text:p>c2sp1s17</text:p>
          </table:table-cell>
          <table:table-cell office:value-type="float" office:value="7.65217" calcext:value-type="float">
            <text:p>7,65217</text:p>
          </table:table-cell>
          <table:table-cell office:value-type="float" office:value="11.24672" calcext:value-type="float">
            <text:p>11,24672</text:p>
          </table:table-cell>
        </table:table-row>
        <table:table-row table:style-name="ro1">
          <table:table-cell office:value-type="string" calcext:value-type="string">
            <text:p>c2sp1s497</text:p>
          </table:table-cell>
          <table:table-cell office:value-type="float" office:value="8.465549" calcext:value-type="float">
            <text:p>8,465549</text:p>
          </table:table-cell>
          <table:table-cell office:value-type="float" office:value="11.391" calcext:value-type="float">
            <text:p>11,391</text:p>
          </table:table-cell>
        </table:table-row>
        <table:table-row table:style-name="ro1">
          <table:table-cell office:value-type="string" calcext:value-type="string">
            <text:p>c2sp1s496</text:p>
          </table:table-cell>
          <table:table-cell office:value-type="float" office:value="8.512708" calcext:value-type="float">
            <text:p>8,512708</text:p>
          </table:table-cell>
          <table:table-cell office:value-type="float" office:value="11.39085" calcext:value-type="float">
            <text:p>11,39085</text:p>
          </table:table-cell>
        </table:table-row>
        <table:table-row table:style-name="ro1">
          <table:table-cell office:value-type="string" calcext:value-type="string">
            <text:p>c2sp1s495</text:p>
          </table:table-cell>
          <table:table-cell office:value-type="float" office:value="8.55967" calcext:value-type="float">
            <text:p>8,55967</text:p>
          </table:table-cell>
          <table:table-cell office:value-type="float" office:value="11.38977" calcext:value-type="float">
            <text:p>11,38977</text:p>
          </table:table-cell>
        </table:table-row>
        <table:table-row table:style-name="ro1">
          <table:table-cell office:value-type="string" calcext:value-type="string">
            <text:p>c2sp1s494</text:p>
          </table:table-cell>
          <table:table-cell office:value-type="float" office:value="8.606418" calcext:value-type="float">
            <text:p>8,606418</text:p>
          </table:table-cell>
          <table:table-cell office:value-type="float" office:value="11.38778" calcext:value-type="float">
            <text:p>11,38778</text:p>
          </table:table-cell>
        </table:table-row>
        <table:table-row table:style-name="ro1">
          <table:table-cell office:value-type="string" calcext:value-type="string">
            <text:p>c2sp1s493</text:p>
          </table:table-cell>
          <table:table-cell office:value-type="float" office:value="8.652934" calcext:value-type="float">
            <text:p>8,652934</text:p>
          </table:table-cell>
          <table:table-cell office:value-type="float" office:value="11.38488" calcext:value-type="float">
            <text:p>11,38488</text:p>
          </table:table-cell>
        </table:table-row>
        <table:table-row table:style-name="ro1">
          <table:table-cell office:value-type="string" calcext:value-type="string">
            <text:p>c2sp1s492</text:p>
          </table:table-cell>
          <table:table-cell office:value-type="float" office:value="8.6992" calcext:value-type="float">
            <text:p>8,6992</text:p>
          </table:table-cell>
          <table:table-cell office:value-type="float" office:value="11.38108" calcext:value-type="float">
            <text:p>11,38108</text:p>
          </table:table-cell>
        </table:table-row>
        <table:table-row table:style-name="ro1">
          <table:table-cell office:value-type="string" calcext:value-type="string">
            <text:p>c2sp1s491</text:p>
          </table:table-cell>
          <table:table-cell office:value-type="float" office:value="8.745199" calcext:value-type="float">
            <text:p>8,745199</text:p>
          </table:table-cell>
          <table:table-cell office:value-type="float" office:value="11.37638" calcext:value-type="float">
            <text:p>11,37638</text:p>
          </table:table-cell>
        </table:table-row>
        <table:table-row table:style-name="ro1">
          <table:table-cell office:value-type="string" calcext:value-type="string">
            <text:p>c2sp1s489</text:p>
          </table:table-cell>
          <table:table-cell office:value-type="float" office:value="8.790914" calcext:value-type="float">
            <text:p>8,790914</text:p>
          </table:table-cell>
          <table:table-cell office:value-type="float" office:value="11.3708" calcext:value-type="float">
            <text:p>11,3708</text:p>
          </table:table-cell>
        </table:table-row>
        <table:table-row table:style-name="ro1">
          <table:table-cell office:value-type="string" calcext:value-type="string">
            <text:p>c2sp1s488</text:p>
          </table:table-cell>
          <table:table-cell office:value-type="float" office:value="8.836328" calcext:value-type="float">
            <text:p>8,836328</text:p>
          </table:table-cell>
          <table:table-cell office:value-type="float" office:value="11.36434" calcext:value-type="float">
            <text:p>11,36434</text:p>
          </table:table-cell>
        </table:table-row>
        <table:table-row table:style-name="ro1">
          <table:table-cell office:value-type="string" calcext:value-type="string">
            <text:p>c2sp1s487</text:p>
          </table:table-cell>
          <table:table-cell office:value-type="float" office:value="8.881423" calcext:value-type="float">
            <text:p>8,881423</text:p>
          </table:table-cell>
          <table:table-cell office:value-type="float" office:value="11.35702" calcext:value-type="float">
            <text:p>11,35702</text:p>
          </table:table-cell>
        </table:table-row>
        <table:table-row table:style-name="ro1">
          <table:table-cell office:value-type="string" calcext:value-type="string">
            <text:p>c2sp1s486</text:p>
          </table:table-cell>
          <table:table-cell office:value-type="float" office:value="8.9261847" calcext:value-type="float">
            <text:p>8,9261847</text:p>
          </table:table-cell>
          <table:table-cell office:value-type="float" office:value="11.34884" calcext:value-type="float">
            <text:p>11,34884</text:p>
          </table:table-cell>
        </table:table-row>
        <table:table-row table:style-name="ro1">
          <table:table-cell office:value-type="string" calcext:value-type="string">
            <text:p>c2sp1s485</text:p>
          </table:table-cell>
          <table:table-cell office:value-type="float" office:value="8.9705955" calcext:value-type="float">
            <text:p>8,9705955</text:p>
          </table:table-cell>
          <table:table-cell office:value-type="float" office:value="11.33982" calcext:value-type="float">
            <text:p>11,33982</text:p>
          </table:table-cell>
        </table:table-row>
        <table:table-row table:style-name="ro1">
          <table:table-cell office:value-type="string" calcext:value-type="string">
            <text:p>c2sp1s484</text:p>
          </table:table-cell>
          <table:table-cell office:value-type="float" office:value="9.0146397" calcext:value-type="float">
            <text:p>9,0146397</text:p>
          </table:table-cell>
          <table:table-cell office:value-type="float" office:value="11.32995" calcext:value-type="float">
            <text:p>11,32995</text:p>
          </table:table-cell>
        </table:table-row>
        <table:table-row table:style-name="ro1">
          <table:table-cell office:value-type="string" calcext:value-type="string">
            <text:p>c2sp1s483</text:p>
          </table:table-cell>
          <table:table-cell office:value-type="float" office:value="9.0583018" calcext:value-type="float">
            <text:p>9,0583018</text:p>
          </table:table-cell>
          <table:table-cell office:value-type="float" office:value="11.31927" calcext:value-type="float">
            <text:p>11,31927</text:p>
          </table:table-cell>
        </table:table-row>
        <table:table-row table:style-name="ro1">
          <table:table-cell office:value-type="string" calcext:value-type="string">
            <text:p>c2sp1s482</text:p>
          </table:table-cell>
          <table:table-cell office:value-type="float" office:value="9.101566" calcext:value-type="float">
            <text:p>9,101566</text:p>
          </table:table-cell>
          <table:table-cell office:value-type="float" office:value="11.30777" calcext:value-type="float">
            <text:p>11,30777</text:p>
          </table:table-cell>
        </table:table-row>
        <table:table-row table:style-name="ro1">
          <table:table-cell office:value-type="string" calcext:value-type="string">
            <text:p>c2sp1s481</text:p>
          </table:table-cell>
          <table:table-cell office:value-type="float" office:value="9.144418" calcext:value-type="float">
            <text:p>9,144418</text:p>
          </table:table-cell>
          <table:table-cell office:value-type="float" office:value="11.29546" calcext:value-type="float">
            <text:p>11,29546</text:p>
          </table:table-cell>
        </table:table-row>
        <table:table-row table:style-name="ro1">
          <table:table-cell office:value-type="string" calcext:value-type="string">
            <text:p>c2sp1s480</text:p>
          </table:table-cell>
          <table:table-cell office:value-type="float" office:value="9.186843" calcext:value-type="float">
            <text:p>9,186843</text:p>
          </table:table-cell>
          <table:table-cell office:value-type="float" office:value="11.28237" calcext:value-type="float">
            <text:p>11,28237</text:p>
          </table:table-cell>
        </table:table-row>
        <table:table-row table:style-name="ro1">
          <table:table-cell office:value-type="string" calcext:value-type="string">
            <text:p>c2sp1s478</text:p>
          </table:table-cell>
          <table:table-cell office:value-type="float" office:value="9.228825" calcext:value-type="float">
            <text:p>9,228825</text:p>
          </table:table-cell>
          <table:table-cell office:value-type="float" office:value="11.26849" calcext:value-type="float">
            <text:p>11,26849</text:p>
          </table:table-cell>
        </table:table-row>
        <table:table-row table:style-name="ro1">
          <table:table-cell office:value-type="string" calcext:value-type="string">
            <text:p>c2sp1s477</text:p>
          </table:table-cell>
          <table:table-cell office:value-type="float" office:value="9.270351" calcext:value-type="float">
            <text:p>9,270351</text:p>
          </table:table-cell>
          <table:table-cell office:value-type="float" office:value="11.25384" calcext:value-type="float">
            <text:p>11,25384</text:p>
          </table:table-cell>
        </table:table-row>
        <table:table-row table:style-name="ro1">
          <table:table-cell office:value-type="string" calcext:value-type="string">
            <text:p>c2sp1s476</text:p>
          </table:table-cell>
          <table:table-cell office:value-type="float" office:value="9.311406" calcext:value-type="float">
            <text:p>9,311406</text:p>
          </table:table-cell>
          <table:table-cell office:value-type="float" office:value="11.23844" calcext:value-type="float">
            <text:p>11,23844</text:p>
          </table:table-cell>
        </table:table-row>
        <table:table-row table:style-name="ro1">
          <table:table-cell office:value-type="string" calcext:value-type="string">
            <text:p>c2sp1s475</text:p>
          </table:table-cell>
          <table:table-cell office:value-type="float" office:value="9.351978" calcext:value-type="float">
            <text:p>9,351978</text:p>
          </table:table-cell>
          <table:table-cell office:value-type="float" office:value="11.2223" calcext:value-type="float">
            <text:p>11,2223</text:p>
          </table:table-cell>
        </table:table-row>
        <table:table-row table:style-name="ro1">
          <table:table-cell office:value-type="string" calcext:value-type="string">
            <text:p>c2sp1s474</text:p>
          </table:table-cell>
          <table:table-cell office:value-type="float" office:value="9.392052" calcext:value-type="float">
            <text:p>9,392052</text:p>
          </table:table-cell>
          <table:table-cell office:value-type="float" office:value="11.20542" calcext:value-type="float">
            <text:p>11,20542</text:p>
          </table:table-cell>
        </table:table-row>
        <table:table-row table:style-name="ro1">
          <table:table-cell office:value-type="string" calcext:value-type="string">
            <text:p>c2sp1s473</text:p>
          </table:table-cell>
          <table:table-cell office:value-type="float" office:value="9.431615" calcext:value-type="float">
            <text:p>9,431615</text:p>
          </table:table-cell>
          <table:table-cell office:value-type="float" office:value="11.18783" calcext:value-type="float">
            <text:p>11,18783</text:p>
          </table:table-cell>
        </table:table-row>
        <table:table-row table:style-name="ro1">
          <table:table-cell office:value-type="string" calcext:value-type="string">
            <text:p>c2sp1s472</text:p>
          </table:table-cell>
          <table:table-cell office:value-type="float" office:value="9.470656" calcext:value-type="float">
            <text:p>9,470656</text:p>
          </table:table-cell>
          <table:table-cell office:value-type="float" office:value="11.16954" calcext:value-type="float">
            <text:p>11,16954</text:p>
          </table:table-cell>
        </table:table-row>
        <table:table-row table:style-name="ro1">
          <table:table-cell office:value-type="string" calcext:value-type="string">
            <text:p>c2sp1s471</text:p>
          </table:table-cell>
          <table:table-cell office:value-type="float" office:value="9.509161" calcext:value-type="float">
            <text:p>9,509161</text:p>
          </table:table-cell>
          <table:table-cell office:value-type="float" office:value="11.15055" calcext:value-type="float">
            <text:p>11,15055</text:p>
          </table:table-cell>
        </table:table-row>
        <table:table-row table:style-name="ro1">
          <table:table-cell office:value-type="string" calcext:value-type="string">
            <text:p>c2sp1s470</text:p>
          </table:table-cell>
          <table:table-cell office:value-type="float" office:value="9.547118" calcext:value-type="float">
            <text:p>9,547118</text:p>
          </table:table-cell>
          <table:table-cell office:value-type="float" office:value="11.13088" calcext:value-type="float">
            <text:p>11,13088</text:p>
          </table:table-cell>
        </table:table-row>
        <table:table-row table:style-name="ro1">
          <table:table-cell office:value-type="string" calcext:value-type="string">
            <text:p>c2sp1s469</text:p>
          </table:table-cell>
          <table:table-cell office:value-type="float" office:value="9.584515" calcext:value-type="float">
            <text:p>9,584515</text:p>
          </table:table-cell>
          <table:table-cell office:value-type="float" office:value="11.11055" calcext:value-type="float">
            <text:p>11,11055</text:p>
          </table:table-cell>
        </table:table-row>
        <table:table-row table:style-name="ro1">
          <table:table-cell office:value-type="string" calcext:value-type="string">
            <text:p>c2sp1s467</text:p>
          </table:table-cell>
          <table:table-cell office:value-type="float" office:value="9.621342" calcext:value-type="float">
            <text:p>9,621342</text:p>
          </table:table-cell>
          <table:table-cell office:value-type="float" office:value="11.08958" calcext:value-type="float">
            <text:p>11,08958</text:p>
          </table:table-cell>
        </table:table-row>
        <table:table-row table:style-name="ro1">
          <table:table-cell office:value-type="string" calcext:value-type="string">
            <text:p>c2sp1s466</text:p>
          </table:table-cell>
          <table:table-cell office:value-type="float" office:value="9.657587" calcext:value-type="float">
            <text:p>9,657587</text:p>
          </table:table-cell>
          <table:table-cell office:value-type="float" office:value="11.06797" calcext:value-type="float">
            <text:p>11,06797</text:p>
          </table:table-cell>
        </table:table-row>
        <table:table-row table:style-name="ro1">
          <table:table-cell office:value-type="string" calcext:value-type="string">
            <text:p>c2sp1s465</text:p>
          </table:table-cell>
          <table:table-cell office:value-type="float" office:value="9.693238" calcext:value-type="float">
            <text:p>9,693238</text:p>
          </table:table-cell>
          <table:table-cell office:value-type="float" office:value="11.04573" calcext:value-type="float">
            <text:p>11,04573</text:p>
          </table:table-cell>
        </table:table-row>
        <table:table-row table:style-name="ro1">
          <table:table-cell office:value-type="string" calcext:value-type="string">
            <text:p>c2sp1s464</text:p>
          </table:table-cell>
          <table:table-cell office:value-type="float" office:value="9.728287" calcext:value-type="float">
            <text:p>9,728287</text:p>
          </table:table-cell>
          <table:table-cell office:value-type="float" office:value="11.02289" calcext:value-type="float">
            <text:p>11,02289</text:p>
          </table:table-cell>
        </table:table-row>
        <table:table-row table:style-name="ro1">
          <table:table-cell office:value-type="string" calcext:value-type="string">
            <text:p>c2sp1s463</text:p>
          </table:table-cell>
          <table:table-cell office:value-type="float" office:value="9.762721" calcext:value-type="float">
            <text:p>9,762721</text:p>
          </table:table-cell>
          <table:table-cell office:value-type="float" office:value="10.99946" calcext:value-type="float">
            <text:p>10,99946</text:p>
          </table:table-cell>
        </table:table-row>
        <table:table-row table:style-name="ro1">
          <table:table-cell office:value-type="string" calcext:value-type="string">
            <text:p>c2sp2s757</text:p>
          </table:table-cell>
          <table:table-cell office:value-type="float" office:value="8.618861" calcext:value-type="float">
            <text:p>8,618861</text:p>
          </table:table-cell>
          <table:table-cell office:value-type="float" office:value="13.03203" calcext:value-type="float">
            <text:p>13,03203</text:p>
          </table:table-cell>
        </table:table-row>
        <table:table-row table:style-name="ro1">
          <table:table-cell office:value-type="string" calcext:value-type="string">
            <text:p>c2sp2s756</text:p>
          </table:table-cell>
          <table:table-cell office:value-type="float" office:value="8.69568" calcext:value-type="float">
            <text:p>8,69568</text:p>
          </table:table-cell>
          <table:table-cell office:value-type="float" office:value="13.02852" calcext:value-type="float">
            <text:p>13,02852</text:p>
          </table:table-cell>
        </table:table-row>
        <table:table-row table:style-name="ro1">
          <table:table-cell office:value-type="string" calcext:value-type="string">
            <text:p>c2sp2s755</text:p>
          </table:table-cell>
          <table:table-cell office:value-type="float" office:value="8.77223" calcext:value-type="float">
            <text:p>8,77223</text:p>
          </table:table-cell>
          <table:table-cell office:value-type="float" office:value="13.02356" calcext:value-type="float">
            <text:p>13,02356</text:p>
          </table:table-cell>
        </table:table-row>
        <table:table-row table:style-name="ro1">
          <table:table-cell office:value-type="string" calcext:value-type="string">
            <text:p>c2sp2s754</text:p>
          </table:table-cell>
          <table:table-cell office:value-type="float" office:value="8.848485" calcext:value-type="float">
            <text:p>8,848485</text:p>
          </table:table-cell>
          <table:table-cell office:value-type="float" office:value="13.01714" calcext:value-type="float">
            <text:p>13,01714</text:p>
          </table:table-cell>
        </table:table-row>
        <table:table-row table:style-name="ro1">
          <table:table-cell office:value-type="string" calcext:value-type="string">
            <text:p>c2sp2s753</text:p>
          </table:table-cell>
          <table:table-cell office:value-type="float" office:value="8.9244178" calcext:value-type="float">
            <text:p>8,9244178</text:p>
          </table:table-cell>
          <table:table-cell office:value-type="float" office:value="13.00929" calcext:value-type="float">
            <text:p>13,00929</text:p>
          </table:table-cell>
        </table:table-row>
        <table:table-row table:style-name="ro1">
          <table:table-cell office:value-type="string" calcext:value-type="string">
            <text:p>c2sp2s75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sp2s751</text:p>
          </table:table-cell>
          <table:table-cell office:value-type="float" office:value="9.0752053" calcext:value-type="float">
            <text:p>9,0752053</text:p>
          </table:table-cell>
          <table:table-cell office:value-type="float" office:value="12.98929" calcext:value-type="float">
            <text:p>12,98929</text:p>
          </table:table-cell>
        </table:table-row>
        <table:table-row table:style-name="ro1">
          <table:table-cell office:value-type="string" calcext:value-type="string">
            <text:p>c2sp2s750</text:p>
          </table:table-cell>
          <table:table-cell office:value-type="float" office:value="9.150007" calcext:value-type="float">
            <text:p>9,150007</text:p>
          </table:table-cell>
          <table:table-cell office:value-type="float" office:value="12.97717" calcext:value-type="float">
            <text:p>12,97717</text:p>
          </table:table-cell>
        </table:table-row>
        <table:table-row table:style-name="ro1">
          <table:table-cell office:value-type="string" calcext:value-type="string">
            <text:p>c2sp2s749</text:p>
          </table:table-cell>
          <table:table-cell office:value-type="float" office:value="9.224379" calcext:value-type="float">
            <text:p>9,224379</text:p>
          </table:table-cell>
          <table:table-cell office:value-type="float" office:value="12.96365" calcext:value-type="float">
            <text:p>12,96365</text:p>
          </table:table-cell>
        </table:table-row>
        <table:table-row table:style-name="ro1">
          <table:table-cell office:value-type="string" calcext:value-type="string">
            <text:p>c2sp2s748</text:p>
          </table:table-cell>
          <table:table-cell office:value-type="float" office:value="9.298294" calcext:value-type="float">
            <text:p>9,298294</text:p>
          </table:table-cell>
          <table:table-cell office:value-type="float" office:value="12.94875" calcext:value-type="float">
            <text:p>12,94875</text:p>
          </table:table-cell>
        </table:table-row>
        <table:table-row table:style-name="ro1">
          <table:table-cell office:value-type="string" calcext:value-type="string">
            <text:p>c2sp2s747</text:p>
          </table:table-cell>
          <table:table-cell office:value-type="float" office:value="9.371728" calcext:value-type="float">
            <text:p>9,371728</text:p>
          </table:table-cell>
          <table:table-cell office:value-type="float" office:value="12.93247" calcext:value-type="float">
            <text:p>12,93247</text:p>
          </table:table-cell>
        </table:table-row>
        <table:table-row table:style-name="ro1">
          <table:table-cell office:value-type="string" calcext:value-type="string">
            <text:p>c2sp2s746</text:p>
          </table:table-cell>
          <table:table-cell office:value-type="float" office:value="9.444654" calcext:value-type="float">
            <text:p>9,444654</text:p>
          </table:table-cell>
          <table:table-cell office:value-type="float" office:value="12.91483" calcext:value-type="float">
            <text:p>12,91483</text:p>
          </table:table-cell>
        </table:table-row>
        <table:table-row table:style-name="ro1">
          <table:table-cell office:value-type="string" calcext:value-type="string">
            <text:p>c2sp2s745</text:p>
          </table:table-cell>
          <table:table-cell office:value-type="float" office:value="9.517048" calcext:value-type="float">
            <text:p>9,517048</text:p>
          </table:table-cell>
          <table:table-cell office:value-type="float" office:value="12.89584" calcext:value-type="float">
            <text:p>12,89584</text:p>
          </table:table-cell>
        </table:table-row>
        <table:table-row table:style-name="ro1">
          <table:table-cell office:value-type="string" calcext:value-type="string">
            <text:p>c2sp2s744</text:p>
          </table:table-cell>
          <table:table-cell office:value-type="float" office:value="9.588884" calcext:value-type="float">
            <text:p>9,588884</text:p>
          </table:table-cell>
          <table:table-cell office:value-type="float" office:value="12.87551" calcext:value-type="float">
            <text:p>12,87551</text:p>
          </table:table-cell>
        </table:table-row>
        <table:table-row table:style-name="ro1">
          <table:table-cell office:value-type="string" calcext:value-type="string">
            <text:p>c2sp2s743</text:p>
          </table:table-cell>
          <table:table-cell office:value-type="float" office:value="9.660139" calcext:value-type="float">
            <text:p>9,660139</text:p>
          </table:table-cell>
          <table:table-cell office:value-type="float" office:value="12.85387" calcext:value-type="float">
            <text:p>12,85387</text:p>
          </table:table-cell>
        </table:table-row>
        <table:table-row table:style-name="ro1">
          <table:table-cell office:value-type="string" calcext:value-type="string">
            <text:p>c2sp2s742</text:p>
          </table:table-cell>
          <table:table-cell office:value-type="float" office:value="9.730787" calcext:value-type="float">
            <text:p>9,730787</text:p>
          </table:table-cell>
          <table:table-cell office:value-type="float" office:value="12.83092" calcext:value-type="float">
            <text:p>12,83092</text:p>
          </table:table-cell>
        </table:table-row>
        <table:table-row table:style-name="ro1">
          <table:table-cell office:value-type="string" calcext:value-type="string">
            <text:p>c2sp2s741</text:p>
          </table:table-cell>
          <table:table-cell office:value-type="float" office:value="9.800806" calcext:value-type="float">
            <text:p>9,800806</text:p>
          </table:table-cell>
          <table:table-cell office:value-type="float" office:value="12.80668" calcext:value-type="float">
            <text:p>12,80668</text:p>
          </table:table-cell>
        </table:table-row>
        <table:table-row table:style-name="ro1">
          <table:table-cell office:value-type="string" calcext:value-type="string">
            <text:p>c2sp2s740</text:p>
          </table:table-cell>
          <table:table-cell office:value-type="float" office:value="9.870171" calcext:value-type="float">
            <text:p>9,870171</text:p>
          </table:table-cell>
          <table:table-cell office:value-type="float" office:value="12.78116" calcext:value-type="float">
            <text:p>12,78116</text:p>
          </table:table-cell>
        </table:table-row>
        <table:table-row table:style-name="ro1">
          <table:table-cell office:value-type="string" calcext:value-type="string">
            <text:p>c2sp2s739</text:p>
          </table:table-cell>
          <table:table-cell office:value-type="float" office:value="9.938859" calcext:value-type="float">
            <text:p>9,938859</text:p>
          </table:table-cell>
          <table:table-cell office:value-type="float" office:value="12.75439" calcext:value-type="float">
            <text:p>12,75439</text:p>
          </table:table-cell>
        </table:table-row>
        <table:table-row table:style-name="ro1">
          <table:table-cell office:value-type="string" calcext:value-type="string">
            <text:p>c2sp2s738</text:p>
          </table:table-cell>
          <table:table-cell office:value-type="float" office:value="10.00685" calcext:value-type="float">
            <text:p>10,00685</text:p>
          </table:table-cell>
          <table:table-cell office:value-type="float" office:value="12.72637" calcext:value-type="float">
            <text:p>12,72637</text:p>
          </table:table-cell>
        </table:table-row>
        <table:table-row table:style-name="ro1">
          <table:table-cell office:value-type="string" calcext:value-type="string">
            <text:p>c2sp2s737</text:p>
          </table:table-cell>
          <table:table-cell office:value-type="float" office:value="10.07412" calcext:value-type="float">
            <text:p>10,07412</text:p>
          </table:table-cell>
          <table:table-cell office:value-type="float" office:value="12.69713" calcext:value-type="float">
            <text:p>12,69713</text:p>
          </table:table-cell>
        </table:table-row>
        <table:table-row table:style-name="ro1">
          <table:table-cell office:value-type="string" calcext:value-type="string">
            <text:p>c2sp2s736</text:p>
          </table:table-cell>
          <table:table-cell office:value-type="float" office:value="10.14064" calcext:value-type="float">
            <text:p>10,14064</text:p>
          </table:table-cell>
          <table:table-cell office:value-type="float" office:value="12.66668" calcext:value-type="float">
            <text:p>12,66668</text:p>
          </table:table-cell>
        </table:table-row>
        <table:table-row table:style-name="ro1">
          <table:table-cell office:value-type="string" calcext:value-type="string">
            <text:p>c2sp2s735</text:p>
          </table:table-cell>
          <table:table-cell office:value-type="float" office:value="10.2064" calcext:value-type="float">
            <text:p>10,2064</text:p>
          </table:table-cell>
          <table:table-cell office:value-type="float" office:value="12.63504" calcext:value-type="float">
            <text:p>12,63504</text:p>
          </table:table-cell>
        </table:table-row>
        <table:table-row table:style-name="ro1">
          <table:table-cell office:value-type="string" calcext:value-type="string">
            <text:p>c2sp2s734</text:p>
          </table:table-cell>
          <table:table-cell office:value-type="float" office:value="10.27137" calcext:value-type="float">
            <text:p>10,27137</text:p>
          </table:table-cell>
          <table:table-cell office:value-type="float" office:value="12.60222" calcext:value-type="float">
            <text:p>12,60222</text:p>
          </table:table-cell>
        </table:table-row>
        <table:table-row table:style-name="ro1">
          <table:table-cell office:value-type="string" calcext:value-type="string">
            <text:p>c2sp2s733</text:p>
          </table:table-cell>
          <table:table-cell office:value-type="float" office:value="10.33554" calcext:value-type="float">
            <text:p>10,33554</text:p>
          </table:table-cell>
          <table:table-cell office:value-type="float" office:value="12.56826" calcext:value-type="float">
            <text:p>12,56826</text:p>
          </table:table-cell>
        </table:table-row>
        <table:table-row table:style-name="ro1">
          <table:table-cell office:value-type="string" calcext:value-type="string">
            <text:p>c2sp2s732</text:p>
          </table:table-cell>
          <table:table-cell office:value-type="float" office:value="10.39887" calcext:value-type="float">
            <text:p>10,39887</text:p>
          </table:table-cell>
          <table:table-cell office:value-type="float" office:value="12.53315" calcext:value-type="float">
            <text:p>12,53315</text:p>
          </table:table-cell>
        </table:table-row>
        <table:table-row table:style-name="ro1">
          <table:table-cell office:value-type="string" calcext:value-type="string">
            <text:p>c2sp2s731</text:p>
          </table:table-cell>
          <table:table-cell office:value-type="float" office:value="10.46136" calcext:value-type="float">
            <text:p>10,46136</text:p>
          </table:table-cell>
          <table:table-cell office:value-type="float" office:value="12.49693" calcext:value-type="float">
            <text:p>12,49693</text:p>
          </table:table-cell>
        </table:table-row>
        <table:table-row table:style-name="ro1">
          <table:table-cell office:value-type="string" calcext:value-type="string">
            <text:p>c2sp2s730</text:p>
          </table:table-cell>
          <table:table-cell office:value-type="float" office:value="10.52299" calcext:value-type="float">
            <text:p>10,52299</text:p>
          </table:table-cell>
          <table:table-cell office:value-type="float" office:value="12.45961" calcext:value-type="float">
            <text:p>12,45961</text:p>
          </table:table-cell>
        </table:table-row>
        <table:table-row table:style-name="ro1">
          <table:table-cell office:value-type="string" calcext:value-type="string">
            <text:p>c2sp2s729</text:p>
          </table:table-cell>
          <table:table-cell office:value-type="float" office:value="10.58372" calcext:value-type="float">
            <text:p>10,58372</text:p>
          </table:table-cell>
          <table:table-cell office:value-type="float" office:value="12.42122" calcext:value-type="float">
            <text:p>12,42122</text:p>
          </table:table-cell>
        </table:table-row>
        <table:table-row table:style-name="ro1">
          <table:table-cell office:value-type="string" calcext:value-type="string">
            <text:p>c2sp2s728</text:p>
          </table:table-cell>
          <table:table-cell office:value-type="float" office:value="10.64356" calcext:value-type="float">
            <text:p>10,64356</text:p>
          </table:table-cell>
          <table:table-cell office:value-type="float" office:value="12.38176" calcext:value-type="float">
            <text:p>12,38176</text:p>
          </table:table-cell>
        </table:table-row>
        <table:table-row table:style-name="ro1">
          <table:table-cell office:value-type="string" calcext:value-type="string">
            <text:p>c2sp2s727</text:p>
          </table:table-cell>
          <table:table-cell office:value-type="float" office:value="10.70246" calcext:value-type="float">
            <text:p>10,70246</text:p>
          </table:table-cell>
          <table:table-cell office:value-type="float" office:value="12.34127" calcext:value-type="float">
            <text:p>12,34127</text:p>
          </table:table-cell>
        </table:table-row>
        <table:table-row table:style-name="ro1">
          <table:table-cell office:value-type="string" calcext:value-type="string">
            <text:p>c2sp2s726</text:p>
          </table:table-cell>
          <table:table-cell office:value-type="float" office:value="10.76043" calcext:value-type="float">
            <text:p>10,76043</text:p>
          </table:table-cell>
          <table:table-cell office:value-type="float" office:value="12.29977" calcext:value-type="float">
            <text:p>12,29977</text:p>
          </table:table-cell>
        </table:table-row>
        <table:table-row table:style-name="ro1">
          <table:table-cell office:value-type="string" calcext:value-type="string">
            <text:p>c2sp1s353</text:p>
          </table:table-cell>
          <table:table-cell office:value-type="float" office:value="9.177471" calcext:value-type="float">
            <text:p>9,177471</text:p>
          </table:table-cell>
          <table:table-cell office:value-type="float" office:value="14.64721" calcext:value-type="float">
            <text:p>14,64721</text:p>
          </table:table-cell>
        </table:table-row>
        <table:table-row table:style-name="ro1">
          <table:table-cell office:value-type="string" calcext:value-type="string">
            <text:p>c2sp1s352</text:p>
          </table:table-cell>
          <table:table-cell office:value-type="float" office:value="9.283378" calcext:value-type="float">
            <text:p>9,283378</text:p>
          </table:table-cell>
          <table:table-cell office:value-type="float" office:value="14.63288" calcext:value-type="float">
            <text:p>14,63288</text:p>
          </table:table-cell>
        </table:table-row>
        <table:table-row table:style-name="ro1">
          <table:table-cell office:value-type="string" calcext:value-type="string">
            <text:p>c2sp1s351</text:p>
          </table:table-cell>
          <table:table-cell office:value-type="float" office:value="9.388808" calcext:value-type="float">
            <text:p>9,388808</text:p>
          </table:table-cell>
          <table:table-cell office:value-type="float" office:value="14.61656" calcext:value-type="float">
            <text:p>14,61656</text:p>
          </table:table-cell>
        </table:table-row>
        <table:table-row table:style-name="ro1">
          <table:table-cell office:value-type="string" calcext:value-type="string">
            <text:p>c2sp1s350</text:p>
          </table:table-cell>
          <table:table-cell office:value-type="float" office:value="9.493724" calcext:value-type="float">
            <text:p>9,493724</text:p>
          </table:table-cell>
          <table:table-cell office:value-type="float" office:value="14.59827" calcext:value-type="float">
            <text:p>14,59827</text:p>
          </table:table-cell>
        </table:table-row>
        <table:table-row table:style-name="ro1">
          <table:table-cell office:value-type="string" calcext:value-type="string">
            <text:p>c2sp1s349</text:p>
          </table:table-cell>
          <table:table-cell office:value-type="float" office:value="9.598089" calcext:value-type="float">
            <text:p>9,598089</text:p>
          </table:table-cell>
          <table:table-cell office:value-type="float" office:value="14.57803" calcext:value-type="float">
            <text:p>14,57803</text:p>
          </table:table-cell>
        </table:table-row>
        <table:table-row table:style-name="ro1">
          <table:table-cell office:value-type="string" calcext:value-type="string">
            <text:p>c2sp1s348</text:p>
          </table:table-cell>
          <table:table-cell office:value-type="float" office:value="9.701866" calcext:value-type="float">
            <text:p>9,701866</text:p>
          </table:table-cell>
          <table:table-cell office:value-type="float" office:value="14.55584" calcext:value-type="float">
            <text:p>14,55584</text:p>
          </table:table-cell>
        </table:table-row>
        <table:table-row table:style-name="ro1">
          <table:table-cell office:value-type="string" calcext:value-type="string">
            <text:p>c2sp1s347</text:p>
          </table:table-cell>
          <table:table-cell office:value-type="float" office:value="9.80502" calcext:value-type="float">
            <text:p>9,80502</text:p>
          </table:table-cell>
          <table:table-cell office:value-type="float" office:value="14.53173" calcext:value-type="float">
            <text:p>14,53173</text:p>
          </table:table-cell>
        </table:table-row>
        <table:table-row table:style-name="ro1">
          <table:table-cell office:value-type="string" calcext:value-type="string">
            <text:p>c2sp1s345</text:p>
          </table:table-cell>
          <table:table-cell office:value-type="float" office:value="9.907515" calcext:value-type="float">
            <text:p>9,907515</text:p>
          </table:table-cell>
          <table:table-cell office:value-type="float" office:value="14.50571" calcext:value-type="float">
            <text:p>14,50571</text:p>
          </table:table-cell>
        </table:table-row>
        <table:table-row table:style-name="ro1">
          <table:table-cell office:value-type="string" calcext:value-type="string">
            <text:p>c2sp1s344</text:p>
          </table:table-cell>
          <table:table-cell office:value-type="float" office:value="10.00932" calcext:value-type="float">
            <text:p>10,00932</text:p>
          </table:table-cell>
          <table:table-cell office:value-type="float" office:value="14.47779" calcext:value-type="float">
            <text:p>14,47779</text:p>
          </table:table-cell>
        </table:table-row>
        <table:table-row table:style-name="ro1">
          <table:table-cell office:value-type="string" calcext:value-type="string">
            <text:p>c2sp1s343</text:p>
          </table:table-cell>
          <table:table-cell office:value-type="float" office:value="10.11039" calcext:value-type="float">
            <text:p>10,11039</text:p>
          </table:table-cell>
          <table:table-cell office:value-type="float" office:value="14.44799" calcext:value-type="float">
            <text:p>14,44799</text:p>
          </table:table-cell>
        </table:table-row>
        <table:table-row table:style-name="ro1">
          <table:table-cell office:value-type="string" calcext:value-type="string">
            <text:p>c2sp1s342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14.41634" calcext:value-type="float">
            <text:p>14,41634</text:p>
          </table:table-cell>
        </table:table-row>
        <table:table-row table:style-name="ro1">
          <table:table-cell office:value-type="string" calcext:value-type="string">
            <text:p>c2sp1s341</text:p>
          </table:table-cell>
          <table:table-cell office:value-type="float" office:value="10.3102" calcext:value-type="float">
            <text:p>10,3102</text:p>
          </table:table-cell>
          <table:table-cell office:value-type="float" office:value="14.38284" calcext:value-type="float">
            <text:p>14,38284</text:p>
          </table:table-cell>
        </table:table-row>
        <table:table-row table:style-name="ro1">
          <table:table-cell office:value-type="string" calcext:value-type="string">
            <text:p>c2sp1s340</text:p>
          </table:table-cell>
          <table:table-cell office:value-type="float" office:value="10.40888" calcext:value-type="float">
            <text:p>10,40888</text:p>
          </table:table-cell>
          <table:table-cell office:value-type="float" office:value="14.34752" calcext:value-type="float">
            <text:p>14,34752</text:p>
          </table:table-cell>
        </table:table-row>
        <table:table-row table:style-name="ro1">
          <table:table-cell office:value-type="string" calcext:value-type="string">
            <text:p>c2sp1s339</text:p>
          </table:table-cell>
          <table:table-cell office:value-type="float" office:value="10.50669" calcext:value-type="float">
            <text:p>10,50669</text:p>
          </table:table-cell>
          <table:table-cell office:value-type="float" office:value="14.31039" calcext:value-type="float">
            <text:p>14,31039</text:p>
          </table:table-cell>
        </table:table-row>
        <table:table-row table:style-name="ro1">
          <table:table-cell office:value-type="string" calcext:value-type="string">
            <text:p>c2sp1s338</text:p>
          </table:table-cell>
          <table:table-cell office:value-type="float" office:value="10.60361" calcext:value-type="float">
            <text:p>10,60361</text:p>
          </table:table-cell>
          <table:table-cell office:value-type="float" office:value="14.27148" calcext:value-type="float">
            <text:p>14,27148</text:p>
          </table:table-cell>
        </table:table-row>
        <table:table-row table:style-name="ro1">
          <table:table-cell office:value-type="string" calcext:value-type="string">
            <text:p>c2sp1s337</text:p>
          </table:table-cell>
          <table:table-cell office:value-type="float" office:value="10.69959" calcext:value-type="float">
            <text:p>10,69959</text:p>
          </table:table-cell>
          <table:table-cell office:value-type="float" office:value="14.23081" calcext:value-type="float">
            <text:p>14,23081</text:p>
          </table:table-cell>
        </table:table-row>
        <table:table-row table:style-name="ro1">
          <table:table-cell office:value-type="string" calcext:value-type="string">
            <text:p>c2sp1s336</text:p>
          </table:table-cell>
          <table:table-cell office:value-type="float" office:value="10.79462" calcext:value-type="float">
            <text:p>10,79462</text:p>
          </table:table-cell>
          <table:table-cell office:value-type="float" office:value="14.1884" calcext:value-type="float">
            <text:p>14,1884</text:p>
          </table:table-cell>
        </table:table-row>
        <table:table-row table:style-name="ro1">
          <table:table-cell office:value-type="string" calcext:value-type="string">
            <text:p>c2sp1s333</text:p>
          </table:table-cell>
          <table:table-cell office:value-type="float" office:value="10.88864" calcext:value-type="float">
            <text:p>10,88864</text:p>
          </table:table-cell>
          <table:table-cell office:value-type="float" office:value="14.14426" calcext:value-type="float">
            <text:p>14,14426</text:p>
          </table:table-cell>
        </table:table-row>
        <table:table-row table:style-name="ro1">
          <table:table-cell office:value-type="string" calcext:value-type="string">
            <text:p>c2sp1s332</text:p>
          </table:table-cell>
          <table:table-cell office:value-type="float" office:value="10.98165" calcext:value-type="float">
            <text:p>10,98165</text:p>
          </table:table-cell>
          <table:table-cell office:value-type="float" office:value="14.09843" calcext:value-type="float">
            <text:p>14,09843</text:p>
          </table:table-cell>
        </table:table-row>
        <table:table-row table:style-name="ro1">
          <table:table-cell office:value-type="string" calcext:value-type="string">
            <text:p>c2sp1s331</text:p>
          </table:table-cell>
          <table:table-cell office:value-type="float" office:value="11.07359" calcext:value-type="float">
            <text:p>11,07359</text:p>
          </table:table-cell>
          <table:table-cell office:value-type="float" office:value="14.05092" calcext:value-type="float">
            <text:p>14,05092</text:p>
          </table:table-cell>
        </table:table-row>
        <table:table-row table:style-name="ro1">
          <table:table-cell office:value-type="string" calcext:value-type="string">
            <text:p>c2sp1s330</text:p>
          </table:table-cell>
          <table:table-cell office:value-type="float" office:value="11.16446" calcext:value-type="float">
            <text:p>11,16446</text:p>
          </table:table-cell>
          <table:table-cell office:value-type="float" office:value="14.00176" calcext:value-type="float">
            <text:p>14,00176</text:p>
          </table:table-cell>
        </table:table-row>
        <table:table-row table:style-name="ro1">
          <table:table-cell office:value-type="string" calcext:value-type="string">
            <text:p>c2sp1s329</text:p>
          </table:table-cell>
          <table:table-cell office:value-type="float" office:value="11.2542" calcext:value-type="float">
            <text:p>11,2542</text:p>
          </table:table-cell>
          <table:table-cell office:value-type="float" office:value="13.95098" calcext:value-type="float">
            <text:p>13,95098</text:p>
          </table:table-cell>
        </table:table-row>
        <table:table-row table:style-name="ro1">
          <table:table-cell office:value-type="string" calcext:value-type="string">
            <text:p>c2sp1s328</text:p>
          </table:table-cell>
          <table:table-cell office:value-type="float" office:value="11.34281" calcext:value-type="float">
            <text:p>11,34281</text:p>
          </table:table-cell>
          <table:table-cell office:value-type="float" office:value="13.89859" calcext:value-type="float">
            <text:p>13,89859</text:p>
          </table:table-cell>
        </table:table-row>
        <table:table-row table:style-name="ro1">
          <table:table-cell office:value-type="string" calcext:value-type="string">
            <text:p>c2sp1s327</text:p>
          </table:table-cell>
          <table:table-cell office:value-type="float" office:value="11.43024" calcext:value-type="float">
            <text:p>11,43024</text:p>
          </table:table-cell>
          <table:table-cell office:value-type="float" office:value="13.84462" calcext:value-type="float">
            <text:p>13,84462</text:p>
          </table:table-cell>
        </table:table-row>
        <table:table-row table:style-name="ro1">
          <table:table-cell office:value-type="string" calcext:value-type="string">
            <text:p>c2sp1s326</text:p>
          </table:table-cell>
          <table:table-cell office:value-type="float" office:value="11.51647" calcext:value-type="float">
            <text:p>11,51647</text:p>
          </table:table-cell>
          <table:table-cell office:value-type="float" office:value="13.7891" calcext:value-type="float">
            <text:p>13,7891</text:p>
          </table:table-cell>
        </table:table-row>
        <table:table-row table:style-name="ro1">
          <table:table-cell office:value-type="string" calcext:value-type="string">
            <text:p>c2sp1s325</text:p>
          </table:table-cell>
          <table:table-cell office:value-type="float" office:value="11.60147" calcext:value-type="float">
            <text:p>11,60147</text:p>
          </table:table-cell>
          <table:table-cell office:value-type="float" office:value="13.73206" calcext:value-type="float">
            <text:p>13,73206</text:p>
          </table:table-cell>
        </table:table-row>
        <table:table-row table:style-name="ro1">
          <table:table-cell office:value-type="string" calcext:value-type="string">
            <text:p>c2sp1s324</text:p>
          </table:table-cell>
          <table:table-cell office:value-type="float" office:value="11.68522" calcext:value-type="float">
            <text:p>11,68522</text:p>
          </table:table-cell>
          <table:table-cell office:value-type="float" office:value="13.67351" calcext:value-type="float">
            <text:p>13,67351</text:p>
          </table:table-cell>
        </table:table-row>
        <table:table-row table:style-name="ro1">
          <table:table-cell office:value-type="string" calcext:value-type="string">
            <text:p>c2sp1s322</text:p>
          </table:table-cell>
          <table:table-cell office:value-type="float" office:value="11.76768" calcext:value-type="float">
            <text:p>11,76768</text:p>
          </table:table-cell>
          <table:table-cell office:value-type="float" office:value="13.61349" calcext:value-type="float">
            <text:p>13,61349</text:p>
          </table:table-cell>
        </table:table-row>
        <table:table-row table:style-name="ro1">
          <table:table-cell office:value-type="string" calcext:value-type="string">
            <text:p>c2sp1s321</text:p>
          </table:table-cell>
          <table:table-cell office:value-type="float" office:value="11.84885" calcext:value-type="float">
            <text:p>11,84885</text:p>
          </table:table-cell>
          <table:table-cell office:value-type="float" office:value="13.55203" calcext:value-type="float">
            <text:p>13,55203</text:p>
          </table:table-cell>
        </table:table-row>
        <table:table-row table:style-name="ro1">
          <table:table-cell office:value-type="string" calcext:value-type="string">
            <text:p>c2sp1s320</text:p>
          </table:table-cell>
          <table:table-cell office:value-type="float" office:value="11.92867" calcext:value-type="float">
            <text:p>11,92867</text:p>
          </table:table-cell>
          <table:table-cell office:value-type="float" office:value="13.48915" calcext:value-type="float">
            <text:p>13,48915</text:p>
          </table:table-cell>
        </table:table-row>
        <table:table-row table:style-name="ro1">
          <table:table-cell office:value-type="string" calcext:value-type="string">
            <text:p>c2sp1s319</text:p>
          </table:table-cell>
          <table:table-cell office:value-type="float" office:value="12.00715" calcext:value-type="float">
            <text:p>12,00715</text:p>
          </table:table-cell>
          <table:table-cell office:value-type="float" office:value="13.42488" calcext:value-type="float">
            <text:p>13,42488</text:p>
          </table:table-cell>
        </table:table-row>
        <table:table-row table:style-name="ro1">
          <table:table-cell office:value-type="string" calcext:value-type="string">
            <text:p>c2sp1s318</text:p>
          </table:table-cell>
          <table:table-cell office:value-type="float" office:value="12.08424" calcext:value-type="float">
            <text:p>12,08424</text:p>
          </table:table-cell>
          <table:table-cell office:value-type="float" office:value="13.35925" calcext:value-type="float">
            <text:p>13,35925</text:p>
          </table:table-cell>
        </table:table-row>
        <table:table-row table:style-name="ro1">
          <table:table-cell office:value-type="string" calcext:value-type="string">
            <text:p>c2sp2s725</text:p>
          </table:table-cell>
          <table:table-cell office:value-type="float" office:value="10.81744" calcext:value-type="float">
            <text:p>10,81744</text:p>
          </table:table-cell>
          <table:table-cell office:value-type="float" office:value="12.25727" calcext:value-type="float">
            <text:p>12,25727</text:p>
          </table:table-cell>
        </table:table-row>
        <table:table-row table:style-name="ro1">
          <table:table-cell office:value-type="string" calcext:value-type="string">
            <text:p>c2sp2s724</text:p>
          </table:table-cell>
          <table:table-cell office:value-type="float" office:value="10.87348" calcext:value-type="float">
            <text:p>10,87348</text:p>
          </table:table-cell>
          <table:table-cell office:value-type="float" office:value="12.2138" calcext:value-type="float">
            <text:p>12,2138</text:p>
          </table:table-cell>
        </table:table-row>
        <table:table-row table:style-name="ro1">
          <table:table-cell office:value-type="string" calcext:value-type="string">
            <text:p>c2sp2s723</text:p>
          </table:table-cell>
          <table:table-cell office:value-type="float" office:value="10.92852" calcext:value-type="float">
            <text:p>10,92852</text:p>
          </table:table-cell>
          <table:table-cell office:value-type="float" office:value="12.16937" calcext:value-type="float">
            <text:p>12,16937</text:p>
          </table:table-cell>
        </table:table-row>
        <table:table-row table:style-name="ro1">
          <table:table-cell office:value-type="string" calcext:value-type="string">
            <text:p>c2sp2s722</text:p>
          </table:table-cell>
          <table:table-cell office:value-type="float" office:value="10.98256" calcext:value-type="float">
            <text:p>10,98256</text:p>
          </table:table-cell>
          <table:table-cell office:value-type="float" office:value="12.12401" calcext:value-type="float">
            <text:p>12,12401</text:p>
          </table:table-cell>
        </table:table-row>
        <table:table-row table:style-name="ro1">
          <table:table-cell office:value-type="string" calcext:value-type="string">
            <text:p>c2sp2s721</text:p>
          </table:table-cell>
          <table:table-cell office:value-type="float" office:value="11.03557" calcext:value-type="float">
            <text:p>11,03557</text:p>
          </table:table-cell>
          <table:table-cell office:value-type="float" office:value="12.07775" calcext:value-type="float">
            <text:p>12,07775</text:p>
          </table:table-cell>
        </table:table-row>
        <table:table-row table:style-name="ro1">
          <table:table-cell office:value-type="string" calcext:value-type="string">
            <text:p>c2sp2s720</text:p>
          </table:table-cell>
          <table:table-cell office:value-type="float" office:value="11.08755" calcext:value-type="float">
            <text:p>11,08755</text:p>
          </table:table-cell>
          <table:table-cell office:value-type="float" office:value="12.0306" calcext:value-type="float">
            <text:p>12,0306</text:p>
          </table:table-cell>
        </table:table-row>
        <table:table-row table:style-name="ro1">
          <table:table-cell office:value-type="string" calcext:value-type="string">
            <text:p>c2sp2s719</text:p>
          </table:table-cell>
          <table:table-cell office:value-type="float" office:value="11.13847" calcext:value-type="float">
            <text:p>11,13847</text:p>
          </table:table-cell>
          <table:table-cell office:value-type="float" office:value="11.98259" calcext:value-type="float">
            <text:p>11,98259</text:p>
          </table:table-cell>
        </table:table-row>
        <table:table-row table:style-name="ro1">
          <table:table-cell office:value-type="string" calcext:value-type="string">
            <text:p>c2sp2s718</text:p>
          </table:table-cell>
          <table:table-cell office:value-type="float" office:value="11.18833" calcext:value-type="float">
            <text:p>11,18833</text:p>
          </table:table-cell>
          <table:table-cell office:value-type="float" office:value="11.93374" calcext:value-type="float">
            <text:p>11,93374</text:p>
          </table:table-cell>
        </table:table-row>
        <table:table-row table:style-name="ro1">
          <table:table-cell office:value-type="string" calcext:value-type="string">
            <text:p>c2sp2s717</text:p>
          </table:table-cell>
          <table:table-cell office:value-type="float" office:value="11.23711" calcext:value-type="float">
            <text:p>11,23711</text:p>
          </table:table-cell>
          <table:table-cell office:value-type="float" office:value="11.88407" calcext:value-type="float">
            <text:p>11,88407</text:p>
          </table:table-cell>
        </table:table-row>
        <table:table-row table:style-name="ro1">
          <table:table-cell office:value-type="string" calcext:value-type="string">
            <text:p>c2sp2s716</text:p>
          </table:table-cell>
          <table:table-cell office:value-type="float" office:value="11.2848" calcext:value-type="float">
            <text:p>11,2848</text:p>
          </table:table-cell>
          <table:table-cell office:value-type="float" office:value="11.8336" calcext:value-type="float">
            <text:p>11,8336</text:p>
          </table:table-cell>
        </table:table-row>
        <table:table-row table:style-name="ro1">
          <table:table-cell office:value-type="string" calcext:value-type="string">
            <text:p>c2sp2s715</text:p>
          </table:table-cell>
          <table:table-cell office:value-type="float" office:value="11.33138" calcext:value-type="float">
            <text:p>11,33138</text:p>
          </table:table-cell>
          <table:table-cell office:value-type="float" office:value="11.78237" calcext:value-type="float">
            <text:p>11,78237</text:p>
          </table:table-cell>
        </table:table-row>
        <table:table-row table:style-name="ro1">
          <table:table-cell office:value-type="string" calcext:value-type="string">
            <text:p>c2sp2s714</text:p>
          </table:table-cell>
          <table:table-cell office:value-type="float" office:value="11.37684" calcext:value-type="float">
            <text:p>11,37684</text:p>
          </table:table-cell>
          <table:table-cell office:value-type="float" office:value="11.73039" calcext:value-type="float">
            <text:p>11,73039</text:p>
          </table:table-cell>
        </table:table-row>
        <table:table-row table:style-name="ro1">
          <table:table-cell office:value-type="string" calcext:value-type="string">
            <text:p>c2sp2s713</text:p>
          </table:table-cell>
          <table:table-cell office:value-type="float" office:value="11.42118" calcext:value-type="float">
            <text:p>11,42118</text:p>
          </table:table-cell>
          <table:table-cell office:value-type="float" office:value="11.67769" calcext:value-type="float">
            <text:p>11,67769</text:p>
          </table:table-cell>
        </table:table-row>
        <table:table-row table:style-name="ro1">
          <table:table-cell office:value-type="string" calcext:value-type="string">
            <text:p>c2sp2s712</text:p>
          </table:table-cell>
          <table:table-cell office:value-type="float" office:value="11.46437" calcext:value-type="float">
            <text:p>11,46437</text:p>
          </table:table-cell>
          <table:table-cell office:value-type="float" office:value="11.62429" calcext:value-type="float">
            <text:p>11,62429</text:p>
          </table:table-cell>
        </table:table-row>
        <table:table-row table:style-name="ro1">
          <table:table-cell office:value-type="string" calcext:value-type="string">
            <text:p>c2sp2s711</text:p>
          </table:table-cell>
          <table:table-cell office:value-type="float" office:value="11.50641" calcext:value-type="float">
            <text:p>11,50641</text:p>
          </table:table-cell>
          <table:table-cell office:value-type="float" office:value="11.57021" calcext:value-type="float">
            <text:p>11,57021</text:p>
          </table:table-cell>
        </table:table-row>
        <table:table-row table:style-name="ro1">
          <table:table-cell office:value-type="string" calcext:value-type="string">
            <text:p>c2sp2s710</text:p>
          </table:table-cell>
          <table:table-cell office:value-type="float" office:value="11.5473" calcext:value-type="float">
            <text:p>11,5473</text:p>
          </table:table-cell>
          <table:table-cell office:value-type="float" office:value="11.51549" calcext:value-type="float">
            <text:p>11,51549</text:p>
          </table:table-cell>
        </table:table-row>
        <table:table-row table:style-name="ro1">
          <table:table-cell office:value-type="string" calcext:value-type="string">
            <text:p>c2sp2s709</text:p>
          </table:table-cell>
          <table:table-cell office:value-type="float" office:value="11.58701" calcext:value-type="float">
            <text:p>11,58701</text:p>
          </table:table-cell>
          <table:table-cell office:value-type="float" office:value="11.46014" calcext:value-type="float">
            <text:p>11,46014</text:p>
          </table:table-cell>
        </table:table-row>
        <table:table-row table:style-name="ro1">
          <table:table-cell office:value-type="string" calcext:value-type="string">
            <text:p>c2sp2s708</text:p>
          </table:table-cell>
          <table:table-cell office:value-type="float" office:value="11.62555" calcext:value-type="float">
            <text:p>11,62555</text:p>
          </table:table-cell>
          <table:table-cell office:value-type="float" office:value="11.40418" calcext:value-type="float">
            <text:p>11,40418</text:p>
          </table:table-cell>
        </table:table-row>
        <table:table-row table:style-name="ro1">
          <table:table-cell office:value-type="string" calcext:value-type="string">
            <text:p>c2sp2s707</text:p>
          </table:table-cell>
          <table:table-cell office:value-type="float" office:value="11.66289" calcext:value-type="float">
            <text:p>11,66289</text:p>
          </table:table-cell>
          <table:table-cell office:value-type="float" office:value="11.34766" calcext:value-type="float">
            <text:p>11,34766</text:p>
          </table:table-cell>
        </table:table-row>
        <table:table-row table:style-name="ro1">
          <table:table-cell office:value-type="string" calcext:value-type="string">
            <text:p>c2sp2s706</text:p>
          </table:table-cell>
          <table:table-cell office:value-type="float" office:value="11.69905" calcext:value-type="float">
            <text:p>11,69905</text:p>
          </table:table-cell>
          <table:table-cell office:value-type="float" office:value="11.29058" calcext:value-type="float">
            <text:p>11,29058</text:p>
          </table:table-cell>
        </table:table-row>
        <table:table-row table:style-name="ro1">
          <table:table-cell office:value-type="string" calcext:value-type="string">
            <text:p>c2sp2s705</text:p>
          </table:table-cell>
          <table:table-cell office:value-type="float" office:value="11.734" calcext:value-type="float">
            <text:p>11,734</text:p>
          </table:table-cell>
          <table:table-cell office:value-type="float" office:value="11.23297" calcext:value-type="float">
            <text:p>11,23297</text:p>
          </table:table-cell>
        </table:table-row>
        <table:table-row table:style-name="ro1">
          <table:table-cell office:value-type="string" calcext:value-type="string">
            <text:p>c2sp2s704</text:p>
          </table:table-cell>
          <table:table-cell office:value-type="float" office:value="11.76774" calcext:value-type="float">
            <text:p>11,76774</text:p>
          </table:table-cell>
          <table:table-cell office:value-type="float" office:value="11.17487" calcext:value-type="float">
            <text:p>11,17487</text:p>
          </table:table-cell>
        </table:table-row>
        <table:table-row table:style-name="ro1">
          <table:table-cell office:value-type="string" calcext:value-type="string">
            <text:p>c2sp2s703</text:p>
          </table:table-cell>
          <table:table-cell office:value-type="float" office:value="11.80026" calcext:value-type="float">
            <text:p>11,80026</text:p>
          </table:table-cell>
          <table:table-cell office:value-type="float" office:value="11.11628" calcext:value-type="float">
            <text:p>11,11628</text:p>
          </table:table-cell>
        </table:table-row>
        <table:table-row table:style-name="ro1">
          <table:table-cell office:value-type="string" calcext:value-type="string">
            <text:p>c2sp2s702</text:p>
          </table:table-cell>
          <table:table-cell office:value-type="float" office:value="11.83156" calcext:value-type="float">
            <text:p>11,83156</text:p>
          </table:table-cell>
          <table:table-cell office:value-type="float" office:value="11.05725" calcext:value-type="float">
            <text:p>11,05725</text:p>
          </table:table-cell>
        </table:table-row>
        <table:table-row table:style-name="ro1">
          <table:table-cell office:value-type="string" calcext:value-type="string">
            <text:p>c2sp2s701</text:p>
          </table:table-cell>
          <table:table-cell office:value-type="float" office:value="11.86163" calcext:value-type="float">
            <text:p>11,86163</text:p>
          </table:table-cell>
          <table:table-cell office:value-type="float" office:value="10.99779" calcext:value-type="float">
            <text:p>10,99779</text:p>
          </table:table-cell>
        </table:table-row>
        <table:table-row table:style-name="ro1">
          <table:table-cell office:value-type="string" calcext:value-type="string">
            <text:p>c2sp2s700</text:p>
          </table:table-cell>
          <table:table-cell office:value-type="float" office:value="11.89047" calcext:value-type="float">
            <text:p>11,89047</text:p>
          </table:table-cell>
          <table:table-cell office:value-type="float" office:value="10.93793" calcext:value-type="float">
            <text:p>10,93793</text:p>
          </table:table-cell>
        </table:table-row>
        <table:table-row table:style-name="ro1">
          <table:table-cell office:value-type="string" calcext:value-type="string">
            <text:p>c2sp2s699</text:p>
          </table:table-cell>
          <table:table-cell office:value-type="float" office:value="11.91808" calcext:value-type="float">
            <text:p>11,91808</text:p>
          </table:table-cell>
          <table:table-cell office:value-type="float" office:value="10.87769" calcext:value-type="float">
            <text:p>10,87769</text:p>
          </table:table-cell>
        </table:table-row>
        <table:table-row table:style-name="ro1">
          <table:table-cell office:value-type="string" calcext:value-type="string">
            <text:p>c2sp2s698</text:p>
          </table:table-cell>
          <table:table-cell office:value-type="float" office:value="11.94444" calcext:value-type="float">
            <text:p>11,94444</text:p>
          </table:table-cell>
          <table:table-cell office:value-type="float" office:value="10.8171" calcext:value-type="float">
            <text:p>10,8171</text:p>
          </table:table-cell>
        </table:table-row>
        <table:table-row table:style-name="ro1">
          <table:table-cell office:value-type="string" calcext:value-type="string">
            <text:p>c2sp2s697</text:p>
          </table:table-cell>
          <table:table-cell office:value-type="float" office:value="11.96956" calcext:value-type="float">
            <text:p>11,96956</text:p>
          </table:table-cell>
          <table:table-cell office:value-type="float" office:value="10.75619" calcext:value-type="float">
            <text:p>10,75619</text:p>
          </table:table-cell>
        </table:table-row>
        <table:table-row table:style-name="ro1">
          <table:table-cell office:value-type="string" calcext:value-type="string">
            <text:p>c2sp2s696</text:p>
          </table:table-cell>
          <table:table-cell office:value-type="float" office:value="11.99343" calcext:value-type="float">
            <text:p>11,99343</text:p>
          </table:table-cell>
          <table:table-cell office:value-type="float" office:value="10.69498" calcext:value-type="float">
            <text:p>10,69498</text:p>
          </table:table-cell>
        </table:table-row>
        <table:table-row table:style-name="ro1">
          <table:table-cell office:value-type="string" calcext:value-type="string">
            <text:p>c2sp2s695</text:p>
          </table:table-cell>
          <table:table-cell office:value-type="float" office:value="12.01605" calcext:value-type="float">
            <text:p>12,01605</text:p>
          </table:table-cell>
          <table:table-cell office:value-type="float" office:value="10.6335" calcext:value-type="float">
            <text:p>10,6335</text:p>
          </table:table-cell>
        </table:table-row>
        <table:table-row table:style-name="ro1">
          <table:table-cell office:value-type="string" calcext:value-type="string">
            <text:p>c2sp2s694</text:p>
          </table:table-cell>
          <table:table-cell office:value-type="float" office:value="12.03743" calcext:value-type="float">
            <text:p>12,03743</text:p>
          </table:table-cell>
          <table:table-cell office:value-type="float" office:value="10.57176" calcext:value-type="float">
            <text:p>10,57176</text:p>
          </table:table-cell>
        </table:table-row>
        <table:table-row table:style-name="ro1">
          <table:table-cell office:value-type="string" calcext:value-type="string">
            <text:p>c2sp1s317</text:p>
          </table:table-cell>
          <table:table-cell office:value-type="float" office:value="12.15993" calcext:value-type="float">
            <text:p>12,15993</text:p>
          </table:table-cell>
          <table:table-cell office:value-type="float" office:value="13.29229" calcext:value-type="float">
            <text:p>13,29229</text:p>
          </table:table-cell>
        </table:table-row>
        <table:table-row table:style-name="ro1">
          <table:table-cell office:value-type="string" calcext:value-type="string">
            <text:p>c2sp1s316</text:p>
          </table:table-cell>
          <table:table-cell office:value-type="float" office:value="12.23419" calcext:value-type="float">
            <text:p>12,23419</text:p>
          </table:table-cell>
          <table:table-cell office:value-type="float" office:value="13.22403" calcext:value-type="float">
            <text:p>13,22403</text:p>
          </table:table-cell>
        </table:table-row>
        <table:table-row table:style-name="ro1">
          <table:table-cell office:value-type="string" calcext:value-type="string">
            <text:p>c2sp1s315</text:p>
          </table:table-cell>
          <table:table-cell office:value-type="float" office:value="12.307" calcext:value-type="float">
            <text:p>12,307</text:p>
          </table:table-cell>
          <table:table-cell office:value-type="float" office:value="13.1545" calcext:value-type="float">
            <text:p>13,1545</text:p>
          </table:table-cell>
        </table:table-row>
        <table:table-row table:style-name="ro1">
          <table:table-cell office:value-type="string" calcext:value-type="string">
            <text:p>c2sp1s314</text:p>
          </table:table-cell>
          <table:table-cell office:value-type="float" office:value="12.37835" calcext:value-type="float">
            <text:p>12,37835</text:p>
          </table:table-cell>
          <table:table-cell office:value-type="float" office:value="13.08372" calcext:value-type="float">
            <text:p>13,08372</text:p>
          </table:table-cell>
        </table:table-row>
        <table:table-row table:style-name="ro1">
          <table:table-cell office:value-type="string" calcext:value-type="string">
            <text:p>c2sp1s313</text:p>
          </table:table-cell>
          <table:table-cell office:value-type="float" office:value="12.4482" calcext:value-type="float">
            <text:p>12,4482</text:p>
          </table:table-cell>
          <table:table-cell office:value-type="float" office:value="13.01173" calcext:value-type="float">
            <text:p>13,01173</text:p>
          </table:table-cell>
        </table:table-row>
        <table:table-row table:style-name="ro1">
          <table:table-cell office:value-type="string" calcext:value-type="string">
            <text:p>c2sp1s311</text:p>
          </table:table-cell>
          <table:table-cell office:value-type="float" office:value="12.51654" calcext:value-type="float">
            <text:p>12,51654</text:p>
          </table:table-cell>
          <table:table-cell office:value-type="float" office:value="12.93857" calcext:value-type="float">
            <text:p>12,93857</text:p>
          </table:table-cell>
        </table:table-row>
        <table:table-row table:style-name="ro1">
          <table:table-cell office:value-type="string" calcext:value-type="string">
            <text:p>c2sp1s310</text:p>
          </table:table-cell>
          <table:table-cell office:value-type="float" office:value="12.58335" calcext:value-type="float">
            <text:p>12,58335</text:p>
          </table:table-cell>
          <table:table-cell office:value-type="float" office:value="12.86426" calcext:value-type="float">
            <text:p>12,86426</text:p>
          </table:table-cell>
        </table:table-row>
        <table:table-row table:style-name="ro1">
          <table:table-cell office:value-type="string" calcext:value-type="string">
            <text:p>c2sp1s309</text:p>
          </table:table-cell>
          <table:table-cell office:value-type="float" office:value="12.64862" calcext:value-type="float">
            <text:p>12,64862</text:p>
          </table:table-cell>
          <table:table-cell office:value-type="float" office:value="12.78883" calcext:value-type="float">
            <text:p>12,78883</text:p>
          </table:table-cell>
        </table:table-row>
        <table:table-row table:style-name="ro1">
          <table:table-cell office:value-type="string" calcext:value-type="string">
            <text:p>c2sp1s308</text:p>
          </table:table-cell>
          <table:table-cell table:number-columns-repeated="2" office:value-type="float" office:value="12.71231" calcext:value-type="float">
            <text:p>12,71231</text:p>
          </table:table-cell>
        </table:table-row>
        <table:table-row table:style-name="ro1">
          <table:table-cell office:value-type="string" calcext:value-type="string">
            <text:p>c2sp1s307</text:p>
          </table:table-cell>
          <table:table-cell office:value-type="float" office:value="12.77442" calcext:value-type="float">
            <text:p>12,77442</text:p>
          </table:table-cell>
          <table:table-cell office:value-type="float" office:value="12.63474" calcext:value-type="float">
            <text:p>12,63474</text:p>
          </table:table-cell>
        </table:table-row>
        <table:table-row table:style-name="ro1">
          <table:table-cell office:value-type="string" calcext:value-type="string">
            <text:p>c2sp1s306</text:p>
          </table:table-cell>
          <table:table-cell office:value-type="float" office:value="12.83493" calcext:value-type="float">
            <text:p>12,83493</text:p>
          </table:table-cell>
          <table:table-cell office:value-type="float" office:value="12.55616" calcext:value-type="float">
            <text:p>12,55616</text:p>
          </table:table-cell>
        </table:table-row>
        <table:table-row table:style-name="ro1">
          <table:table-cell office:value-type="string" calcext:value-type="string">
            <text:p>c2sp1s305</text:p>
          </table:table-cell>
          <table:table-cell office:value-type="float" office:value="12.89381" calcext:value-type="float">
            <text:p>12,89381</text:p>
          </table:table-cell>
          <table:table-cell office:value-type="float" office:value="12.47658" calcext:value-type="float">
            <text:p>12,47658</text:p>
          </table:table-cell>
        </table:table-row>
        <table:table-row table:style-name="ro1">
          <table:table-cell office:value-type="string" calcext:value-type="string">
            <text:p>c2sp1s304</text:p>
          </table:table-cell>
          <table:table-cell office:value-type="float" office:value="12.95107" calcext:value-type="float">
            <text:p>12,95107</text:p>
          </table:table-cell>
          <table:table-cell office:value-type="float" office:value="12.39605" calcext:value-type="float">
            <text:p>12,39605</text:p>
          </table:table-cell>
        </table:table-row>
        <table:table-row table:style-name="ro1">
          <table:table-cell office:value-type="string" calcext:value-type="string">
            <text:p>c2sp1s303</text:p>
          </table:table-cell>
          <table:table-cell office:value-type="float" office:value="13.00667" calcext:value-type="float">
            <text:p>13,00667</text:p>
          </table:table-cell>
          <table:table-cell office:value-type="float" office:value="12.3146" calcext:value-type="float">
            <text:p>12,3146</text:p>
          </table:table-cell>
        </table:table-row>
        <table:table-row table:style-name="ro1">
          <table:table-cell office:value-type="string" calcext:value-type="string">
            <text:p>c2sp1s302</text:p>
          </table:table-cell>
          <table:table-cell office:value-type="float" office:value="13.06061" calcext:value-type="float">
            <text:p>13,06061</text:p>
          </table:table-cell>
          <table:table-cell office:value-type="float" office:value="12.23227" calcext:value-type="float">
            <text:p>12,23227</text:p>
          </table:table-cell>
        </table:table-row>
        <table:table-row table:style-name="ro1">
          <table:table-cell office:value-type="string" calcext:value-type="string">
            <text:p>c2sp1s300</text:p>
          </table:table-cell>
          <table:table-cell office:value-type="float" office:value="13.11287" calcext:value-type="float">
            <text:p>13,11287</text:p>
          </table:table-cell>
          <table:table-cell office:value-type="float" office:value="12.14908" calcext:value-type="float">
            <text:p>12,14908</text:p>
          </table:table-cell>
        </table:table-row>
        <table:table-row table:style-name="ro1">
          <table:table-cell office:value-type="string" calcext:value-type="string">
            <text:p>c2sp1s299</text:p>
          </table:table-cell>
          <table:table-cell office:value-type="float" office:value="13.16344" calcext:value-type="float">
            <text:p>13,16344</text:p>
          </table:table-cell>
          <table:table-cell office:value-type="float" office:value="12.06507" calcext:value-type="float">
            <text:p>12,06507</text:p>
          </table:table-cell>
        </table:table-row>
        <table:table-row table:style-name="ro1">
          <table:table-cell office:value-type="string" calcext:value-type="string">
            <text:p>c2sp1s298</text:p>
          </table:table-cell>
          <table:table-cell office:value-type="float" office:value="13.21231" calcext:value-type="float">
            <text:p>13,21231</text:p>
          </table:table-cell>
          <table:table-cell office:value-type="float" office:value="11.98028" calcext:value-type="float">
            <text:p>11,98028</text:p>
          </table:table-cell>
        </table:table-row>
        <table:table-row table:style-name="ro1">
          <table:table-cell office:value-type="string" calcext:value-type="string">
            <text:p>c2sp1s297</text:p>
          </table:table-cell>
          <table:table-cell office:value-type="float" office:value="13.25946" calcext:value-type="float">
            <text:p>13,25946</text:p>
          </table:table-cell>
          <table:table-cell office:value-type="float" office:value="11.89473" calcext:value-type="float">
            <text:p>11,89473</text:p>
          </table:table-cell>
        </table:table-row>
        <table:table-row table:style-name="ro1">
          <table:table-cell office:value-type="string" calcext:value-type="string">
            <text:p>c2sp1s296</text:p>
          </table:table-cell>
          <table:table-cell office:value-type="float" office:value="13.30489" calcext:value-type="float">
            <text:p>13,30489</text:p>
          </table:table-cell>
          <table:table-cell office:value-type="float" office:value="11.80847" calcext:value-type="float">
            <text:p>11,80847</text:p>
          </table:table-cell>
        </table:table-row>
        <table:table-row table:style-name="ro1">
          <table:table-cell office:value-type="string" calcext:value-type="string">
            <text:p>c2sp1s295</text:p>
          </table:table-cell>
          <table:table-cell office:value-type="float" office:value="13.34859" calcext:value-type="float">
            <text:p>13,34859</text:p>
          </table:table-cell>
          <table:table-cell office:value-type="float" office:value="11.72152" calcext:value-type="float">
            <text:p>11,72152</text:p>
          </table:table-cell>
        </table:table-row>
        <table:table-row table:style-name="ro1">
          <table:table-cell office:value-type="string" calcext:value-type="string">
            <text:p>c2sp1s294</text:p>
          </table:table-cell>
          <table:table-cell office:value-type="float" office:value="13.39054" calcext:value-type="float">
            <text:p>13,39054</text:p>
          </table:table-cell>
          <table:table-cell office:value-type="float" office:value="11.63393" calcext:value-type="float">
            <text:p>11,63393</text:p>
          </table:table-cell>
        </table:table-row>
        <table:table-row table:style-name="ro1">
          <table:table-cell office:value-type="string" calcext:value-type="string">
            <text:p>c2sp1s293</text:p>
          </table:table-cell>
          <table:table-cell office:value-type="float" office:value="13.43073" calcext:value-type="float">
            <text:p>13,43073</text:p>
          </table:table-cell>
          <table:table-cell office:value-type="float" office:value="11.54573" calcext:value-type="float">
            <text:p>11,54573</text:p>
          </table:table-cell>
        </table:table-row>
        <table:table-row table:style-name="ro1">
          <table:table-cell office:value-type="string" calcext:value-type="string">
            <text:p>c2sp1s292</text:p>
          </table:table-cell>
          <table:table-cell office:value-type="float" office:value="13.46916" calcext:value-type="float">
            <text:p>13,46916</text:p>
          </table:table-cell>
          <table:table-cell office:value-type="float" office:value="11.45694" calcext:value-type="float">
            <text:p>11,45694</text:p>
          </table:table-cell>
        </table:table-row>
        <table:table-row table:style-name="ro1">
          <table:table-cell office:value-type="string" calcext:value-type="string">
            <text:p>c2sp1s291</text:p>
          </table:table-cell>
          <table:table-cell office:value-type="float" office:value="13.50583" calcext:value-type="float">
            <text:p>13,50583</text:p>
          </table:table-cell>
          <table:table-cell office:value-type="float" office:value="11.36762" calcext:value-type="float">
            <text:p>11,36762</text:p>
          </table:table-cell>
        </table:table-row>
        <table:table-row table:style-name="ro1">
          <table:table-cell office:value-type="string" calcext:value-type="string">
            <text:p>c2sp1s289</text:p>
          </table:table-cell>
          <table:table-cell office:value-type="float" office:value="13.54071" calcext:value-type="float">
            <text:p>13,54071</text:p>
          </table:table-cell>
          <table:table-cell office:value-type="float" office:value="11.27779" calcext:value-type="float">
            <text:p>11,27779</text:p>
          </table:table-cell>
        </table:table-row>
        <table:table-row table:style-name="ro1">
          <table:table-cell office:value-type="string" calcext:value-type="string">
            <text:p>c2sp1s288</text:p>
          </table:table-cell>
          <table:table-cell office:value-type="float" office:value="13.57382" calcext:value-type="float">
            <text:p>13,57382</text:p>
          </table:table-cell>
          <table:table-cell office:value-type="float" office:value="11.18748" calcext:value-type="float">
            <text:p>11,18748</text:p>
          </table:table-cell>
        </table:table-row>
        <table:table-row table:style-name="ro1">
          <table:table-cell office:value-type="string" calcext:value-type="string">
            <text:p>c2sp1s287</text:p>
          </table:table-cell>
          <table:table-cell office:value-type="float" office:value="13.60514" calcext:value-type="float">
            <text:p>13,60514</text:p>
          </table:table-cell>
          <table:table-cell office:value-type="float" office:value="11.09674" calcext:value-type="float">
            <text:p>11,09674</text:p>
          </table:table-cell>
        </table:table-row>
        <table:table-row table:style-name="ro1">
          <table:table-cell office:value-type="string" calcext:value-type="string">
            <text:p>c2sp1s286</text:p>
          </table:table-cell>
          <table:table-cell office:value-type="float" office:value="13.63466" calcext:value-type="float">
            <text:p>13,63466</text:p>
          </table:table-cell>
          <table:table-cell office:value-type="float" office:value="11.0056" calcext:value-type="float">
            <text:p>11,0056</text:p>
          </table:table-cell>
        </table:table-row>
        <table:table-row table:style-name="ro1">
          <table:table-cell office:value-type="string" calcext:value-type="string">
            <text:p>c2sp1s285</text:p>
          </table:table-cell>
          <table:table-cell office:value-type="float" office:value="13.66239" calcext:value-type="float">
            <text:p>13,66239</text:p>
          </table:table-cell>
          <table:table-cell office:value-type="float" office:value="10.91409" calcext:value-type="float">
            <text:p>10,91409</text:p>
          </table:table-cell>
        </table:table-row>
        <table:table-row table:style-name="ro1">
          <table:table-cell office:value-type="string" calcext:value-type="string">
            <text:p>c2sp1s284</text:p>
          </table:table-cell>
          <table:table-cell office:value-type="float" office:value="13.68832" calcext:value-type="float">
            <text:p>13,68832</text:p>
          </table:table-cell>
          <table:table-cell office:value-type="float" office:value="10.82225" calcext:value-type="float">
            <text:p>10,82225</text:p>
          </table:table-cell>
        </table:table-row>
        <table:table-row table:style-name="ro1">
          <table:table-cell office:value-type="string" calcext:value-type="string">
            <text:p>c2sp1s283</text:p>
          </table:table-cell>
          <table:table-cell office:value-type="float" office:value="13.71244" calcext:value-type="float">
            <text:p>13,71244</text:p>
          </table:table-cell>
          <table:table-cell office:value-type="float" office:value="10.73011" calcext:value-type="float">
            <text:p>10,73011</text:p>
          </table:table-cell>
        </table:table-row>
        <table:table-row table:style-name="ro1">
          <table:table-cell office:value-type="string" calcext:value-type="string">
            <text:p>c2sp2s693</text:p>
          </table:table-cell>
          <table:table-cell office:value-type="float" office:value="12.05755" calcext:value-type="float">
            <text:p>12,05755</text:p>
          </table:table-cell>
          <table:table-cell office:value-type="float" office:value="10.50981" calcext:value-type="float">
            <text:p>10,50981</text:p>
          </table:table-cell>
        </table:table-row>
        <table:table-row table:style-name="ro1">
          <table:table-cell office:value-type="string" calcext:value-type="string">
            <text:p>c2sp2s692</text:p>
          </table:table-cell>
          <table:table-cell office:value-type="float" office:value="12.07641" calcext:value-type="float">
            <text:p>12,07641</text:p>
          </table:table-cell>
          <table:table-cell office:value-type="float" office:value="10.44765" calcext:value-type="float">
            <text:p>10,44765</text:p>
          </table:table-cell>
        </table:table-row>
        <table:table-row table:style-name="ro1">
          <table:table-cell office:value-type="string" calcext:value-type="string">
            <text:p>c2sp2s691</text:p>
          </table:table-cell>
          <table:table-cell office:value-type="float" office:value="12.09402" calcext:value-type="float">
            <text:p>12,09402</text:p>
          </table:table-cell>
          <table:table-cell office:value-type="float" office:value="10.38532" calcext:value-type="float">
            <text:p>10,38532</text:p>
          </table:table-cell>
        </table:table-row>
        <table:table-row table:style-name="ro1">
          <table:table-cell office:value-type="string" calcext:value-type="string">
            <text:p>c2sp2s690</text:p>
          </table:table-cell>
          <table:table-cell office:value-type="float" office:value="12.11038" calcext:value-type="float">
            <text:p>12,11038</text:p>
          </table:table-cell>
          <table:table-cell office:value-type="float" office:value="10.32284" calcext:value-type="float">
            <text:p>10,32284</text:p>
          </table:table-cell>
        </table:table-row>
        <table:table-row table:style-name="ro1">
          <table:table-cell office:value-type="string" calcext:value-type="string">
            <text:p>c2sp2s689</text:p>
          </table:table-cell>
          <table:table-cell office:value-type="float" office:value="12.12549" calcext:value-type="float">
            <text:p>12,12549</text:p>
          </table:table-cell>
          <table:table-cell office:value-type="float" office:value="10.26024" calcext:value-type="float">
            <text:p>10,26024</text:p>
          </table:table-cell>
        </table:table-row>
        <table:table-row table:style-name="ro1">
          <table:table-cell office:value-type="string" calcext:value-type="string">
            <text:p>c2sp2s688</text:p>
          </table:table-cell>
          <table:table-cell office:value-type="float" office:value="12.13935" calcext:value-type="float">
            <text:p>12,13935</text:p>
          </table:table-cell>
          <table:table-cell office:value-type="float" office:value="10.19754" calcext:value-type="float">
            <text:p>10,19754</text:p>
          </table:table-cell>
        </table:table-row>
        <table:table-row table:style-name="ro1">
          <table:table-cell office:value-type="string" calcext:value-type="string">
            <text:p>c2sp2s687</text:p>
          </table:table-cell>
          <table:table-cell office:value-type="float" office:value="12.15195" calcext:value-type="float">
            <text:p>12,15195</text:p>
          </table:table-cell>
          <table:table-cell office:value-type="float" office:value="10.13477" calcext:value-type="float">
            <text:p>10,13477</text:p>
          </table:table-cell>
        </table:table-row>
        <table:table-row table:style-name="ro1">
          <table:table-cell office:value-type="string" calcext:value-type="string">
            <text:p>c2sp2s686</text:p>
          </table:table-cell>
          <table:table-cell office:value-type="float" office:value="12.16331" calcext:value-type="float">
            <text:p>12,16331</text:p>
          </table:table-cell>
          <table:table-cell office:value-type="float" office:value="10.07195" calcext:value-type="float">
            <text:p>10,07195</text:p>
          </table:table-cell>
        </table:table-row>
        <table:table-row table:style-name="ro1">
          <table:table-cell office:value-type="string" calcext:value-type="string">
            <text:p>c2sp2s685</text:p>
          </table:table-cell>
          <table:table-cell office:value-type="float" office:value="12.17342" calcext:value-type="float">
            <text:p>12,17342</text:p>
          </table:table-cell>
          <table:table-cell office:value-type="float" office:value="10.00911" calcext:value-type="float">
            <text:p>10,00911</text:p>
          </table:table-cell>
        </table:table-row>
        <table:table-row table:style-name="ro1">
          <table:table-cell office:value-type="string" calcext:value-type="string">
            <text:p>c2sp2s684</text:p>
          </table:table-cell>
          <table:table-cell office:value-type="float" office:value="12.18229" calcext:value-type="float">
            <text:p>12,18229</text:p>
          </table:table-cell>
          <table:table-cell office:value-type="float" office:value="9.946264" calcext:value-type="float">
            <text:p>9,946264</text:p>
          </table:table-cell>
        </table:table-row>
        <table:table-row table:style-name="ro1">
          <table:table-cell office:value-type="string" calcext:value-type="string">
            <text:p>c2sp2s683</text:p>
          </table:table-cell>
          <table:table-cell office:value-type="float" office:value="12.18993" calcext:value-type="float">
            <text:p>12,18993</text:p>
          </table:table-cell>
          <table:table-cell office:value-type="float" office:value="9.883446" calcext:value-type="float">
            <text:p>9,883446</text:p>
          </table:table-cell>
        </table:table-row>
        <table:table-row table:style-name="ro1">
          <table:table-cell office:value-type="string" calcext:value-type="string">
            <text:p>c2sp2s682</text:p>
          </table:table-cell>
          <table:table-cell office:value-type="float" office:value="12.19632" calcext:value-type="float">
            <text:p>12,19632</text:p>
          </table:table-cell>
          <table:table-cell office:value-type="float" office:value="9.820677" calcext:value-type="float">
            <text:p>9,820677</text:p>
          </table:table-cell>
        </table:table-row>
        <table:table-row table:style-name="ro1">
          <table:table-cell office:value-type="string" calcext:value-type="string">
            <text:p>c2sp2s681</text:p>
          </table:table-cell>
          <table:table-cell office:value-type="float" office:value="12.20149" calcext:value-type="float">
            <text:p>12,20149</text:p>
          </table:table-cell>
          <table:table-cell office:value-type="float" office:value="9.757981" calcext:value-type="float">
            <text:p>9,757981</text:p>
          </table:table-cell>
        </table:table-row>
        <table:table-row table:style-name="ro1">
          <table:table-cell office:value-type="string" calcext:value-type="string">
            <text:p>c2sp2s680</text:p>
          </table:table-cell>
          <table:table-cell office:value-type="float" office:value="12.20544" calcext:value-type="float">
            <text:p>12,20544</text:p>
          </table:table-cell>
          <table:table-cell office:value-type="float" office:value="9.695383" calcext:value-type="float">
            <text:p>9,695383</text:p>
          </table:table-cell>
        </table:table-row>
        <table:table-row table:style-name="ro1">
          <table:table-cell office:value-type="string" calcext:value-type="string">
            <text:p>c2sp2s679</text:p>
          </table:table-cell>
          <table:table-cell office:value-type="float" office:value="12.20817" calcext:value-type="float">
            <text:p>12,20817</text:p>
          </table:table-cell>
          <table:table-cell office:value-type="float" office:value="9.632907" calcext:value-type="float">
            <text:p>9,632907</text:p>
          </table:table-cell>
        </table:table-row>
        <table:table-row table:style-name="ro1">
          <table:table-cell office:value-type="string" calcext:value-type="string">
            <text:p>c2sp2s678</text:p>
          </table:table-cell>
          <table:table-cell office:value-type="float" office:value="12.20968" calcext:value-type="float">
            <text:p>12,20968</text:p>
          </table:table-cell>
          <table:table-cell office:value-type="float" office:value="9.570575" calcext:value-type="float">
            <text:p>9,570575</text:p>
          </table:table-cell>
        </table:table-row>
        <table:table-row table:style-name="ro1">
          <table:table-cell office:value-type="string" calcext:value-type="string">
            <text:p>c2sp2s677</text:p>
          </table:table-cell>
          <table:table-cell office:value-type="float" office:value="12.20999" calcext:value-type="float">
            <text:p>12,20999</text:p>
          </table:table-cell>
          <table:table-cell office:value-type="float" office:value="9.508412" calcext:value-type="float">
            <text:p>9,508412</text:p>
          </table:table-cell>
        </table:table-row>
        <table:table-row table:style-name="ro1">
          <table:table-cell office:value-type="string" calcext:value-type="string">
            <text:p>c2sp2s676</text:p>
          </table:table-cell>
          <table:table-cell office:value-type="float" office:value="12.2091" calcext:value-type="float">
            <text:p>12,2091</text:p>
          </table:table-cell>
          <table:table-cell office:value-type="float" office:value="9.446441" calcext:value-type="float">
            <text:p>9,446441</text:p>
          </table:table-cell>
        </table:table-row>
        <table:table-row table:style-name="ro1">
          <table:table-cell office:value-type="string" calcext:value-type="string">
            <text:p>c2sp2s675</text:p>
          </table:table-cell>
          <table:table-cell office:value-type="float" office:value="12.20701" calcext:value-type="float">
            <text:p>12,20701</text:p>
          </table:table-cell>
          <table:table-cell office:value-type="float" office:value="9.384684" calcext:value-type="float">
            <text:p>9,384684</text:p>
          </table:table-cell>
        </table:table-row>
        <table:table-row table:style-name="ro1">
          <table:table-cell office:value-type="string" calcext:value-type="string">
            <text:p>c2sp2s674</text:p>
          </table:table-cell>
          <table:table-cell office:value-type="float" office:value="12.20374" calcext:value-type="float">
            <text:p>12,20374</text:p>
          </table:table-cell>
          <table:table-cell office:value-type="float" office:value="9.323165" calcext:value-type="float">
            <text:p>9,323165</text:p>
          </table:table-cell>
        </table:table-row>
        <table:table-row table:style-name="ro1">
          <table:table-cell office:value-type="string" calcext:value-type="string">
            <text:p>c2sp2s673</text:p>
          </table:table-cell>
          <table:table-cell office:value-type="float" office:value="12.1993" calcext:value-type="float">
            <text:p>12,1993</text:p>
          </table:table-cell>
          <table:table-cell office:value-type="float" office:value="9.261906" calcext:value-type="float">
            <text:p>9,261906</text:p>
          </table:table-cell>
        </table:table-row>
        <table:table-row table:style-name="ro1">
          <table:table-cell office:value-type="string" calcext:value-type="string">
            <text:p>c2sp2s672</text:p>
          </table:table-cell>
          <table:table-cell office:value-type="float" office:value="12.19369" calcext:value-type="float">
            <text:p>12,19369</text:p>
          </table:table-cell>
          <table:table-cell office:value-type="float" office:value="9.20093" calcext:value-type="float">
            <text:p>9,20093</text:p>
          </table:table-cell>
        </table:table-row>
        <table:table-row table:style-name="ro1">
          <table:table-cell office:value-type="string" calcext:value-type="string">
            <text:p>c2sp2s671</text:p>
          </table:table-cell>
          <table:table-cell office:value-type="float" office:value="12.18692" calcext:value-type="float">
            <text:p>12,18692</text:p>
          </table:table-cell>
          <table:table-cell office:value-type="float" office:value="9.140258" calcext:value-type="float">
            <text:p>9,140258</text:p>
          </table:table-cell>
        </table:table-row>
        <table:table-row table:style-name="ro1">
          <table:table-cell office:value-type="string" calcext:value-type="string">
            <text:p>c2sp2s670</text:p>
          </table:table-cell>
          <table:table-cell office:value-type="float" office:value="12.179" calcext:value-type="float">
            <text:p>12,179</text:p>
          </table:table-cell>
          <table:table-cell office:value-type="float" office:value="9.0799137" calcext:value-type="float">
            <text:p>9,0799137</text:p>
          </table:table-cell>
        </table:table-row>
        <table:table-row table:style-name="ro1">
          <table:table-cell office:value-type="string" calcext:value-type="string">
            <text:p>c2sp2s669</text:p>
          </table:table-cell>
          <table:table-cell office:value-type="float" office:value="12.16994" calcext:value-type="float">
            <text:p>12,16994</text:p>
          </table:table-cell>
          <table:table-cell office:value-type="float" office:value="9.0199176" calcext:value-type="float">
            <text:p>9,0199176</text:p>
          </table:table-cell>
        </table:table-row>
        <table:table-row table:style-name="ro1">
          <table:table-cell office:value-type="string" calcext:value-type="string">
            <text:p>c2sp2s668</text:p>
          </table:table-cell>
          <table:table-cell office:value-type="float" office:value="12.15975" calcext:value-type="float">
            <text:p>12,15975</text:p>
          </table:table-cell>
          <table:table-cell office:value-type="float" office:value="8.9602913" calcext:value-type="float">
            <text:p>8,9602913</text:p>
          </table:table-cell>
        </table:table-row>
        <table:table-row table:style-name="ro1">
          <table:table-cell office:value-type="string" calcext:value-type="string">
            <text:p>c2sp2s667</text:p>
          </table:table-cell>
          <table:table-cell office:value-type="float" office:value="12.14845" calcext:value-type="float">
            <text:p>12,14845</text:p>
          </table:table-cell>
          <table:table-cell office:value-type="float" office:value="8.9010561" calcext:value-type="float">
            <text:p>8,9010561</text:p>
          </table:table-cell>
        </table:table-row>
        <table:table-row table:style-name="ro1">
          <table:table-cell office:value-type="string" calcext:value-type="string">
            <text:p>c2sp2s666</text:p>
          </table:table-cell>
          <table:table-cell office:value-type="float" office:value="12.13603" calcext:value-type="float">
            <text:p>12,13603</text:p>
          </table:table-cell>
          <table:table-cell office:value-type="float" office:value="8.842233" calcext:value-type="float">
            <text:p>8,842233</text:p>
          </table:table-cell>
        </table:table-row>
        <table:table-row table:style-name="ro1">
          <table:table-cell office:value-type="string" calcext:value-type="string">
            <text:p>c2sp2s665</text:p>
          </table:table-cell>
          <table:table-cell office:value-type="float" office:value="12.12253" calcext:value-type="float">
            <text:p>12,12253</text:p>
          </table:table-cell>
          <table:table-cell office:value-type="float" office:value="8.783842" calcext:value-type="float">
            <text:p>8,783842</text:p>
          </table:table-cell>
        </table:table-row>
        <table:table-row table:style-name="ro1">
          <table:table-cell office:value-type="string" calcext:value-type="string">
            <text:p>c2sp2s664</text:p>
          </table:table-cell>
          <table:table-cell office:value-type="float" office:value="12.10794" calcext:value-type="float">
            <text:p>12,10794</text:p>
          </table:table-cell>
          <table:table-cell office:value-type="float" office:value="8.725904" calcext:value-type="float">
            <text:p>8,725904</text:p>
          </table:table-cell>
        </table:table-row>
        <table:table-row table:style-name="ro1">
          <table:table-cell office:value-type="string" calcext:value-type="string">
            <text:p>c2sp2s663</text:p>
          </table:table-cell>
          <table:table-cell office:value-type="float" office:value="12.09228" calcext:value-type="float">
            <text:p>12,09228</text:p>
          </table:table-cell>
          <table:table-cell office:value-type="float" office:value="8.668439" calcext:value-type="float">
            <text:p>8,668439</text:p>
          </table:table-cell>
        </table:table-row>
        <table:table-row table:style-name="ro1">
          <table:table-cell office:value-type="string" calcext:value-type="string">
            <text:p>c2sp2s662</text:p>
          </table:table-cell>
          <table:table-cell office:value-type="float" office:value="12.07556" calcext:value-type="float">
            <text:p>12,07556</text:p>
          </table:table-cell>
          <table:table-cell office:value-type="float" office:value="8.611467" calcext:value-type="float">
            <text:p>8,611467</text:p>
          </table:table-cell>
        </table:table-row>
        <table:table-row table:style-name="ro1">
          <table:table-cell office:value-type="string" calcext:value-type="string">
            <text:p>c2sp2s661</text:p>
          </table:table-cell>
          <table:table-cell office:value-type="float" office:value="12.05779" calcext:value-type="float">
            <text:p>12,05779</text:p>
          </table:table-cell>
          <table:table-cell office:value-type="float" office:value="8.555007" calcext:value-type="float">
            <text:p>8,555007</text:p>
          </table:table-cell>
        </table:table-row>
        <table:table-row table:style-name="ro1">
          <table:table-cell office:value-type="string" calcext:value-type="string">
            <text:p>c2sp2s660</text:p>
          </table:table-cell>
          <table:table-cell office:value-type="float" office:value="12.03899" calcext:value-type="float">
            <text:p>12,03899</text:p>
          </table:table-cell>
          <table:table-cell office:value-type="float" office:value="8.499078" calcext:value-type="float">
            <text:p>8,499078</text:p>
          </table:table-cell>
        </table:table-row>
        <table:table-row table:style-name="ro1">
          <table:table-cell office:value-type="string" calcext:value-type="string">
            <text:p>c2sp2s659</text:p>
          </table:table-cell>
          <table:table-cell office:value-type="float" office:value="12.01918" calcext:value-type="float">
            <text:p>12,01918</text:p>
          </table:table-cell>
          <table:table-cell office:value-type="float" office:value="8.443698" calcext:value-type="float">
            <text:p>8,443698</text:p>
          </table:table-cell>
        </table:table-row>
        <table:table-row table:style-name="ro1">
          <table:table-cell office:value-type="string" calcext:value-type="string">
            <text:p>c2sp2s658</text:p>
          </table:table-cell>
          <table:table-cell office:value-type="float" office:value="11.99836" calcext:value-type="float">
            <text:p>11,99836</text:p>
          </table:table-cell>
          <table:table-cell office:value-type="float" office:value="8.388887" calcext:value-type="float">
            <text:p>8,388887</text:p>
          </table:table-cell>
        </table:table-row>
        <table:table-row table:style-name="ro1">
          <table:table-cell office:value-type="string" calcext:value-type="string">
            <text:p>c2sp2s657</text:p>
          </table:table-cell>
          <table:table-cell office:value-type="float" office:value="11.97655" calcext:value-type="float">
            <text:p>11,97655</text:p>
          </table:table-cell>
          <table:table-cell office:value-type="float" office:value="8.334663" calcext:value-type="float">
            <text:p>8,334663</text:p>
          </table:table-cell>
        </table:table-row>
        <table:table-row table:style-name="ro1">
          <table:table-cell office:value-type="string" calcext:value-type="string">
            <text:p>c2sp2s656</text:p>
          </table:table-cell>
          <table:table-cell office:value-type="float" office:value="11.95376" calcext:value-type="float">
            <text:p>11,95376</text:p>
          </table:table-cell>
          <table:table-cell office:value-type="float" office:value="8.281043" calcext:value-type="float">
            <text:p>8,281043</text:p>
          </table:table-cell>
        </table:table-row>
        <table:table-row table:style-name="ro1">
          <table:table-cell office:value-type="string" calcext:value-type="string">
            <text:p>c2sp2s655</text:p>
          </table:table-cell>
          <table:table-cell office:value-type="float" office:value="11.93001" calcext:value-type="float">
            <text:p>11,93001</text:p>
          </table:table-cell>
          <table:table-cell office:value-type="float" office:value="8.228045" calcext:value-type="float">
            <text:p>8,228045</text:p>
          </table:table-cell>
        </table:table-row>
        <table:table-row table:style-name="ro1">
          <table:table-cell office:value-type="string" calcext:value-type="string">
            <text:p>c2sp2s654</text:p>
          </table:table-cell>
          <table:table-cell office:value-type="float" office:value="11.90532" calcext:value-type="float">
            <text:p>11,90532</text:p>
          </table:table-cell>
          <table:table-cell office:value-type="float" office:value="8.175685" calcext:value-type="float">
            <text:p>8,175685</text:p>
          </table:table-cell>
        </table:table-row>
        <table:table-row table:style-name="ro1">
          <table:table-cell office:value-type="string" calcext:value-type="string">
            <text:p>c2sp2s653</text:p>
          </table:table-cell>
          <table:table-cell office:value-type="float" office:value="11.8797" calcext:value-type="float">
            <text:p>11,8797</text:p>
          </table:table-cell>
          <table:table-cell office:value-type="float" office:value="8.123981" calcext:value-type="float">
            <text:p>8,123981</text:p>
          </table:table-cell>
        </table:table-row>
        <table:table-row table:style-name="ro1">
          <table:table-cell office:value-type="string" calcext:value-type="string">
            <text:p>c2sp2s652</text:p>
          </table:table-cell>
          <table:table-cell office:value-type="float" office:value="11.85317" calcext:value-type="float">
            <text:p>11,85317</text:p>
          </table:table-cell>
          <table:table-cell office:value-type="float" office:value="8.072949" calcext:value-type="float">
            <text:p>8,072949</text:p>
          </table:table-cell>
        </table:table-row>
        <table:table-row table:style-name="ro1">
          <table:table-cell office:value-type="string" calcext:value-type="string">
            <text:p>c2sp2s651</text:p>
          </table:table-cell>
          <table:table-cell office:value-type="float" office:value="11.82574" calcext:value-type="float">
            <text:p>11,82574</text:p>
          </table:table-cell>
          <table:table-cell office:value-type="float" office:value="8.022605" calcext:value-type="float">
            <text:p>8,022605</text:p>
          </table:table-cell>
        </table:table-row>
        <table:table-row table:style-name="ro1">
          <table:table-cell office:value-type="string" calcext:value-type="string">
            <text:p>c2sp2s650</text:p>
          </table:table-cell>
          <table:table-cell office:value-type="float" office:value="11.79743" calcext:value-type="float">
            <text:p>11,79743</text:p>
          </table:table-cell>
          <table:table-cell office:value-type="float" office:value="7.97296" calcext:value-type="float">
            <text:p>7,97296</text:p>
          </table:table-cell>
        </table:table-row>
        <table:table-row table:style-name="ro1">
          <table:table-cell office:value-type="string" calcext:value-type="string">
            <text:p>c2sp2s649</text:p>
          </table:table-cell>
          <table:table-cell office:value-type="float" office:value="11.76825" calcext:value-type="float">
            <text:p>11,76825</text:p>
          </table:table-cell>
          <table:table-cell office:value-type="float" office:value="7.92404" calcext:value-type="float">
            <text:p>7,92404</text:p>
          </table:table-cell>
        </table:table-row>
        <table:table-row table:style-name="ro1">
          <table:table-cell office:value-type="string" calcext:value-type="string">
            <text:p>c2sp2s648</text:p>
          </table:table-cell>
          <table:table-cell office:value-type="float" office:value="11.73823" calcext:value-type="float">
            <text:p>11,73823</text:p>
          </table:table-cell>
          <table:table-cell office:value-type="float" office:value="7.87585" calcext:value-type="float">
            <text:p>7,87585</text:p>
          </table:table-cell>
        </table:table-row>
        <table:table-row table:style-name="ro1">
          <table:table-cell office:value-type="string" calcext:value-type="string">
            <text:p>c2sp2s647</text:p>
          </table:table-cell>
          <table:table-cell office:value-type="float" office:value="11.70738" calcext:value-type="float">
            <text:p>11,70738</text:p>
          </table:table-cell>
          <table:table-cell office:value-type="float" office:value="7.82841" calcext:value-type="float">
            <text:p>7,82841</text:p>
          </table:table-cell>
        </table:table-row>
        <table:table-row table:style-name="ro1">
          <table:table-cell office:value-type="string" calcext:value-type="string">
            <text:p>c2sp2s646</text:p>
          </table:table-cell>
          <table:table-cell office:value-type="float" office:value="11.67571" calcext:value-type="float">
            <text:p>11,67571</text:p>
          </table:table-cell>
          <table:table-cell office:value-type="float" office:value="7.78174" calcext:value-type="float">
            <text:p>7,78174</text:p>
          </table:table-cell>
        </table:table-row>
        <table:table-row table:style-name="ro1">
          <table:table-cell office:value-type="string" calcext:value-type="string">
            <text:p>c2sp2s645</text:p>
          </table:table-cell>
          <table:table-cell office:value-type="float" office:value="11.64325" calcext:value-type="float">
            <text:p>11,64325</text:p>
          </table:table-cell>
          <table:table-cell office:value-type="float" office:value="7.73583" calcext:value-type="float">
            <text:p>7,73583</text:p>
          </table:table-cell>
        </table:table-row>
        <table:table-row table:style-name="ro1">
          <table:table-cell office:value-type="string" calcext:value-type="string">
            <text:p>c2sp2s644</text:p>
          </table:table-cell>
          <table:table-cell office:value-type="float" office:value="11.61002" calcext:value-type="float">
            <text:p>11,61002</text:p>
          </table:table-cell>
          <table:table-cell office:value-type="float" office:value="7.69072" calcext:value-type="float">
            <text:p>7,69072</text:p>
          </table:table-cell>
        </table:table-row>
        <table:table-row table:style-name="ro1">
          <table:table-cell office:value-type="string" calcext:value-type="string">
            <text:p>c2sp2s643</text:p>
          </table:table-cell>
          <table:table-cell office:value-type="float" office:value="11.57602" calcext:value-type="float">
            <text:p>11,57602</text:p>
          </table:table-cell>
          <table:table-cell office:value-type="float" office:value="7.64641" calcext:value-type="float">
            <text:p>7,64641</text:p>
          </table:table-cell>
        </table:table-row>
        <table:table-row table:style-name="ro1">
          <table:table-cell office:value-type="string" calcext:value-type="string">
            <text:p>c2sp2s642</text:p>
          </table:table-cell>
          <table:table-cell office:value-type="float" office:value="11.54129" calcext:value-type="float">
            <text:p>11,54129</text:p>
          </table:table-cell>
          <table:table-cell office:value-type="float" office:value="7.60291" calcext:value-type="float">
            <text:p>7,60291</text:p>
          </table:table-cell>
        </table:table-row>
        <table:table-row table:style-name="ro1">
          <table:table-cell office:value-type="string" calcext:value-type="string">
            <text:p>c2sp2s641</text:p>
          </table:table-cell>
          <table:table-cell office:value-type="float" office:value="11.50583" calcext:value-type="float">
            <text:p>11,50583</text:p>
          </table:table-cell>
          <table:table-cell office:value-type="float" office:value="7.56025" calcext:value-type="float">
            <text:p>7,56025</text:p>
          </table:table-cell>
        </table:table-row>
        <table:table-row table:style-name="ro1">
          <table:table-cell office:value-type="string" calcext:value-type="string">
            <text:p>c2sp2s640</text:p>
          </table:table-cell>
          <table:table-cell office:value-type="float" office:value="11.46968" calcext:value-type="float">
            <text:p>11,46968</text:p>
          </table:table-cell>
          <table:table-cell office:value-type="float" office:value="7.51841" calcext:value-type="float">
            <text:p>7,51841</text:p>
          </table:table-cell>
        </table:table-row>
        <table:table-row table:style-name="ro1">
          <table:table-cell office:value-type="string" calcext:value-type="string">
            <text:p>c2sp2s639</text:p>
          </table:table-cell>
          <table:table-cell office:value-type="float" office:value="11.43284" calcext:value-type="float">
            <text:p>11,43284</text:p>
          </table:table-cell>
          <table:table-cell office:value-type="float" office:value="7.47743" calcext:value-type="float">
            <text:p>7,47743</text:p>
          </table:table-cell>
        </table:table-row>
        <table:table-row table:style-name="ro1">
          <table:table-cell office:value-type="string" calcext:value-type="string">
            <text:p>c2sp2s638</text:p>
          </table:table-cell>
          <table:table-cell office:value-type="float" office:value="11.39533" calcext:value-type="float">
            <text:p>11,39533</text:p>
          </table:table-cell>
          <table:table-cell office:value-type="float" office:value="7.43731" calcext:value-type="float">
            <text:p>7,43731</text:p>
          </table:table-cell>
        </table:table-row>
        <table:table-row table:style-name="ro1">
          <table:table-cell office:value-type="string" calcext:value-type="string">
            <text:p>c2sp2s637</text:p>
          </table:table-cell>
          <table:table-cell office:value-type="float" office:value="11.35718" calcext:value-type="float">
            <text:p>11,35718</text:p>
          </table:table-cell>
          <table:table-cell office:value-type="float" office:value="7.39806" calcext:value-type="float">
            <text:p>7,39806</text:p>
          </table:table-cell>
        </table:table-row>
        <table:table-row table:style-name="ro1">
          <table:table-cell office:value-type="string" calcext:value-type="string">
            <text:p>c2sp2s636</text:p>
          </table:table-cell>
          <table:table-cell office:value-type="float" office:value="11.3184" calcext:value-type="float">
            <text:p>11,3184</text:p>
          </table:table-cell>
          <table:table-cell office:value-type="float" office:value="7.35969" calcext:value-type="float">
            <text:p>7,35969</text:p>
          </table:table-cell>
        </table:table-row>
        <table:table-row table:style-name="ro1">
          <table:table-cell office:value-type="string" calcext:value-type="string">
            <text:p>c2sp2s635</text:p>
          </table:table-cell>
          <table:table-cell office:value-type="float" office:value="11.27902" calcext:value-type="float">
            <text:p>11,27902</text:p>
          </table:table-cell>
          <table:table-cell office:value-type="float" office:value="7.32222" calcext:value-type="float">
            <text:p>7,32222</text:p>
          </table:table-cell>
        </table:table-row>
        <table:table-row table:style-name="ro1">
          <table:table-cell office:value-type="string" calcext:value-type="string">
            <text:p>c2sp2s634</text:p>
          </table:table-cell>
          <table:table-cell office:value-type="float" office:value="11.23905" calcext:value-type="float">
            <text:p>11,23905</text:p>
          </table:table-cell>
          <table:table-cell office:value-type="float" office:value="7.28564" calcext:value-type="float">
            <text:p>7,28564</text:p>
          </table:table-cell>
        </table:table-row>
        <table:table-row table:style-name="ro1">
          <table:table-cell office:value-type="string" calcext:value-type="string">
            <text:p>c2sp2s633</text:p>
          </table:table-cell>
          <table:table-cell office:value-type="float" office:value="11.19852" calcext:value-type="float">
            <text:p>11,19852</text:p>
          </table:table-cell>
          <table:table-cell office:value-type="float" office:value="7.24997" calcext:value-type="float">
            <text:p>7,24997</text:p>
          </table:table-cell>
        </table:table-row>
        <table:table-row table:style-name="ro1">
          <table:table-cell office:value-type="string" calcext:value-type="string">
            <text:p>c2sp2s632</text:p>
          </table:table-cell>
          <table:table-cell office:value-type="float" office:value="11.15744" calcext:value-type="float">
            <text:p>11,15744</text:p>
          </table:table-cell>
          <table:table-cell office:value-type="float" office:value="7.21521" calcext:value-type="float">
            <text:p>7,21521</text:p>
          </table:table-cell>
        </table:table-row>
        <table:table-row table:style-name="ro1">
          <table:table-cell office:value-type="string" calcext:value-type="string">
            <text:p>c2sp2s631</text:p>
          </table:table-cell>
          <table:table-cell office:value-type="float" office:value="11.11583" calcext:value-type="float">
            <text:p>11,11583</text:p>
          </table:table-cell>
          <table:table-cell office:value-type="float" office:value="7.18138" calcext:value-type="float">
            <text:p>7,18138</text:p>
          </table:table-cell>
        </table:table-row>
        <table:table-row table:style-name="ro1">
          <table:table-cell office:value-type="string" calcext:value-type="string">
            <text:p>c2sp2s630</text:p>
          </table:table-cell>
          <table:table-cell office:value-type="float" office:value="11.07372" calcext:value-type="float">
            <text:p>11,07372</text:p>
          </table:table-cell>
          <table:table-cell office:value-type="float" office:value="7.14849" calcext:value-type="float">
            <text:p>7,14849</text:p>
          </table:table-cell>
        </table:table-row>
        <table:table-row table:style-name="ro1">
          <table:table-cell office:value-type="string" calcext:value-type="string">
            <text:p>c2sp1s490</text:p>
          </table:table-cell>
          <table:table-cell office:value-type="float" office:value="10.56207" calcext:value-type="float">
            <text:p>10,56207</text:p>
          </table:table-cell>
          <table:table-cell office:value-type="float" office:value="9.237356" calcext:value-type="float">
            <text:p>9,237356</text:p>
          </table:table-cell>
        </table:table-row>
        <table:table-row table:style-name="ro1">
          <table:table-cell office:value-type="string" calcext:value-type="string">
            <text:p>c2sp1s2</text:p>
          </table:table-cell>
          <table:table-cell office:value-type="float" office:value="10.56717" calcext:value-type="float">
            <text:p>10,56717</text:p>
          </table:table-cell>
          <table:table-cell office:value-type="float" office:value="9.268445" calcext:value-type="float">
            <text:p>9,268445</text:p>
          </table:table-cell>
        </table:table-row>
        <table:table-row table:style-name="ro1">
          <table:table-cell office:value-type="string" calcext:value-type="string">
            <text:p>c2sp1s24</text:p>
          </table:table-cell>
          <table:table-cell office:value-type="float" office:value="10.57552" calcext:value-type="float">
            <text:p>10,57552</text:p>
          </table:table-cell>
          <table:table-cell office:value-type="float" office:value="9.331439" calcext:value-type="float">
            <text:p>9,331439</text:p>
          </table:table-cell>
        </table:table-row>
        <table:table-row table:style-name="ro1">
          <table:table-cell office:value-type="string" calcext:value-type="string">
            <text:p>c2sp1s13</text:p>
          </table:table-cell>
          <table:table-cell office:value-type="float" office:value="10.57166" calcext:value-type="float">
            <text:p>10,57166</text:p>
          </table:table-cell>
          <table:table-cell office:value-type="float" office:value="9.29981" calcext:value-type="float">
            <text:p>9,29981</text:p>
          </table:table-cell>
        </table:table-row>
        <table:table-row table:style-name="ro1">
          <table:table-cell office:value-type="string" calcext:value-type="string">
            <text:p>c2sp1s68</text:p>
          </table:table-cell>
          <table:table-cell office:value-type="float" office:value="10.58448" calcext:value-type="float">
            <text:p>10,58448</text:p>
          </table:table-cell>
          <table:table-cell office:value-type="float" office:value="9.460335" calcext:value-type="float">
            <text:p>9,460335</text:p>
          </table:table-cell>
        </table:table-row>
        <table:table-row table:style-name="ro1">
          <table:table-cell office:value-type="string" calcext:value-type="string">
            <text:p>c2sp1s57</text:p>
          </table:table-cell>
          <table:table-cell office:value-type="float" office:value="10.58323" calcext:value-type="float">
            <text:p>10,58323</text:p>
          </table:table-cell>
          <table:table-cell office:value-type="float" office:value="9.42778" calcext:value-type="float">
            <text:p>9,42778</text:p>
          </table:table-cell>
        </table:table-row>
        <table:table-row table:style-name="ro1">
          <table:table-cell office:value-type="string" calcext:value-type="string">
            <text:p>c2sp1s46</text:p>
          </table:table-cell>
          <table:table-cell office:value-type="float" office:value="10.58131" calcext:value-type="float">
            <text:p>10,58131</text:p>
          </table:table-cell>
          <table:table-cell office:value-type="float" office:value="9.395437" calcext:value-type="float">
            <text:p>9,395437</text:p>
          </table:table-cell>
        </table:table-row>
        <table:table-row table:style-name="ro1">
          <table:table-cell office:value-type="string" calcext:value-type="string">
            <text:p>c2sp1s35</text:p>
          </table:table-cell>
          <table:table-cell office:value-type="float" office:value="10.57873" calcext:value-type="float">
            <text:p>10,57873</text:p>
          </table:table-cell>
          <table:table-cell office:value-type="float" office:value="9.363319" calcext:value-type="float">
            <text:p>9,363319</text:p>
          </table:table-cell>
        </table:table-row>
        <table:table-row table:style-name="ro1">
          <table:table-cell office:value-type="string" calcext:value-type="string">
            <text:p>c2sp1s479</text:p>
          </table:table-cell>
          <table:table-cell office:value-type="float" office:value="10.55635" calcext:value-type="float">
            <text:p>10,55635</text:p>
          </table:table-cell>
          <table:table-cell office:value-type="float" office:value="9.206556" calcext:value-type="float">
            <text:p>9,206556</text:p>
          </table:table-cell>
        </table:table-row>
        <table:table-row table:style-name="ro1">
          <table:table-cell office:value-type="string" calcext:value-type="string">
            <text:p>c2sp1s468</text:p>
          </table:table-cell>
          <table:table-cell office:value-type="float" office:value="10.55003" calcext:value-type="float">
            <text:p>10,55003</text:p>
          </table:table-cell>
          <table:table-cell office:value-type="float" office:value="9.176056" calcext:value-type="float">
            <text:p>9,176056</text:p>
          </table:table-cell>
        </table:table-row>
        <table:table-row table:style-name="ro1">
          <table:table-cell office:value-type="string" calcext:value-type="string">
            <text:p>c2sp1s457</text:p>
          </table:table-cell>
          <table:table-cell office:value-type="float" office:value="10.54312" calcext:value-type="float">
            <text:p>10,54312</text:p>
          </table:table-cell>
          <table:table-cell office:value-type="float" office:value="9.145868" calcext:value-type="float">
            <text:p>9,145868</text:p>
          </table:table-cell>
        </table:table-row>
        <table:table-row table:style-name="ro1">
          <table:table-cell office:value-type="string" calcext:value-type="string">
            <text:p>c2sp1s445</text:p>
          </table:table-cell>
          <table:table-cell office:value-type="float" office:value="10.53562" calcext:value-type="float">
            <text:p>10,53562</text:p>
          </table:table-cell>
          <table:table-cell office:value-type="float" office:value="9.116003" calcext:value-type="float">
            <text:p>9,116003</text:p>
          </table:table-cell>
        </table:table-row>
        <table:table-row table:style-name="ro1">
          <table:table-cell office:value-type="string" calcext:value-type="string">
            <text:p>c2sp1s334</text:p>
          </table:table-cell>
          <table:table-cell office:value-type="float" office:value="10.52755" calcext:value-type="float">
            <text:p>10,52755</text:p>
          </table:table-cell>
          <table:table-cell office:value-type="float" office:value="9.0864734" calcext:value-type="float">
            <text:p>9,0864734</text:p>
          </table:table-cell>
        </table:table-row>
        <table:table-row table:style-name="ro1">
          <table:table-cell office:value-type="string" calcext:value-type="string">
            <text:p>c2sp1s223</text:p>
          </table:table-cell>
          <table:table-cell office:value-type="float" office:value="10.51892" calcext:value-type="float">
            <text:p>10,51892</text:p>
          </table:table-cell>
          <table:table-cell office:value-type="float" office:value="9.0572891" calcext:value-type="float">
            <text:p>9,0572891</text:p>
          </table:table-cell>
        </table:table-row>
        <table:table-row table:style-name="ro1">
          <table:table-cell office:value-type="string" calcext:value-type="string">
            <text:p>c2sp1s112</text:p>
          </table:table-cell>
          <table:table-cell office:value-type="float" office:value="10.50973" calcext:value-type="float">
            <text:p>10,50973</text:p>
          </table:table-cell>
          <table:table-cell office:value-type="float" office:value="9.0284611" calcext:value-type="float">
            <text:p>9,0284611</text:p>
          </table:table-cell>
        </table:table-row>
        <table:table-row table:style-name="ro1">
          <table:table-cell office:value-type="string" calcext:value-type="string">
            <text:p>c2sp1s1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2sp1s246</text:p>
          </table:table-cell>
          <table:table-cell office:value-type="float" office:value="10.50968" calcext:value-type="float">
            <text:p>10,50968</text:p>
          </table:table-cell>
          <table:table-cell office:value-type="float" office:value="9.998479" calcext:value-type="float">
            <text:p>9,998479</text:p>
          </table:table-cell>
        </table:table-row>
        <table:table-row table:style-name="ro1">
          <table:table-cell office:value-type="string" calcext:value-type="string">
            <text:p>c2sp1s235</text:p>
          </table:table-cell>
          <table:table-cell office:value-type="float" office:value="10.51979" calcext:value-type="float">
            <text:p>10,51979</text:p>
          </table:table-cell>
          <table:table-cell office:value-type="float" office:value="9.964488" calcext:value-type="float">
            <text:p>9,964488</text:p>
          </table:table-cell>
        </table:table-row>
        <table:table-row table:style-name="ro1">
          <table:table-cell office:value-type="string" calcext:value-type="string">
            <text:p>c2sp1s224</text:p>
          </table:table-cell>
          <table:table-cell office:value-type="float" office:value="10.52916" calcext:value-type="float">
            <text:p>10,52916</text:p>
          </table:table-cell>
          <table:table-cell office:value-type="float" office:value="9.930473" calcext:value-type="float">
            <text:p>9,930473</text:p>
          </table:table-cell>
        </table:table-row>
        <table:table-row table:style-name="ro1">
          <table:table-cell office:value-type="string" calcext:value-type="string">
            <text:p>c2sp1s212</text:p>
          </table:table-cell>
          <table:table-cell office:value-type="float" office:value="10.53778" calcext:value-type="float">
            <text:p>10,53778</text:p>
          </table:table-cell>
          <table:table-cell office:value-type="float" office:value="9.896449" calcext:value-type="float">
            <text:p>9,896449</text:p>
          </table:table-cell>
        </table:table-row>
        <table:table-row table:style-name="ro1">
          <table:table-cell office:value-type="string" calcext:value-type="string">
            <text:p>c2sp1s201</text:p>
          </table:table-cell>
          <table:table-cell office:value-type="float" office:value="10.54567" calcext:value-type="float">
            <text:p>10,54567</text:p>
          </table:table-cell>
          <table:table-cell office:value-type="float" office:value="9.862433" calcext:value-type="float">
            <text:p>9,862433</text:p>
          </table:table-cell>
        </table:table-row>
        <table:table-row table:style-name="ro1">
          <table:table-cell office:value-type="string" calcext:value-type="string">
            <text:p>c2sp1s190</text:p>
          </table:table-cell>
          <table:table-cell office:value-type="float" office:value="10.55283" calcext:value-type="float">
            <text:p>10,55283</text:p>
          </table:table-cell>
          <table:table-cell office:value-type="float" office:value="9.828439" calcext:value-type="float">
            <text:p>9,828439</text:p>
          </table:table-cell>
        </table:table-row>
        <table:table-row table:style-name="ro1">
          <table:table-cell office:value-type="string" calcext:value-type="string">
            <text:p>c2sp1s179</text:p>
          </table:table-cell>
          <table:table-cell office:value-type="float" office:value="10.55926" calcext:value-type="float">
            <text:p>10,55926</text:p>
          </table:table-cell>
          <table:table-cell office:value-type="float" office:value="9.794483" calcext:value-type="float">
            <text:p>9,794483</text:p>
          </table:table-cell>
        </table:table-row>
        <table:table-row table:style-name="ro1">
          <table:table-cell office:value-type="string" calcext:value-type="string">
            <text:p>c2sp1s168</text:p>
          </table:table-cell>
          <table:table-cell office:value-type="float" office:value="10.56497" calcext:value-type="float">
            <text:p>10,56497</text:p>
          </table:table-cell>
          <table:table-cell office:value-type="float" office:value="9.760581" calcext:value-type="float">
            <text:p>9,760581</text:p>
          </table:table-cell>
        </table:table-row>
        <table:table-row table:style-name="ro1">
          <table:table-cell office:value-type="string" calcext:value-type="string">
            <text:p>c2sp1s157</text:p>
          </table:table-cell>
          <table:table-cell office:value-type="float" office:value="10.56995" calcext:value-type="float">
            <text:p>10,56995</text:p>
          </table:table-cell>
          <table:table-cell office:value-type="float" office:value="9.726748" calcext:value-type="float">
            <text:p>9,726748</text:p>
          </table:table-cell>
        </table:table-row>
        <table:table-row table:style-name="ro1">
          <table:table-cell office:value-type="string" calcext:value-type="string">
            <text:p>c2sp1s146</text:p>
          </table:table-cell>
          <table:table-cell office:value-type="float" office:value="10.57421" calcext:value-type="float">
            <text:p>10,57421</text:p>
          </table:table-cell>
          <table:table-cell office:value-type="float" office:value="9.692999" calcext:value-type="float">
            <text:p>9,692999</text:p>
          </table:table-cell>
        </table:table-row>
        <table:table-row table:style-name="ro1">
          <table:table-cell office:value-type="string" calcext:value-type="string">
            <text:p>c2sp1s135</text:p>
          </table:table-cell>
          <table:table-cell office:value-type="float" office:value="10.57777" calcext:value-type="float">
            <text:p>10,57777</text:p>
          </table:table-cell>
          <table:table-cell office:value-type="float" office:value="9.659349" calcext:value-type="float">
            <text:p>9,659349</text:p>
          </table:table-cell>
        </table:table-row>
        <table:table-row table:style-name="ro1">
          <table:table-cell office:value-type="string" calcext:value-type="string">
            <text:p>c2sp1s124</text:p>
          </table:table-cell>
          <table:table-cell office:value-type="float" office:value="10.58062" calcext:value-type="float">
            <text:p>10,58062</text:p>
          </table:table-cell>
          <table:table-cell office:value-type="float" office:value="9.625812" calcext:value-type="float">
            <text:p>9,625812</text:p>
          </table:table-cell>
        </table:table-row>
        <table:table-row table:style-name="ro1">
          <table:table-cell office:value-type="string" calcext:value-type="string">
            <text:p>c2sp1s113</text:p>
          </table:table-cell>
          <table:table-cell office:value-type="float" office:value="10.58277" calcext:value-type="float">
            <text:p>10,58277</text:p>
          </table:table-cell>
          <table:table-cell office:value-type="float" office:value="9.592403" calcext:value-type="float">
            <text:p>9,592403</text:p>
          </table:table-cell>
        </table:table-row>
        <table:table-row table:style-name="ro1">
          <table:table-cell office:value-type="string" calcext:value-type="string">
            <text:p>c2sp1s101</text:p>
          </table:table-cell>
          <table:table-cell office:value-type="float" office:value="10.58422" calcext:value-type="float">
            <text:p>10,58422</text:p>
          </table:table-cell>
          <table:table-cell office:value-type="float" office:value="9.559137" calcext:value-type="float">
            <text:p>9,559137</text:p>
          </table:table-cell>
        </table:table-row>
        <table:table-row table:style-name="ro1">
          <table:table-cell office:value-type="string" calcext:value-type="string">
            <text:p>c2sp1s90</text:p>
          </table:table-cell>
          <table:table-cell office:value-type="float" office:value="10.58499" calcext:value-type="float">
            <text:p>10,58499</text:p>
          </table:table-cell>
          <table:table-cell office:value-type="float" office:value="9.526028" calcext:value-type="float">
            <text:p>9,526028</text:p>
          </table:table-cell>
        </table:table-row>
        <table:table-row table:style-name="ro1">
          <table:table-cell office:value-type="string" calcext:value-type="string">
            <text:p>c2sp1s79</text:p>
          </table:table-cell>
          <table:table-cell office:value-type="float" office:value="10.58508" calcext:value-type="float">
            <text:p>10,58508</text:p>
          </table:table-cell>
          <table:table-cell office:value-type="float" office:value="9.493089" calcext:value-type="float">
            <text:p>9,493089</text:p>
          </table:table-cell>
        </table:table-row>
        <table:table-row table:style-name="ro1">
          <table:table-cell office:value-type="string" calcext:value-type="string">
            <text:p>c2sp1s462</text:p>
          </table:table-cell>
          <table:table-cell office:value-type="float" office:value="9.796533" calcext:value-type="float">
            <text:p>9,796533</text:p>
          </table:table-cell>
          <table:table-cell office:value-type="float" office:value="10.97546" calcext:value-type="float">
            <text:p>10,97546</text:p>
          </table:table-cell>
        </table:table-row>
        <table:table-row table:style-name="ro1">
          <table:table-cell office:value-type="string" calcext:value-type="string">
            <text:p>c2sp1s461</text:p>
          </table:table-cell>
          <table:table-cell office:value-type="float" office:value="9.829712" calcext:value-type="float">
            <text:p>9,829712</text:p>
          </table:table-cell>
          <table:table-cell office:value-type="float" office:value="10.95089" calcext:value-type="float">
            <text:p>10,95089</text:p>
          </table:table-cell>
        </table:table-row>
        <table:table-row table:style-name="ro1">
          <table:table-cell office:value-type="string" calcext:value-type="string">
            <text:p>c2sp1s460</text:p>
          </table:table-cell>
          <table:table-cell office:value-type="float" office:value="9.86225" calcext:value-type="float">
            <text:p>9,86225</text:p>
          </table:table-cell>
          <table:table-cell office:value-type="float" office:value="10.92578" calcext:value-type="float">
            <text:p>10,92578</text:p>
          </table:table-cell>
        </table:table-row>
        <table:table-row table:style-name="ro1">
          <table:table-cell office:value-type="string" calcext:value-type="string">
            <text:p>c2sp1s459</text:p>
          </table:table-cell>
          <table:table-cell office:value-type="float" office:value="9.894136" calcext:value-type="float">
            <text:p>9,894136</text:p>
          </table:table-cell>
          <table:table-cell office:value-type="float" office:value="10.90014" calcext:value-type="float">
            <text:p>10,90014</text:p>
          </table:table-cell>
        </table:table-row>
        <table:table-row table:style-name="ro1">
          <table:table-cell office:value-type="string" calcext:value-type="string">
            <text:p>c2sp1s458</text:p>
          </table:table-cell>
          <table:table-cell office:value-type="float" office:value="9.925365" calcext:value-type="float">
            <text:p>9,925365</text:p>
          </table:table-cell>
          <table:table-cell office:value-type="float" office:value="10.87398" calcext:value-type="float">
            <text:p>10,87398</text:p>
          </table:table-cell>
        </table:table-row>
        <table:table-row table:style-name="ro1">
          <table:table-cell office:value-type="string" calcext:value-type="string">
            <text:p>c2sp1s456</text:p>
          </table:table-cell>
          <table:table-cell office:value-type="float" office:value="9.955926" calcext:value-type="float">
            <text:p>9,955926</text:p>
          </table:table-cell>
          <table:table-cell office:value-type="float" office:value="10.84732" calcext:value-type="float">
            <text:p>10,84732</text:p>
          </table:table-cell>
        </table:table-row>
        <table:table-row table:style-name="ro1">
          <table:table-cell office:value-type="string" calcext:value-type="string">
            <text:p>c2sp1s455</text:p>
          </table:table-cell>
          <table:table-cell office:value-type="float" office:value="9.985813" calcext:value-type="float">
            <text:p>9,985813</text:p>
          </table:table-cell>
          <table:table-cell office:value-type="float" office:value="10.82018" calcext:value-type="float">
            <text:p>10,82018</text:p>
          </table:table-cell>
        </table:table-row>
        <table:table-row table:style-name="ro1">
          <table:table-cell office:value-type="string" calcext:value-type="string">
            <text:p>c2sp1s454</text:p>
          </table:table-cell>
          <table:table-cell office:value-type="float" office:value="10.01502" calcext:value-type="float">
            <text:p>10,01502</text:p>
          </table:table-cell>
          <table:table-cell office:value-type="float" office:value="10.79258" calcext:value-type="float">
            <text:p>10,79258</text:p>
          </table:table-cell>
        </table:table-row>
        <table:table-row table:style-name="ro1">
          <table:table-cell office:value-type="string" calcext:value-type="string">
            <text:p>c2sp1s453</text:p>
          </table:table-cell>
          <table:table-cell office:value-type="float" office:value="10.04353" calcext:value-type="float">
            <text:p>10,04353</text:p>
          </table:table-cell>
          <table:table-cell office:value-type="float" office:value="10.76452" calcext:value-type="float">
            <text:p>10,76452</text:p>
          </table:table-cell>
        </table:table-row>
        <table:table-row table:style-name="ro1">
          <table:table-cell office:value-type="string" calcext:value-type="string">
            <text:p>c2sp1s452</text:p>
          </table:table-cell>
          <table:table-cell office:value-type="float" office:value="10.07136" calcext:value-type="float">
            <text:p>10,07136</text:p>
          </table:table-cell>
          <table:table-cell office:value-type="float" office:value="10.73603" calcext:value-type="float">
            <text:p>10,73603</text:p>
          </table:table-cell>
        </table:table-row>
        <table:table-row table:style-name="ro1">
          <table:table-cell office:value-type="string" calcext:value-type="string">
            <text:p>c2sp1s451</text:p>
          </table:table-cell>
          <table:table-cell office:value-type="float" office:value="10.09848" calcext:value-type="float">
            <text:p>10,09848</text:p>
          </table:table-cell>
          <table:table-cell office:value-type="float" office:value="10.70712" calcext:value-type="float">
            <text:p>10,70712</text:p>
          </table:table-cell>
        </table:table-row>
        <table:table-row table:style-name="ro1">
          <table:table-cell office:value-type="string" calcext:value-type="string">
            <text:p>c2sp1s450</text:p>
          </table:table-cell>
          <table:table-cell office:value-type="float" office:value="10.12489" calcext:value-type="float">
            <text:p>10,12489</text:p>
          </table:table-cell>
          <table:table-cell office:value-type="float" office:value="10.6778" calcext:value-type="float">
            <text:p>10,6778</text:p>
          </table:table-cell>
        </table:table-row>
        <table:table-row table:style-name="ro1">
          <table:table-cell office:value-type="string" calcext:value-type="string">
            <text:p>c2sp1s449</text:p>
          </table:table-cell>
          <table:table-cell office:value-type="float" office:value="10.15059" calcext:value-type="float">
            <text:p>10,15059</text:p>
          </table:table-cell>
          <table:table-cell office:value-type="float" office:value="10.6481" calcext:value-type="float">
            <text:p>10,6481</text:p>
          </table:table-cell>
        </table:table-row>
        <table:table-row table:style-name="ro1">
          <table:table-cell office:value-type="string" calcext:value-type="string">
            <text:p>c2sp1s448</text:p>
          </table:table-cell>
          <table:table-cell office:value-type="float" office:value="10.17557" calcext:value-type="float">
            <text:p>10,17557</text:p>
          </table:table-cell>
          <table:table-cell office:value-type="float" office:value="10.61803" calcext:value-type="float">
            <text:p>10,61803</text:p>
          </table:table-cell>
        </table:table-row>
        <table:table-row table:style-name="ro1">
          <table:table-cell office:value-type="string" calcext:value-type="string">
            <text:p>c2sp1s446</text:p>
          </table:table-cell>
          <table:table-cell office:value-type="float" office:value="10.19983" calcext:value-type="float">
            <text:p>10,19983</text:p>
          </table:table-cell>
          <table:table-cell office:value-type="float" office:value="10.58761" calcext:value-type="float">
            <text:p>10,58761</text:p>
          </table:table-cell>
        </table:table-row>
        <table:table-row table:style-name="ro1">
          <table:table-cell office:value-type="string" calcext:value-type="string">
            <text:p>c2sp1s434</text:p>
          </table:table-cell>
          <table:table-cell office:value-type="float" office:value="10.22336" calcext:value-type="float">
            <text:p>10,22336</text:p>
          </table:table-cell>
          <table:table-cell office:value-type="float" office:value="10.55685" calcext:value-type="float">
            <text:p>10,55685</text:p>
          </table:table-cell>
        </table:table-row>
        <table:table-row table:style-name="ro1">
          <table:table-cell office:value-type="string" calcext:value-type="string">
            <text:p>c2sp1s423</text:p>
          </table:table-cell>
          <table:table-cell office:value-type="float" office:value="10.24616" calcext:value-type="float">
            <text:p>10,24616</text:p>
          </table:table-cell>
          <table:table-cell office:value-type="float" office:value="10.52577" calcext:value-type="float">
            <text:p>10,52577</text:p>
          </table:table-cell>
        </table:table-row>
        <table:table-row table:style-name="ro1">
          <table:table-cell office:value-type="string" calcext:value-type="string">
            <text:p>c2sp1s412</text:p>
          </table:table-cell>
          <table:table-cell office:value-type="float" office:value="10.26823" calcext:value-type="float">
            <text:p>10,26823</text:p>
          </table:table-cell>
          <table:table-cell office:value-type="float" office:value="10.49439" calcext:value-type="float">
            <text:p>10,49439</text:p>
          </table:table-cell>
        </table:table-row>
        <table:table-row table:style-name="ro1">
          <table:table-cell office:value-type="string" calcext:value-type="string">
            <text:p>c2sp1s401</text:p>
          </table:table-cell>
          <table:table-cell office:value-type="float" office:value="10.28956" calcext:value-type="float">
            <text:p>10,28956</text:p>
          </table:table-cell>
          <table:table-cell office:value-type="float" office:value="10.46272" calcext:value-type="float">
            <text:p>10,46272</text:p>
          </table:table-cell>
        </table:table-row>
        <table:table-row table:style-name="ro1">
          <table:table-cell office:value-type="string" calcext:value-type="string">
            <text:p>c2sp1s390</text:p>
          </table:table-cell>
          <table:table-cell office:value-type="float" office:value="10.31015" calcext:value-type="float">
            <text:p>10,31015</text:p>
          </table:table-cell>
          <table:table-cell office:value-type="float" office:value="10.43078" calcext:value-type="float">
            <text:p>10,43078</text:p>
          </table:table-cell>
        </table:table-row>
        <table:table-row table:style-name="ro1">
          <table:table-cell office:value-type="string" calcext:value-type="string">
            <text:p>c2sp1s379</text:p>
          </table:table-cell>
          <table:table-cell office:value-type="float" office:value="10.32999" calcext:value-type="float">
            <text:p>10,32999</text:p>
          </table:table-cell>
          <table:table-cell office:value-type="float" office:value="10.39858" calcext:value-type="float">
            <text:p>10,39858</text:p>
          </table:table-cell>
        </table:table-row>
        <table:table-row table:style-name="ro1">
          <table:table-cell office:value-type="string" calcext:value-type="string">
            <text:p>c2sp1s368</text:p>
          </table:table-cell>
          <table:table-cell office:value-type="float" office:value="10.34909" calcext:value-type="float">
            <text:p>10,34909</text:p>
          </table:table-cell>
          <table:table-cell office:value-type="float" office:value="10.36615" calcext:value-type="float">
            <text:p>10,36615</text:p>
          </table:table-cell>
        </table:table-row>
        <table:table-row table:style-name="ro1">
          <table:table-cell office:value-type="string" calcext:value-type="string">
            <text:p>c2sp1s357</text:p>
          </table:table-cell>
          <table:table-cell office:value-type="float" office:value="10.36744" calcext:value-type="float">
            <text:p>10,36744</text:p>
          </table:table-cell>
          <table:table-cell office:value-type="float" office:value="10.3335" calcext:value-type="float">
            <text:p>10,3335</text:p>
          </table:table-cell>
        </table:table-row>
        <table:table-row table:style-name="ro1">
          <table:table-cell office:value-type="string" calcext:value-type="string">
            <text:p>c2sp1s346</text:p>
          </table:table-cell>
          <table:table-cell office:value-type="float" office:value="10.38504" calcext:value-type="float">
            <text:p>10,38504</text:p>
          </table:table-cell>
          <table:table-cell office:value-type="float" office:value="10.30064" calcext:value-type="float">
            <text:p>10,30064</text:p>
          </table:table-cell>
        </table:table-row>
        <table:table-row table:style-name="ro1">
          <table:table-cell office:value-type="string" calcext:value-type="string">
            <text:p>c2sp1s335</text:p>
          </table:table-cell>
          <table:table-cell office:value-type="float" office:value="10.40189" calcext:value-type="float">
            <text:p>10,40189</text:p>
          </table:table-cell>
          <table:table-cell office:value-type="float" office:value="10.2676" calcext:value-type="float">
            <text:p>10,2676</text:p>
          </table:table-cell>
        </table:table-row>
        <table:table-row table:style-name="ro1">
          <table:table-cell office:value-type="string" calcext:value-type="string">
            <text:p>c2sp1s323</text:p>
          </table:table-cell>
          <table:table-cell office:value-type="float" office:value="10.41799" calcext:value-type="float">
            <text:p>10,41799</text:p>
          </table:table-cell>
          <table:table-cell office:value-type="float" office:value="10.23438" calcext:value-type="float">
            <text:p>10,23438</text:p>
          </table:table-cell>
        </table:table-row>
        <table:table-row table:style-name="ro1">
          <table:table-cell office:value-type="string" calcext:value-type="string">
            <text:p>c2sp1s312</text:p>
          </table:table-cell>
          <table:table-cell office:value-type="float" office:value="10.43334" calcext:value-type="float">
            <text:p>10,43334</text:p>
          </table:table-cell>
          <table:table-cell office:value-type="float" office:value="10.20101" calcext:value-type="float">
            <text:p>10,20101</text:p>
          </table:table-cell>
        </table:table-row>
        <table:table-row table:style-name="ro1">
          <table:table-cell office:value-type="string" calcext:value-type="string">
            <text:p>c2sp1s301</text:p>
          </table:table-cell>
          <table:table-cell office:value-type="float" office:value="10.44794" calcext:value-type="float">
            <text:p>10,44794</text:p>
          </table:table-cell>
          <table:table-cell office:value-type="float" office:value="10.16751" calcext:value-type="float">
            <text:p>10,16751</text:p>
          </table:table-cell>
        </table:table-row>
        <table:table-row table:style-name="ro1">
          <table:table-cell office:value-type="string" calcext:value-type="string">
            <text:p>c2sp1s290</text:p>
          </table:table-cell>
          <table:table-cell office:value-type="float" office:value="10.46179" calcext:value-type="float">
            <text:p>10,46179</text:p>
          </table:table-cell>
          <table:table-cell office:value-type="float" office:value="10.13388" calcext:value-type="float">
            <text:p>10,13388</text:p>
          </table:table-cell>
        </table:table-row>
        <table:table-row table:style-name="ro1">
          <table:table-cell office:value-type="string" calcext:value-type="string">
            <text:p>c2sp1s279</text:p>
          </table:table-cell>
          <table:table-cell office:value-type="float" office:value="10.47488" calcext:value-type="float">
            <text:p>10,47488</text:p>
          </table:table-cell>
          <table:table-cell office:value-type="float" office:value="10.10015" calcext:value-type="float">
            <text:p>10,10015</text:p>
          </table:table-cell>
        </table:table-row>
        <table:table-row table:style-name="ro1">
          <table:table-cell office:value-type="string" calcext:value-type="string">
            <text:p>c2sp1s268</text:p>
          </table:table-cell>
          <table:table-cell office:value-type="float" office:value="10.48723" calcext:value-type="float">
            <text:p>10,48723</text:p>
          </table:table-cell>
          <table:table-cell office:value-type="float" office:value="10.06632" calcext:value-type="float">
            <text:p>10,06632</text:p>
          </table:table-cell>
        </table:table-row>
        <table:table-row table:style-name="ro1">
          <table:table-cell office:value-type="string" calcext:value-type="string">
            <text:p>c2sp1s257</text:p>
          </table:table-cell>
          <table:table-cell office:value-type="float" office:value="10.49883" calcext:value-type="float">
            <text:p>10,49883</text:p>
          </table:table-cell>
          <table:table-cell office:value-type="float" office:value="10.03243" calcext:value-type="float">
            <text:p>10,03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7:42.445000000</dc:date>
    <meta:editing-duration>PT43S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